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66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ght_check_2" table:style-name="ta1">
        <table:shapes>
          <draw:frame draw:z-index="0" draw:style-name="gr1" draw:text-style-name="P1" svg:width="3083.92pt" svg:height="755.18pt" svg:x="873.38pt" svg:y="540.17pt">
            <loext:p draw:notify-on-update-of-ranges="light_check_2.B22:light_check_2.B1021 light_check_2.D22:light_check_2.D10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77.39pt" svg:height="584.14pt" svg:x="560.35pt" svg:y="3045.23pt">
            <loext:p draw:notify-on-update-of-ranges="light_check_2.C22:light_check_2.C1021 light_check_2.F22:light_check_2.F10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iRo LightRing 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tloader 1.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biOS 2.6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rd ID: 36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rting robo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 ini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ing robo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 ini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i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 I2S -&gt; sleep 1s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ibiOS/RT Sh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&gt; before start DMA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 stop DMA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p DMA -&gt; sleep 1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 stop I2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p I2S -&gt; 1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cle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<text:s/>k</text:p>
          </table:table-cell>
          <table:table-cell office:value-type="string" calcext:value-type="string">
            <text:p><text:s/>frequency</text:p>
          </table:table-cell>
          <table:table-cell table:number-columns-repeated="2" office:value-type="string" calcext:value-type="string">
            <text:p><text:s/>d1</text:p>
          </table:table-cell>
          <table:table-cell office:value-type="string" calcext:value-type="string">
            <text:p><text:s/>i2s_fft_buf[k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7" calcext:value-type="float">
            <text:p>-1007</text:p>
          </table:table-cell>
          <table:table-cell office:value-type="string" calcext:value-type="string">
            <text:p>FFFFFC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.03203" calcext:value-type="float">
            <text:p>32.03203</text:p>
          </table:table-cell>
          <table:table-cell office:value-type="float" office:value="-1011" calcext:value-type="float">
            <text:p>-1011</text:p>
          </table:table-cell>
          <table:table-cell office:value-type="string" calcext:value-type="string">
            <text:p>FFFFFC0D</text:p>
          </table:table-cell>
          <table:table-cell office:value-type="float" office:value="11631.32128" calcext:value-type="float">
            <text:p>11631.321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.06406" calcext:value-type="float">
            <text:p>64.06406</text:p>
          </table:table-cell>
          <table:table-cell office:value-type="float" office:value="-1016" calcext:value-type="float">
            <text:p>-1016</text:p>
          </table:table-cell>
          <table:table-cell office:value-type="string" calcext:value-type="string">
            <text:p>FFFFFC08</text:p>
          </table:table-cell>
          <table:table-cell office:value-type="float" office:value="6494.3208" calcext:value-type="float">
            <text:p>6494.32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6.09609" calcext:value-type="float">
            <text:p>96.09609</text:p>
          </table:table-cell>
          <table:table-cell office:value-type="float" office:value="-1020" calcext:value-type="float">
            <text:p>-1020</text:p>
          </table:table-cell>
          <table:table-cell office:value-type="string" calcext:value-type="string">
            <text:p>FFFFFC04</text:p>
          </table:table-cell>
          <table:table-cell office:value-type="float" office:value="5129.46289" calcext:value-type="float">
            <text:p>5129.462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8.12812" calcext:value-type="float">
            <text:p>128.12812</text:p>
          </table:table-cell>
          <table:table-cell office:value-type="float" office:value="-1025" calcext:value-type="float">
            <text:p>-1025</text:p>
          </table:table-cell>
          <table:table-cell office:value-type="string" calcext:value-type="string">
            <text:p>FFFFFBFF</text:p>
          </table:table-cell>
          <table:table-cell office:value-type="float" office:value="4051.34667" calcext:value-type="float">
            <text:p>4051.34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0.16015" calcext:value-type="float">
            <text:p>160.16015</text:p>
          </table:table-cell>
          <table:table-cell office:value-type="float" office:value="-1031" calcext:value-type="float">
            <text:p>-1031</text:p>
          </table:table-cell>
          <table:table-cell office:value-type="string" calcext:value-type="string">
            <text:p>FFFFFBF9</text:p>
          </table:table-cell>
          <table:table-cell office:value-type="float" office:value="3366.28149" calcext:value-type="float">
            <text:p>3366.281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2.19219" calcext:value-type="float">
            <text:p>192.19219</text:p>
          </table:table-cell>
          <table:table-cell office:value-type="float" office:value="-1038" calcext:value-type="float">
            <text:p>-1038</text:p>
          </table:table-cell>
          <table:table-cell office:value-type="string" calcext:value-type="string">
            <text:p>FFFFFBF2</text:p>
          </table:table-cell>
          <table:table-cell office:value-type="float" office:value="4655.15527" calcext:value-type="float">
            <text:p>4655.155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4.22422" calcext:value-type="float">
            <text:p>224.22422</text:p>
          </table:table-cell>
          <table:table-cell office:value-type="float" office:value="-1044" calcext:value-type="float">
            <text:p>-1044</text:p>
          </table:table-cell>
          <table:table-cell office:value-type="string" calcext:value-type="string">
            <text:p>FFFFFBEC</text:p>
          </table:table-cell>
          <table:table-cell office:value-type="float" office:value="2940.90795" calcext:value-type="float">
            <text:p>2940.907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6.25625" calcext:value-type="float">
            <text:p>256.25625</text:p>
          </table:table-cell>
          <table:table-cell office:value-type="float" office:value="-1047" calcext:value-type="float">
            <text:p>-1047</text:p>
          </table:table-cell>
          <table:table-cell office:value-type="string" calcext:value-type="string">
            <text:p>FFFFFBE9</text:p>
          </table:table-cell>
          <table:table-cell office:value-type="float" office:value="2456.01831" calcext:value-type="float">
            <text:p>2456.018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88.28829" calcext:value-type="float">
            <text:p>288.28829</text:p>
          </table:table-cell>
          <table:table-cell office:value-type="float" office:value="-1051" calcext:value-type="float">
            <text:p>-1051</text:p>
          </table:table-cell>
          <table:table-cell office:value-type="string" calcext:value-type="string">
            <text:p>FFFFFBE5</text:p>
          </table:table-cell>
          <table:table-cell office:value-type="float" office:value="2060.08642" calcext:value-type="float">
            <text:p>2060.086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20.32031" calcext:value-type="float">
            <text:p>320.32031</text:p>
          </table:table-cell>
          <table:table-cell office:value-type="float" office:value="-1059" calcext:value-type="float">
            <text:p>-1059</text:p>
          </table:table-cell>
          <table:table-cell office:value-type="string" calcext:value-type="string">
            <text:p>FFFFFBDD</text:p>
          </table:table-cell>
          <table:table-cell office:value-type="float" office:value="2142.80126" calcext:value-type="float">
            <text:p>2142.801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52.35235" calcext:value-type="float">
            <text:p>352.35235</text:p>
          </table:table-cell>
          <table:table-cell office:value-type="float" office:value="-1066" calcext:value-type="float">
            <text:p>-1066</text:p>
          </table:table-cell>
          <table:table-cell office:value-type="string" calcext:value-type="string">
            <text:p>FFFFFBD6</text:p>
          </table:table-cell>
          <table:table-cell office:value-type="float" office:value="2608.46044" calcext:value-type="float">
            <text:p>2608.460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84.38439" calcext:value-type="float">
            <text:p>384.38439</text:p>
          </table:table-cell>
          <table:table-cell office:value-type="float" office:value="-1072" calcext:value-type="float">
            <text:p>-1072</text:p>
          </table:table-cell>
          <table:table-cell office:value-type="string" calcext:value-type="string">
            <text:p>FFFFFBD0</text:p>
          </table:table-cell>
          <table:table-cell office:value-type="float" office:value="5260.72656" calcext:value-type="float">
            <text:p>5260.726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6.41641" calcext:value-type="float">
            <text:p>416.41641</text:p>
          </table:table-cell>
          <table:table-cell office:value-type="float" office:value="-1077" calcext:value-type="float">
            <text:p>-1077</text:p>
          </table:table-cell>
          <table:table-cell office:value-type="string" calcext:value-type="string">
            <text:p>FFFFFBCB</text:p>
          </table:table-cell>
          <table:table-cell office:value-type="float" office:value="13681.5791" calcext:value-type="float">
            <text:p>13681.57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48.44845" calcext:value-type="float">
            <text:p>448.44845</text:p>
          </table:table-cell>
          <table:table-cell office:value-type="float" office:value="-1081" calcext:value-type="float">
            <text:p>-1081</text:p>
          </table:table-cell>
          <table:table-cell office:value-type="string" calcext:value-type="string">
            <text:p>FFFFFBC7</text:p>
          </table:table-cell>
          <table:table-cell office:value-type="float" office:value="27937.24218" calcext:value-type="float">
            <text:p>27937.242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480.48046" calcext:value-type="float">
            <text:p>480.48046</text:p>
          </table:table-cell>
          <table:table-cell office:value-type="float" office:value="-1084" calcext:value-type="float">
            <text:p>-1084</text:p>
          </table:table-cell>
          <table:table-cell office:value-type="string" calcext:value-type="string">
            <text:p>FFFFFBC4</text:p>
          </table:table-cell>
          <table:table-cell office:value-type="float" office:value="6289.18505" calcext:value-type="float">
            <text:p>6289.185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512.51251" calcext:value-type="float">
            <text:p>512.51251</text:p>
          </table:table-cell>
          <table:table-cell office:value-type="float" office:value="-1088" calcext:value-type="float">
            <text:p>-1088</text:p>
          </table:table-cell>
          <table:table-cell office:value-type="string" calcext:value-type="string">
            <text:p>FFFFFBC0</text:p>
          </table:table-cell>
          <table:table-cell office:value-type="float" office:value="2927.73632" calcext:value-type="float">
            <text:p>2927.736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544.54455" calcext:value-type="float">
            <text:p>544.54455</text:p>
          </table:table-cell>
          <table:table-cell office:value-type="float" office:value="-1091" calcext:value-type="float">
            <text:p>-1091</text:p>
          </table:table-cell>
          <table:table-cell office:value-type="string" calcext:value-type="string">
            <text:p>FFFFFBBD</text:p>
          </table:table-cell>
          <table:table-cell office:value-type="float" office:value="1524.03173" calcext:value-type="float">
            <text:p>1524.031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576.57659" calcext:value-type="float">
            <text:p>576.57659</text:p>
          </table:table-cell>
          <table:table-cell office:value-type="float" office:value="-1097" calcext:value-type="float">
            <text:p>-1097</text:p>
          </table:table-cell>
          <table:table-cell office:value-type="string" calcext:value-type="string">
            <text:p>FFFFFBB7</text:p>
          </table:table-cell>
          <table:table-cell office:value-type="float" office:value="829.75671" calcext:value-type="float">
            <text:p>829.756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608.60858" calcext:value-type="float">
            <text:p>608.60858</text:p>
          </table:table-cell>
          <table:table-cell office:value-type="float" office:value="-1103" calcext:value-type="float">
            <text:p>-1103</text:p>
          </table:table-cell>
          <table:table-cell office:value-type="string" calcext:value-type="string">
            <text:p>FFFFFBB1</text:p>
          </table:table-cell>
          <table:table-cell office:value-type="float" office:value="836.51666" calcext:value-type="float">
            <text:p>836.516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40.64062" calcext:value-type="float">
            <text:p>640.64062</text:p>
          </table:table-cell>
          <table:table-cell office:value-type="float" office:value="-1107" calcext:value-type="float">
            <text:p>-1107</text:p>
          </table:table-cell>
          <table:table-cell office:value-type="string" calcext:value-type="string">
            <text:p>FFFFFBAD</text:p>
          </table:table-cell>
          <table:table-cell office:value-type="float" office:value="1106.93798" calcext:value-type="float">
            <text:p>1106.937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672.67266" calcext:value-type="float">
            <text:p>672.67266</text:p>
          </table:table-cell>
          <table:table-cell office:value-type="float" office:value="-1112" calcext:value-type="float">
            <text:p>-1112</text:p>
          </table:table-cell>
          <table:table-cell office:value-type="string" calcext:value-type="string">
            <text:p>FFFFFBA8</text:p>
          </table:table-cell>
          <table:table-cell office:value-type="float" office:value="1413.62487" calcext:value-type="float">
            <text:p>1413.624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704.70471" calcext:value-type="float">
            <text:p>704.70471</text:p>
          </table:table-cell>
          <table:table-cell office:value-type="float" office:value="-1115" calcext:value-type="float">
            <text:p>-1115</text:p>
          </table:table-cell>
          <table:table-cell office:value-type="string" calcext:value-type="string">
            <text:p>FFFFFBA5</text:p>
          </table:table-cell>
          <table:table-cell office:value-type="float" office:value="1518.80065" calcext:value-type="float">
            <text:p>1518.800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736.73675" calcext:value-type="float">
            <text:p>736.73675</text:p>
          </table:table-cell>
          <table:table-cell office:value-type="float" office:value="-1118" calcext:value-type="float">
            <text:p>-1118</text:p>
          </table:table-cell>
          <table:table-cell office:value-type="string" calcext:value-type="string">
            <text:p>FFFFFBA2</text:p>
          </table:table-cell>
          <table:table-cell office:value-type="float" office:value="1605.25439" calcext:value-type="float">
            <text:p>1605.254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768.76879" calcext:value-type="float">
            <text:p>768.76879</text:p>
          </table:table-cell>
          <table:table-cell office:value-type="float" office:value="-1120" calcext:value-type="float">
            <text:p>-1120</text:p>
          </table:table-cell>
          <table:table-cell office:value-type="string" calcext:value-type="string">
            <text:p>FFFFFBA0</text:p>
          </table:table-cell>
          <table:table-cell office:value-type="float" office:value="1568.7799" calcext:value-type="float">
            <text:p>1568.77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800.80078" calcext:value-type="float">
            <text:p>800.80078</text:p>
          </table:table-cell>
          <table:table-cell office:value-type="float" office:value="-1122" calcext:value-type="float">
            <text:p>-1122</text:p>
          </table:table-cell>
          <table:table-cell office:value-type="string" calcext:value-type="string">
            <text:p>FFFFFB9E</text:p>
          </table:table-cell>
          <table:table-cell office:value-type="float" office:value="1597.24194" calcext:value-type="float">
            <text:p>1597.241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832.83282" calcext:value-type="float">
            <text:p>832.83282</text:p>
          </table:table-cell>
          <table:table-cell office:value-type="float" office:value="-1124" calcext:value-type="float">
            <text:p>-1124</text:p>
          </table:table-cell>
          <table:table-cell office:value-type="string" calcext:value-type="string">
            <text:p>FFFFFB9C</text:p>
          </table:table-cell>
          <table:table-cell office:value-type="float" office:value="1524.30493" calcext:value-type="float">
            <text:p>1524.304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864.86486" calcext:value-type="float">
            <text:p>864.86486</text:p>
          </table:table-cell>
          <table:table-cell office:value-type="float" office:value="-1126" calcext:value-type="float">
            <text:p>-1126</text:p>
          </table:table-cell>
          <table:table-cell office:value-type="string" calcext:value-type="string">
            <text:p>FFFFFB9A</text:p>
          </table:table-cell>
          <table:table-cell office:value-type="float" office:value="1264.80957" calcext:value-type="float">
            <text:p>1264.809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896.89691" calcext:value-type="float">
            <text:p>896.89691</text:p>
          </table:table-cell>
          <table:table-cell office:value-type="float" office:value="-1126" calcext:value-type="float">
            <text:p>-1126</text:p>
          </table:table-cell>
          <table:table-cell office:value-type="string" calcext:value-type="string">
            <text:p>FFFFFB9A</text:p>
          </table:table-cell>
          <table:table-cell office:value-type="float" office:value="1474.1383" calcext:value-type="float">
            <text:p>1474.13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928.92895" calcext:value-type="float">
            <text:p>928.92895</text:p>
          </table:table-cell>
          <table:table-cell office:value-type="float" office:value="-1126" calcext:value-type="float">
            <text:p>-1126</text:p>
          </table:table-cell>
          <table:table-cell office:value-type="string" calcext:value-type="string">
            <text:p>FFFFFB9A</text:p>
          </table:table-cell>
          <table:table-cell office:value-type="float" office:value="1095.56042" calcext:value-type="float">
            <text:p>1095.560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960.96093" calcext:value-type="float">
            <text:p>960.96093</text:p>
          </table:table-cell>
          <table:table-cell office:value-type="float" office:value="-1127" calcext:value-type="float">
            <text:p>-1127</text:p>
          </table:table-cell>
          <table:table-cell office:value-type="string" calcext:value-type="string">
            <text:p>FFFFFB99</text:p>
          </table:table-cell>
          <table:table-cell office:value-type="float" office:value="914.37835" calcext:value-type="float">
            <text:p>914.378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992.99298" calcext:value-type="float">
            <text:p>992.99298</text:p>
          </table:table-cell>
          <table:table-cell office:value-type="float" office:value="-1127" calcext:value-type="float">
            <text:p>-1127</text:p>
          </table:table-cell>
          <table:table-cell office:value-type="string" calcext:value-type="string">
            <text:p>FFFFFB99</text:p>
          </table:table-cell>
          <table:table-cell office:value-type="float" office:value="709.203" calcext:value-type="float">
            <text:p>709.2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1025.02502" calcext:value-type="float">
            <text:p>1025.02502</text:p>
          </table:table-cell>
          <table:table-cell office:value-type="float" office:value="-1128" calcext:value-type="float">
            <text:p>-1128</text:p>
          </table:table-cell>
          <table:table-cell office:value-type="string" calcext:value-type="string">
            <text:p>FFFFFB98</text:p>
          </table:table-cell>
          <table:table-cell office:value-type="float" office:value="726.59344" calcext:value-type="float">
            <text:p>726.593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1057.057" calcext:value-type="float">
            <text:p>1057.057</text:p>
          </table:table-cell>
          <table:table-cell office:value-type="float" office:value="-1126" calcext:value-type="float">
            <text:p>-1126</text:p>
          </table:table-cell>
          <table:table-cell office:value-type="string" calcext:value-type="string">
            <text:p>FFFFFB9A</text:p>
          </table:table-cell>
          <table:table-cell office:value-type="float" office:value="812.4978" calcext:value-type="float">
            <text:p>812.49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1089.08911" calcext:value-type="float">
            <text:p>1089.08911</text:p>
          </table:table-cell>
          <table:table-cell office:value-type="float" office:value="-1123" calcext:value-type="float">
            <text:p>-1123</text:p>
          </table:table-cell>
          <table:table-cell office:value-type="string" calcext:value-type="string">
            <text:p>FFFFFB9D</text:p>
          </table:table-cell>
          <table:table-cell office:value-type="float" office:value="924.12536" calcext:value-type="float">
            <text:p>924.125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1121.12109" calcext:value-type="float">
            <text:p>1121.12109</text:p>
          </table:table-cell>
          <table:table-cell office:value-type="float" office:value="-1119" calcext:value-type="float">
            <text:p>-1119</text:p>
          </table:table-cell>
          <table:table-cell office:value-type="string" calcext:value-type="string">
            <text:p>FFFFFBA1</text:p>
          </table:table-cell>
          <table:table-cell office:value-type="float" office:value="1015.48858" calcext:value-type="float">
            <text:p>1015.488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1153.15319" calcext:value-type="float">
            <text:p>1153.15319</text:p>
          </table:table-cell>
          <table:table-cell office:value-type="float" office:value="-1115" calcext:value-type="float">
            <text:p>-1115</text:p>
          </table:table-cell>
          <table:table-cell office:value-type="string" calcext:value-type="string">
            <text:p>FFFFFBA5</text:p>
          </table:table-cell>
          <table:table-cell office:value-type="float" office:value="1079.5382" calcext:value-type="float">
            <text:p>1079.53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185.18518" calcext:value-type="float">
            <text:p>1185.18518</text:p>
          </table:table-cell>
          <table:table-cell office:value-type="float" office:value="-1109" calcext:value-type="float">
            <text:p>-1109</text:p>
          </table:table-cell>
          <table:table-cell office:value-type="string" calcext:value-type="string">
            <text:p>FFFFFBAB</text:p>
          </table:table-cell>
          <table:table-cell office:value-type="float" office:value="1177.1538" calcext:value-type="float">
            <text:p>1177.153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1217.21716" calcext:value-type="float">
            <text:p>1217.21716</text:p>
          </table:table-cell>
          <table:table-cell office:value-type="float" office:value="-1106" calcext:value-type="float">
            <text:p>-1106</text:p>
          </table:table-cell>
          <table:table-cell office:value-type="string" calcext:value-type="string">
            <text:p>FFFFFBAE</text:p>
          </table:table-cell>
          <table:table-cell office:value-type="float" office:value="1206.04968" calcext:value-type="float">
            <text:p>1206.049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1249.24926" calcext:value-type="float">
            <text:p>1249.24926</text:p>
          </table:table-cell>
          <table:table-cell office:value-type="float" office:value="-1102" calcext:value-type="float">
            <text:p>-1102</text:p>
          </table:table-cell>
          <table:table-cell office:value-type="string" calcext:value-type="string">
            <text:p>FFFFFBB2</text:p>
          </table:table-cell>
          <table:table-cell office:value-type="float" office:value="1199.03173" calcext:value-type="float">
            <text:p>1199.031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281.28125" calcext:value-type="float">
            <text:p>1281.28125</text:p>
          </table:table-cell>
          <table:table-cell office:value-type="float" office:value="-1097" calcext:value-type="float">
            <text:p>-1097</text:p>
          </table:table-cell>
          <table:table-cell office:value-type="string" calcext:value-type="string">
            <text:p>FFFFFBB7</text:p>
          </table:table-cell>
          <table:table-cell office:value-type="float" office:value="1142.88134" calcext:value-type="float">
            <text:p>1142.881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1313.31335" calcext:value-type="float">
            <text:p>1313.31335</text:p>
          </table:table-cell>
          <table:table-cell office:value-type="float" office:value="-1090" calcext:value-type="float">
            <text:p>-1090</text:p>
          </table:table-cell>
          <table:table-cell office:value-type="string" calcext:value-type="string">
            <text:p>FFFFFBBE</text:p>
          </table:table-cell>
          <table:table-cell office:value-type="float" office:value="1106.20385" calcext:value-type="float">
            <text:p>1106.203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1345.34533" calcext:value-type="float">
            <text:p>1345.34533</text:p>
          </table:table-cell>
          <table:table-cell office:value-type="float" office:value="-1084" calcext:value-type="float">
            <text:p>-1084</text:p>
          </table:table-cell>
          <table:table-cell office:value-type="string" calcext:value-type="string">
            <text:p>FFFFFBC4</text:p>
          </table:table-cell>
          <table:table-cell office:value-type="float" office:value="1187.58557" calcext:value-type="float">
            <text:p>1187.585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1377.37731" calcext:value-type="float">
            <text:p>1377.37731</text:p>
          </table:table-cell>
          <table:table-cell office:value-type="float" office:value="-1077" calcext:value-type="float">
            <text:p>-1077</text:p>
          </table:table-cell>
          <table:table-cell office:value-type="string" calcext:value-type="string">
            <text:p>FFFFFBCB</text:p>
          </table:table-cell>
          <table:table-cell office:value-type="float" office:value="1015.68029" calcext:value-type="float">
            <text:p>1015.680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1409.40942" calcext:value-type="float">
            <text:p>1409.40942</text:p>
          </table:table-cell>
          <table:table-cell office:value-type="float" office:value="-1072" calcext:value-type="float">
            <text:p>-1072</text:p>
          </table:table-cell>
          <table:table-cell office:value-type="string" calcext:value-type="string">
            <text:p>FFFFFBD0</text:p>
          </table:table-cell>
          <table:table-cell office:value-type="float" office:value="923.73059" calcext:value-type="float">
            <text:p>923.730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1441.4414" calcext:value-type="float">
            <text:p>1441.4414</text:p>
          </table:table-cell>
          <table:table-cell office:value-type="float" office:value="-1066" calcext:value-type="float">
            <text:p>-1066</text:p>
          </table:table-cell>
          <table:table-cell office:value-type="string" calcext:value-type="string">
            <text:p>FFFFFBD6</text:p>
          </table:table-cell>
          <table:table-cell office:value-type="float" office:value="849.09942" calcext:value-type="float">
            <text:p>849.099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1473.47351" calcext:value-type="float">
            <text:p>1473.47351</text:p>
          </table:table-cell>
          <table:table-cell office:value-type="float" office:value="-1059" calcext:value-type="float">
            <text:p>-1059</text:p>
          </table:table-cell>
          <table:table-cell office:value-type="string" calcext:value-type="string">
            <text:p>FFFFFBDD</text:p>
          </table:table-cell>
          <table:table-cell office:value-type="float" office:value="873.88854" calcext:value-type="float">
            <text:p>873.888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1505.50549" calcext:value-type="float">
            <text:p>1505.50549</text:p>
          </table:table-cell>
          <table:table-cell office:value-type="float" office:value="-1053" calcext:value-type="float">
            <text:p>-1053</text:p>
          </table:table-cell>
          <table:table-cell office:value-type="string" calcext:value-type="string">
            <text:p>FFFFFBE3</text:p>
          </table:table-cell>
          <table:table-cell office:value-type="float" office:value="884.27233" calcext:value-type="float">
            <text:p>884.272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1537.53759" calcext:value-type="float">
            <text:p>1537.53759</text:p>
          </table:table-cell>
          <table:table-cell office:value-type="float" office:value="-1045" calcext:value-type="float">
            <text:p>-1045</text:p>
          </table:table-cell>
          <table:table-cell office:value-type="string" calcext:value-type="string">
            <text:p>FFFFFBEB</text:p>
          </table:table-cell>
          <table:table-cell office:value-type="float" office:value="937.2052" calcext:value-type="float">
            <text:p>937.20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1569.56958" calcext:value-type="float">
            <text:p>1569.56958</text:p>
          </table:table-cell>
          <table:table-cell office:value-type="float" office:value="-1039" calcext:value-type="float">
            <text:p>-1039</text:p>
          </table:table-cell>
          <table:table-cell office:value-type="string" calcext:value-type="string">
            <text:p>FFFFFBF1</text:p>
          </table:table-cell>
          <table:table-cell office:value-type="float" office:value="1022.17871" calcext:value-type="float">
            <text:p>1022.1787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1601.60156" calcext:value-type="float">
            <text:p>1601.60156</text:p>
          </table:table-cell>
          <table:table-cell office:value-type="float" office:value="-1036" calcext:value-type="float">
            <text:p>-1036</text:p>
          </table:table-cell>
          <table:table-cell office:value-type="string" calcext:value-type="string">
            <text:p>FFFFFBF4</text:p>
          </table:table-cell>
          <table:table-cell office:value-type="float" office:value="1067.32055" calcext:value-type="float">
            <text:p>1067.320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float" office:value="1633.63366" calcext:value-type="float">
            <text:p>1633.63366</text:p>
          </table:table-cell>
          <table:table-cell office:value-type="float" office:value="-1033" calcext:value-type="float">
            <text:p>-1033</text:p>
          </table:table-cell>
          <table:table-cell office:value-type="string" calcext:value-type="string">
            <text:p>FFFFFBF7</text:p>
          </table:table-cell>
          <table:table-cell office:value-type="float" office:value="1068.53417" calcext:value-type="float">
            <text:p>1068.534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1665.66564" calcext:value-type="float">
            <text:p>1665.66564</text:p>
          </table:table-cell>
          <table:table-cell office:value-type="float" office:value="-1028" calcext:value-type="float">
            <text:p>-1028</text:p>
          </table:table-cell>
          <table:table-cell office:value-type="string" calcext:value-type="string">
            <text:p>FFFFFBFC</text:p>
          </table:table-cell>
          <table:table-cell office:value-type="float" office:value="1074.9049" calcext:value-type="float">
            <text:p>1074.904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1697.69775" calcext:value-type="float">
            <text:p>1697.69775</text:p>
          </table:table-cell>
          <table:table-cell office:value-type="float" office:value="-1021" calcext:value-type="float">
            <text:p>-1021</text:p>
          </table:table-cell>
          <table:table-cell office:value-type="string" calcext:value-type="string">
            <text:p>FFFFFC03</text:p>
          </table:table-cell>
          <table:table-cell office:value-type="float" office:value="1098.49389" calcext:value-type="float">
            <text:p>1098.4938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1729.72973" calcext:value-type="float">
            <text:p>1729.72973</text:p>
          </table:table-cell>
          <table:table-cell office:value-type="float" office:value="-1015" calcext:value-type="float">
            <text:p>-1015</text:p>
          </table:table-cell>
          <table:table-cell office:value-type="string" calcext:value-type="string">
            <text:p>FFFFFC09</text:p>
          </table:table-cell>
          <table:table-cell office:value-type="float" office:value="1051.58825" calcext:value-type="float">
            <text:p>1051.588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 office:value-type="float" office:value="1761.76171" calcext:value-type="float">
            <text:p>1761.76171</text:p>
          </table:table-cell>
          <table:table-cell office:value-type="float" office:value="-1010" calcext:value-type="float">
            <text:p>-1010</text:p>
          </table:table-cell>
          <table:table-cell office:value-type="string" calcext:value-type="string">
            <text:p>FFFFFC0E</text:p>
          </table:table-cell>
          <table:table-cell office:value-type="float" office:value="989.29846" calcext:value-type="float">
            <text:p>989.2984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6" calcext:value-type="float">
            <text:p>56</text:p>
          </table:table-cell>
          <table:table-cell office:value-type="float" office:value="1793.79382" calcext:value-type="float">
            <text:p>1793.79382</text:p>
          </table:table-cell>
          <table:table-cell office:value-type="float" office:value="-1008" calcext:value-type="float">
            <text:p>-1008</text:p>
          </table:table-cell>
          <table:table-cell office:value-type="string" calcext:value-type="string">
            <text:p>FFFFFC10</text:p>
          </table:table-cell>
          <table:table-cell office:value-type="float" office:value="1142.61755" calcext:value-type="float">
            <text:p>1142.617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float" office:value="1825.8258" calcext:value-type="float">
            <text:p>1825.8258</text:p>
          </table:table-cell>
          <table:table-cell office:value-type="float" office:value="-1007" calcext:value-type="float">
            <text:p>-1007</text:p>
          </table:table-cell>
          <table:table-cell office:value-type="string" calcext:value-type="string">
            <text:p>FFFFFC11</text:p>
          </table:table-cell>
          <table:table-cell office:value-type="float" office:value="1044.14746" calcext:value-type="float">
            <text:p>1044.147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1857.85791" calcext:value-type="float">
            <text:p>1857.85791</text:p>
          </table:table-cell>
          <table:table-cell office:value-type="float" office:value="-1004" calcext:value-type="float">
            <text:p>-1004</text:p>
          </table:table-cell>
          <table:table-cell office:value-type="string" calcext:value-type="string">
            <text:p>FFFFFC14</text:p>
          </table:table-cell>
          <table:table-cell office:value-type="float" office:value="959.86596" calcext:value-type="float">
            <text:p>959.865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9" calcext:value-type="float">
            <text:p>59</text:p>
          </table:table-cell>
          <table:table-cell office:value-type="float" office:value="1889.88989" calcext:value-type="float">
            <text:p>1889.88989</text:p>
          </table:table-cell>
          <table:table-cell office:value-type="float" office:value="-1002" calcext:value-type="float">
            <text:p>-1002</text:p>
          </table:table-cell>
          <table:table-cell office:value-type="string" calcext:value-type="string">
            <text:p>FFFFFC16</text:p>
          </table:table-cell>
          <table:table-cell office:value-type="float" office:value="910.09222" calcext:value-type="float">
            <text:p>910.092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1921.92187" calcext:value-type="float">
            <text:p>1921.92187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FFFFFC18</text:p>
          </table:table-cell>
          <table:table-cell office:value-type="float" office:value="861.10601" calcext:value-type="float">
            <text:p>861.106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float" office:value="1953.95397" calcext:value-type="float">
            <text:p>1953.95397</text:p>
          </table:table-cell>
          <table:table-cell office:value-type="float" office:value="-997" calcext:value-type="float">
            <text:p>-997</text:p>
          </table:table-cell>
          <table:table-cell office:value-type="string" calcext:value-type="string">
            <text:p>FFFFFC1B</text:p>
          </table:table-cell>
          <table:table-cell office:value-type="float" office:value="913.76959" calcext:value-type="float">
            <text:p>913.7695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1985.98596" calcext:value-type="float">
            <text:p>1985.98596</text:p>
          </table:table-cell>
          <table:table-cell office:value-type="float" office:value="-996" calcext:value-type="float">
            <text:p>-996</text:p>
          </table:table-cell>
          <table:table-cell office:value-type="string" calcext:value-type="string">
            <text:p>FFFFFC1C</text:p>
          </table:table-cell>
          <table:table-cell office:value-type="float" office:value="981.81298" calcext:value-type="float">
            <text:p>981.8129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2018.01806" calcext:value-type="float">
            <text:p>2018.01806</text:p>
          </table:table-cell>
          <table:table-cell office:value-type="float" office:value="-995" calcext:value-type="float">
            <text:p>-995</text:p>
          </table:table-cell>
          <table:table-cell office:value-type="string" calcext:value-type="string">
            <text:p>FFFFFC1D</text:p>
          </table:table-cell>
          <table:table-cell office:value-type="float" office:value="1061.92639" calcext:value-type="float">
            <text:p>1061.9263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2050.05004" calcext:value-type="float">
            <text:p>2050.05004</text:p>
          </table:table-cell>
          <table:table-cell office:value-type="float" office:value="-994" calcext:value-type="float">
            <text:p>-994</text:p>
          </table:table-cell>
          <table:table-cell office:value-type="string" calcext:value-type="string">
            <text:p>FFFFFC1E</text:p>
          </table:table-cell>
          <table:table-cell office:value-type="float" office:value="1040.12915" calcext:value-type="float">
            <text:p>1040.1291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2082.08203" calcext:value-type="float">
            <text:p>2082.08203</text:p>
          </table:table-cell>
          <table:table-cell office:value-type="float" office:value="-992" calcext:value-type="float">
            <text:p>-992</text:p>
          </table:table-cell>
          <table:table-cell office:value-type="string" calcext:value-type="string">
            <text:p>FFFFFC20</text:p>
          </table:table-cell>
          <table:table-cell office:value-type="float" office:value="1055.05676" calcext:value-type="float">
            <text:p>1055.056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float" office:value="2114.11401" calcext:value-type="float">
            <text:p>2114.11401</text:p>
          </table:table-cell>
          <table:table-cell office:value-type="float" office:value="-991" calcext:value-type="float">
            <text:p>-991</text:p>
          </table:table-cell>
          <table:table-cell office:value-type="string" calcext:value-type="string">
            <text:p>FFFFFC21</text:p>
          </table:table-cell>
          <table:table-cell office:value-type="float" office:value="1094.95983" calcext:value-type="float">
            <text:p>1094.9598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7" calcext:value-type="float">
            <text:p>67</text:p>
          </table:table-cell>
          <table:table-cell office:value-type="float" office:value="2146.14624" calcext:value-type="float">
            <text:p>2146.14624</text:p>
          </table:table-cell>
          <table:table-cell office:value-type="float" office:value="-990" calcext:value-type="float">
            <text:p>-990</text:p>
          </table:table-cell>
          <table:table-cell office:value-type="string" calcext:value-type="string">
            <text:p>FFFFFC22</text:p>
          </table:table-cell>
          <table:table-cell office:value-type="float" office:value="1051.54174" calcext:value-type="float">
            <text:p>1051.541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2178.17822" calcext:value-type="float">
            <text:p>2178.17822</text:p>
          </table:table-cell>
          <table:table-cell office:value-type="float" office:value="-990" calcext:value-type="float">
            <text:p>-990</text:p>
          </table:table-cell>
          <table:table-cell office:value-type="string" calcext:value-type="string">
            <text:p>FFFFFC22</text:p>
          </table:table-cell>
          <table:table-cell office:value-type="float" office:value="1175.8673" calcext:value-type="float">
            <text:p>1175.867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2210.2102" calcext:value-type="float">
            <text:p>2210.2102</text:p>
          </table:table-cell>
          <table:table-cell office:value-type="float" office:value="-992" calcext:value-type="float">
            <text:p>-992</text:p>
          </table:table-cell>
          <table:table-cell office:value-type="string" calcext:value-type="string">
            <text:p>FFFFFC20</text:p>
          </table:table-cell>
          <table:table-cell office:value-type="float" office:value="981.89312" calcext:value-type="float">
            <text:p>981.893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2242.24218" calcext:value-type="float">
            <text:p>2242.24218</text:p>
          </table:table-cell>
          <table:table-cell office:value-type="float" office:value="-996" calcext:value-type="float">
            <text:p>-996</text:p>
          </table:table-cell>
          <table:table-cell office:value-type="string" calcext:value-type="string">
            <text:p>FFFFFC1C</text:p>
          </table:table-cell>
          <table:table-cell office:value-type="float" office:value="1077.77172" calcext:value-type="float">
            <text:p>1077.7717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1" calcext:value-type="float">
            <text:p>71</text:p>
          </table:table-cell>
          <table:table-cell office:value-type="float" office:value="2274.27416" calcext:value-type="float">
            <text:p>2274.27416</text:p>
          </table:table-cell>
          <table:table-cell office:value-type="float" office:value="-1038" calcext:value-type="float">
            <text:p>-1038</text:p>
          </table:table-cell>
          <table:table-cell office:value-type="string" calcext:value-type="string">
            <text:p>FFFFFBF2</text:p>
          </table:table-cell>
          <table:table-cell office:value-type="float" office:value="1046.13073" calcext:value-type="float">
            <text:p>1046.1307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office:value-type="float" office:value="2306.30639" calcext:value-type="float">
            <text:p>2306.30639</text:p>
          </table:table-cell>
          <table:table-cell office:value-type="float" office:value="-1038" calcext:value-type="float">
            <text:p>-1038</text:p>
          </table:table-cell>
          <table:table-cell office:value-type="string" calcext:value-type="string">
            <text:p>FFFFFBF2</text:p>
          </table:table-cell>
          <table:table-cell office:value-type="float" office:value="1007.95288" calcext:value-type="float">
            <text:p>1007.9528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  <table:table-cell office:value-type="float" office:value="2338.33837" calcext:value-type="float">
            <text:p>2338.33837</text:p>
          </table:table-cell>
          <table:table-cell office:value-type="float" office:value="-1040" calcext:value-type="float">
            <text:p>-1040</text:p>
          </table:table-cell>
          <table:table-cell office:value-type="string" calcext:value-type="string">
            <text:p>FFFFFBF0</text:p>
          </table:table-cell>
          <table:table-cell office:value-type="float" office:value="911.6784" calcext:value-type="float">
            <text:p>911.678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4" calcext:value-type="float">
            <text:p>74</text:p>
          </table:table-cell>
          <table:table-cell office:value-type="float" office:value="2370.37036" calcext:value-type="float">
            <text:p>2370.37036</text:p>
          </table:table-cell>
          <table:table-cell office:value-type="float" office:value="-1044" calcext:value-type="float">
            <text:p>-1044</text:p>
          </table:table-cell>
          <table:table-cell office:value-type="string" calcext:value-type="string">
            <text:p>FFFFFBEC</text:p>
          </table:table-cell>
          <table:table-cell office:value-type="float" office:value="893.38958" calcext:value-type="float">
            <text:p>893.3895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  <table:table-cell office:value-type="float" office:value="2402.40234" calcext:value-type="float">
            <text:p>2402.40234</text:p>
          </table:table-cell>
          <table:table-cell office:value-type="float" office:value="-1047" calcext:value-type="float">
            <text:p>-1047</text:p>
          </table:table-cell>
          <table:table-cell office:value-type="string" calcext:value-type="string">
            <text:p>FFFFFBE9</text:p>
          </table:table-cell>
          <table:table-cell office:value-type="float" office:value="948.19158" calcext:value-type="float">
            <text:p>948.191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6" calcext:value-type="float">
            <text:p>76</text:p>
          </table:table-cell>
          <table:table-cell office:value-type="float" office:value="2434.43432" calcext:value-type="float">
            <text:p>2434.43432</text:p>
          </table:table-cell>
          <table:table-cell office:value-type="float" office:value="-1049" calcext:value-type="float">
            <text:p>-1049</text:p>
          </table:table-cell>
          <table:table-cell office:value-type="string" calcext:value-type="string">
            <text:p>FFFFFBE7</text:p>
          </table:table-cell>
          <table:table-cell office:value-type="float" office:value="945.94213" calcext:value-type="float">
            <text:p>945.942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7" calcext:value-type="float">
            <text:p>77</text:p>
          </table:table-cell>
          <table:table-cell office:value-type="float" office:value="2466.46655" calcext:value-type="float">
            <text:p>2466.46655</text:p>
          </table:table-cell>
          <table:table-cell office:value-type="float" office:value="-1050" calcext:value-type="float">
            <text:p>-1050</text:p>
          </table:table-cell>
          <table:table-cell office:value-type="string" calcext:value-type="string">
            <text:p>FFFFFBE6</text:p>
          </table:table-cell>
          <table:table-cell office:value-type="float" office:value="946.42523" calcext:value-type="float">
            <text:p>946.4252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8" calcext:value-type="float">
            <text:p>78</text:p>
          </table:table-cell>
          <table:table-cell office:value-type="float" office:value="2498.49853" calcext:value-type="float">
            <text:p>2498.49853</text:p>
          </table:table-cell>
          <table:table-cell office:value-type="float" office:value="-1052" calcext:value-type="float">
            <text:p>-1052</text:p>
          </table:table-cell>
          <table:table-cell office:value-type="string" calcext:value-type="string">
            <text:p>FFFFFBE4</text:p>
          </table:table-cell>
          <table:table-cell office:value-type="float" office:value="1011.67974" calcext:value-type="float">
            <text:p>1011.6797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9" calcext:value-type="float">
            <text:p>79</text:p>
          </table:table-cell>
          <table:table-cell office:value-type="float" office:value="2530.53051" calcext:value-type="float">
            <text:p>2530.53051</text:p>
          </table:table-cell>
          <table:table-cell office:value-type="float" office:value="-1053" calcext:value-type="float">
            <text:p>-1053</text:p>
          </table:table-cell>
          <table:table-cell office:value-type="string" calcext:value-type="string">
            <text:p>FFFFFBE3</text:p>
          </table:table-cell>
          <table:table-cell office:value-type="float" office:value="1074.00305" calcext:value-type="float">
            <text:p>1074.003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2562.5625" calcext:value-type="float">
            <text:p>2562.5625</text:p>
          </table:table-cell>
          <table:table-cell office:value-type="float" office:value="-1054" calcext:value-type="float">
            <text:p>-1054</text:p>
          </table:table-cell>
          <table:table-cell office:value-type="string" calcext:value-type="string">
            <text:p>FFFFFBE2</text:p>
          </table:table-cell>
          <table:table-cell office:value-type="float" office:value="1039.73767" calcext:value-type="float">
            <text:p>1039.7376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  <table:table-cell office:value-type="float" office:value="2594.59448" calcext:value-type="float">
            <text:p>2594.59448</text:p>
          </table:table-cell>
          <table:table-cell office:value-type="float" office:value="-1054" calcext:value-type="float">
            <text:p>-1054</text:p>
          </table:table-cell>
          <table:table-cell office:value-type="string" calcext:value-type="string">
            <text:p>FFFFFBE2</text:p>
          </table:table-cell>
          <table:table-cell office:value-type="float" office:value="1242.81604" calcext:value-type="float">
            <text:p>1242.8160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2" calcext:value-type="float">
            <text:p>82</text:p>
          </table:table-cell>
          <table:table-cell office:value-type="float" office:value="2626.6267" calcext:value-type="float">
            <text:p>2626.6267</text:p>
          </table:table-cell>
          <table:table-cell office:value-type="float" office:value="-1056" calcext:value-type="float">
            <text:p>-1056</text:p>
          </table:table-cell>
          <table:table-cell office:value-type="string" calcext:value-type="string">
            <text:p>FFFFFBE0</text:p>
          </table:table-cell>
          <table:table-cell office:value-type="float" office:value="1135.9519" calcext:value-type="float">
            <text:p>1135.951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3" calcext:value-type="float">
            <text:p>83</text:p>
          </table:table-cell>
          <table:table-cell office:value-type="float" office:value="2658.65869" calcext:value-type="float">
            <text:p>2658.65869</text:p>
          </table:table-cell>
          <table:table-cell office:value-type="float" office:value="-1055" calcext:value-type="float">
            <text:p>-1055</text:p>
          </table:table-cell>
          <table:table-cell office:value-type="string" calcext:value-type="string">
            <text:p>FFFFFBE1</text:p>
          </table:table-cell>
          <table:table-cell office:value-type="float" office:value="889.25579" calcext:value-type="float">
            <text:p>889.2557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4" calcext:value-type="float">
            <text:p>84</text:p>
          </table:table-cell>
          <table:table-cell office:value-type="float" office:value="2690.69067" calcext:value-type="float">
            <text:p>2690.69067</text:p>
          </table:table-cell>
          <table:table-cell office:value-type="float" office:value="-1052" calcext:value-type="float">
            <text:p>-1052</text:p>
          </table:table-cell>
          <table:table-cell office:value-type="string" calcext:value-type="string">
            <text:p>FFFFFBE4</text:p>
          </table:table-cell>
          <table:table-cell office:value-type="float" office:value="1187.26269" calcext:value-type="float">
            <text:p>1187.262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office:value-type="float" office:value="2722.72265" calcext:value-type="float">
            <text:p>2722.72265</text:p>
          </table:table-cell>
          <table:table-cell office:value-type="float" office:value="-1048" calcext:value-type="float">
            <text:p>-1048</text:p>
          </table:table-cell>
          <table:table-cell office:value-type="string" calcext:value-type="string">
            <text:p>FFFFFBE8</text:p>
          </table:table-cell>
          <table:table-cell office:value-type="float" office:value="1071.90258" calcext:value-type="float">
            <text:p>1071.9025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6" calcext:value-type="float">
            <text:p>86</text:p>
          </table:table-cell>
          <table:table-cell office:value-type="float" office:value="2754.75463" calcext:value-type="float">
            <text:p>2754.75463</text:p>
          </table:table-cell>
          <table:table-cell office:value-type="float" office:value="-1042" calcext:value-type="float">
            <text:p>-1042</text:p>
          </table:table-cell>
          <table:table-cell office:value-type="string" calcext:value-type="string">
            <text:p>FFFFFBEE</text:p>
          </table:table-cell>
          <table:table-cell office:value-type="float" office:value="1040.0238" calcext:value-type="float">
            <text:p>1040.023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office:value-type="float" office:value="2786.78686" calcext:value-type="float">
            <text:p>2786.78686</text:p>
          </table:table-cell>
          <table:table-cell office:value-type="float" office:value="-1038" calcext:value-type="float">
            <text:p>-1038</text:p>
          </table:table-cell>
          <table:table-cell office:value-type="string" calcext:value-type="string">
            <text:p>FFFFFBF2</text:p>
          </table:table-cell>
          <table:table-cell office:value-type="float" office:value="898.95892" calcext:value-type="float">
            <text:p>898.9589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8" calcext:value-type="float">
            <text:p>88</text:p>
          </table:table-cell>
          <table:table-cell office:value-type="float" office:value="2818.81884" calcext:value-type="float">
            <text:p>2818.81884</text:p>
          </table:table-cell>
          <table:table-cell office:value-type="float" office:value="-1035" calcext:value-type="float">
            <text:p>-1035</text:p>
          </table:table-cell>
          <table:table-cell office:value-type="string" calcext:value-type="string">
            <text:p>FFFFFBF5</text:p>
          </table:table-cell>
          <table:table-cell office:value-type="float" office:value="974.93713" calcext:value-type="float">
            <text:p>974.9371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9" calcext:value-type="float">
            <text:p>89</text:p>
          </table:table-cell>
          <table:table-cell office:value-type="float" office:value="2850.85083" calcext:value-type="float">
            <text:p>2850.85083</text:p>
          </table:table-cell>
          <table:table-cell office:value-type="float" office:value="-1030" calcext:value-type="float">
            <text:p>-1030</text:p>
          </table:table-cell>
          <table:table-cell office:value-type="string" calcext:value-type="string">
            <text:p>FFFFFBFA</text:p>
          </table:table-cell>
          <table:table-cell office:value-type="float" office:value="810.40966" calcext:value-type="float">
            <text:p>810.4096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0" calcext:value-type="float">
            <text:p>90</text:p>
          </table:table-cell>
          <table:table-cell office:value-type="float" office:value="2882.88281" calcext:value-type="float">
            <text:p>2882.88281</text:p>
          </table:table-cell>
          <table:table-cell office:value-type="float" office:value="-1026" calcext:value-type="float">
            <text:p>-1026</text:p>
          </table:table-cell>
          <table:table-cell office:value-type="string" calcext:value-type="string">
            <text:p>FFFFFBFE</text:p>
          </table:table-cell>
          <table:table-cell office:value-type="float" office:value="862.36517" calcext:value-type="float">
            <text:p>862.3651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2914.91479" calcext:value-type="float">
            <text:p>2914.91479</text:p>
          </table:table-cell>
          <table:table-cell office:value-type="float" office:value="-1021" calcext:value-type="float">
            <text:p>-1021</text:p>
          </table:table-cell>
          <table:table-cell office:value-type="string" calcext:value-type="string">
            <text:p>FFFFFC03</text:p>
          </table:table-cell>
          <table:table-cell office:value-type="float" office:value="998.29095" calcext:value-type="float">
            <text:p>998.2909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2" calcext:value-type="float">
            <text:p>92</text:p>
          </table:table-cell>
          <table:table-cell office:value-type="float" office:value="2946.94702" calcext:value-type="float">
            <text:p>2946.94702</text:p>
          </table:table-cell>
          <table:table-cell office:value-type="float" office:value="-1014" calcext:value-type="float">
            <text:p>-1014</text:p>
          </table:table-cell>
          <table:table-cell office:value-type="string" calcext:value-type="string">
            <text:p>FFFFFC0A</text:p>
          </table:table-cell>
          <table:table-cell office:value-type="float" office:value="1020.92462" calcext:value-type="float">
            <text:p>1020.9246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3" calcext:value-type="float">
            <text:p>93</text:p>
          </table:table-cell>
          <table:table-cell office:value-type="float" office:value="2978.979" calcext:value-type="float">
            <text:p>2978.979</text:p>
          </table:table-cell>
          <table:table-cell office:value-type="float" office:value="-1008" calcext:value-type="float">
            <text:p>-1008</text:p>
          </table:table-cell>
          <table:table-cell office:value-type="string" calcext:value-type="string">
            <text:p>FFFFFC10</text:p>
          </table:table-cell>
          <table:table-cell office:value-type="float" office:value="1050.11413" calcext:value-type="float">
            <text:p>1050.114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4" calcext:value-type="float">
            <text:p>94</text:p>
          </table:table-cell>
          <table:table-cell office:value-type="float" office:value="3011.01098" calcext:value-type="float">
            <text:p>3011.01098</text:p>
          </table:table-cell>
          <table:table-cell office:value-type="float" office:value="-1004" calcext:value-type="float">
            <text:p>-1004</text:p>
          </table:table-cell>
          <table:table-cell office:value-type="string" calcext:value-type="string">
            <text:p>FFFFFC14</text:p>
          </table:table-cell>
          <table:table-cell office:value-type="float" office:value="980.66052" calcext:value-type="float">
            <text:p>980.6605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5" calcext:value-type="float">
            <text:p>95</text:p>
          </table:table-cell>
          <table:table-cell office:value-type="float" office:value="3043.04296" calcext:value-type="float">
            <text:p>3043.04296</text:p>
          </table:table-cell>
          <table:table-cell office:value-type="float" office:value="-1001" calcext:value-type="float">
            <text:p>-1001</text:p>
          </table:table-cell>
          <table:table-cell office:value-type="string" calcext:value-type="string">
            <text:p>FFFFFC17</text:p>
          </table:table-cell>
          <table:table-cell office:value-type="float" office:value="820.89038" calcext:value-type="float">
            <text:p>820.890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6" calcext:value-type="float">
            <text:p>96</text:p>
          </table:table-cell>
          <table:table-cell office:value-type="float" office:value="3075.07519" calcext:value-type="float">
            <text:p>3075.07519</text:p>
          </table:table-cell>
          <table:table-cell office:value-type="float" office:value="-996" calcext:value-type="float">
            <text:p>-996</text:p>
          </table:table-cell>
          <table:table-cell office:value-type="string" calcext:value-type="string">
            <text:p>FFFFFC1C</text:p>
          </table:table-cell>
          <table:table-cell office:value-type="float" office:value="1550.55603" calcext:value-type="float">
            <text:p>1550.5560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  <table:table-cell office:value-type="float" office:value="3107.10717" calcext:value-type="float">
            <text:p>3107.10717</text:p>
          </table:table-cell>
          <table:table-cell office:value-type="float" office:value="-988" calcext:value-type="float">
            <text:p>-988</text:p>
          </table:table-cell>
          <table:table-cell office:value-type="string" calcext:value-type="string">
            <text:p>FFFFFC24</text:p>
          </table:table-cell>
          <table:table-cell office:value-type="float" office:value="1031.30883" calcext:value-type="float">
            <text:p>1031.3088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8" calcext:value-type="float">
            <text:p>98</text:p>
          </table:table-cell>
          <table:table-cell office:value-type="float" office:value="3139.13916" calcext:value-type="float">
            <text:p>3139.13916</text:p>
          </table:table-cell>
          <table:table-cell office:value-type="float" office:value="-981" calcext:value-type="float">
            <text:p>-981</text:p>
          </table:table-cell>
          <table:table-cell office:value-type="string" calcext:value-type="string">
            <text:p>FFFFFC2B</text:p>
          </table:table-cell>
          <table:table-cell office:value-type="float" office:value="1105.83581" calcext:value-type="float">
            <text:p>1105.835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9" calcext:value-type="float">
            <text:p>99</text:p>
          </table:table-cell>
          <table:table-cell office:value-type="float" office:value="3171.17114" calcext:value-type="float">
            <text:p>3171.17114</text:p>
          </table:table-cell>
          <table:table-cell office:value-type="float" office:value="-975" calcext:value-type="float">
            <text:p>-975</text:p>
          </table:table-cell>
          <table:table-cell office:value-type="string" calcext:value-type="string">
            <text:p>FFFFFC31</text:p>
          </table:table-cell>
          <table:table-cell office:value-type="float" office:value="1018.04315" calcext:value-type="float">
            <text:p>1018.043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3203.20312" calcext:value-type="float">
            <text:p>3203.20312</text:p>
          </table:table-cell>
          <table:table-cell office:value-type="float" office:value="-969" calcext:value-type="float">
            <text:p>-969</text:p>
          </table:table-cell>
          <table:table-cell office:value-type="string" calcext:value-type="string">
            <text:p>FFFFFC37</text:p>
          </table:table-cell>
          <table:table-cell office:value-type="float" office:value="1019.09826" calcext:value-type="float">
            <text:p>1019.098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1" calcext:value-type="float">
            <text:p>101</text:p>
          </table:table-cell>
          <table:table-cell office:value-type="float" office:value="3235.23535" calcext:value-type="float">
            <text:p>3235.23535</text:p>
          </table:table-cell>
          <table:table-cell office:value-type="float" office:value="-965" calcext:value-type="float">
            <text:p>-965</text:p>
          </table:table-cell>
          <table:table-cell office:value-type="string" calcext:value-type="string">
            <text:p>FFFFFC3B</text:p>
          </table:table-cell>
          <table:table-cell office:value-type="float" office:value="906.17248" calcext:value-type="float">
            <text:p>906.172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2" calcext:value-type="float">
            <text:p>102</text:p>
          </table:table-cell>
          <table:table-cell office:value-type="float" office:value="3267.26733" calcext:value-type="float">
            <text:p>3267.26733</text:p>
          </table:table-cell>
          <table:table-cell office:value-type="float" office:value="-962" calcext:value-type="float">
            <text:p>-962</text:p>
          </table:table-cell>
          <table:table-cell office:value-type="string" calcext:value-type="string">
            <text:p>FFFFFC3E</text:p>
          </table:table-cell>
          <table:table-cell office:value-type="float" office:value="922.63751" calcext:value-type="float">
            <text:p>922.6375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3" calcext:value-type="float">
            <text:p>103</text:p>
          </table:table-cell>
          <table:table-cell office:value-type="float" office:value="3299.29931" calcext:value-type="float">
            <text:p>3299.29931</text:p>
          </table:table-cell>
          <table:table-cell office:value-type="float" office:value="-958" calcext:value-type="float">
            <text:p>-958</text:p>
          </table:table-cell>
          <table:table-cell office:value-type="string" calcext:value-type="string">
            <text:p>FFFFFC42</text:p>
          </table:table-cell>
          <table:table-cell office:value-type="float" office:value="911.42407" calcext:value-type="float">
            <text:p>911.424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4" calcext:value-type="float">
            <text:p>104</text:p>
          </table:table-cell>
          <table:table-cell office:value-type="float" office:value="3331.33129" calcext:value-type="float">
            <text:p>3331.33129</text:p>
          </table:table-cell>
          <table:table-cell office:value-type="float" office:value="-952" calcext:value-type="float">
            <text:p>-952</text:p>
          </table:table-cell>
          <table:table-cell office:value-type="string" calcext:value-type="string">
            <text:p>FFFFFC48</text:p>
          </table:table-cell>
          <table:table-cell office:value-type="float" office:value="927.23077" calcext:value-type="float">
            <text:p>927.2307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office:value-type="float" office:value="3363.36328" calcext:value-type="float">
            <text:p>3363.36328</text:p>
          </table:table-cell>
          <table:table-cell office:value-type="float" office:value="-946" calcext:value-type="float">
            <text:p>-946</text:p>
          </table:table-cell>
          <table:table-cell office:value-type="string" calcext:value-type="string">
            <text:p>FFFFFC4E</text:p>
          </table:table-cell>
          <table:table-cell office:value-type="float" office:value="969.79254" calcext:value-type="float">
            <text:p>969.7925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6" calcext:value-type="float">
            <text:p>106</text:p>
          </table:table-cell>
          <table:table-cell office:value-type="float" office:value="3395.3955" calcext:value-type="float">
            <text:p>3395.3955</text:p>
          </table:table-cell>
          <table:table-cell office:value-type="float" office:value="-941" calcext:value-type="float">
            <text:p>-941</text:p>
          </table:table-cell>
          <table:table-cell office:value-type="string" calcext:value-type="string">
            <text:p>FFFFFC53</text:p>
          </table:table-cell>
          <table:table-cell office:value-type="float" office:value="1002.27929" calcext:value-type="float">
            <text:p>1002.2792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7" calcext:value-type="float">
            <text:p>107</text:p>
          </table:table-cell>
          <table:table-cell office:value-type="float" office:value="3427.42749" calcext:value-type="float">
            <text:p>3427.42749</text:p>
          </table:table-cell>
          <table:table-cell office:value-type="float" office:value="-938" calcext:value-type="float">
            <text:p>-938</text:p>
          </table:table-cell>
          <table:table-cell office:value-type="string" calcext:value-type="string">
            <text:p>FFFFFC56</text:p>
          </table:table-cell>
          <table:table-cell office:value-type="float" office:value="1046.27526" calcext:value-type="float">
            <text:p>1046.2752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8" calcext:value-type="float">
            <text:p>108</text:p>
          </table:table-cell>
          <table:table-cell office:value-type="float" office:value="3459.45947" calcext:value-type="float">
            <text:p>3459.45947</text:p>
          </table:table-cell>
          <table:table-cell office:value-type="float" office:value="-934" calcext:value-type="float">
            <text:p>-934</text:p>
          </table:table-cell>
          <table:table-cell office:value-type="string" calcext:value-type="string">
            <text:p>FFFFFC5A</text:p>
          </table:table-cell>
          <table:table-cell office:value-type="float" office:value="979.90039" calcext:value-type="float">
            <text:p>979.9003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9" calcext:value-type="float">
            <text:p>109</text:p>
          </table:table-cell>
          <table:table-cell office:value-type="float" office:value="3491.49145" calcext:value-type="float">
            <text:p>3491.49145</text:p>
          </table:table-cell>
          <table:table-cell office:value-type="float" office:value="-932" calcext:value-type="float">
            <text:p>-932</text:p>
          </table:table-cell>
          <table:table-cell office:value-type="string" calcext:value-type="string">
            <text:p>FFFFFC5C</text:p>
          </table:table-cell>
          <table:table-cell office:value-type="float" office:value="1070.14526" calcext:value-type="float">
            <text:p>1070.145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0" calcext:value-type="float">
            <text:p>110</text:p>
          </table:table-cell>
          <table:table-cell office:value-type="float" office:value="3523.52343" calcext:value-type="float">
            <text:p>3523.52343</text:p>
          </table:table-cell>
          <table:table-cell office:value-type="float" office:value="-929" calcext:value-type="float">
            <text:p>-929</text:p>
          </table:table-cell>
          <table:table-cell office:value-type="string" calcext:value-type="string">
            <text:p>FFFFFC5F</text:p>
          </table:table-cell>
          <table:table-cell office:value-type="float" office:value="1114.8081" calcext:value-type="float">
            <text:p>1114.808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3555.55566" calcext:value-type="float">
            <text:p>3555.55566</text:p>
          </table:table-cell>
          <table:table-cell office:value-type="float" office:value="-925" calcext:value-type="float">
            <text:p>-925</text:p>
          </table:table-cell>
          <table:table-cell office:value-type="string" calcext:value-type="string">
            <text:p>FFFFFC63</text:p>
          </table:table-cell>
          <table:table-cell office:value-type="float" office:value="954.94976" calcext:value-type="float">
            <text:p>954.9497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office:value-type="float" office:value="3587.58764" calcext:value-type="float">
            <text:p>3587.58764</text:p>
          </table:table-cell>
          <table:table-cell office:value-type="float" office:value="-923" calcext:value-type="float">
            <text:p>-923</text:p>
          </table:table-cell>
          <table:table-cell office:value-type="string" calcext:value-type="string">
            <text:p>FFFFFC65</text:p>
          </table:table-cell>
          <table:table-cell office:value-type="float" office:value="1025.42932" calcext:value-type="float">
            <text:p>1025.4293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3" calcext:value-type="float">
            <text:p>113</text:p>
          </table:table-cell>
          <table:table-cell office:value-type="float" office:value="3619.61962" calcext:value-type="float">
            <text:p>3619.61962</text:p>
          </table:table-cell>
          <table:table-cell office:value-type="float" office:value="-922" calcext:value-type="float">
            <text:p>-922</text:p>
          </table:table-cell>
          <table:table-cell office:value-type="string" calcext:value-type="string">
            <text:p>FFFFFC66</text:p>
          </table:table-cell>
          <table:table-cell office:value-type="float" office:value="1029.39086" calcext:value-type="float">
            <text:p>1029.3908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 office:value-type="float" office:value="3651.65161" calcext:value-type="float">
            <text:p>3651.65161</text:p>
          </table:table-cell>
          <table:table-cell office:value-type="float" office:value="-921" calcext:value-type="float">
            <text:p>-921</text:p>
          </table:table-cell>
          <table:table-cell office:value-type="string" calcext:value-type="string">
            <text:p>FFFFFC67</text:p>
          </table:table-cell>
          <table:table-cell office:value-type="float" office:value="986.64801" calcext:value-type="float">
            <text:p>986.6480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office:value-type="float" office:value="3683.68359" calcext:value-type="float">
            <text:p>3683.68359</text:p>
          </table:table-cell>
          <table:table-cell office:value-type="float" office:value="-920" calcext:value-type="float">
            <text:p>-920</text:p>
          </table:table-cell>
          <table:table-cell office:value-type="string" calcext:value-type="string">
            <text:p>FFFFFC68</text:p>
          </table:table-cell>
          <table:table-cell office:value-type="float" office:value="951.86175" calcext:value-type="float">
            <text:p>951.8617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6" calcext:value-type="float">
            <text:p>116</text:p>
          </table:table-cell>
          <table:table-cell office:value-type="float" office:value="3715.71582" calcext:value-type="float">
            <text:p>3715.71582</text:p>
          </table:table-cell>
          <table:table-cell office:value-type="float" office:value="-920" calcext:value-type="float">
            <text:p>-920</text:p>
          </table:table-cell>
          <table:table-cell office:value-type="string" calcext:value-type="string">
            <text:p>FFFFFC68</text:p>
          </table:table-cell>
          <table:table-cell office:value-type="float" office:value="961.4793" calcext:value-type="float">
            <text:p>961.479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7" calcext:value-type="float">
            <text:p>117</text:p>
          </table:table-cell>
          <table:table-cell office:value-type="float" office:value="3747.7478" calcext:value-type="float">
            <text:p>3747.7478</text:p>
          </table:table-cell>
          <table:table-cell office:value-type="float" office:value="-921" calcext:value-type="float">
            <text:p>-921</text:p>
          </table:table-cell>
          <table:table-cell office:value-type="string" calcext:value-type="string">
            <text:p>FFFFFC67</text:p>
          </table:table-cell>
          <table:table-cell office:value-type="float" office:value="938.4544" calcext:value-type="float">
            <text:p>938.454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8" calcext:value-type="float">
            <text:p>118</text:p>
          </table:table-cell>
          <table:table-cell office:value-type="float" office:value="3779.77978" calcext:value-type="float">
            <text:p>3779.77978</text:p>
          </table:table-cell>
          <table:table-cell office:value-type="float" office:value="-921" calcext:value-type="float">
            <text:p>-921</text:p>
          </table:table-cell>
          <table:table-cell office:value-type="string" calcext:value-type="string">
            <text:p>FFFFFC67</text:p>
          </table:table-cell>
          <table:table-cell office:value-type="float" office:value="904.56146" calcext:value-type="float">
            <text:p>904.5614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office:value-type="float" office:value="3811.81176" calcext:value-type="float">
            <text:p>3811.81176</text:p>
          </table:table-cell>
          <table:table-cell office:value-type="float" office:value="-922" calcext:value-type="float">
            <text:p>-922</text:p>
          </table:table-cell>
          <table:table-cell office:value-type="string" calcext:value-type="string">
            <text:p>FFFFFC66</text:p>
          </table:table-cell>
          <table:table-cell office:value-type="float" office:value="969.78607" calcext:value-type="float">
            <text:p>969.7860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0" calcext:value-type="float">
            <text:p>120</text:p>
          </table:table-cell>
          <table:table-cell office:value-type="float" office:value="3843.84375" calcext:value-type="float">
            <text:p>3843.84375</text:p>
          </table:table-cell>
          <table:table-cell office:value-type="float" office:value="-925" calcext:value-type="float">
            <text:p>-925</text:p>
          </table:table-cell>
          <table:table-cell office:value-type="string" calcext:value-type="string">
            <text:p>FFFFFC63</text:p>
          </table:table-cell>
          <table:table-cell office:value-type="float" office:value="1031.69201" calcext:value-type="float">
            <text:p>1031.692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1" calcext:value-type="float">
            <text:p>121</text:p>
          </table:table-cell>
          <table:table-cell office:value-type="float" office:value="3875.87597" calcext:value-type="float">
            <text:p>3875.87597</text:p>
          </table:table-cell>
          <table:table-cell office:value-type="float" office:value="-927" calcext:value-type="float">
            <text:p>-927</text:p>
          </table:table-cell>
          <table:table-cell office:value-type="string" calcext:value-type="string">
            <text:p>FFFFFC61</text:p>
          </table:table-cell>
          <table:table-cell office:value-type="float" office:value="988.89508" calcext:value-type="float">
            <text:p>988.8950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2" calcext:value-type="float">
            <text:p>122</text:p>
          </table:table-cell>
          <table:table-cell office:value-type="float" office:value="3907.90795" calcext:value-type="float">
            <text:p>3907.90795</text:p>
          </table:table-cell>
          <table:table-cell office:value-type="float" office:value="-931" calcext:value-type="float">
            <text:p>-931</text:p>
          </table:table-cell>
          <table:table-cell office:value-type="string" calcext:value-type="string">
            <text:p>FFFFFC5D</text:p>
          </table:table-cell>
          <table:table-cell office:value-type="float" office:value="1090.29528" calcext:value-type="float">
            <text:p>1090.2952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3" calcext:value-type="float">
            <text:p>123</text:p>
          </table:table-cell>
          <table:table-cell office:value-type="float" office:value="3939.93994" calcext:value-type="float">
            <text:p>3939.93994</text:p>
          </table:table-cell>
          <table:table-cell office:value-type="float" office:value="-938" calcext:value-type="float">
            <text:p>-938</text:p>
          </table:table-cell>
          <table:table-cell office:value-type="string" calcext:value-type="string">
            <text:p>FFFFFC56</text:p>
          </table:table-cell>
          <table:table-cell office:value-type="float" office:value="1005.53564" calcext:value-type="float">
            <text:p>1005.5356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4" calcext:value-type="float">
            <text:p>124</text:p>
          </table:table-cell>
          <table:table-cell office:value-type="float" office:value="3971.97192" calcext:value-type="float">
            <text:p>3971.97192</text:p>
          </table:table-cell>
          <table:table-cell office:value-type="float" office:value="-943" calcext:value-type="float">
            <text:p>-943</text:p>
          </table:table-cell>
          <table:table-cell office:value-type="string" calcext:value-type="string">
            <text:p>FFFFFC51</text:p>
          </table:table-cell>
          <table:table-cell office:value-type="float" office:value="1152.65588" calcext:value-type="float">
            <text:p>1152.6558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5" calcext:value-type="float">
            <text:p>125</text:p>
          </table:table-cell>
          <table:table-cell office:value-type="float" office:value="4004.0039" calcext:value-type="float">
            <text:p>4004.0039</text:p>
          </table:table-cell>
          <table:table-cell office:value-type="float" office:value="-947" calcext:value-type="float">
            <text:p>-947</text:p>
          </table:table-cell>
          <table:table-cell office:value-type="string" calcext:value-type="string">
            <text:p>FFFFFC4D</text:p>
          </table:table-cell>
          <table:table-cell office:value-type="float" office:value="994.92358" calcext:value-type="float">
            <text:p>994.9235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6" calcext:value-type="float">
            <text:p>126</text:p>
          </table:table-cell>
          <table:table-cell office:value-type="float" office:value="4036.03613" calcext:value-type="float">
            <text:p>4036.03613</text:p>
          </table:table-cell>
          <table:table-cell office:value-type="float" office:value="-952" calcext:value-type="float">
            <text:p>-952</text:p>
          </table:table-cell>
          <table:table-cell office:value-type="string" calcext:value-type="string">
            <text:p>FFFFFC48</text:p>
          </table:table-cell>
          <table:table-cell office:value-type="float" office:value="1043.50781" calcext:value-type="float">
            <text:p>1043.5078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4068.06811" calcext:value-type="float">
            <text:p>4068.06811</text:p>
          </table:table-cell>
          <table:table-cell office:value-type="float" office:value="-958" calcext:value-type="float">
            <text:p>-958</text:p>
          </table:table-cell>
          <table:table-cell office:value-type="string" calcext:value-type="string">
            <text:p>FFFFFC42</text:p>
          </table:table-cell>
          <table:table-cell office:value-type="float" office:value="985.02893" calcext:value-type="float">
            <text:p>985.0289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8" calcext:value-type="float">
            <text:p>128</text:p>
          </table:table-cell>
          <table:table-cell office:value-type="float" office:value="4100.10009" calcext:value-type="float">
            <text:p>4100.10009</text:p>
          </table:table-cell>
          <table:table-cell office:value-type="float" office:value="-964" calcext:value-type="float">
            <text:p>-964</text:p>
          </table:table-cell>
          <table:table-cell office:value-type="string" calcext:value-type="string">
            <text:p>FFFFFC3C</text:p>
          </table:table-cell>
          <table:table-cell office:value-type="float" office:value="1003.97412" calcext:value-type="float">
            <text:p>1003.9741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9" calcext:value-type="float">
            <text:p>129</text:p>
          </table:table-cell>
          <table:table-cell office:value-type="float" office:value="4132.13232" calcext:value-type="float">
            <text:p>4132.13232</text:p>
          </table:table-cell>
          <table:table-cell office:value-type="float" office:value="-971" calcext:value-type="float">
            <text:p>-971</text:p>
          </table:table-cell>
          <table:table-cell office:value-type="string" calcext:value-type="string">
            <text:p>FFFFFC35</text:p>
          </table:table-cell>
          <table:table-cell office:value-type="float" office:value="990.1098" calcext:value-type="float">
            <text:p>990.109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0" calcext:value-type="float">
            <text:p>130</text:p>
          </table:table-cell>
          <table:table-cell office:value-type="float" office:value="4164.16406" calcext:value-type="float">
            <text:p>4164.16406</text:p>
          </table:table-cell>
          <table:table-cell office:value-type="float" office:value="-978" calcext:value-type="float">
            <text:p>-978</text:p>
          </table:table-cell>
          <table:table-cell office:value-type="string" calcext:value-type="string">
            <text:p>FFFFFC2E</text:p>
          </table:table-cell>
          <table:table-cell office:value-type="float" office:value="941.7293" calcext:value-type="float">
            <text:p>941.729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1" calcext:value-type="float">
            <text:p>131</text:p>
          </table:table-cell>
          <table:table-cell office:value-type="float" office:value="4196.19628" calcext:value-type="float">
            <text:p>4196.19628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FFFFFC28</text:p>
          </table:table-cell>
          <table:table-cell office:value-type="float" office:value="946.82592" calcext:value-type="float">
            <text:p>946.8259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2" calcext:value-type="float">
            <text:p>132</text:p>
          </table:table-cell>
          <table:table-cell office:value-type="float" office:value="4228.22802" calcext:value-type="float">
            <text:p>4228.22802</text:p>
          </table:table-cell>
          <table:table-cell office:value-type="float" office:value="-990" calcext:value-type="float">
            <text:p>-990</text:p>
          </table:table-cell>
          <table:table-cell office:value-type="string" calcext:value-type="string">
            <text:p>FFFFFC22</text:p>
          </table:table-cell>
          <table:table-cell office:value-type="float" office:value="948.91094" calcext:value-type="float">
            <text:p>948.9109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3" calcext:value-type="float">
            <text:p>133</text:p>
          </table:table-cell>
          <table:table-cell office:value-type="float" office:value="4260.26025" calcext:value-type="float">
            <text:p>4260.26025</text:p>
          </table:table-cell>
          <table:table-cell office:value-type="float" office:value="-995" calcext:value-type="float">
            <text:p>-995</text:p>
          </table:table-cell>
          <table:table-cell office:value-type="string" calcext:value-type="string">
            <text:p>FFFFFC1D</text:p>
          </table:table-cell>
          <table:table-cell office:value-type="float" office:value="954.65405" calcext:value-type="float">
            <text:p>954.6540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4" calcext:value-type="float">
            <text:p>134</text:p>
          </table:table-cell>
          <table:table-cell office:value-type="float" office:value="4292.29248" calcext:value-type="float">
            <text:p>4292.29248</text:p>
          </table:table-cell>
          <table:table-cell office:value-type="float" office:value="-1002" calcext:value-type="float">
            <text:p>-1002</text:p>
          </table:table-cell>
          <table:table-cell office:value-type="string" calcext:value-type="string">
            <text:p>FFFFFC16</text:p>
          </table:table-cell>
          <table:table-cell office:value-type="float" office:value="990.14703" calcext:value-type="float">
            <text:p>990.1470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5" calcext:value-type="float">
            <text:p>135</text:p>
          </table:table-cell>
          <table:table-cell office:value-type="float" office:value="4324.32421" calcext:value-type="float">
            <text:p>4324.32421</text:p>
          </table:table-cell>
          <table:table-cell office:value-type="float" office:value="-1009" calcext:value-type="float">
            <text:p>-1009</text:p>
          </table:table-cell>
          <table:table-cell office:value-type="string" calcext:value-type="string">
            <text:p>FFFFFC0F</text:p>
          </table:table-cell>
          <table:table-cell office:value-type="float" office:value="1106.8684" calcext:value-type="float">
            <text:p>1106.868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6" calcext:value-type="float">
            <text:p>136</text:p>
          </table:table-cell>
          <table:table-cell office:value-type="float" office:value="4356.35644" calcext:value-type="float">
            <text:p>4356.35644</text:p>
          </table:table-cell>
          <table:table-cell office:value-type="float" office:value="-1014" calcext:value-type="float">
            <text:p>-1014</text:p>
          </table:table-cell>
          <table:table-cell office:value-type="string" calcext:value-type="string">
            <text:p>FFFFFC0A</text:p>
          </table:table-cell>
          <table:table-cell office:value-type="float" office:value="996.34729" calcext:value-type="float">
            <text:p>996.347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7" calcext:value-type="float">
            <text:p>137</text:p>
          </table:table-cell>
          <table:table-cell office:value-type="float" office:value="4388.38818" calcext:value-type="float">
            <text:p>4388.38818</text:p>
          </table:table-cell>
          <table:table-cell office:value-type="float" office:value="-1018" calcext:value-type="float">
            <text:p>-1018</text:p>
          </table:table-cell>
          <table:table-cell office:value-type="string" calcext:value-type="string">
            <text:p>FFFFFC06</text:p>
          </table:table-cell>
          <table:table-cell office:value-type="float" office:value="1044.65832" calcext:value-type="float">
            <text:p>1044.6583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8" calcext:value-type="float">
            <text:p>138</text:p>
          </table:table-cell>
          <table:table-cell office:value-type="float" office:value="4420.42041" calcext:value-type="float">
            <text:p>4420.42041</text:p>
          </table:table-cell>
          <table:table-cell office:value-type="float" office:value="-1022" calcext:value-type="float">
            <text:p>-1022</text:p>
          </table:table-cell>
          <table:table-cell office:value-type="string" calcext:value-type="string">
            <text:p>FFFFFC02</text:p>
          </table:table-cell>
          <table:table-cell office:value-type="float" office:value="1120.12939" calcext:value-type="float">
            <text:p>1120.1293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9" calcext:value-type="float">
            <text:p>139</text:p>
          </table:table-cell>
          <table:table-cell office:value-type="float" office:value="4452.45263" calcext:value-type="float">
            <text:p>4452.45263</text:p>
          </table:table-cell>
          <table:table-cell office:value-type="float" office:value="-1026" calcext:value-type="float">
            <text:p>-1026</text:p>
          </table:table-cell>
          <table:table-cell office:value-type="string" calcext:value-type="string">
            <text:p>FFFFFBFE</text:p>
          </table:table-cell>
          <table:table-cell office:value-type="float" office:value="992.77227" calcext:value-type="float">
            <text:p>992.7722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0" calcext:value-type="float">
            <text:p>140</text:p>
          </table:table-cell>
          <table:table-cell office:value-type="float" office:value="4484.48437" calcext:value-type="float">
            <text:p>4484.48437</text:p>
          </table:table-cell>
          <table:table-cell office:value-type="float" office:value="-1031" calcext:value-type="float">
            <text:p>-1031</text:p>
          </table:table-cell>
          <table:table-cell office:value-type="string" calcext:value-type="string">
            <text:p>FFFFFBF9</text:p>
          </table:table-cell>
          <table:table-cell office:value-type="float" office:value="987.27862" calcext:value-type="float">
            <text:p>987.2786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1" calcext:value-type="float">
            <text:p>141</text:p>
          </table:table-cell>
          <table:table-cell office:value-type="float" office:value="4516.5166" calcext:value-type="float">
            <text:p>4516.5166</text:p>
          </table:table-cell>
          <table:table-cell office:value-type="float" office:value="-1037" calcext:value-type="float">
            <text:p>-1037</text:p>
          </table:table-cell>
          <table:table-cell office:value-type="string" calcext:value-type="string">
            <text:p>FFFFFBF3</text:p>
          </table:table-cell>
          <table:table-cell office:value-type="float" office:value="1056.84082" calcext:value-type="float">
            <text:p>1056.8408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2" calcext:value-type="float">
            <text:p>142</text:p>
          </table:table-cell>
          <table:table-cell office:value-type="float" office:value="4548.54833" calcext:value-type="float">
            <text:p>4548.54833</text:p>
          </table:table-cell>
          <table:table-cell office:value-type="float" office:value="-1042" calcext:value-type="float">
            <text:p>-1042</text:p>
          </table:table-cell>
          <table:table-cell office:value-type="string" calcext:value-type="string">
            <text:p>FFFFFBEE</text:p>
          </table:table-cell>
          <table:table-cell office:value-type="float" office:value="1037.13708" calcext:value-type="float">
            <text:p>1037.1370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3" calcext:value-type="float">
            <text:p>143</text:p>
          </table:table-cell>
          <table:table-cell office:value-type="float" office:value="4580.58056" calcext:value-type="float">
            <text:p>4580.58056</text:p>
          </table:table-cell>
          <table:table-cell office:value-type="float" office:value="-1043" calcext:value-type="float">
            <text:p>-1043</text:p>
          </table:table-cell>
          <table:table-cell office:value-type="string" calcext:value-type="string">
            <text:p>FFFFFBED</text:p>
          </table:table-cell>
          <table:table-cell office:value-type="float" office:value="969.88189" calcext:value-type="float">
            <text:p>969.8818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" calcext:value-type="float">
            <text:p>144</text:p>
          </table:table-cell>
          <table:table-cell office:value-type="float" office:value="4612.61279" calcext:value-type="float">
            <text:p>4612.61279</text:p>
          </table:table-cell>
          <table:table-cell office:value-type="float" office:value="-1044" calcext:value-type="float">
            <text:p>-1044</text:p>
          </table:table-cell>
          <table:table-cell office:value-type="string" calcext:value-type="string">
            <text:p>FFFFFBEC</text:p>
          </table:table-cell>
          <table:table-cell office:value-type="float" office:value="961.85766" calcext:value-type="float">
            <text:p>961.8576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" calcext:value-type="float">
            <text:p>145</text:p>
          </table:table-cell>
          <table:table-cell office:value-type="float" office:value="4644.64453" calcext:value-type="float">
            <text:p>4644.64453</text:p>
          </table:table-cell>
          <table:table-cell office:value-type="float" office:value="-1047" calcext:value-type="float">
            <text:p>-1047</text:p>
          </table:table-cell>
          <table:table-cell office:value-type="string" calcext:value-type="string">
            <text:p>FFFFFBE9</text:p>
          </table:table-cell>
          <table:table-cell office:value-type="float" office:value="960.38989" calcext:value-type="float">
            <text:p>960.3898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6" calcext:value-type="float">
            <text:p>146</text:p>
          </table:table-cell>
          <table:table-cell office:value-type="float" office:value="4676.67675" calcext:value-type="float">
            <text:p>4676.67675</text:p>
          </table:table-cell>
          <table:table-cell office:value-type="float" office:value="-1051" calcext:value-type="float">
            <text:p>-1051</text:p>
          </table:table-cell>
          <table:table-cell office:value-type="string" calcext:value-type="string">
            <text:p>FFFFFBE5</text:p>
          </table:table-cell>
          <table:table-cell office:value-type="float" office:value="976.63085" calcext:value-type="float">
            <text:p>976.6308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7" calcext:value-type="float">
            <text:p>147</text:p>
          </table:table-cell>
          <table:table-cell office:value-type="float" office:value="4708.70849" calcext:value-type="float">
            <text:p>4708.70849</text:p>
          </table:table-cell>
          <table:table-cell office:value-type="float" office:value="-1054" calcext:value-type="float">
            <text:p>-1054</text:p>
          </table:table-cell>
          <table:table-cell office:value-type="string" calcext:value-type="string">
            <text:p>FFFFFBE2</text:p>
          </table:table-cell>
          <table:table-cell office:value-type="float" office:value="973.03509" calcext:value-type="float">
            <text:p>973.0350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8" calcext:value-type="float">
            <text:p>148</text:p>
          </table:table-cell>
          <table:table-cell office:value-type="float" office:value="4740.74072" calcext:value-type="float">
            <text:p>4740.74072</text:p>
          </table:table-cell>
          <table:table-cell office:value-type="float" office:value="-1056" calcext:value-type="float">
            <text:p>-1056</text:p>
          </table:table-cell>
          <table:table-cell office:value-type="string" calcext:value-type="string">
            <text:p>FFFFFBE0</text:p>
          </table:table-cell>
          <table:table-cell office:value-type="float" office:value="1030.54394" calcext:value-type="float">
            <text:p>1030.5439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9" calcext:value-type="float">
            <text:p>149</text:p>
          </table:table-cell>
          <table:table-cell office:value-type="float" office:value="4772.77294" calcext:value-type="float">
            <text:p>4772.77294</text:p>
          </table:table-cell>
          <table:table-cell office:value-type="float" office:value="-1058" calcext:value-type="float">
            <text:p>-1058</text:p>
          </table:table-cell>
          <table:table-cell office:value-type="string" calcext:value-type="string">
            <text:p>FFFFFBDE</text:p>
          </table:table-cell>
          <table:table-cell office:value-type="float" office:value="958.03961" calcext:value-type="float">
            <text:p>958.0396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0" calcext:value-type="float">
            <text:p>150</text:p>
          </table:table-cell>
          <table:table-cell office:value-type="float" office:value="4804.80468" calcext:value-type="float">
            <text:p>4804.80468</text:p>
          </table:table-cell>
          <table:table-cell office:value-type="float" office:value="-1060" calcext:value-type="float">
            <text:p>-1060</text:p>
          </table:table-cell>
          <table:table-cell office:value-type="string" calcext:value-type="string">
            <text:p>FFFFFBDC</text:p>
          </table:table-cell>
          <table:table-cell office:value-type="float" office:value="1017.7987" calcext:value-type="float">
            <text:p>1017.798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1" calcext:value-type="float">
            <text:p>151</text:p>
          </table:table-cell>
          <table:table-cell office:value-type="float" office:value="4836.83691" calcext:value-type="float">
            <text:p>4836.83691</text:p>
          </table:table-cell>
          <table:table-cell office:value-type="float" office:value="-1060" calcext:value-type="float">
            <text:p>-1060</text:p>
          </table:table-cell>
          <table:table-cell office:value-type="string" calcext:value-type="string">
            <text:p>FFFFFBDC</text:p>
          </table:table-cell>
          <table:table-cell office:value-type="float" office:value="1152.14355" calcext:value-type="float">
            <text:p>1152.1435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2" calcext:value-type="float">
            <text:p>152</text:p>
          </table:table-cell>
          <table:table-cell office:value-type="float" office:value="4868.86865" calcext:value-type="float">
            <text:p>4868.86865</text:p>
          </table:table-cell>
          <table:table-cell office:value-type="float" office:value="-1060" calcext:value-type="float">
            <text:p>-1060</text:p>
          </table:table-cell>
          <table:table-cell office:value-type="string" calcext:value-type="string">
            <text:p>FFFFFBDC</text:p>
          </table:table-cell>
          <table:table-cell office:value-type="float" office:value="1139.10498" calcext:value-type="float">
            <text:p>1139.1049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3" calcext:value-type="float">
            <text:p>153</text:p>
          </table:table-cell>
          <table:table-cell office:value-type="float" office:value="4900.90087" calcext:value-type="float">
            <text:p>4900.90087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FFFFFBDA</text:p>
          </table:table-cell>
          <table:table-cell office:value-type="float" office:value="1099.73498" calcext:value-type="float">
            <text:p>1099.7349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4" calcext:value-type="float">
            <text:p>154</text:p>
          </table:table-cell>
          <table:table-cell office:value-type="float" office:value="4932.9331" calcext:value-type="float">
            <text:p>4932.9331</text:p>
          </table:table-cell>
          <table:table-cell office:value-type="float" office:value="-1063" calcext:value-type="float">
            <text:p>-1063</text:p>
          </table:table-cell>
          <table:table-cell office:value-type="string" calcext:value-type="string">
            <text:p>FFFFFBD9</text:p>
          </table:table-cell>
          <table:table-cell office:value-type="float" office:value="1090.20202" calcext:value-type="float">
            <text:p>1090.2020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5" calcext:value-type="float">
            <text:p>155</text:p>
          </table:table-cell>
          <table:table-cell office:value-type="float" office:value="4964.96484" calcext:value-type="float">
            <text:p>4964.96484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FFFFFBDA</text:p>
          </table:table-cell>
          <table:table-cell office:value-type="float" office:value="1122.48376" calcext:value-type="float">
            <text:p>1122.4837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6" calcext:value-type="float">
            <text:p>156</text:p>
          </table:table-cell>
          <table:table-cell office:value-type="float" office:value="4996.99707" calcext:value-type="float">
            <text:p>4996.99707</text:p>
          </table:table-cell>
          <table:table-cell office:value-type="float" office:value="-1061" calcext:value-type="float">
            <text:p>-1061</text:p>
          </table:table-cell>
          <table:table-cell office:value-type="string" calcext:value-type="string">
            <text:p>FFFFFBDB</text:p>
          </table:table-cell>
          <table:table-cell office:value-type="float" office:value="1051.46789" calcext:value-type="float">
            <text:p>1051.4678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7" calcext:value-type="float">
            <text:p>157</text:p>
          </table:table-cell>
          <table:table-cell office:value-type="float" office:value="5029.0288" calcext:value-type="float">
            <text:p>5029.0288</text:p>
          </table:table-cell>
          <table:table-cell office:value-type="float" office:value="-1058" calcext:value-type="float">
            <text:p>-1058</text:p>
          </table:table-cell>
          <table:table-cell office:value-type="string" calcext:value-type="string">
            <text:p>FFFFFBDE</text:p>
          </table:table-cell>
          <table:table-cell office:value-type="float" office:value="1015.20483" calcext:value-type="float">
            <text:p>1015.2048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8" calcext:value-type="float">
            <text:p>158</text:p>
          </table:table-cell>
          <table:table-cell office:value-type="float" office:value="5061.06103" calcext:value-type="float">
            <text:p>5061.06103</text:p>
          </table:table-cell>
          <table:table-cell office:value-type="float" office:value="-1054" calcext:value-type="float">
            <text:p>-1054</text:p>
          </table:table-cell>
          <table:table-cell office:value-type="string" calcext:value-type="string">
            <text:p>FFFFFBE2</text:p>
          </table:table-cell>
          <table:table-cell office:value-type="float" office:value="1031.50915" calcext:value-type="float">
            <text:p>1031.509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9" calcext:value-type="float">
            <text:p>159</text:p>
          </table:table-cell>
          <table:table-cell office:value-type="float" office:value="5093.09326" calcext:value-type="float">
            <text:p>5093.09326</text:p>
          </table:table-cell>
          <table:table-cell office:value-type="float" office:value="-1050" calcext:value-type="float">
            <text:p>-1050</text:p>
          </table:table-cell>
          <table:table-cell office:value-type="string" calcext:value-type="string">
            <text:p>FFFFFBE6</text:p>
          </table:table-cell>
          <table:table-cell office:value-type="float" office:value="990.60302" calcext:value-type="float">
            <text:p>990.6030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0" calcext:value-type="float">
            <text:p>160</text:p>
          </table:table-cell>
          <table:table-cell office:value-type="float" office:value="5125.125" calcext:value-type="float">
            <text:p>5125.125</text:p>
          </table:table-cell>
          <table:table-cell office:value-type="float" office:value="-1046" calcext:value-type="float">
            <text:p>-1046</text:p>
          </table:table-cell>
          <table:table-cell office:value-type="string" calcext:value-type="string">
            <text:p>FFFFFBEA</text:p>
          </table:table-cell>
          <table:table-cell office:value-type="float" office:value="961.36389" calcext:value-type="float">
            <text:p>961.3638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61" calcext:value-type="float">
            <text:p>161</text:p>
          </table:table-cell>
          <table:table-cell office:value-type="float" office:value="5157.15722" calcext:value-type="float">
            <text:p>5157.15722</text:p>
          </table:table-cell>
          <table:table-cell office:value-type="float" office:value="-1043" calcext:value-type="float">
            <text:p>-1043</text:p>
          </table:table-cell>
          <table:table-cell office:value-type="string" calcext:value-type="string">
            <text:p>FFFFFBED</text:p>
          </table:table-cell>
          <table:table-cell office:value-type="float" office:value="971.51409" calcext:value-type="float">
            <text:p>971.5140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2" calcext:value-type="float">
            <text:p>162</text:p>
          </table:table-cell>
          <table:table-cell office:value-type="float" office:value="5189.18896" calcext:value-type="float">
            <text:p>5189.18896</text:p>
          </table:table-cell>
          <table:table-cell office:value-type="float" office:value="-1039" calcext:value-type="float">
            <text:p>-1039</text:p>
          </table:table-cell>
          <table:table-cell office:value-type="string" calcext:value-type="string">
            <text:p>FFFFFBF1</text:p>
          </table:table-cell>
          <table:table-cell office:value-type="float" office:value="937.40197" calcext:value-type="float">
            <text:p>937.4019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63" calcext:value-type="float">
            <text:p>163</text:p>
          </table:table-cell>
          <table:table-cell office:value-type="float" office:value="5221.22119" calcext:value-type="float">
            <text:p>5221.22119</text:p>
          </table:table-cell>
          <table:table-cell office:value-type="float" office:value="-1034" calcext:value-type="float">
            <text:p>-1034</text:p>
          </table:table-cell>
          <table:table-cell office:value-type="string" calcext:value-type="string">
            <text:p>FFFFFBF6</text:p>
          </table:table-cell>
          <table:table-cell office:value-type="float" office:value="979.57415" calcext:value-type="float">
            <text:p>979.5741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64" calcext:value-type="float">
            <text:p>164</text:p>
          </table:table-cell>
          <table:table-cell office:value-type="float" office:value="5253.25341" calcext:value-type="float">
            <text:p>5253.25341</text:p>
          </table:table-cell>
          <table:table-cell office:value-type="float" office:value="-1028" calcext:value-type="float">
            <text:p>-1028</text:p>
          </table:table-cell>
          <table:table-cell office:value-type="string" calcext:value-type="string">
            <text:p>FFFFFBFC</text:p>
          </table:table-cell>
          <table:table-cell office:value-type="float" office:value="1046.16516" calcext:value-type="float">
            <text:p>1046.1651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5" calcext:value-type="float">
            <text:p>165</text:p>
          </table:table-cell>
          <table:table-cell office:value-type="float" office:value="5285.28515" calcext:value-type="float">
            <text:p>5285.28515</text:p>
          </table:table-cell>
          <table:table-cell office:value-type="float" office:value="-1022" calcext:value-type="float">
            <text:p>-1022</text:p>
          </table:table-cell>
          <table:table-cell office:value-type="string" calcext:value-type="string">
            <text:p>FFFFFC02</text:p>
          </table:table-cell>
          <table:table-cell office:value-type="float" office:value="992.34625" calcext:value-type="float">
            <text:p>992.3462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66" calcext:value-type="float">
            <text:p>166</text:p>
          </table:table-cell>
          <table:table-cell office:value-type="float" office:value="5317.31738" calcext:value-type="float">
            <text:p>5317.31738</text:p>
          </table:table-cell>
          <table:table-cell office:value-type="float" office:value="-1015" calcext:value-type="float">
            <text:p>-1015</text:p>
          </table:table-cell>
          <table:table-cell office:value-type="string" calcext:value-type="string">
            <text:p>FFFFFC09</text:p>
          </table:table-cell>
          <table:table-cell office:value-type="float" office:value="1036.75561" calcext:value-type="float">
            <text:p>1036.7556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" calcext:value-type="float">
            <text:p>167</text:p>
          </table:table-cell>
          <table:table-cell office:value-type="float" office:value="5349.34912" calcext:value-type="float">
            <text:p>5349.34912</text:p>
          </table:table-cell>
          <table:table-cell office:value-type="float" office:value="-1008" calcext:value-type="float">
            <text:p>-1008</text:p>
          </table:table-cell>
          <table:table-cell office:value-type="string" calcext:value-type="string">
            <text:p>FFFFFC10</text:p>
          </table:table-cell>
          <table:table-cell office:value-type="float" office:value="1047.62292" calcext:value-type="float">
            <text:p>1047.6229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68" calcext:value-type="float">
            <text:p>168</text:p>
          </table:table-cell>
          <table:table-cell office:value-type="float" office:value="5381.38134" calcext:value-type="float">
            <text:p>5381.38134</text:p>
          </table:table-cell>
          <table:table-cell office:value-type="float" office:value="-1003" calcext:value-type="float">
            <text:p>-1003</text:p>
          </table:table-cell>
          <table:table-cell office:value-type="string" calcext:value-type="string">
            <text:p>FFFFFC15</text:p>
          </table:table-cell>
          <table:table-cell office:value-type="float" office:value="1043.01623" calcext:value-type="float">
            <text:p>1043.0162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69" calcext:value-type="float">
            <text:p>169</text:p>
          </table:table-cell>
          <table:table-cell office:value-type="float" office:value="5413.41357" calcext:value-type="float">
            <text:p>5413.41357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FFFFFC18</text:p>
          </table:table-cell>
          <table:table-cell office:value-type="float" office:value="1050.13916" calcext:value-type="float">
            <text:p>1050.1391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70" calcext:value-type="float">
            <text:p>170</text:p>
          </table:table-cell>
          <table:table-cell office:value-type="float" office:value="5445.44531" calcext:value-type="float">
            <text:p>5445.44531</text:p>
          </table:table-cell>
          <table:table-cell office:value-type="float" office:value="-994" calcext:value-type="float">
            <text:p>-994</text:p>
          </table:table-cell>
          <table:table-cell office:value-type="string" calcext:value-type="string">
            <text:p>FFFFFC1E</text:p>
          </table:table-cell>
          <table:table-cell office:value-type="float" office:value="1028.49523" calcext:value-type="float">
            <text:p>1028.4952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1" calcext:value-type="float">
            <text:p>171</text:p>
          </table:table-cell>
          <table:table-cell office:value-type="float" office:value="5477.47753" calcext:value-type="float">
            <text:p>5477.47753</text:p>
          </table:table-cell>
          <table:table-cell office:value-type="float" office:value="-987" calcext:value-type="float">
            <text:p>-987</text:p>
          </table:table-cell>
          <table:table-cell office:value-type="string" calcext:value-type="string">
            <text:p>FFFFFC25</text:p>
          </table:table-cell>
          <table:table-cell office:value-type="float" office:value="996.85925" calcext:value-type="float">
            <text:p>996.8592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72" calcext:value-type="float">
            <text:p>172</text:p>
          </table:table-cell>
          <table:table-cell office:value-type="float" office:value="5509.50927" calcext:value-type="float">
            <text:p>5509.50927</text:p>
          </table:table-cell>
          <table:table-cell office:value-type="float" office:value="-981" calcext:value-type="float">
            <text:p>-981</text:p>
          </table:table-cell>
          <table:table-cell office:value-type="string" calcext:value-type="string">
            <text:p>FFFFFC2B</text:p>
          </table:table-cell>
          <table:table-cell office:value-type="float" office:value="1014.46252" calcext:value-type="float">
            <text:p>1014.4625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73" calcext:value-type="float">
            <text:p>173</text:p>
          </table:table-cell>
          <table:table-cell office:value-type="float" office:value="5541.5415" calcext:value-type="float">
            <text:p>5541.5415</text:p>
          </table:table-cell>
          <table:table-cell office:value-type="float" office:value="-977" calcext:value-type="float">
            <text:p>-977</text:p>
          </table:table-cell>
          <table:table-cell office:value-type="string" calcext:value-type="string">
            <text:p>FFFFFC2F</text:p>
          </table:table-cell>
          <table:table-cell office:value-type="float" office:value="983.50781" calcext:value-type="float">
            <text:p>983.5078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4" calcext:value-type="float">
            <text:p>174</text:p>
          </table:table-cell>
          <table:table-cell office:value-type="float" office:value="5573.57373" calcext:value-type="float">
            <text:p>5573.57373</text:p>
          </table:table-cell>
          <table:table-cell office:value-type="float" office:value="-973" calcext:value-type="float">
            <text:p>-973</text:p>
          </table:table-cell>
          <table:table-cell office:value-type="string" calcext:value-type="string">
            <text:p>FFFFFC33</text:p>
          </table:table-cell>
          <table:table-cell office:value-type="float" office:value="963.9602" calcext:value-type="float">
            <text:p>963.960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5" calcext:value-type="float">
            <text:p>175</text:p>
          </table:table-cell>
          <table:table-cell office:value-type="float" office:value="5605.60546" calcext:value-type="float">
            <text:p>5605.60546</text:p>
          </table:table-cell>
          <table:table-cell office:value-type="float" office:value="-969" calcext:value-type="float">
            <text:p>-969</text:p>
          </table:table-cell>
          <table:table-cell office:value-type="string" calcext:value-type="string">
            <text:p>FFFFFC37</text:p>
          </table:table-cell>
          <table:table-cell office:value-type="float" office:value="994.25701" calcext:value-type="float">
            <text:p>994.2570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76" calcext:value-type="float">
            <text:p>176</text:p>
          </table:table-cell>
          <table:table-cell office:value-type="float" office:value="5637.63769" calcext:value-type="float">
            <text:p>5637.63769</text:p>
          </table:table-cell>
          <table:table-cell office:value-type="float" office:value="-965" calcext:value-type="float">
            <text:p>-965</text:p>
          </table:table-cell>
          <table:table-cell office:value-type="string" calcext:value-type="string">
            <text:p>FFFFFC3B</text:p>
          </table:table-cell>
          <table:table-cell office:value-type="float" office:value="1035.81787" calcext:value-type="float">
            <text:p>1035.8178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7" calcext:value-type="float">
            <text:p>177</text:p>
          </table:table-cell>
          <table:table-cell office:value-type="float" office:value="5669.66943" calcext:value-type="float">
            <text:p>5669.66943</text:p>
          </table:table-cell>
          <table:table-cell office:value-type="float" office:value="-959" calcext:value-type="float">
            <text:p>-959</text:p>
          </table:table-cell>
          <table:table-cell office:value-type="string" calcext:value-type="string">
            <text:p>FFFFFC41</text:p>
          </table:table-cell>
          <table:table-cell office:value-type="float" office:value="1045.20837" calcext:value-type="float">
            <text:p>1045.2083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78" calcext:value-type="float">
            <text:p>178</text:p>
          </table:table-cell>
          <table:table-cell office:value-type="float" office:value="5701.70166" calcext:value-type="float">
            <text:p>5701.70166</text:p>
          </table:table-cell>
          <table:table-cell office:value-type="float" office:value="-952" calcext:value-type="float">
            <text:p>-952</text:p>
          </table:table-cell>
          <table:table-cell office:value-type="string" calcext:value-type="string">
            <text:p>FFFFFC48</text:p>
          </table:table-cell>
          <table:table-cell office:value-type="float" office:value="1019.50091" calcext:value-type="float">
            <text:p>1019.5009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79" calcext:value-type="float">
            <text:p>179</text:p>
          </table:table-cell>
          <table:table-cell office:value-type="float" office:value="5733.73388" calcext:value-type="float">
            <text:p>5733.73388</text:p>
          </table:table-cell>
          <table:table-cell office:value-type="float" office:value="-946" calcext:value-type="float">
            <text:p>-946</text:p>
          </table:table-cell>
          <table:table-cell office:value-type="string" calcext:value-type="string">
            <text:p>FFFFFC4E</text:p>
          </table:table-cell>
          <table:table-cell office:value-type="float" office:value="990.65234" calcext:value-type="float">
            <text:p>990.6523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80" calcext:value-type="float">
            <text:p>180</text:p>
          </table:table-cell>
          <table:table-cell office:value-type="float" office:value="5765.76562" calcext:value-type="float">
            <text:p>5765.76562</text:p>
          </table:table-cell>
          <table:table-cell office:value-type="float" office:value="-943" calcext:value-type="float">
            <text:p>-943</text:p>
          </table:table-cell>
          <table:table-cell office:value-type="string" calcext:value-type="string">
            <text:p>FFFFFC51</text:p>
          </table:table-cell>
          <table:table-cell office:value-type="float" office:value="1047.31652" calcext:value-type="float">
            <text:p>1047.3165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81" calcext:value-type="float">
            <text:p>181</text:p>
          </table:table-cell>
          <table:table-cell office:value-type="float" office:value="5797.79785" calcext:value-type="float">
            <text:p>5797.79785</text:p>
          </table:table-cell>
          <table:table-cell office:value-type="float" office:value="-940" calcext:value-type="float">
            <text:p>-940</text:p>
          </table:table-cell>
          <table:table-cell office:value-type="string" calcext:value-type="string">
            <text:p>FFFFFC54</text:p>
          </table:table-cell>
          <table:table-cell office:value-type="float" office:value="1045.42541" calcext:value-type="float">
            <text:p>1045.4254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2" calcext:value-type="float">
            <text:p>182</text:p>
          </table:table-cell>
          <table:table-cell office:value-type="float" office:value="5829.82958" calcext:value-type="float">
            <text:p>5829.82958</text:p>
          </table:table-cell>
          <table:table-cell office:value-type="float" office:value="-937" calcext:value-type="float">
            <text:p>-937</text:p>
          </table:table-cell>
          <table:table-cell office:value-type="string" calcext:value-type="string">
            <text:p>FFFFFC57</text:p>
          </table:table-cell>
          <table:table-cell office:value-type="float" office:value="1037.51416" calcext:value-type="float">
            <text:p>1037.5141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83" calcext:value-type="float">
            <text:p>183</text:p>
          </table:table-cell>
          <table:table-cell office:value-type="float" office:value="5861.86181" calcext:value-type="float">
            <text:p>5861.86181</text:p>
          </table:table-cell>
          <table:table-cell office:value-type="float" office:value="-935" calcext:value-type="float">
            <text:p>-935</text:p>
          </table:table-cell>
          <table:table-cell office:value-type="string" calcext:value-type="string">
            <text:p>FFFFFC59</text:p>
          </table:table-cell>
          <table:table-cell office:value-type="float" office:value="1034.60034" calcext:value-type="float">
            <text:p>1034.6003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84" calcext:value-type="float">
            <text:p>184</text:p>
          </table:table-cell>
          <table:table-cell office:value-type="float" office:value="5893.89404" calcext:value-type="float">
            <text:p>5893.89404</text:p>
          </table:table-cell>
          <table:table-cell office:value-type="float" office:value="-932" calcext:value-type="float">
            <text:p>-932</text:p>
          </table:table-cell>
          <table:table-cell office:value-type="string" calcext:value-type="string">
            <text:p>FFFFFC5C</text:p>
          </table:table-cell>
          <table:table-cell office:value-type="float" office:value="1003.66461" calcext:value-type="float">
            <text:p>1003.6646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85" calcext:value-type="float">
            <text:p>185</text:p>
          </table:table-cell>
          <table:table-cell office:value-type="float" office:value="5925.92578" calcext:value-type="float">
            <text:p>5925.92578</text:p>
          </table:table-cell>
          <table:table-cell office:value-type="float" office:value="-930" calcext:value-type="float">
            <text:p>-930</text:p>
          </table:table-cell>
          <table:table-cell office:value-type="string" calcext:value-type="string">
            <text:p>FFFFFC5E</text:p>
          </table:table-cell>
          <table:table-cell office:value-type="float" office:value="986.60534" calcext:value-type="float">
            <text:p>986.6053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86" calcext:value-type="float">
            <text:p>186</text:p>
          </table:table-cell>
          <table:table-cell office:value-type="float" office:value="5957.958" calcext:value-type="float">
            <text:p>5957.958</text:p>
          </table:table-cell>
          <table:table-cell office:value-type="float" office:value="-928" calcext:value-type="float">
            <text:p>-928</text:p>
          </table:table-cell>
          <table:table-cell office:value-type="string" calcext:value-type="string">
            <text:p>FFFFFC60</text:p>
          </table:table-cell>
          <table:table-cell office:value-type="float" office:value="994.18499" calcext:value-type="float">
            <text:p>994.1849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87" calcext:value-type="float">
            <text:p>187</text:p>
          </table:table-cell>
          <table:table-cell office:value-type="float" office:value="5989.98974" calcext:value-type="float">
            <text:p>5989.98974</text:p>
          </table:table-cell>
          <table:table-cell office:value-type="float" office:value="-927" calcext:value-type="float">
            <text:p>-927</text:p>
          </table:table-cell>
          <table:table-cell office:value-type="string" calcext:value-type="string">
            <text:p>FFFFFC61</text:p>
          </table:table-cell>
          <table:table-cell office:value-type="float" office:value="986.72753" calcext:value-type="float">
            <text:p>986.7275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88" calcext:value-type="float">
            <text:p>188</text:p>
          </table:table-cell>
          <table:table-cell office:value-type="float" office:value="6022.02197" calcext:value-type="float">
            <text:p>6022.02197</text:p>
          </table:table-cell>
          <table:table-cell office:value-type="float" office:value="-926" calcext:value-type="float">
            <text:p>-926</text:p>
          </table:table-cell>
          <table:table-cell office:value-type="string" calcext:value-type="string">
            <text:p>FFFFFC62</text:p>
          </table:table-cell>
          <table:table-cell office:value-type="float" office:value="982.18157" calcext:value-type="float">
            <text:p>982.1815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89" calcext:value-type="float">
            <text:p>189</text:p>
          </table:table-cell>
          <table:table-cell office:value-type="float" office:value="6054.05419" calcext:value-type="float">
            <text:p>6054.05419</text:p>
          </table:table-cell>
          <table:table-cell office:value-type="float" office:value="-926" calcext:value-type="float">
            <text:p>-926</text:p>
          </table:table-cell>
          <table:table-cell office:value-type="string" calcext:value-type="string">
            <text:p>FFFFFC62</text:p>
          </table:table-cell>
          <table:table-cell office:value-type="float" office:value="995.83819" calcext:value-type="float">
            <text:p>995.8381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90" calcext:value-type="float">
            <text:p>190</text:p>
          </table:table-cell>
          <table:table-cell office:value-type="float" office:value="6086.08593" calcext:value-type="float">
            <text:p>6086.08593</text:p>
          </table:table-cell>
          <table:table-cell office:value-type="float" office:value="-926" calcext:value-type="float">
            <text:p>-926</text:p>
          </table:table-cell>
          <table:table-cell office:value-type="string" calcext:value-type="string">
            <text:p>FFFFFC62</text:p>
          </table:table-cell>
          <table:table-cell office:value-type="float" office:value="1015.43597" calcext:value-type="float">
            <text:p>1015.4359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1" calcext:value-type="float">
            <text:p>191</text:p>
          </table:table-cell>
          <table:table-cell office:value-type="float" office:value="6118.11816" calcext:value-type="float">
            <text:p>6118.11816</text:p>
          </table:table-cell>
          <table:table-cell office:value-type="float" office:value="-926" calcext:value-type="float">
            <text:p>-926</text:p>
          </table:table-cell>
          <table:table-cell office:value-type="string" calcext:value-type="string">
            <text:p>FFFFFC62</text:p>
          </table:table-cell>
          <table:table-cell office:value-type="float" office:value="972.98974" calcext:value-type="float">
            <text:p>972.9897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92" calcext:value-type="float">
            <text:p>192</text:p>
          </table:table-cell>
          <table:table-cell office:value-type="float" office:value="6150.15039" calcext:value-type="float">
            <text:p>6150.15039</text:p>
          </table:table-cell>
          <table:table-cell office:value-type="float" office:value="-927" calcext:value-type="float">
            <text:p>-927</text:p>
          </table:table-cell>
          <table:table-cell office:value-type="string" calcext:value-type="string">
            <text:p>FFFFFC61</text:p>
          </table:table-cell>
          <table:table-cell office:value-type="float" office:value="1014.34466" calcext:value-type="float">
            <text:p>1014.3446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93" calcext:value-type="float">
            <text:p>193</text:p>
          </table:table-cell>
          <table:table-cell office:value-type="float" office:value="6182.18212" calcext:value-type="float">
            <text:p>6182.18212</text:p>
          </table:table-cell>
          <table:table-cell office:value-type="float" office:value="-930" calcext:value-type="float">
            <text:p>-930</text:p>
          </table:table-cell>
          <table:table-cell office:value-type="string" calcext:value-type="string">
            <text:p>FFFFFC5E</text:p>
          </table:table-cell>
          <table:table-cell office:value-type="float" office:value="1058.59875" calcext:value-type="float">
            <text:p>1058.5987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94" calcext:value-type="float">
            <text:p>194</text:p>
          </table:table-cell>
          <table:table-cell office:value-type="float" office:value="6214.21435" calcext:value-type="float">
            <text:p>6214.21435</text:p>
          </table:table-cell>
          <table:table-cell office:value-type="float" office:value="-933" calcext:value-type="float">
            <text:p>-933</text:p>
          </table:table-cell>
          <table:table-cell office:value-type="string" calcext:value-type="string">
            <text:p>FFFFFC5B</text:p>
          </table:table-cell>
          <table:table-cell office:value-type="float" office:value="1035.30541" calcext:value-type="float">
            <text:p>1035.3054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95" calcext:value-type="float">
            <text:p>195</text:p>
          </table:table-cell>
          <table:table-cell office:value-type="float" office:value="6246.24609" calcext:value-type="float">
            <text:p>6246.24609</text:p>
          </table:table-cell>
          <table:table-cell office:value-type="float" office:value="-939" calcext:value-type="float">
            <text:p>-939</text:p>
          </table:table-cell>
          <table:table-cell office:value-type="string" calcext:value-type="string">
            <text:p>FFFFFC55</text:p>
          </table:table-cell>
          <table:table-cell office:value-type="float" office:value="1036.49462" calcext:value-type="float">
            <text:p>1036.4946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96" calcext:value-type="float">
            <text:p>196</text:p>
          </table:table-cell>
          <table:table-cell office:value-type="float" office:value="6278.27832" calcext:value-type="float">
            <text:p>6278.27832</text:p>
          </table:table-cell>
          <table:table-cell office:value-type="float" office:value="-944" calcext:value-type="float">
            <text:p>-944</text:p>
          </table:table-cell>
          <table:table-cell office:value-type="string" calcext:value-type="string">
            <text:p>FFFFFC50</text:p>
          </table:table-cell>
          <table:table-cell office:value-type="float" office:value="1024.46057" calcext:value-type="float">
            <text:p>1024.4605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97" calcext:value-type="float">
            <text:p>197</text:p>
          </table:table-cell>
          <table:table-cell office:value-type="float" office:value="6310.31054" calcext:value-type="float">
            <text:p>6310.31054</text:p>
          </table:table-cell>
          <table:table-cell office:value-type="float" office:value="-949" calcext:value-type="float">
            <text:p>-949</text:p>
          </table:table-cell>
          <table:table-cell office:value-type="string" calcext:value-type="string">
            <text:p>FFFFFC4B</text:p>
          </table:table-cell>
          <table:table-cell office:value-type="float" office:value="1004.82714" calcext:value-type="float">
            <text:p>1004.8271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8" calcext:value-type="float">
            <text:p>198</text:p>
          </table:table-cell>
          <table:table-cell office:value-type="float" office:value="6342.34228" calcext:value-type="float">
            <text:p>6342.34228</text:p>
          </table:table-cell>
          <table:table-cell office:value-type="float" office:value="-954" calcext:value-type="float">
            <text:p>-954</text:p>
          </table:table-cell>
          <table:table-cell office:value-type="string" calcext:value-type="string">
            <text:p>FFFFFC46</text:p>
          </table:table-cell>
          <table:table-cell office:value-type="float" office:value="1002.78851" calcext:value-type="float">
            <text:p>1002.7885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9" calcext:value-type="float">
            <text:p>199</text:p>
          </table:table-cell>
          <table:table-cell office:value-type="float" office:value="6374.37451" calcext:value-type="float">
            <text:p>6374.37451</text:p>
          </table:table-cell>
          <table:table-cell office:value-type="float" office:value="-958" calcext:value-type="float">
            <text:p>-958</text:p>
          </table:table-cell>
          <table:table-cell office:value-type="string" calcext:value-type="string">
            <text:p>FFFFFC42</text:p>
          </table:table-cell>
          <table:table-cell office:value-type="float" office:value="996.95074" calcext:value-type="float">
            <text:p>996.9507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00" calcext:value-type="float">
            <text:p>200</text:p>
          </table:table-cell>
          <table:table-cell office:value-type="float" office:value="6406.40625" calcext:value-type="float">
            <text:p>6406.40625</text:p>
          </table:table-cell>
          <table:table-cell office:value-type="float" office:value="-962" calcext:value-type="float">
            <text:p>-962</text:p>
          </table:table-cell>
          <table:table-cell office:value-type="string" calcext:value-type="string">
            <text:p>FFFFFC3E</text:p>
          </table:table-cell>
          <table:table-cell office:value-type="float" office:value="985.47155" calcext:value-type="float">
            <text:p>985.4715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1" calcext:value-type="float">
            <text:p>201</text:p>
          </table:table-cell>
          <table:table-cell office:value-type="float" office:value="6438.43847" calcext:value-type="float">
            <text:p>6438.43847</text:p>
          </table:table-cell>
          <table:table-cell office:value-type="float" office:value="-968" calcext:value-type="float">
            <text:p>-968</text:p>
          </table:table-cell>
          <table:table-cell office:value-type="string" calcext:value-type="string">
            <text:p>FFFFFC38</text:p>
          </table:table-cell>
          <table:table-cell office:value-type="float" office:value="977.18908" calcext:value-type="float">
            <text:p>977.1890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2" calcext:value-type="float">
            <text:p>202</text:p>
          </table:table-cell>
          <table:table-cell office:value-type="float" office:value="6470.4707" calcext:value-type="float">
            <text:p>6470.4707</text:p>
          </table:table-cell>
          <table:table-cell office:value-type="float" office:value="-975" calcext:value-type="float">
            <text:p>-975</text:p>
          </table:table-cell>
          <table:table-cell office:value-type="string" calcext:value-type="string">
            <text:p>FFFFFC31</text:p>
          </table:table-cell>
          <table:table-cell office:value-type="float" office:value="1014.89752" calcext:value-type="float">
            <text:p>1014.8975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3" calcext:value-type="float">
            <text:p>203</text:p>
          </table:table-cell>
          <table:table-cell office:value-type="float" office:value="6502.50244" calcext:value-type="float">
            <text:p>6502.50244</text:p>
          </table:table-cell>
          <table:table-cell office:value-type="float" office:value="-982" calcext:value-type="float">
            <text:p>-982</text:p>
          </table:table-cell>
          <table:table-cell office:value-type="string" calcext:value-type="string">
            <text:p>FFFFFC2A</text:p>
          </table:table-cell>
          <table:table-cell office:value-type="float" office:value="938.87908" calcext:value-type="float">
            <text:p>938.8790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4" calcext:value-type="float">
            <text:p>204</text:p>
          </table:table-cell>
          <table:table-cell office:value-type="float" office:value="6534.53466" calcext:value-type="float">
            <text:p>6534.53466</text:p>
          </table:table-cell>
          <table:table-cell office:value-type="float" office:value="-989" calcext:value-type="float">
            <text:p>-989</text:p>
          </table:table-cell>
          <table:table-cell office:value-type="string" calcext:value-type="string">
            <text:p>FFFFFC23</text:p>
          </table:table-cell>
          <table:table-cell office:value-type="float" office:value="981.80407" calcext:value-type="float">
            <text:p>981.8040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05" calcext:value-type="float">
            <text:p>205</text:p>
          </table:table-cell>
          <table:table-cell office:value-type="float" office:value="6566.5664" calcext:value-type="float">
            <text:p>6566.5664</text:p>
          </table:table-cell>
          <table:table-cell office:value-type="float" office:value="-995" calcext:value-type="float">
            <text:p>-995</text:p>
          </table:table-cell>
          <table:table-cell office:value-type="string" calcext:value-type="string">
            <text:p>FFFFFC1D</text:p>
          </table:table-cell>
          <table:table-cell office:value-type="float" office:value="1007.86303" calcext:value-type="float">
            <text:p>1007.8630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06" calcext:value-type="float">
            <text:p>206</text:p>
          </table:table-cell>
          <table:table-cell office:value-type="float" office:value="6598.59863" calcext:value-type="float">
            <text:p>6598.59863</text:p>
          </table:table-cell>
          <table:table-cell office:value-type="float" office:value="-1001" calcext:value-type="float">
            <text:p>-1001</text:p>
          </table:table-cell>
          <table:table-cell office:value-type="string" calcext:value-type="string">
            <text:p>FFFFFC17</text:p>
          </table:table-cell>
          <table:table-cell office:value-type="float" office:value="991.96862" calcext:value-type="float">
            <text:p>991.9686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07" calcext:value-type="float">
            <text:p>207</text:p>
          </table:table-cell>
          <table:table-cell office:value-type="float" office:value="6630.63085" calcext:value-type="float">
            <text:p>6630.63085</text:p>
          </table:table-cell>
          <table:table-cell office:value-type="float" office:value="-1007" calcext:value-type="float">
            <text:p>-1007</text:p>
          </table:table-cell>
          <table:table-cell office:value-type="string" calcext:value-type="string">
            <text:p>FFFFFC11</text:p>
          </table:table-cell>
          <table:table-cell office:value-type="float" office:value="1011.75762" calcext:value-type="float">
            <text:p>1011.7576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8" calcext:value-type="float">
            <text:p>208</text:p>
          </table:table-cell>
          <table:table-cell office:value-type="float" office:value="6662.66259" calcext:value-type="float">
            <text:p>6662.66259</text:p>
          </table:table-cell>
          <table:table-cell office:value-type="float" office:value="-1013" calcext:value-type="float">
            <text:p>-1013</text:p>
          </table:table-cell>
          <table:table-cell office:value-type="string" calcext:value-type="string">
            <text:p>FFFFFC0B</text:p>
          </table:table-cell>
          <table:table-cell office:value-type="float" office:value="1012.05255" calcext:value-type="float">
            <text:p>1012.0525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9" calcext:value-type="float">
            <text:p>209</text:p>
          </table:table-cell>
          <table:table-cell office:value-type="float" office:value="6694.69482" calcext:value-type="float">
            <text:p>6694.69482</text:p>
          </table:table-cell>
          <table:table-cell office:value-type="float" office:value="-1019" calcext:value-type="float">
            <text:p>-1019</text:p>
          </table:table-cell>
          <table:table-cell office:value-type="string" calcext:value-type="string">
            <text:p>FFFFFC05</text:p>
          </table:table-cell>
          <table:table-cell office:value-type="float" office:value="1016.62982" calcext:value-type="float">
            <text:p>1016.6298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10" calcext:value-type="float">
            <text:p>210</text:p>
          </table:table-cell>
          <table:table-cell office:value-type="float" office:value="6726.72656" calcext:value-type="float">
            <text:p>6726.72656</text:p>
          </table:table-cell>
          <table:table-cell office:value-type="float" office:value="-1023" calcext:value-type="float">
            <text:p>-1023</text:p>
          </table:table-cell>
          <table:table-cell office:value-type="string" calcext:value-type="string">
            <text:p>FFFFFC01</text:p>
          </table:table-cell>
          <table:table-cell office:value-type="float" office:value="1032.61962" calcext:value-type="float">
            <text:p>1032.6196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11" calcext:value-type="float">
            <text:p>211</text:p>
          </table:table-cell>
          <table:table-cell office:value-type="float" office:value="6758.75878" calcext:value-type="float">
            <text:p>6758.75878</text:p>
          </table:table-cell>
          <table:table-cell office:value-type="float" office:value="-1026" calcext:value-type="float">
            <text:p>-1026</text:p>
          </table:table-cell>
          <table:table-cell office:value-type="string" calcext:value-type="string">
            <text:p>FFFFFBFE</text:p>
          </table:table-cell>
          <table:table-cell office:value-type="float" office:value="1028.15039" calcext:value-type="float">
            <text:p>1028.1503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12" calcext:value-type="float">
            <text:p>212</text:p>
          </table:table-cell>
          <table:table-cell office:value-type="float" office:value="6790.79101" calcext:value-type="float">
            <text:p>6790.79101</text:p>
          </table:table-cell>
          <table:table-cell office:value-type="float" office:value="-1030" calcext:value-type="float">
            <text:p>-1030</text:p>
          </table:table-cell>
          <table:table-cell office:value-type="string" calcext:value-type="string">
            <text:p>FFFFFBFA</text:p>
          </table:table-cell>
          <table:table-cell office:value-type="float" office:value="1023.54205" calcext:value-type="float">
            <text:p>1023.5420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13" calcext:value-type="float">
            <text:p>213</text:p>
          </table:table-cell>
          <table:table-cell office:value-type="float" office:value="6822.82275" calcext:value-type="float">
            <text:p>6822.82275</text:p>
          </table:table-cell>
          <table:table-cell office:value-type="float" office:value="-1033" calcext:value-type="float">
            <text:p>-1033</text:p>
          </table:table-cell>
          <table:table-cell office:value-type="string" calcext:value-type="string">
            <text:p>FFFFFBF7</text:p>
          </table:table-cell>
          <table:table-cell office:value-type="float" office:value="982.17285" calcext:value-type="float">
            <text:p>982.1728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14" calcext:value-type="float">
            <text:p>214</text:p>
          </table:table-cell>
          <table:table-cell office:value-type="float" office:value="6854.85498" calcext:value-type="float">
            <text:p>6854.85498</text:p>
          </table:table-cell>
          <table:table-cell office:value-type="float" office:value="-1034" calcext:value-type="float">
            <text:p>-1034</text:p>
          </table:table-cell>
          <table:table-cell office:value-type="string" calcext:value-type="string">
            <text:p>FFFFFBF6</text:p>
          </table:table-cell>
          <table:table-cell office:value-type="float" office:value="978.80938" calcext:value-type="float">
            <text:p>978.8093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15" calcext:value-type="float">
            <text:p>215</text:p>
          </table:table-cell>
          <table:table-cell office:value-type="float" office:value="6886.88671" calcext:value-type="float">
            <text:p>6886.88671</text:p>
          </table:table-cell>
          <table:table-cell office:value-type="float" office:value="-1039" calcext:value-type="float">
            <text:p>-1039</text:p>
          </table:table-cell>
          <table:table-cell office:value-type="string" calcext:value-type="string">
            <text:p>FFFFFBF1</text:p>
          </table:table-cell>
          <table:table-cell office:value-type="float" office:value="955.14935" calcext:value-type="float">
            <text:p>955.1493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16" calcext:value-type="float">
            <text:p>216</text:p>
          </table:table-cell>
          <table:table-cell office:value-type="float" office:value="6918.91894" calcext:value-type="float">
            <text:p>6918.91894</text:p>
          </table:table-cell>
          <table:table-cell office:value-type="float" office:value="-1044" calcext:value-type="float">
            <text:p>-1044</text:p>
          </table:table-cell>
          <table:table-cell office:value-type="string" calcext:value-type="string">
            <text:p>FFFFFBEC</text:p>
          </table:table-cell>
          <table:table-cell office:value-type="float" office:value="953.16577" calcext:value-type="float">
            <text:p>953.1657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17" calcext:value-type="float">
            <text:p>217</text:p>
          </table:table-cell>
          <table:table-cell office:value-type="float" office:value="6950.95117" calcext:value-type="float">
            <text:p>6950.95117</text:p>
          </table:table-cell>
          <table:table-cell office:value-type="float" office:value="-1048" calcext:value-type="float">
            <text:p>-1048</text:p>
          </table:table-cell>
          <table:table-cell office:value-type="string" calcext:value-type="string">
            <text:p>FFFFFBE8</text:p>
          </table:table-cell>
          <table:table-cell office:value-type="float" office:value="972.9013" calcext:value-type="float">
            <text:p>972.901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18" calcext:value-type="float">
            <text:p>218</text:p>
          </table:table-cell>
          <table:table-cell office:value-type="float" office:value="6982.98291" calcext:value-type="float">
            <text:p>6982.98291</text:p>
          </table:table-cell>
          <table:table-cell office:value-type="float" office:value="-1050" calcext:value-type="float">
            <text:p>-1050</text:p>
          </table:table-cell>
          <table:table-cell office:value-type="string" calcext:value-type="string">
            <text:p>FFFFFBE6</text:p>
          </table:table-cell>
          <table:table-cell office:value-type="float" office:value="986.99188" calcext:value-type="float">
            <text:p>986.9918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19" calcext:value-type="float">
            <text:p>219</text:p>
          </table:table-cell>
          <table:table-cell office:value-type="float" office:value="7015.01513" calcext:value-type="float">
            <text:p>7015.01513</text:p>
          </table:table-cell>
          <table:table-cell office:value-type="float" office:value="-1053" calcext:value-type="float">
            <text:p>-1053</text:p>
          </table:table-cell>
          <table:table-cell office:value-type="string" calcext:value-type="string">
            <text:p>FFFFFBE3</text:p>
          </table:table-cell>
          <table:table-cell office:value-type="float" office:value="1008.53466" calcext:value-type="float">
            <text:p>1008.5346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0" calcext:value-type="float">
            <text:p>220</text:p>
          </table:table-cell>
          <table:table-cell office:value-type="float" office:value="7047.04687" calcext:value-type="float">
            <text:p>7047.04687</text:p>
          </table:table-cell>
          <table:table-cell office:value-type="float" office:value="-1056" calcext:value-type="float">
            <text:p>-1056</text:p>
          </table:table-cell>
          <table:table-cell office:value-type="string" calcext:value-type="string">
            <text:p>FFFFFBE0</text:p>
          </table:table-cell>
          <table:table-cell office:value-type="float" office:value="1004.43139" calcext:value-type="float">
            <text:p>1004.4313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21" calcext:value-type="float">
            <text:p>221</text:p>
          </table:table-cell>
          <table:table-cell office:value-type="float" office:value="7079.0791" calcext:value-type="float">
            <text:p>7079.0791</text:p>
          </table:table-cell>
          <table:table-cell office:value-type="float" office:value="-1059" calcext:value-type="float">
            <text:p>-1059</text:p>
          </table:table-cell>
          <table:table-cell office:value-type="string" calcext:value-type="string">
            <text:p>FFFFFBDD</text:p>
          </table:table-cell>
          <table:table-cell office:value-type="float" office:value="1028.10168" calcext:value-type="float">
            <text:p>1028.1016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22" calcext:value-type="float">
            <text:p>222</text:p>
          </table:table-cell>
          <table:table-cell office:value-type="float" office:value="7111.11132" calcext:value-type="float">
            <text:p>7111.11132</text:p>
          </table:table-cell>
          <table:table-cell office:value-type="float" office:value="-1061" calcext:value-type="float">
            <text:p>-1061</text:p>
          </table:table-cell>
          <table:table-cell office:value-type="string" calcext:value-type="string">
            <text:p>FFFFFBDB</text:p>
          </table:table-cell>
          <table:table-cell office:value-type="float" office:value="1029.75659" calcext:value-type="float">
            <text:p>1029.7565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23" calcext:value-type="float">
            <text:p>223</text:p>
          </table:table-cell>
          <table:table-cell office:value-type="float" office:value="7143.14306" calcext:value-type="float">
            <text:p>7143.14306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FFFFFBDA</text:p>
          </table:table-cell>
          <table:table-cell office:value-type="float" office:value="1035.06701" calcext:value-type="float">
            <text:p>1035.0670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24" calcext:value-type="float">
            <text:p>224</text:p>
          </table:table-cell>
          <table:table-cell office:value-type="float" office:value="7175.17529" calcext:value-type="float">
            <text:p>7175.17529</text:p>
          </table:table-cell>
          <table:table-cell office:value-type="float" office:value="-1064" calcext:value-type="float">
            <text:p>-1064</text:p>
          </table:table-cell>
          <table:table-cell office:value-type="string" calcext:value-type="string">
            <text:p>FFFFFBD8</text:p>
          </table:table-cell>
          <table:table-cell office:value-type="float" office:value="1008.92095" calcext:value-type="float">
            <text:p>1008.9209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25" calcext:value-type="float">
            <text:p>225</text:p>
          </table:table-cell>
          <table:table-cell office:value-type="float" office:value="7207.20703" calcext:value-type="float">
            <text:p>7207.20703</text:p>
          </table:table-cell>
          <table:table-cell office:value-type="float" office:value="-1065" calcext:value-type="float">
            <text:p>-1065</text:p>
          </table:table-cell>
          <table:table-cell office:value-type="string" calcext:value-type="string">
            <text:p>FFFFFBD7</text:p>
          </table:table-cell>
          <table:table-cell office:value-type="float" office:value="1039.82629" calcext:value-type="float">
            <text:p>1039.8262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26" calcext:value-type="float">
            <text:p>226</text:p>
          </table:table-cell>
          <table:table-cell office:value-type="float" office:value="7239.23925" calcext:value-type="float">
            <text:p>7239.23925</text:p>
          </table:table-cell>
          <table:table-cell office:value-type="float" office:value="-1066" calcext:value-type="float">
            <text:p>-1066</text:p>
          </table:table-cell>
          <table:table-cell office:value-type="string" calcext:value-type="string">
            <text:p>FFFFFBD6</text:p>
          </table:table-cell>
          <table:table-cell office:value-type="float" office:value="1017.05566" calcext:value-type="float">
            <text:p>1017.0556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27" calcext:value-type="float">
            <text:p>227</text:p>
          </table:table-cell>
          <table:table-cell office:value-type="float" office:value="7271.27148" calcext:value-type="float">
            <text:p>7271.27148</text:p>
          </table:table-cell>
          <table:table-cell office:value-type="float" office:value="-1066" calcext:value-type="float">
            <text:p>-1066</text:p>
          </table:table-cell>
          <table:table-cell office:value-type="string" calcext:value-type="string">
            <text:p>FFFFFBD6</text:p>
          </table:table-cell>
          <table:table-cell office:value-type="float" office:value="981.13574" calcext:value-type="float">
            <text:p>981.1357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28" calcext:value-type="float">
            <text:p>228</text:p>
          </table:table-cell>
          <table:table-cell office:value-type="float" office:value="7303.30322" calcext:value-type="float">
            <text:p>7303.30322</text:p>
          </table:table-cell>
          <table:table-cell office:value-type="float" office:value="-1065" calcext:value-type="float">
            <text:p>-1065</text:p>
          </table:table-cell>
          <table:table-cell office:value-type="string" calcext:value-type="string">
            <text:p>FFFFFBD7</text:p>
          </table:table-cell>
          <table:table-cell office:value-type="float" office:value="975.79071" calcext:value-type="float">
            <text:p>975.7907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29" calcext:value-type="float">
            <text:p>229</text:p>
          </table:table-cell>
          <table:table-cell office:value-type="float" office:value="7335.33544" calcext:value-type="float">
            <text:p>7335.33544</text:p>
          </table:table-cell>
          <table:table-cell office:value-type="float" office:value="-1063" calcext:value-type="float">
            <text:p>-1063</text:p>
          </table:table-cell>
          <table:table-cell office:value-type="string" calcext:value-type="string">
            <text:p>FFFFFBD9</text:p>
          </table:table-cell>
          <table:table-cell office:value-type="float" office:value="966.02111" calcext:value-type="float">
            <text:p>966.0211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30" calcext:value-type="float">
            <text:p>230</text:p>
          </table:table-cell>
          <table:table-cell office:value-type="float" office:value="7367.36718" calcext:value-type="float">
            <text:p>7367.36718</text:p>
          </table:table-cell>
          <table:table-cell office:value-type="float" office:value="-1061" calcext:value-type="float">
            <text:p>-1061</text:p>
          </table:table-cell>
          <table:table-cell office:value-type="string" calcext:value-type="string">
            <text:p>FFFFFBDB</text:p>
          </table:table-cell>
          <table:table-cell office:value-type="float" office:value="994.50646" calcext:value-type="float">
            <text:p>994.5064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31" calcext:value-type="float">
            <text:p>231</text:p>
          </table:table-cell>
          <table:table-cell office:value-type="float" office:value="7399.39941" calcext:value-type="float">
            <text:p>7399.39941</text:p>
          </table:table-cell>
          <table:table-cell office:value-type="float" office:value="-1058" calcext:value-type="float">
            <text:p>-1058</text:p>
          </table:table-cell>
          <table:table-cell office:value-type="string" calcext:value-type="string">
            <text:p>FFFFFBDE</text:p>
          </table:table-cell>
          <table:table-cell office:value-type="float" office:value="999.9793" calcext:value-type="float">
            <text:p>999.979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32" calcext:value-type="float">
            <text:p>232</text:p>
          </table:table-cell>
          <table:table-cell office:value-type="float" office:value="7431.43164" calcext:value-type="float">
            <text:p>7431.43164</text:p>
          </table:table-cell>
          <table:table-cell office:value-type="float" office:value="-1053" calcext:value-type="float">
            <text:p>-1053</text:p>
          </table:table-cell>
          <table:table-cell office:value-type="string" calcext:value-type="string">
            <text:p>FFFFFBE3</text:p>
          </table:table-cell>
          <table:table-cell office:value-type="float" office:value="991.27197" calcext:value-type="float">
            <text:p>991.2719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33" calcext:value-type="float">
            <text:p>233</text:p>
          </table:table-cell>
          <table:table-cell office:value-type="float" office:value="7463.46337" calcext:value-type="float">
            <text:p>7463.46337</text:p>
          </table:table-cell>
          <table:table-cell office:value-type="float" office:value="-1049" calcext:value-type="float">
            <text:p>-1049</text:p>
          </table:table-cell>
          <table:table-cell office:value-type="string" calcext:value-type="string">
            <text:p>FFFFFBE7</text:p>
          </table:table-cell>
          <table:table-cell office:value-type="float" office:value="974.57623" calcext:value-type="float">
            <text:p>974.5762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34" calcext:value-type="float">
            <text:p>234</text:p>
          </table:table-cell>
          <table:table-cell office:value-type="float" office:value="7495.4956" calcext:value-type="float">
            <text:p>7495.4956</text:p>
          </table:table-cell>
          <table:table-cell office:value-type="float" office:value="-1045" calcext:value-type="float">
            <text:p>-1045</text:p>
          </table:table-cell>
          <table:table-cell office:value-type="string" calcext:value-type="string">
            <text:p>FFFFFBEB</text:p>
          </table:table-cell>
          <table:table-cell office:value-type="float" office:value="989.31292" calcext:value-type="float">
            <text:p>989.3129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35" calcext:value-type="float">
            <text:p>235</text:p>
          </table:table-cell>
          <table:table-cell office:value-type="float" office:value="7527.52734" calcext:value-type="float">
            <text:p>7527.52734</text:p>
          </table:table-cell>
          <table:table-cell office:value-type="float" office:value="-1041" calcext:value-type="float">
            <text:p>-1041</text:p>
          </table:table-cell>
          <table:table-cell office:value-type="string" calcext:value-type="string">
            <text:p>FFFFFBEF</text:p>
          </table:table-cell>
          <table:table-cell office:value-type="float" office:value="1038.27575" calcext:value-type="float">
            <text:p>1038.2757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36" calcext:value-type="float">
            <text:p>236</text:p>
          </table:table-cell>
          <table:table-cell office:value-type="float" office:value="7559.55957" calcext:value-type="float">
            <text:p>7559.55957</text:p>
          </table:table-cell>
          <table:table-cell office:value-type="float" office:value="-1037" calcext:value-type="float">
            <text:p>-1037</text:p>
          </table:table-cell>
          <table:table-cell office:value-type="string" calcext:value-type="string">
            <text:p>FFFFFBF3</text:p>
          </table:table-cell>
          <table:table-cell office:value-type="float" office:value="1017.40649" calcext:value-type="float">
            <text:p>1017.4064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37" calcext:value-type="float">
            <text:p>237</text:p>
          </table:table-cell>
          <table:table-cell office:value-type="float" office:value="7591.59179" calcext:value-type="float">
            <text:p>7591.59179</text:p>
          </table:table-cell>
          <table:table-cell office:value-type="float" office:value="-1031" calcext:value-type="float">
            <text:p>-1031</text:p>
          </table:table-cell>
          <table:table-cell office:value-type="string" calcext:value-type="string">
            <text:p>FFFFFBF9</text:p>
          </table:table-cell>
          <table:table-cell office:value-type="float" office:value="1014.89465" calcext:value-type="float">
            <text:p>1014.8946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38" calcext:value-type="float">
            <text:p>238</text:p>
          </table:table-cell>
          <table:table-cell office:value-type="float" office:value="7623.62353" calcext:value-type="float">
            <text:p>7623.62353</text:p>
          </table:table-cell>
          <table:table-cell office:value-type="float" office:value="-1025" calcext:value-type="float">
            <text:p>-1025</text:p>
          </table:table-cell>
          <table:table-cell office:value-type="string" calcext:value-type="string">
            <text:p>FFFFFBFF</text:p>
          </table:table-cell>
          <table:table-cell office:value-type="float" office:value="1012.00964" calcext:value-type="float">
            <text:p>1012.0096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39" calcext:value-type="float">
            <text:p>239</text:p>
          </table:table-cell>
          <table:table-cell office:value-type="float" office:value="7655.65576" calcext:value-type="float">
            <text:p>7655.65576</text:p>
          </table:table-cell>
          <table:table-cell office:value-type="float" office:value="-1018" calcext:value-type="float">
            <text:p>-1018</text:p>
          </table:table-cell>
          <table:table-cell office:value-type="string" calcext:value-type="string">
            <text:p>FFFFFC06</text:p>
          </table:table-cell>
          <table:table-cell office:value-type="float" office:value="1030.3999" calcext:value-type="float">
            <text:p>1030.399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40" calcext:value-type="float">
            <text:p>240</text:p>
          </table:table-cell>
          <table:table-cell office:value-type="float" office:value="7687.6875" calcext:value-type="float">
            <text:p>7687.6875</text:p>
          </table:table-cell>
          <table:table-cell office:value-type="float" office:value="-1011" calcext:value-type="float">
            <text:p>-1011</text:p>
          </table:table-cell>
          <table:table-cell office:value-type="string" calcext:value-type="string">
            <text:p>FFFFFC0D</text:p>
          </table:table-cell>
          <table:table-cell office:value-type="float" office:value="1006.17321" calcext:value-type="float">
            <text:p>1006.1732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41" calcext:value-type="float">
            <text:p>241</text:p>
          </table:table-cell>
          <table:table-cell office:value-type="float" office:value="7719.71972" calcext:value-type="float">
            <text:p>7719.71972</text:p>
          </table:table-cell>
          <table:table-cell office:value-type="float" office:value="-1006" calcext:value-type="float">
            <text:p>-1006</text:p>
          </table:table-cell>
          <table:table-cell office:value-type="string" calcext:value-type="string">
            <text:p>FFFFFC12</text:p>
          </table:table-cell>
          <table:table-cell office:value-type="float" office:value="1013.70593" calcext:value-type="float">
            <text:p>1013.7059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42" calcext:value-type="float">
            <text:p>242</text:p>
          </table:table-cell>
          <table:table-cell office:value-type="float" office:value="7751.75195" calcext:value-type="float">
            <text:p>7751.75195</text:p>
          </table:table-cell>
          <table:table-cell office:value-type="float" office:value="-1003" calcext:value-type="float">
            <text:p>-1003</text:p>
          </table:table-cell>
          <table:table-cell office:value-type="string" calcext:value-type="string">
            <text:p>FFFFFC15</text:p>
          </table:table-cell>
          <table:table-cell office:value-type="float" office:value="990.44512" calcext:value-type="float">
            <text:p>990.4451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43" calcext:value-type="float">
            <text:p>243</text:p>
          </table:table-cell>
          <table:table-cell office:value-type="float" office:value="7783.78369" calcext:value-type="float">
            <text:p>7783.78369</text:p>
          </table:table-cell>
          <table:table-cell office:value-type="float" office:value="-998" calcext:value-type="float">
            <text:p>-998</text:p>
          </table:table-cell>
          <table:table-cell office:value-type="string" calcext:value-type="string">
            <text:p>FFFFFC1A</text:p>
          </table:table-cell>
          <table:table-cell office:value-type="float" office:value="1010.64953" calcext:value-type="float">
            <text:p>1010.6495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44" calcext:value-type="float">
            <text:p>244</text:p>
          </table:table-cell>
          <table:table-cell office:value-type="float" office:value="7815.81591" calcext:value-type="float">
            <text:p>7815.81591</text:p>
          </table:table-cell>
          <table:table-cell office:value-type="float" office:value="-990" calcext:value-type="float">
            <text:p>-990</text:p>
          </table:table-cell>
          <table:table-cell office:value-type="string" calcext:value-type="string">
            <text:p>FFFFFC22</text:p>
          </table:table-cell>
          <table:table-cell office:value-type="float" office:value="947.52227" calcext:value-type="float">
            <text:p>947.5222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45" calcext:value-type="float">
            <text:p>245</text:p>
          </table:table-cell>
          <table:table-cell office:value-type="float" office:value="7847.84765" calcext:value-type="float">
            <text:p>7847.84765</text:p>
          </table:table-cell>
          <table:table-cell office:value-type="float" office:value="-983" calcext:value-type="float">
            <text:p>-983</text:p>
          </table:table-cell>
          <table:table-cell office:value-type="string" calcext:value-type="string">
            <text:p>FFFFFC29</text:p>
          </table:table-cell>
          <table:table-cell office:value-type="float" office:value="946.37463" calcext:value-type="float">
            <text:p>946.3746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46" calcext:value-type="float">
            <text:p>246</text:p>
          </table:table-cell>
          <table:table-cell office:value-type="float" office:value="7879.87988" calcext:value-type="float">
            <text:p>7879.87988</text:p>
          </table:table-cell>
          <table:table-cell office:value-type="float" office:value="-979" calcext:value-type="float">
            <text:p>-979</text:p>
          </table:table-cell>
          <table:table-cell office:value-type="string" calcext:value-type="string">
            <text:p>FFFFFC2D</text:p>
          </table:table-cell>
          <table:table-cell office:value-type="float" office:value="974.80517" calcext:value-type="float">
            <text:p>974.8051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47" calcext:value-type="float">
            <text:p>247</text:p>
          </table:table-cell>
          <table:table-cell office:value-type="float" office:value="7911.9121" calcext:value-type="float">
            <text:p>7911.9121</text:p>
          </table:table-cell>
          <table:table-cell office:value-type="float" office:value="-976" calcext:value-type="float">
            <text:p>-976</text:p>
          </table:table-cell>
          <table:table-cell office:value-type="string" calcext:value-type="string">
            <text:p>FFFFFC30</text:p>
          </table:table-cell>
          <table:table-cell office:value-type="float" office:value="977.79248" calcext:value-type="float">
            <text:p>977.7924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48" calcext:value-type="float">
            <text:p>248</text:p>
          </table:table-cell>
          <table:table-cell office:value-type="float" office:value="7943.94384" calcext:value-type="float">
            <text:p>7943.94384</text:p>
          </table:table-cell>
          <table:table-cell office:value-type="float" office:value="-971" calcext:value-type="float">
            <text:p>-971</text:p>
          </table:table-cell>
          <table:table-cell office:value-type="string" calcext:value-type="string">
            <text:p>FFFFFC35</text:p>
          </table:table-cell>
          <table:table-cell office:value-type="float" office:value="973.33483" calcext:value-type="float">
            <text:p>973.3348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49" calcext:value-type="float">
            <text:p>249</text:p>
          </table:table-cell>
          <table:table-cell office:value-type="float" office:value="7975.97607" calcext:value-type="float">
            <text:p>7975.97607</text:p>
          </table:table-cell>
          <table:table-cell office:value-type="float" office:value="-967" calcext:value-type="float">
            <text:p>-967</text:p>
          </table:table-cell>
          <table:table-cell office:value-type="string" calcext:value-type="string">
            <text:p>FFFFFC39</text:p>
          </table:table-cell>
          <table:table-cell office:value-type="float" office:value="1007.32965" calcext:value-type="float">
            <text:p>1007.3296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50" calcext:value-type="float">
            <text:p>250</text:p>
          </table:table-cell>
          <table:table-cell office:value-type="float" office:value="8008.00781" calcext:value-type="float">
            <text:p>8008.00781</text:p>
          </table:table-cell>
          <table:table-cell office:value-type="float" office:value="-962" calcext:value-type="float">
            <text:p>-962</text:p>
          </table:table-cell>
          <table:table-cell office:value-type="string" calcext:value-type="string">
            <text:p>FFFFFC3E</text:p>
          </table:table-cell>
          <table:table-cell office:value-type="float" office:value="1019.24133" calcext:value-type="float">
            <text:p>1019.2413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51" calcext:value-type="float">
            <text:p>251</text:p>
          </table:table-cell>
          <table:table-cell office:value-type="float" office:value="8040.04003" calcext:value-type="float">
            <text:p>8040.04003</text:p>
          </table:table-cell>
          <table:table-cell office:value-type="float" office:value="-957" calcext:value-type="float">
            <text:p>-957</text:p>
          </table:table-cell>
          <table:table-cell office:value-type="string" calcext:value-type="string">
            <text:p>FFFFFC43</text:p>
          </table:table-cell>
          <table:table-cell office:value-type="float" office:value="1035.2351" calcext:value-type="float">
            <text:p>1035.235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52" calcext:value-type="float">
            <text:p>252</text:p>
          </table:table-cell>
          <table:table-cell office:value-type="float" office:value="8072.07226" calcext:value-type="float">
            <text:p>8072.07226</text:p>
          </table:table-cell>
          <table:table-cell office:value-type="float" office:value="-950" calcext:value-type="float">
            <text:p>-950</text:p>
          </table:table-cell>
          <table:table-cell office:value-type="string" calcext:value-type="string">
            <text:p>FFFFFC4A</text:p>
          </table:table-cell>
          <table:table-cell office:value-type="float" office:value="1032.24047" calcext:value-type="float">
            <text:p>1032.2404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53" calcext:value-type="float">
            <text:p>253</text:p>
          </table:table-cell>
          <table:table-cell office:value-type="float" office:value="8104.104" calcext:value-type="float">
            <text:p>8104.104</text:p>
          </table:table-cell>
          <table:table-cell office:value-type="float" office:value="-945" calcext:value-type="float">
            <text:p>-945</text:p>
          </table:table-cell>
          <table:table-cell office:value-type="string" calcext:value-type="string">
            <text:p>FFFFFC4F</text:p>
          </table:table-cell>
          <table:table-cell office:value-type="float" office:value="1059.55212" calcext:value-type="float">
            <text:p>1059.5521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54" calcext:value-type="float">
            <text:p>254</text:p>
          </table:table-cell>
          <table:table-cell office:value-type="float" office:value="8136.13623" calcext:value-type="float">
            <text:p>8136.13623</text:p>
          </table:table-cell>
          <table:table-cell office:value-type="float" office:value="-942" calcext:value-type="float">
            <text:p>-942</text:p>
          </table:table-cell>
          <table:table-cell office:value-type="string" calcext:value-type="string">
            <text:p>FFFFFC52</text:p>
          </table:table-cell>
          <table:table-cell office:value-type="float" office:value="1051.10107" calcext:value-type="float">
            <text:p>1051.1010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55" calcext:value-type="float">
            <text:p>255</text:p>
          </table:table-cell>
          <table:table-cell office:value-type="float" office:value="8168.16796" calcext:value-type="float">
            <text:p>8168.16796</text:p>
          </table:table-cell>
          <table:table-cell office:value-type="float" office:value="-939" calcext:value-type="float">
            <text:p>-939</text:p>
          </table:table-cell>
          <table:table-cell office:value-type="string" calcext:value-type="string">
            <text:p>FFFFFC55</text:p>
          </table:table-cell>
          <table:table-cell office:value-type="float" office:value="1009.58227" calcext:value-type="float">
            <text:p>1009.5822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6" calcext:value-type="float">
            <text:p>256</text:p>
          </table:table-cell>
          <table:table-cell office:value-type="float" office:value="8200.20019" calcext:value-type="float">
            <text:p>8200.20019</text:p>
          </table:table-cell>
          <table:table-cell office:value-type="float" office:value="-937" calcext:value-type="float">
            <text:p>-937</text:p>
          </table:table-cell>
          <table:table-cell office:value-type="string" calcext:value-type="string">
            <text:p>FFFFFC57</text:p>
          </table:table-cell>
          <table:table-cell office:value-type="float" office:value="984.81677" calcext:value-type="float">
            <text:p>984.8167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57" calcext:value-type="float">
            <text:p>257</text:p>
          </table:table-cell>
          <table:table-cell office:value-type="float" office:value="8232.23242" calcext:value-type="float">
            <text:p>8232.23242</text:p>
          </table:table-cell>
          <table:table-cell office:value-type="float" office:value="-935" calcext:value-type="float">
            <text:p>-935</text:p>
          </table:table-cell>
          <table:table-cell office:value-type="string" calcext:value-type="string">
            <text:p>FFFFFC59</text:p>
          </table:table-cell>
          <table:table-cell office:value-type="float" office:value="929.19769" calcext:value-type="float">
            <text:p>929.1976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58" calcext:value-type="float">
            <text:p>258</text:p>
          </table:table-cell>
          <table:table-cell office:value-type="float" office:value="8264.26464" calcext:value-type="float">
            <text:p>8264.26464</text:p>
          </table:table-cell>
          <table:table-cell office:value-type="float" office:value="-933" calcext:value-type="float">
            <text:p>-933</text:p>
          </table:table-cell>
          <table:table-cell office:value-type="string" calcext:value-type="string">
            <text:p>FFFFFC5B</text:p>
          </table:table-cell>
          <table:table-cell office:value-type="float" office:value="988.99737" calcext:value-type="float">
            <text:p>988.9973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59" calcext:value-type="float">
            <text:p>259</text:p>
          </table:table-cell>
          <table:table-cell office:value-type="float" office:value="8296.29589" calcext:value-type="float">
            <text:p>8296.29589</text:p>
          </table:table-cell>
          <table:table-cell office:value-type="float" office:value="-933" calcext:value-type="float">
            <text:p>-933</text:p>
          </table:table-cell>
          <table:table-cell office:value-type="string" calcext:value-type="string">
            <text:p>FFFFFC5B</text:p>
          </table:table-cell>
          <table:table-cell office:value-type="float" office:value="963.12011" calcext:value-type="float">
            <text:p>963.1201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60" calcext:value-type="float">
            <text:p>260</text:p>
          </table:table-cell>
          <table:table-cell office:value-type="float" office:value="8328.32812" calcext:value-type="float">
            <text:p>8328.32812</text:p>
          </table:table-cell>
          <table:table-cell office:value-type="float" office:value="-932" calcext:value-type="float">
            <text:p>-932</text:p>
          </table:table-cell>
          <table:table-cell office:value-type="string" calcext:value-type="string">
            <text:p>FFFFFC5C</text:p>
          </table:table-cell>
          <table:table-cell office:value-type="float" office:value="981.28808" calcext:value-type="float">
            <text:p>981.2880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61" calcext:value-type="float">
            <text:p>261</text:p>
          </table:table-cell>
          <table:table-cell office:value-type="float" office:value="8360.36035" calcext:value-type="float">
            <text:p>8360.36035</text:p>
          </table:table-cell>
          <table:table-cell office:value-type="float" office:value="-931" calcext:value-type="float">
            <text:p>-931</text:p>
          </table:table-cell>
          <table:table-cell office:value-type="string" calcext:value-type="string">
            <text:p>FFFFFC5D</text:p>
          </table:table-cell>
          <table:table-cell office:value-type="float" office:value="982.61743" calcext:value-type="float">
            <text:p>982.6174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62" calcext:value-type="float">
            <text:p>262</text:p>
          </table:table-cell>
          <table:table-cell office:value-type="float" office:value="8392.39257" calcext:value-type="float">
            <text:p>8392.39257</text:p>
          </table:table-cell>
          <table:table-cell office:value-type="float" office:value="-932" calcext:value-type="float">
            <text:p>-932</text:p>
          </table:table-cell>
          <table:table-cell office:value-type="string" calcext:value-type="string">
            <text:p>FFFFFC5C</text:p>
          </table:table-cell>
          <table:table-cell office:value-type="float" office:value="978.17993" calcext:value-type="float">
            <text:p>978.1799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63" calcext:value-type="float">
            <text:p>263</text:p>
          </table:table-cell>
          <table:table-cell office:value-type="float" office:value="8424.4248" calcext:value-type="float">
            <text:p>8424.4248</text:p>
          </table:table-cell>
          <table:table-cell office:value-type="float" office:value="-931" calcext:value-type="float">
            <text:p>-931</text:p>
          </table:table-cell>
          <table:table-cell office:value-type="string" calcext:value-type="string">
            <text:p>FFFFFC5D</text:p>
          </table:table-cell>
          <table:table-cell office:value-type="float" office:value="1041.29589" calcext:value-type="float">
            <text:p>1041.2958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64" calcext:value-type="float">
            <text:p>264</text:p>
          </table:table-cell>
          <table:table-cell office:value-type="float" office:value="8456.45605" calcext:value-type="float">
            <text:p>8456.45605</text:p>
          </table:table-cell>
          <table:table-cell office:value-type="float" office:value="-930" calcext:value-type="float">
            <text:p>-930</text:p>
          </table:table-cell>
          <table:table-cell office:value-type="string" calcext:value-type="string">
            <text:p>FFFFFC5E</text:p>
          </table:table-cell>
          <table:table-cell office:value-type="float" office:value="1022.96429" calcext:value-type="float">
            <text:p>1022.9642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65" calcext:value-type="float">
            <text:p>265</text:p>
          </table:table-cell>
          <table:table-cell office:value-type="float" office:value="8488.48828" calcext:value-type="float">
            <text:p>8488.48828</text:p>
          </table:table-cell>
          <table:table-cell office:value-type="float" office:value="-931" calcext:value-type="float">
            <text:p>-931</text:p>
          </table:table-cell>
          <table:table-cell office:value-type="string" calcext:value-type="string">
            <text:p>FFFFFC5D</text:p>
          </table:table-cell>
          <table:table-cell office:value-type="float" office:value="1007.38476" calcext:value-type="float">
            <text:p>1007.3847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66" calcext:value-type="float">
            <text:p>266</text:p>
          </table:table-cell>
          <table:table-cell office:value-type="float" office:value="8520.5205" calcext:value-type="float">
            <text:p>8520.5205</text:p>
          </table:table-cell>
          <table:table-cell office:value-type="float" office:value="-933" calcext:value-type="float">
            <text:p>-933</text:p>
          </table:table-cell>
          <table:table-cell office:value-type="string" calcext:value-type="string">
            <text:p>FFFFFC5B</text:p>
          </table:table-cell>
          <table:table-cell office:value-type="float" office:value="1045.45983" calcext:value-type="float">
            <text:p>1045.4598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67" calcext:value-type="float">
            <text:p>267</text:p>
          </table:table-cell>
          <table:table-cell office:value-type="float" office:value="8552.55273" calcext:value-type="float">
            <text:p>8552.55273</text:p>
          </table:table-cell>
          <table:table-cell office:value-type="float" office:value="-938" calcext:value-type="float">
            <text:p>-938</text:p>
          </table:table-cell>
          <table:table-cell office:value-type="string" calcext:value-type="string">
            <text:p>FFFFFC56</text:p>
          </table:table-cell>
          <table:table-cell office:value-type="float" office:value="1044.02587" calcext:value-type="float">
            <text:p>1044.0258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68" calcext:value-type="float">
            <text:p>268</text:p>
          </table:table-cell>
          <table:table-cell office:value-type="float" office:value="8584.58496" calcext:value-type="float">
            <text:p>8584.58496</text:p>
          </table:table-cell>
          <table:table-cell office:value-type="float" office:value="-944" calcext:value-type="float">
            <text:p>-944</text:p>
          </table:table-cell>
          <table:table-cell office:value-type="string" calcext:value-type="string">
            <text:p>FFFFFC50</text:p>
          </table:table-cell>
          <table:table-cell office:value-type="float" office:value="1022.69671" calcext:value-type="float">
            <text:p>1022.6967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69" calcext:value-type="float">
            <text:p>269</text:p>
          </table:table-cell>
          <table:table-cell office:value-type="float" office:value="8616.61621" calcext:value-type="float">
            <text:p>8616.61621</text:p>
          </table:table-cell>
          <table:table-cell office:value-type="float" office:value="-949" calcext:value-type="float">
            <text:p>-949</text:p>
          </table:table-cell>
          <table:table-cell office:value-type="string" calcext:value-type="string">
            <text:p>FFFFFC4B</text:p>
          </table:table-cell>
          <table:table-cell office:value-type="float" office:value="998.25366" calcext:value-type="float">
            <text:p>998.2536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70" calcext:value-type="float">
            <text:p>270</text:p>
          </table:table-cell>
          <table:table-cell office:value-type="float" office:value="8648.64843" calcext:value-type="float">
            <text:p>8648.64843</text:p>
          </table:table-cell>
          <table:table-cell office:value-type="float" office:value="-955" calcext:value-type="float">
            <text:p>-955</text:p>
          </table:table-cell>
          <table:table-cell office:value-type="string" calcext:value-type="string">
            <text:p>FFFFFC45</text:p>
          </table:table-cell>
          <table:table-cell office:value-type="float" office:value="988.58465" calcext:value-type="float">
            <text:p>988.5846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71" calcext:value-type="float">
            <text:p>271</text:p>
          </table:table-cell>
          <table:table-cell office:value-type="float" office:value="8680.68066" calcext:value-type="float">
            <text:p>8680.68066</text:p>
          </table:table-cell>
          <table:table-cell office:value-type="float" office:value="-959" calcext:value-type="float">
            <text:p>-959</text:p>
          </table:table-cell>
          <table:table-cell office:value-type="string" calcext:value-type="string">
            <text:p>FFFFFC41</text:p>
          </table:table-cell>
          <table:table-cell office:value-type="float" office:value="980.43487" calcext:value-type="float">
            <text:p>980.4348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72" calcext:value-type="float">
            <text:p>272</text:p>
          </table:table-cell>
          <table:table-cell office:value-type="float" office:value="8712.71289" calcext:value-type="float">
            <text:p>8712.71289</text:p>
          </table:table-cell>
          <table:table-cell office:value-type="float" office:value="-963" calcext:value-type="float">
            <text:p>-963</text:p>
          </table:table-cell>
          <table:table-cell office:value-type="string" calcext:value-type="string">
            <text:p>FFFFFC3D</text:p>
          </table:table-cell>
          <table:table-cell office:value-type="float" office:value="1000.43939" calcext:value-type="float">
            <text:p>1000.4393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73" calcext:value-type="float">
            <text:p>273</text:p>
          </table:table-cell>
          <table:table-cell office:value-type="float" office:value="8744.74511" calcext:value-type="float">
            <text:p>8744.74511</text:p>
          </table:table-cell>
          <table:table-cell office:value-type="float" office:value="-969" calcext:value-type="float">
            <text:p>-969</text:p>
          </table:table-cell>
          <table:table-cell office:value-type="string" calcext:value-type="string">
            <text:p>FFFFFC37</text:p>
          </table:table-cell>
          <table:table-cell office:value-type="float" office:value="980.94805" calcext:value-type="float">
            <text:p>980.9480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74" calcext:value-type="float">
            <text:p>274</text:p>
          </table:table-cell>
          <table:table-cell office:value-type="float" office:value="8776.77636" calcext:value-type="float">
            <text:p>8776.77636</text:p>
          </table:table-cell>
          <table:table-cell office:value-type="float" office:value="-975" calcext:value-type="float">
            <text:p>-975</text:p>
          </table:table-cell>
          <table:table-cell office:value-type="string" calcext:value-type="string">
            <text:p>FFFFFC31</text:p>
          </table:table-cell>
          <table:table-cell office:value-type="float" office:value="997.53839" calcext:value-type="float">
            <text:p>997.5383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75" calcext:value-type="float">
            <text:p>275</text:p>
          </table:table-cell>
          <table:table-cell office:value-type="float" office:value="8808.80859" calcext:value-type="float">
            <text:p>8808.80859</text:p>
          </table:table-cell>
          <table:table-cell office:value-type="float" office:value="-982" calcext:value-type="float">
            <text:p>-982</text:p>
          </table:table-cell>
          <table:table-cell office:value-type="string" calcext:value-type="string">
            <text:p>FFFFFC2A</text:p>
          </table:table-cell>
          <table:table-cell office:value-type="float" office:value="991.2052" calcext:value-type="float">
            <text:p>991.205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76" calcext:value-type="float">
            <text:p>276</text:p>
          </table:table-cell>
          <table:table-cell office:value-type="float" office:value="8840.84082" calcext:value-type="float">
            <text:p>8840.84082</text:p>
          </table:table-cell>
          <table:table-cell office:value-type="float" office:value="-988" calcext:value-type="float">
            <text:p>-988</text:p>
          </table:table-cell>
          <table:table-cell office:value-type="string" calcext:value-type="string">
            <text:p>FFFFFC24</text:p>
          </table:table-cell>
          <table:table-cell office:value-type="float" office:value="993.05163" calcext:value-type="float">
            <text:p>993.0516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77" calcext:value-type="float">
            <text:p>277</text:p>
          </table:table-cell>
          <table:table-cell office:value-type="float" office:value="8872.87304" calcext:value-type="float">
            <text:p>8872.87304</text:p>
          </table:table-cell>
          <table:table-cell office:value-type="float" office:value="-993" calcext:value-type="float">
            <text:p>-993</text:p>
          </table:table-cell>
          <table:table-cell office:value-type="string" calcext:value-type="string">
            <text:p>FFFFFC1F</text:p>
          </table:table-cell>
          <table:table-cell office:value-type="float" office:value="1016.94702" calcext:value-type="float">
            <text:p>1016.9470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78" calcext:value-type="float">
            <text:p>278</text:p>
          </table:table-cell>
          <table:table-cell office:value-type="float" office:value="8904.90527" calcext:value-type="float">
            <text:p>8904.90527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FFFFFC18</text:p>
          </table:table-cell>
          <table:table-cell office:value-type="float" office:value="996.7741" calcext:value-type="float">
            <text:p>996.774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79" calcext:value-type="float">
            <text:p>279</text:p>
          </table:table-cell>
          <table:table-cell office:value-type="float" office:value="8936.93652" calcext:value-type="float">
            <text:p>8936.93652</text:p>
          </table:table-cell>
          <table:table-cell office:value-type="float" office:value="-1007" calcext:value-type="float">
            <text:p>-1007</text:p>
          </table:table-cell>
          <table:table-cell office:value-type="string" calcext:value-type="string">
            <text:p>FFFFFC11</text:p>
          </table:table-cell>
          <table:table-cell office:value-type="float" office:value="1030.81018" calcext:value-type="float">
            <text:p>1030.8101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80" calcext:value-type="float">
            <text:p>280</text:p>
          </table:table-cell>
          <table:table-cell office:value-type="float" office:value="8968.96875" calcext:value-type="float">
            <text:p>8968.96875</text:p>
          </table:table-cell>
          <table:table-cell office:value-type="float" office:value="-1014" calcext:value-type="float">
            <text:p>-1014</text:p>
          </table:table-cell>
          <table:table-cell office:value-type="string" calcext:value-type="string">
            <text:p>FFFFFC0A</text:p>
          </table:table-cell>
          <table:table-cell office:value-type="float" office:value="1052.74279" calcext:value-type="float">
            <text:p>1052.7427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81" calcext:value-type="float">
            <text:p>281</text:p>
          </table:table-cell>
          <table:table-cell office:value-type="float" office:value="9001.00097" calcext:value-type="float">
            <text:p>9001.00097</text:p>
          </table:table-cell>
          <table:table-cell office:value-type="float" office:value="-1021" calcext:value-type="float">
            <text:p>-1021</text:p>
          </table:table-cell>
          <table:table-cell office:value-type="string" calcext:value-type="string">
            <text:p>FFFFFC03</text:p>
          </table:table-cell>
          <table:table-cell office:value-type="float" office:value="1040.03894" calcext:value-type="float">
            <text:p>1040.0389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82" calcext:value-type="float">
            <text:p>282</text:p>
          </table:table-cell>
          <table:table-cell office:value-type="float" office:value="9033.0332" calcext:value-type="float">
            <text:p>9033.0332</text:p>
          </table:table-cell>
          <table:table-cell office:value-type="float" office:value="-1027" calcext:value-type="float">
            <text:p>-1027</text:p>
          </table:table-cell>
          <table:table-cell office:value-type="string" calcext:value-type="string">
            <text:p>FFFFFBFD</text:p>
          </table:table-cell>
          <table:table-cell office:value-type="float" office:value="1035.4801" calcext:value-type="float">
            <text:p>1035.480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83" calcext:value-type="float">
            <text:p>283</text:p>
          </table:table-cell>
          <table:table-cell office:value-type="float" office:value="9065.06542" calcext:value-type="float">
            <text:p>9065.06542</text:p>
          </table:table-cell>
          <table:table-cell office:value-type="float" office:value="-1032" calcext:value-type="float">
            <text:p>-1032</text:p>
          </table:table-cell>
          <table:table-cell office:value-type="string" calcext:value-type="string">
            <text:p>FFFFFBF8</text:p>
          </table:table-cell>
          <table:table-cell office:value-type="float" office:value="1024.91662" calcext:value-type="float">
            <text:p>1024.9166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84" calcext:value-type="float">
            <text:p>284</text:p>
          </table:table-cell>
          <table:table-cell office:value-type="float" office:value="9097.09667" calcext:value-type="float">
            <text:p>9097.09667</text:p>
          </table:table-cell>
          <table:table-cell office:value-type="float" office:value="-1035" calcext:value-type="float">
            <text:p>-1035</text:p>
          </table:table-cell>
          <table:table-cell office:value-type="string" calcext:value-type="string">
            <text:p>FFFFFBF5</text:p>
          </table:table-cell>
          <table:table-cell office:value-type="float" office:value="1022.5036" calcext:value-type="float">
            <text:p>1022.503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85" calcext:value-type="float">
            <text:p>285</text:p>
          </table:table-cell>
          <table:table-cell office:value-type="float" office:value="9129.1289" calcext:value-type="float">
            <text:p>9129.1289</text:p>
          </table:table-cell>
          <table:table-cell office:value-type="float" office:value="-1036" calcext:value-type="float">
            <text:p>-1036</text:p>
          </table:table-cell>
          <table:table-cell office:value-type="string" calcext:value-type="string">
            <text:p>FFFFFBF4</text:p>
          </table:table-cell>
          <table:table-cell office:value-type="float" office:value="980.03936" calcext:value-type="float">
            <text:p>980.0393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86" calcext:value-type="float">
            <text:p>286</text:p>
          </table:table-cell>
          <table:table-cell office:value-type="float" office:value="9161.16113" calcext:value-type="float">
            <text:p>9161.16113</text:p>
          </table:table-cell>
          <table:table-cell office:value-type="float" office:value="-1036" calcext:value-type="float">
            <text:p>-1036</text:p>
          </table:table-cell>
          <table:table-cell office:value-type="string" calcext:value-type="string">
            <text:p>FFFFFBF4</text:p>
          </table:table-cell>
          <table:table-cell office:value-type="float" office:value="985.82415" calcext:value-type="float">
            <text:p>985.8241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87" calcext:value-type="float">
            <text:p>287</text:p>
          </table:table-cell>
          <table:table-cell office:value-type="float" office:value="9193.19335" calcext:value-type="float">
            <text:p>9193.19335</text:p>
          </table:table-cell>
          <table:table-cell office:value-type="float" office:value="-1040" calcext:value-type="float">
            <text:p>-1040</text:p>
          </table:table-cell>
          <table:table-cell office:value-type="string" calcext:value-type="string">
            <text:p>FFFFFBF0</text:p>
          </table:table-cell>
          <table:table-cell office:value-type="float" office:value="978.67193" calcext:value-type="float">
            <text:p>978.6719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88" calcext:value-type="float">
            <text:p>288</text:p>
          </table:table-cell>
          <table:table-cell office:value-type="float" office:value="9225.22558" calcext:value-type="float">
            <text:p>9225.22558</text:p>
          </table:table-cell>
          <table:table-cell office:value-type="float" office:value="-1046" calcext:value-type="float">
            <text:p>-1046</text:p>
          </table:table-cell>
          <table:table-cell office:value-type="string" calcext:value-type="string">
            <text:p>FFFFFBEA</text:p>
          </table:table-cell>
          <table:table-cell office:value-type="float" office:value="968.88586" calcext:value-type="float">
            <text:p>968.8858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89" calcext:value-type="float">
            <text:p>289</text:p>
          </table:table-cell>
          <table:table-cell office:value-type="float" office:value="9257.25683" calcext:value-type="float">
            <text:p>9257.25683</text:p>
          </table:table-cell>
          <table:table-cell office:value-type="float" office:value="-1051" calcext:value-type="float">
            <text:p>-1051</text:p>
          </table:table-cell>
          <table:table-cell office:value-type="string" calcext:value-type="string">
            <text:p>FFFFFBE5</text:p>
          </table:table-cell>
          <table:table-cell office:value-type="float" office:value="983.78582" calcext:value-type="float">
            <text:p>983.7858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90" calcext:value-type="float">
            <text:p>290</text:p>
          </table:table-cell>
          <table:table-cell office:value-type="float" office:value="9289.28906" calcext:value-type="float">
            <text:p>9289.28906</text:p>
          </table:table-cell>
          <table:table-cell office:value-type="float" office:value="-1056" calcext:value-type="float">
            <text:p>-1056</text:p>
          </table:table-cell>
          <table:table-cell office:value-type="string" calcext:value-type="string">
            <text:p>FFFFFBE0</text:p>
          </table:table-cell>
          <table:table-cell office:value-type="float" office:value="963.90905" calcext:value-type="float">
            <text:p>963.9090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91" calcext:value-type="float">
            <text:p>291</text:p>
          </table:table-cell>
          <table:table-cell office:value-type="float" office:value="9321.32128" calcext:value-type="float">
            <text:p>9321.32128</text:p>
          </table:table-cell>
          <table:table-cell office:value-type="float" office:value="-1060" calcext:value-type="float">
            <text:p>-1060</text:p>
          </table:table-cell>
          <table:table-cell office:value-type="string" calcext:value-type="string">
            <text:p>FFFFFBDC</text:p>
          </table:table-cell>
          <table:table-cell office:value-type="float" office:value="1034.21398" calcext:value-type="float">
            <text:p>1034.2139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92" calcext:value-type="float">
            <text:p>292</text:p>
          </table:table-cell>
          <table:table-cell office:value-type="float" office:value="9353.35351" calcext:value-type="float">
            <text:p>9353.35351</text:p>
          </table:table-cell>
          <table:table-cell office:value-type="float" office:value="-1063" calcext:value-type="float">
            <text:p>-1063</text:p>
          </table:table-cell>
          <table:table-cell office:value-type="string" calcext:value-type="string">
            <text:p>FFFFFBD9</text:p>
          </table:table-cell>
          <table:table-cell office:value-type="float" office:value="1027.56835" calcext:value-type="float">
            <text:p>1027.5683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93" calcext:value-type="float">
            <text:p>293</text:p>
          </table:table-cell>
          <table:table-cell office:value-type="float" office:value="9385.38574" calcext:value-type="float">
            <text:p>9385.38574</text:p>
          </table:table-cell>
          <table:table-cell office:value-type="float" office:value="-1066" calcext:value-type="float">
            <text:p>-1066</text:p>
          </table:table-cell>
          <table:table-cell office:value-type="string" calcext:value-type="string">
            <text:p>FFFFFBD6</text:p>
          </table:table-cell>
          <table:table-cell office:value-type="float" office:value="1022.01678" calcext:value-type="float">
            <text:p>1022.0167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94" calcext:value-type="float">
            <text:p>294</text:p>
          </table:table-cell>
          <table:table-cell office:value-type="float" office:value="9417.41699" calcext:value-type="float">
            <text:p>9417.41699</text:p>
          </table:table-cell>
          <table:table-cell office:value-type="float" office:value="-1067" calcext:value-type="float">
            <text:p>-1067</text:p>
          </table:table-cell>
          <table:table-cell office:value-type="string" calcext:value-type="string">
            <text:p>FFFFFBD5</text:p>
          </table:table-cell>
          <table:table-cell office:value-type="float" office:value="1018.64361" calcext:value-type="float">
            <text:p>1018.6436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95" calcext:value-type="float">
            <text:p>295</text:p>
          </table:table-cell>
          <table:table-cell office:value-type="float" office:value="9449.44921" calcext:value-type="float">
            <text:p>9449.44921</text:p>
          </table:table-cell>
          <table:table-cell office:value-type="float" office:value="-1070" calcext:value-type="float">
            <text:p>-1070</text:p>
          </table:table-cell>
          <table:table-cell office:value-type="string" calcext:value-type="string">
            <text:p>FFFFFBD2</text:p>
          </table:table-cell>
          <table:table-cell office:value-type="float" office:value="1032.80834" calcext:value-type="float">
            <text:p>1032.8083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96" calcext:value-type="float">
            <text:p>296</text:p>
          </table:table-cell>
          <table:table-cell office:value-type="float" office:value="9481.48144" calcext:value-type="float">
            <text:p>9481.48144</text:p>
          </table:table-cell>
          <table:table-cell office:value-type="float" office:value="-1073" calcext:value-type="float">
            <text:p>-1073</text:p>
          </table:table-cell>
          <table:table-cell office:value-type="string" calcext:value-type="string">
            <text:p>FFFFFBCF</text:p>
          </table:table-cell>
          <table:table-cell office:value-type="float" office:value="1018.00671" calcext:value-type="float">
            <text:p>1018.0067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97" calcext:value-type="float">
            <text:p>297</text:p>
          </table:table-cell>
          <table:table-cell office:value-type="float" office:value="9513.51367" calcext:value-type="float">
            <text:p>9513.51367</text:p>
          </table:table-cell>
          <table:table-cell office:value-type="float" office:value="-1072" calcext:value-type="float">
            <text:p>-1072</text:p>
          </table:table-cell>
          <table:table-cell office:value-type="string" calcext:value-type="string">
            <text:p>FFFFFBD0</text:p>
          </table:table-cell>
          <table:table-cell office:value-type="float" office:value="1025.2423" calcext:value-type="float">
            <text:p>1025.242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98" calcext:value-type="float">
            <text:p>298</text:p>
          </table:table-cell>
          <table:table-cell office:value-type="float" office:value="9545.54589" calcext:value-type="float">
            <text:p>9545.54589</text:p>
          </table:table-cell>
          <table:table-cell office:value-type="float" office:value="-1073" calcext:value-type="float">
            <text:p>-1073</text:p>
          </table:table-cell>
          <table:table-cell office:value-type="string" calcext:value-type="string">
            <text:p>FFFFFBCF</text:p>
          </table:table-cell>
          <table:table-cell office:value-type="float" office:value="1006.74267" calcext:value-type="float">
            <text:p>1006.7426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99" calcext:value-type="float">
            <text:p>299</text:p>
          </table:table-cell>
          <table:table-cell office:value-type="float" office:value="9577.57714" calcext:value-type="float">
            <text:p>9577.57714</text:p>
          </table:table-cell>
          <table:table-cell office:value-type="float" office:value="-1074" calcext:value-type="float">
            <text:p>-1074</text:p>
          </table:table-cell>
          <table:table-cell office:value-type="string" calcext:value-type="string">
            <text:p>FFFFFBCE</text:p>
          </table:table-cell>
          <table:table-cell office:value-type="float" office:value="994.14532" calcext:value-type="float">
            <text:p>994.1453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00" calcext:value-type="float">
            <text:p>300</text:p>
          </table:table-cell>
          <table:table-cell office:value-type="float" office:value="9609.60937" calcext:value-type="float">
            <text:p>9609.60937</text:p>
          </table:table-cell>
          <table:table-cell office:value-type="float" office:value="-1074" calcext:value-type="float">
            <text:p>-1074</text:p>
          </table:table-cell>
          <table:table-cell office:value-type="string" calcext:value-type="string">
            <text:p>FFFFFBCE</text:p>
          </table:table-cell>
          <table:table-cell office:value-type="float" office:value="1012.14337" calcext:value-type="float">
            <text:p>1012.1433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01" calcext:value-type="float">
            <text:p>301</text:p>
          </table:table-cell>
          <table:table-cell office:value-type="float" office:value="9641.6416" calcext:value-type="float">
            <text:p>9641.6416</text:p>
          </table:table-cell>
          <table:table-cell office:value-type="float" office:value="-1075" calcext:value-type="float">
            <text:p>-1075</text:p>
          </table:table-cell>
          <table:table-cell office:value-type="string" calcext:value-type="string">
            <text:p>FFFFFBCD</text:p>
          </table:table-cell>
          <table:table-cell office:value-type="float" office:value="986.06433" calcext:value-type="float">
            <text:p>986.0643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02" calcext:value-type="float">
            <text:p>302</text:p>
          </table:table-cell>
          <table:table-cell office:value-type="float" office:value="9673.67382" calcext:value-type="float">
            <text:p>9673.67382</text:p>
          </table:table-cell>
          <table:table-cell office:value-type="float" office:value="-1075" calcext:value-type="float">
            <text:p>-1075</text:p>
          </table:table-cell>
          <table:table-cell office:value-type="string" calcext:value-type="string">
            <text:p>FFFFFBCD</text:p>
          </table:table-cell>
          <table:table-cell office:value-type="float" office:value="982.23309" calcext:value-type="float">
            <text:p>982.2330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03" calcext:value-type="float">
            <text:p>303</text:p>
          </table:table-cell>
          <table:table-cell office:value-type="float" office:value="9705.70605" calcext:value-type="float">
            <text:p>9705.70605</text:p>
          </table:table-cell>
          <table:table-cell office:value-type="float" office:value="-1073" calcext:value-type="float">
            <text:p>-1073</text:p>
          </table:table-cell>
          <table:table-cell office:value-type="string" calcext:value-type="string">
            <text:p>FFFFFBCF</text:p>
          </table:table-cell>
          <table:table-cell office:value-type="float" office:value="974.03417" calcext:value-type="float">
            <text:p>974.0341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04" calcext:value-type="float">
            <text:p>304</text:p>
          </table:table-cell>
          <table:table-cell office:value-type="float" office:value="9737.7373" calcext:value-type="float">
            <text:p>9737.7373</text:p>
          </table:table-cell>
          <table:table-cell office:value-type="float" office:value="-1069" calcext:value-type="float">
            <text:p>-1069</text:p>
          </table:table-cell>
          <table:table-cell office:value-type="string" calcext:value-type="string">
            <text:p>FFFFFBD3</text:p>
          </table:table-cell>
          <table:table-cell office:value-type="float" office:value="979.43682" calcext:value-type="float">
            <text:p>979.4368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05" calcext:value-type="float">
            <text:p>305</text:p>
          </table:table-cell>
          <table:table-cell office:value-type="float" office:value="9769.76953" calcext:value-type="float">
            <text:p>9769.76953</text:p>
          </table:table-cell>
          <table:table-cell office:value-type="float" office:value="-1066" calcext:value-type="float">
            <text:p>-1066</text:p>
          </table:table-cell>
          <table:table-cell office:value-type="string" calcext:value-type="string">
            <text:p>FFFFFBD6</text:p>
          </table:table-cell>
          <table:table-cell office:value-type="float" office:value="1010.91955" calcext:value-type="float">
            <text:p>1010.9195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06" calcext:value-type="float">
            <text:p>306</text:p>
          </table:table-cell>
          <table:table-cell office:value-type="float" office:value="9801.80175" calcext:value-type="float">
            <text:p>9801.80175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FFFFFBDA</text:p>
          </table:table-cell>
          <table:table-cell office:value-type="float" office:value="1012.20507" calcext:value-type="float">
            <text:p>1012.2050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07" calcext:value-type="float">
            <text:p>307</text:p>
          </table:table-cell>
          <table:table-cell office:value-type="float" office:value="9833.83398" calcext:value-type="float">
            <text:p>9833.83398</text:p>
          </table:table-cell>
          <table:table-cell office:value-type="float" office:value="-1057" calcext:value-type="float">
            <text:p>-1057</text:p>
          </table:table-cell>
          <table:table-cell office:value-type="string" calcext:value-type="string">
            <text:p>FFFFFBDF</text:p>
          </table:table-cell>
          <table:table-cell office:value-type="float" office:value="1026.96496" calcext:value-type="float">
            <text:p>1026.9649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08" calcext:value-type="float">
            <text:p>308</text:p>
          </table:table-cell>
          <table:table-cell office:value-type="float" office:value="9865.86621" calcext:value-type="float">
            <text:p>9865.86621</text:p>
          </table:table-cell>
          <table:table-cell office:value-type="float" office:value="-1053" calcext:value-type="float">
            <text:p>-1053</text:p>
          </table:table-cell>
          <table:table-cell office:value-type="string" calcext:value-type="string">
            <text:p>FFFFFBE3</text:p>
          </table:table-cell>
          <table:table-cell office:value-type="float" office:value="1019.94677" calcext:value-type="float">
            <text:p>1019.9467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09" calcext:value-type="float">
            <text:p>309</text:p>
          </table:table-cell>
          <table:table-cell office:value-type="float" office:value="9897.89746" calcext:value-type="float">
            <text:p>9897.89746</text:p>
          </table:table-cell>
          <table:table-cell office:value-type="float" office:value="-1048" calcext:value-type="float">
            <text:p>-1048</text:p>
          </table:table-cell>
          <table:table-cell office:value-type="string" calcext:value-type="string">
            <text:p>FFFFFBE8</text:p>
          </table:table-cell>
          <table:table-cell office:value-type="float" office:value="1024.58801" calcext:value-type="float">
            <text:p>1024.5880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10" calcext:value-type="float">
            <text:p>310</text:p>
          </table:table-cell>
          <table:table-cell office:value-type="float" office:value="9929.92968" calcext:value-type="float">
            <text:p>9929.92968</text:p>
          </table:table-cell>
          <table:table-cell office:value-type="float" office:value="-1043" calcext:value-type="float">
            <text:p>-1043</text:p>
          </table:table-cell>
          <table:table-cell office:value-type="string" calcext:value-type="string">
            <text:p>FFFFFBED</text:p>
          </table:table-cell>
          <table:table-cell office:value-type="float" office:value="1021.21282" calcext:value-type="float">
            <text:p>1021.2128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11" calcext:value-type="float">
            <text:p>311</text:p>
          </table:table-cell>
          <table:table-cell office:value-type="float" office:value="9961.96191" calcext:value-type="float">
            <text:p>9961.96191</text:p>
          </table:table-cell>
          <table:table-cell office:value-type="float" office:value="-1037" calcext:value-type="float">
            <text:p>-1037</text:p>
          </table:table-cell>
          <table:table-cell office:value-type="string" calcext:value-type="string">
            <text:p>FFFFFBF3</text:p>
          </table:table-cell>
          <table:table-cell office:value-type="float" office:value="1024.87841" calcext:value-type="float">
            <text:p>1024.8784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12" calcext:value-type="float">
            <text:p>312</text:p>
          </table:table-cell>
          <table:table-cell office:value-type="float" office:value="9993.99414" calcext:value-type="float">
            <text:p>9993.99414</text:p>
          </table:table-cell>
          <table:table-cell office:value-type="float" office:value="-1029" calcext:value-type="float">
            <text:p>-1029</text:p>
          </table:table-cell>
          <table:table-cell office:value-type="string" calcext:value-type="string">
            <text:p>FFFFFBFB</text:p>
          </table:table-cell>
          <table:table-cell office:value-type="float" office:value="1000.34802" calcext:value-type="float">
            <text:p>1000.3480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13" calcext:value-type="float">
            <text:p>313</text:p>
          </table:table-cell>
          <table:table-cell office:value-type="float" office:value="10026.02636" calcext:value-type="float">
            <text:p>10026.02636</text:p>
          </table:table-cell>
          <table:table-cell office:value-type="float" office:value="-1023" calcext:value-type="float">
            <text:p>-1023</text:p>
          </table:table-cell>
          <table:table-cell office:value-type="string" calcext:value-type="string">
            <text:p>FFFFFC01</text:p>
          </table:table-cell>
          <table:table-cell office:value-type="float" office:value="987.04199" calcext:value-type="float">
            <text:p>987.0419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14" calcext:value-type="float">
            <text:p>314</text:p>
          </table:table-cell>
          <table:table-cell office:value-type="float" office:value="10058.05761" calcext:value-type="float">
            <text:p>10058.05761</text:p>
          </table:table-cell>
          <table:table-cell office:value-type="float" office:value="-1018" calcext:value-type="float">
            <text:p>-1018</text:p>
          </table:table-cell>
          <table:table-cell office:value-type="string" calcext:value-type="string">
            <text:p>FFFFFC06</text:p>
          </table:table-cell>
          <table:table-cell office:value-type="float" office:value="980.13366" calcext:value-type="float">
            <text:p>980.1336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15" calcext:value-type="float">
            <text:p>315</text:p>
          </table:table-cell>
          <table:table-cell office:value-type="float" office:value="10090.08984" calcext:value-type="float">
            <text:p>10090.08984</text:p>
          </table:table-cell>
          <table:table-cell office:value-type="float" office:value="-1012" calcext:value-type="float">
            <text:p>-1012</text:p>
          </table:table-cell>
          <table:table-cell office:value-type="string" calcext:value-type="string">
            <text:p>FFFFFC0C</text:p>
          </table:table-cell>
          <table:table-cell office:value-type="float" office:value="989.85784" calcext:value-type="float">
            <text:p>989.8578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16" calcext:value-type="float">
            <text:p>316</text:p>
          </table:table-cell>
          <table:table-cell office:value-type="float" office:value="10122.12207" calcext:value-type="float">
            <text:p>10122.12207</text:p>
          </table:table-cell>
          <table:table-cell office:value-type="float" office:value="-1007" calcext:value-type="float">
            <text:p>-1007</text:p>
          </table:table-cell>
          <table:table-cell office:value-type="string" calcext:value-type="string">
            <text:p>FFFFFC11</text:p>
          </table:table-cell>
          <table:table-cell office:value-type="float" office:value="981.57006" calcext:value-type="float">
            <text:p>981.5700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17" calcext:value-type="float">
            <text:p>317</text:p>
          </table:table-cell>
          <table:table-cell office:value-type="float" office:value="10154.15429" calcext:value-type="float">
            <text:p>10154.15429</text:p>
          </table:table-cell>
          <table:table-cell office:value-type="float" office:value="-1003" calcext:value-type="float">
            <text:p>-1003</text:p>
          </table:table-cell>
          <table:table-cell office:value-type="string" calcext:value-type="string">
            <text:p>FFFFFC15</text:p>
          </table:table-cell>
          <table:table-cell office:value-type="float" office:value="997.63208" calcext:value-type="float">
            <text:p>997.6320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18" calcext:value-type="float">
            <text:p>318</text:p>
          </table:table-cell>
          <table:table-cell office:value-type="float" office:value="10186.18652" calcext:value-type="float">
            <text:p>10186.18652</text:p>
          </table:table-cell>
          <table:table-cell office:value-type="float" office:value="-998" calcext:value-type="float">
            <text:p>-998</text:p>
          </table:table-cell>
          <table:table-cell office:value-type="string" calcext:value-type="string">
            <text:p>FFFFFC1A</text:p>
          </table:table-cell>
          <table:table-cell office:value-type="float" office:value="976.86614" calcext:value-type="float">
            <text:p>976.8661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19" calcext:value-type="float">
            <text:p>319</text:p>
          </table:table-cell>
          <table:table-cell office:value-type="float" office:value="10218.21777" calcext:value-type="float">
            <text:p>10218.21777</text:p>
          </table:table-cell>
          <table:table-cell office:value-type="float" office:value="-993" calcext:value-type="float">
            <text:p>-993</text:p>
          </table:table-cell>
          <table:table-cell office:value-type="string" calcext:value-type="string">
            <text:p>FFFFFC1F</text:p>
          </table:table-cell>
          <table:table-cell office:value-type="float" office:value="1000.24591" calcext:value-type="float">
            <text:p>1000.2459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20" calcext:value-type="float">
            <text:p>320</text:p>
          </table:table-cell>
          <table:table-cell office:value-type="float" office:value="10250.25" calcext:value-type="float">
            <text:p>10250.25</text:p>
          </table:table-cell>
          <table:table-cell office:value-type="float" office:value="-988" calcext:value-type="float">
            <text:p>-988</text:p>
          </table:table-cell>
          <table:table-cell office:value-type="string" calcext:value-type="string">
            <text:p>FFFFFC24</text:p>
          </table:table-cell>
          <table:table-cell office:value-type="float" office:value="1008.57562" calcext:value-type="float">
            <text:p>1008.5756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21" calcext:value-type="float">
            <text:p>321</text:p>
          </table:table-cell>
          <table:table-cell office:value-type="float" office:value="10282.28222" calcext:value-type="float">
            <text:p>10282.28222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FFFFFC28</text:p>
          </table:table-cell>
          <table:table-cell office:value-type="float" office:value="1013.19323" calcext:value-type="float">
            <text:p>1013.1932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22" calcext:value-type="float">
            <text:p>322</text:p>
          </table:table-cell>
          <table:table-cell office:value-type="float" office:value="10314.31445" calcext:value-type="float">
            <text:p>10314.31445</text:p>
          </table:table-cell>
          <table:table-cell office:value-type="float" office:value="-979" calcext:value-type="float">
            <text:p>-979</text:p>
          </table:table-cell>
          <table:table-cell office:value-type="string" calcext:value-type="string">
            <text:p>FFFFFC2D</text:p>
          </table:table-cell>
          <table:table-cell office:value-type="float" office:value="1016.55108" calcext:value-type="float">
            <text:p>1016.5510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23" calcext:value-type="float">
            <text:p>323</text:p>
          </table:table-cell>
          <table:table-cell office:value-type="float" office:value="10346.34667" calcext:value-type="float">
            <text:p>10346.34667</text:p>
          </table:table-cell>
          <table:table-cell office:value-type="float" office:value="-973" calcext:value-type="float">
            <text:p>-973</text:p>
          </table:table-cell>
          <table:table-cell office:value-type="string" calcext:value-type="string">
            <text:p>FFFFFC33</text:p>
          </table:table-cell>
          <table:table-cell office:value-type="float" office:value="1021.39166" calcext:value-type="float">
            <text:p>1021.3916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24" calcext:value-type="float">
            <text:p>324</text:p>
          </table:table-cell>
          <table:table-cell office:value-type="float" office:value="10378.37792" calcext:value-type="float">
            <text:p>10378.37792</text:p>
          </table:table-cell>
          <table:table-cell office:value-type="float" office:value="-967" calcext:value-type="float">
            <text:p>-967</text:p>
          </table:table-cell>
          <table:table-cell office:value-type="string" calcext:value-type="string">
            <text:p>FFFFFC39</text:p>
          </table:table-cell>
          <table:table-cell office:value-type="float" office:value="1018.49298" calcext:value-type="float">
            <text:p>1018.4929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25" calcext:value-type="float">
            <text:p>325</text:p>
          </table:table-cell>
          <table:table-cell office:value-type="float" office:value="10410.41015" calcext:value-type="float">
            <text:p>10410.41015</text:p>
          </table:table-cell>
          <table:table-cell office:value-type="float" office:value="-962" calcext:value-type="float">
            <text:p>-962</text:p>
          </table:table-cell>
          <table:table-cell office:value-type="string" calcext:value-type="string">
            <text:p>FFFFFC3E</text:p>
          </table:table-cell>
          <table:table-cell office:value-type="float" office:value="1015.63165" calcext:value-type="float">
            <text:p>1015.6316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26" calcext:value-type="float">
            <text:p>326</text:p>
          </table:table-cell>
          <table:table-cell office:value-type="float" office:value="10442.44238" calcext:value-type="float">
            <text:p>10442.44238</text:p>
          </table:table-cell>
          <table:table-cell office:value-type="float" office:value="-958" calcext:value-type="float">
            <text:p>-958</text:p>
          </table:table-cell>
          <table:table-cell office:value-type="string" calcext:value-type="string">
            <text:p>FFFFFC42</text:p>
          </table:table-cell>
          <table:table-cell office:value-type="float" office:value="973.815" calcext:value-type="float">
            <text:p>973.81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27" calcext:value-type="float">
            <text:p>327</text:p>
          </table:table-cell>
          <table:table-cell office:value-type="float" office:value="10474.4746" calcext:value-type="float">
            <text:p>10474.4746</text:p>
          </table:table-cell>
          <table:table-cell office:value-type="float" office:value="-954" calcext:value-type="float">
            <text:p>-954</text:p>
          </table:table-cell>
          <table:table-cell office:value-type="string" calcext:value-type="string">
            <text:p>FFFFFC46</text:p>
          </table:table-cell>
          <table:table-cell office:value-type="float" office:value="1023.5418" calcext:value-type="float">
            <text:p>1023.541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28" calcext:value-type="float">
            <text:p>328</text:p>
          </table:table-cell>
          <table:table-cell office:value-type="float" office:value="10506.50683" calcext:value-type="float">
            <text:p>10506.50683</text:p>
          </table:table-cell>
          <table:table-cell office:value-type="float" office:value="-951" calcext:value-type="float">
            <text:p>-951</text:p>
          </table:table-cell>
          <table:table-cell office:value-type="string" calcext:value-type="string">
            <text:p>FFFFFC49</text:p>
          </table:table-cell>
          <table:table-cell office:value-type="float" office:value="980.14044" calcext:value-type="float">
            <text:p>980.1404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29" calcext:value-type="float">
            <text:p>329</text:p>
          </table:table-cell>
          <table:table-cell office:value-type="float" office:value="10538.53808" calcext:value-type="float">
            <text:p>10538.53808</text:p>
          </table:table-cell>
          <table:table-cell office:value-type="float" office:value="-949" calcext:value-type="float">
            <text:p>-949</text:p>
          </table:table-cell>
          <table:table-cell office:value-type="string" calcext:value-type="string">
            <text:p>FFFFFC4B</text:p>
          </table:table-cell>
          <table:table-cell office:value-type="float" office:value="984.14752" calcext:value-type="float">
            <text:p>984.1475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30" calcext:value-type="float">
            <text:p>330</text:p>
          </table:table-cell>
          <table:table-cell office:value-type="float" office:value="10570.57031" calcext:value-type="float">
            <text:p>10570.57031</text:p>
          </table:table-cell>
          <table:table-cell office:value-type="float" office:value="-946" calcext:value-type="float">
            <text:p>-946</text:p>
          </table:table-cell>
          <table:table-cell office:value-type="string" calcext:value-type="string">
            <text:p>FFFFFC4E</text:p>
          </table:table-cell>
          <table:table-cell office:value-type="float" office:value="992.87536" calcext:value-type="float">
            <text:p>992.8753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31" calcext:value-type="float">
            <text:p>331</text:p>
          </table:table-cell>
          <table:table-cell office:value-type="float" office:value="10602.60253" calcext:value-type="float">
            <text:p>10602.60253</text:p>
          </table:table-cell>
          <table:table-cell office:value-type="float" office:value="-944" calcext:value-type="float">
            <text:p>-944</text:p>
          </table:table-cell>
          <table:table-cell office:value-type="string" calcext:value-type="string">
            <text:p>FFFFFC50</text:p>
          </table:table-cell>
          <table:table-cell office:value-type="float" office:value="987.09423" calcext:value-type="float">
            <text:p>987.0942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32" calcext:value-type="float">
            <text:p>332</text:p>
          </table:table-cell>
          <table:table-cell office:value-type="float" office:value="10634.63476" calcext:value-type="float">
            <text:p>10634.63476</text:p>
          </table:table-cell>
          <table:table-cell office:value-type="float" office:value="-944" calcext:value-type="float">
            <text:p>-944</text:p>
          </table:table-cell>
          <table:table-cell office:value-type="string" calcext:value-type="string">
            <text:p>FFFFFC50</text:p>
          </table:table-cell>
          <table:table-cell office:value-type="float" office:value="1008.48181" calcext:value-type="float">
            <text:p>1008.4818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33" calcext:value-type="float">
            <text:p>333</text:p>
          </table:table-cell>
          <table:table-cell office:value-type="float" office:value="10666.66699" calcext:value-type="float">
            <text:p>10666.66699</text:p>
          </table:table-cell>
          <table:table-cell office:value-type="float" office:value="-942" calcext:value-type="float">
            <text:p>-942</text:p>
          </table:table-cell>
          <table:table-cell office:value-type="string" calcext:value-type="string">
            <text:p>FFFFFC52</text:p>
          </table:table-cell>
          <table:table-cell office:value-type="float" office:value="1005.95678" calcext:value-type="float">
            <text:p>1005.9567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34" calcext:value-type="float">
            <text:p>334</text:p>
          </table:table-cell>
          <table:table-cell office:value-type="float" office:value="10698.69824" calcext:value-type="float">
            <text:p>10698.69824</text:p>
          </table:table-cell>
          <table:table-cell office:value-type="float" office:value="-941" calcext:value-type="float">
            <text:p>-941</text:p>
          </table:table-cell>
          <table:table-cell office:value-type="string" calcext:value-type="string">
            <text:p>FFFFFC53</text:p>
          </table:table-cell>
          <table:table-cell office:value-type="float" office:value="1025.54138" calcext:value-type="float">
            <text:p>1025.5413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35" calcext:value-type="float">
            <text:p>335</text:p>
          </table:table-cell>
          <table:table-cell office:value-type="float" office:value="10730.73046" calcext:value-type="float">
            <text:p>10730.73046</text:p>
          </table:table-cell>
          <table:table-cell office:value-type="float" office:value="-940" calcext:value-type="float">
            <text:p>-940</text:p>
          </table:table-cell>
          <table:table-cell office:value-type="string" calcext:value-type="string">
            <text:p>FFFFFC54</text:p>
          </table:table-cell>
          <table:table-cell office:value-type="float" office:value="1029.17102" calcext:value-type="float">
            <text:p>1029.1710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36" calcext:value-type="float">
            <text:p>336</text:p>
          </table:table-cell>
          <table:table-cell office:value-type="float" office:value="10762.76269" calcext:value-type="float">
            <text:p>10762.76269</text:p>
          </table:table-cell>
          <table:table-cell office:value-type="float" office:value="-941" calcext:value-type="float">
            <text:p>-941</text:p>
          </table:table-cell>
          <table:table-cell office:value-type="string" calcext:value-type="string">
            <text:p>FFFFFC53</text:p>
          </table:table-cell>
          <table:table-cell office:value-type="float" office:value="1021.37322" calcext:value-type="float">
            <text:p>1021.3732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37" calcext:value-type="float">
            <text:p>337</text:p>
          </table:table-cell>
          <table:table-cell office:value-type="float" office:value="10794.79492" calcext:value-type="float">
            <text:p>10794.79492</text:p>
          </table:table-cell>
          <table:table-cell office:value-type="float" office:value="-940" calcext:value-type="float">
            <text:p>-940</text:p>
          </table:table-cell>
          <table:table-cell office:value-type="string" calcext:value-type="string">
            <text:p>FFFFFC54</text:p>
          </table:table-cell>
          <table:table-cell office:value-type="float" office:value="1042.00402" calcext:value-type="float">
            <text:p>1042.0040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38" calcext:value-type="float">
            <text:p>338</text:p>
          </table:table-cell>
          <table:table-cell office:value-type="float" office:value="10826.82714" calcext:value-type="float">
            <text:p>10826.82714</text:p>
          </table:table-cell>
          <table:table-cell office:value-type="float" office:value="-941" calcext:value-type="float">
            <text:p>-941</text:p>
          </table:table-cell>
          <table:table-cell office:value-type="string" calcext:value-type="string">
            <text:p>FFFFFC53</text:p>
          </table:table-cell>
          <table:table-cell office:value-type="float" office:value="1023.3125" calcext:value-type="float">
            <text:p>1023.312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39" calcext:value-type="float">
            <text:p>339</text:p>
          </table:table-cell>
          <table:table-cell office:value-type="float" office:value="10858.85839" calcext:value-type="float">
            <text:p>10858.85839</text:p>
          </table:table-cell>
          <table:table-cell office:value-type="float" office:value="-943" calcext:value-type="float">
            <text:p>-943</text:p>
          </table:table-cell>
          <table:table-cell office:value-type="string" calcext:value-type="string">
            <text:p>FFFFFC51</text:p>
          </table:table-cell>
          <table:table-cell office:value-type="float" office:value="1018.19122" calcext:value-type="float">
            <text:p>1018.1912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40" calcext:value-type="float">
            <text:p>340</text:p>
          </table:table-cell>
          <table:table-cell office:value-type="float" office:value="10890.89062" calcext:value-type="float">
            <text:p>10890.89062</text:p>
          </table:table-cell>
          <table:table-cell office:value-type="float" office:value="-948" calcext:value-type="float">
            <text:p>-948</text:p>
          </table:table-cell>
          <table:table-cell office:value-type="string" calcext:value-type="string">
            <text:p>FFFFFC4C</text:p>
          </table:table-cell>
          <table:table-cell office:value-type="float" office:value="1008.51245" calcext:value-type="float">
            <text:p>1008.5124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41" calcext:value-type="float">
            <text:p>341</text:p>
          </table:table-cell>
          <table:table-cell office:value-type="float" office:value="10922.92285" calcext:value-type="float">
            <text:p>10922.92285</text:p>
          </table:table-cell>
          <table:table-cell office:value-type="float" office:value="-954" calcext:value-type="float">
            <text:p>-954</text:p>
          </table:table-cell>
          <table:table-cell office:value-type="string" calcext:value-type="string">
            <text:p>FFFFFC46</text:p>
          </table:table-cell>
          <table:table-cell office:value-type="float" office:value="999.57641" calcext:value-type="float">
            <text:p>999.5764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42" calcext:value-type="float">
            <text:p>342</text:p>
          </table:table-cell>
          <table:table-cell office:value-type="float" office:value="10954.95507" calcext:value-type="float">
            <text:p>10954.95507</text:p>
          </table:table-cell>
          <table:table-cell office:value-type="float" office:value="-960" calcext:value-type="float">
            <text:p>-960</text:p>
          </table:table-cell>
          <table:table-cell office:value-type="string" calcext:value-type="string">
            <text:p>FFFFFC40</text:p>
          </table:table-cell>
          <table:table-cell office:value-type="float" office:value="980.3626" calcext:value-type="float">
            <text:p>980.362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43" calcext:value-type="float">
            <text:p>343</text:p>
          </table:table-cell>
          <table:table-cell office:value-type="float" office:value="10986.9873" calcext:value-type="float">
            <text:p>10986.9873</text:p>
          </table:table-cell>
          <table:table-cell office:value-type="float" office:value="-964" calcext:value-type="float">
            <text:p>-964</text:p>
          </table:table-cell>
          <table:table-cell office:value-type="string" calcext:value-type="string">
            <text:p>FFFFFC3C</text:p>
          </table:table-cell>
          <table:table-cell office:value-type="float" office:value="1000.50457" calcext:value-type="float">
            <text:p>1000.5045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44" calcext:value-type="float">
            <text:p>344</text:p>
          </table:table-cell>
          <table:table-cell office:value-type="float" office:value="11019.01855" calcext:value-type="float">
            <text:p>11019.01855</text:p>
          </table:table-cell>
          <table:table-cell office:value-type="float" office:value="-968" calcext:value-type="float">
            <text:p>-968</text:p>
          </table:table-cell>
          <table:table-cell office:value-type="string" calcext:value-type="string">
            <text:p>FFFFFC38</text:p>
          </table:table-cell>
          <table:table-cell office:value-type="float" office:value="971.61218" calcext:value-type="float">
            <text:p>971.6121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45" calcext:value-type="float">
            <text:p>345</text:p>
          </table:table-cell>
          <table:table-cell office:value-type="float" office:value="11051.05078" calcext:value-type="float">
            <text:p>11051.05078</text:p>
          </table:table-cell>
          <table:table-cell office:value-type="float" office:value="-972" calcext:value-type="float">
            <text:p>-972</text:p>
          </table:table-cell>
          <table:table-cell office:value-type="string" calcext:value-type="string">
            <text:p>FFFFFC34</text:p>
          </table:table-cell>
          <table:table-cell office:value-type="float" office:value="982.3114" calcext:value-type="float">
            <text:p>982.311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46" calcext:value-type="float">
            <text:p>346</text:p>
          </table:table-cell>
          <table:table-cell office:value-type="float" office:value="11083.083" calcext:value-type="float">
            <text:p>11083.083</text:p>
          </table:table-cell>
          <table:table-cell office:value-type="float" office:value="-977" calcext:value-type="float">
            <text:p>-977</text:p>
          </table:table-cell>
          <table:table-cell office:value-type="string" calcext:value-type="string">
            <text:p>FFFFFC2F</text:p>
          </table:table-cell>
          <table:table-cell office:value-type="float" office:value="975.30401" calcext:value-type="float">
            <text:p>975.3040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47" calcext:value-type="float">
            <text:p>347</text:p>
          </table:table-cell>
          <table:table-cell office:value-type="float" office:value="11115.11523" calcext:value-type="float">
            <text:p>11115.11523</text:p>
          </table:table-cell>
          <table:table-cell office:value-type="float" office:value="-983" calcext:value-type="float">
            <text:p>-983</text:p>
          </table:table-cell>
          <table:table-cell office:value-type="string" calcext:value-type="string">
            <text:p>FFFFFC29</text:p>
          </table:table-cell>
          <table:table-cell office:value-type="float" office:value="1007.60369" calcext:value-type="float">
            <text:p>1007.6036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48" calcext:value-type="float">
            <text:p>348</text:p>
          </table:table-cell>
          <table:table-cell office:value-type="float" office:value="11147.14746" calcext:value-type="float">
            <text:p>11147.14746</text:p>
          </table:table-cell>
          <table:table-cell office:value-type="float" office:value="-989" calcext:value-type="float">
            <text:p>-989</text:p>
          </table:table-cell>
          <table:table-cell office:value-type="string" calcext:value-type="string">
            <text:p>FFFFFC23</text:p>
          </table:table-cell>
          <table:table-cell office:value-type="float" office:value="1003.43206" calcext:value-type="float">
            <text:p>1003.4320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49" calcext:value-type="float">
            <text:p>349</text:p>
          </table:table-cell>
          <table:table-cell office:value-type="float" office:value="11179.17871" calcext:value-type="float">
            <text:p>11179.17871</text:p>
          </table:table-cell>
          <table:table-cell office:value-type="float" office:value="-996" calcext:value-type="float">
            <text:p>-996</text:p>
          </table:table-cell>
          <table:table-cell office:value-type="string" calcext:value-type="string">
            <text:p>FFFFFC1C</text:p>
          </table:table-cell>
          <table:table-cell office:value-type="float" office:value="997.18774" calcext:value-type="float">
            <text:p>997.1877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50" calcext:value-type="float">
            <text:p>350</text:p>
          </table:table-cell>
          <table:table-cell office:value-type="float" office:value="11211.21093" calcext:value-type="float">
            <text:p>11211.21093</text:p>
          </table:table-cell>
          <table:table-cell office:value-type="float" office:value="-1002" calcext:value-type="float">
            <text:p>-1002</text:p>
          </table:table-cell>
          <table:table-cell office:value-type="string" calcext:value-type="string">
            <text:p>FFFFFC16</text:p>
          </table:table-cell>
          <table:table-cell office:value-type="float" office:value="1006.43975" calcext:value-type="float">
            <text:p>1006.4397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51" calcext:value-type="float">
            <text:p>351</text:p>
          </table:table-cell>
          <table:table-cell office:value-type="float" office:value="11243.24316" calcext:value-type="float">
            <text:p>11243.24316</text:p>
          </table:table-cell>
          <table:table-cell office:value-type="float" office:value="-1008" calcext:value-type="float">
            <text:p>-1008</text:p>
          </table:table-cell>
          <table:table-cell office:value-type="string" calcext:value-type="string">
            <text:p>FFFFFC10</text:p>
          </table:table-cell>
          <table:table-cell office:value-type="float" office:value="1041.40002" calcext:value-type="float">
            <text:p>1041.4000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52" calcext:value-type="float">
            <text:p>352</text:p>
          </table:table-cell>
          <table:table-cell office:value-type="float" office:value="11275.27539" calcext:value-type="float">
            <text:p>11275.27539</text:p>
          </table:table-cell>
          <table:table-cell office:value-type="float" office:value="-1015" calcext:value-type="float">
            <text:p>-1015</text:p>
          </table:table-cell>
          <table:table-cell office:value-type="string" calcext:value-type="string">
            <text:p>FFFFFC09</text:p>
          </table:table-cell>
          <table:table-cell office:value-type="float" office:value="1024.2677" calcext:value-type="float">
            <text:p>1024.267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53" calcext:value-type="float">
            <text:p>353</text:p>
          </table:table-cell>
          <table:table-cell office:value-type="float" office:value="11307.30761" calcext:value-type="float">
            <text:p>11307.30761</text:p>
          </table:table-cell>
          <table:table-cell office:value-type="float" office:value="-1021" calcext:value-type="float">
            <text:p>-1021</text:p>
          </table:table-cell>
          <table:table-cell office:value-type="string" calcext:value-type="string">
            <text:p>FFFFFC03</text:p>
          </table:table-cell>
          <table:table-cell office:value-type="float" office:value="1011.24865" calcext:value-type="float">
            <text:p>1011.2486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54" calcext:value-type="float">
            <text:p>354</text:p>
          </table:table-cell>
          <table:table-cell office:value-type="float" office:value="11339.33886" calcext:value-type="float">
            <text:p>11339.33886</text:p>
          </table:table-cell>
          <table:table-cell office:value-type="float" office:value="-1027" calcext:value-type="float">
            <text:p>-1027</text:p>
          </table:table-cell>
          <table:table-cell office:value-type="string" calcext:value-type="string">
            <text:p>FFFFFBFD</text:p>
          </table:table-cell>
          <table:table-cell office:value-type="float" office:value="1010.57781" calcext:value-type="float">
            <text:p>1010.5778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55" calcext:value-type="float">
            <text:p>355</text:p>
          </table:table-cell>
          <table:table-cell office:value-type="float" office:value="11371.37109" calcext:value-type="float">
            <text:p>11371.37109</text:p>
          </table:table-cell>
          <table:table-cell office:value-type="float" office:value="-1033" calcext:value-type="float">
            <text:p>-1033</text:p>
          </table:table-cell>
          <table:table-cell office:value-type="string" calcext:value-type="string">
            <text:p>FFFFFBF7</text:p>
          </table:table-cell>
          <table:table-cell office:value-type="float" office:value="999.98974" calcext:value-type="float">
            <text:p>999.9897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56" calcext:value-type="float">
            <text:p>356</text:p>
          </table:table-cell>
          <table:table-cell office:value-type="float" office:value="11403.40332" calcext:value-type="float">
            <text:p>11403.40332</text:p>
          </table:table-cell>
          <table:table-cell office:value-type="float" office:value="-1038" calcext:value-type="float">
            <text:p>-1038</text:p>
          </table:table-cell>
          <table:table-cell office:value-type="string" calcext:value-type="string">
            <text:p>FFFFFBF2</text:p>
          </table:table-cell>
          <table:table-cell office:value-type="float" office:value="971.08331" calcext:value-type="float">
            <text:p>971.0833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57" calcext:value-type="float">
            <text:p>357</text:p>
          </table:table-cell>
          <table:table-cell office:value-type="float" office:value="11435.43554" calcext:value-type="float">
            <text:p>11435.43554</text:p>
          </table:table-cell>
          <table:table-cell office:value-type="float" office:value="-1040" calcext:value-type="float">
            <text:p>-1040</text:p>
          </table:table-cell>
          <table:table-cell office:value-type="string" calcext:value-type="string">
            <text:p>FFFFFBF0</text:p>
          </table:table-cell>
          <table:table-cell office:value-type="float" office:value="974.64086" calcext:value-type="float">
            <text:p>974.6408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58" calcext:value-type="float">
            <text:p>358</text:p>
          </table:table-cell>
          <table:table-cell office:value-type="float" office:value="11467.46777" calcext:value-type="float">
            <text:p>11467.46777</text:p>
          </table:table-cell>
          <table:table-cell office:value-type="float" office:value="-1039" calcext:value-type="float">
            <text:p>-1039</text:p>
          </table:table-cell>
          <table:table-cell office:value-type="string" calcext:value-type="string">
            <text:p>FFFFFBF1</text:p>
          </table:table-cell>
          <table:table-cell office:value-type="float" office:value="981.76422" calcext:value-type="float">
            <text:p>981.7642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59" calcext:value-type="float">
            <text:p>359</text:p>
          </table:table-cell>
          <table:table-cell office:value-type="float" office:value="11499.49902" calcext:value-type="float">
            <text:p>11499.49902</text:p>
          </table:table-cell>
          <table:table-cell office:value-type="float" office:value="-1042" calcext:value-type="float">
            <text:p>-1042</text:p>
          </table:table-cell>
          <table:table-cell office:value-type="string" calcext:value-type="string">
            <text:p>FFFFFBEE</text:p>
          </table:table-cell>
          <table:table-cell office:value-type="float" office:value="981.36883" calcext:value-type="float">
            <text:p>981.3688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60" calcext:value-type="float">
            <text:p>360</text:p>
          </table:table-cell>
          <table:table-cell office:value-type="float" office:value="11531.53125" calcext:value-type="float">
            <text:p>11531.53125</text:p>
          </table:table-cell>
          <table:table-cell office:value-type="float" office:value="-1047" calcext:value-type="float">
            <text:p>-1047</text:p>
          </table:table-cell>
          <table:table-cell office:value-type="string" calcext:value-type="string">
            <text:p>FFFFFBE9</text:p>
          </table:table-cell>
          <table:table-cell office:value-type="float" office:value="969.2359" calcext:value-type="float">
            <text:p>969.235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61" calcext:value-type="float">
            <text:p>361</text:p>
          </table:table-cell>
          <table:table-cell office:value-type="float" office:value="11563.56347" calcext:value-type="float">
            <text:p>11563.56347</text:p>
          </table:table-cell>
          <table:table-cell office:value-type="float" office:value="-1052" calcext:value-type="float">
            <text:p>-1052</text:p>
          </table:table-cell>
          <table:table-cell office:value-type="string" calcext:value-type="string">
            <text:p>FFFFFBE4</text:p>
          </table:table-cell>
          <table:table-cell office:value-type="float" office:value="991.19628" calcext:value-type="float">
            <text:p>991.1962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62" calcext:value-type="float">
            <text:p>362</text:p>
          </table:table-cell>
          <table:table-cell office:value-type="float" office:value="11595.5957" calcext:value-type="float">
            <text:p>11595.5957</text:p>
          </table:table-cell>
          <table:table-cell office:value-type="float" office:value="-1057" calcext:value-type="float">
            <text:p>-1057</text:p>
          </table:table-cell>
          <table:table-cell office:value-type="string" calcext:value-type="string">
            <text:p>FFFFFBDF</text:p>
          </table:table-cell>
          <table:table-cell office:value-type="float" office:value="1012.31567" calcext:value-type="float">
            <text:p>1012.3156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63" calcext:value-type="float">
            <text:p>363</text:p>
          </table:table-cell>
          <table:table-cell office:value-type="float" office:value="11627.62792" calcext:value-type="float">
            <text:p>11627.62792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FFFFFBDA</text:p>
          </table:table-cell>
          <table:table-cell office:value-type="float" office:value="1027.48022" calcext:value-type="float">
            <text:p>1027.4802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64" calcext:value-type="float">
            <text:p>364</text:p>
          </table:table-cell>
          <table:table-cell office:value-type="float" office:value="11659.65917" calcext:value-type="float">
            <text:p>11659.65917</text:p>
          </table:table-cell>
          <table:table-cell office:value-type="float" office:value="-1066" calcext:value-type="float">
            <text:p>-1066</text:p>
          </table:table-cell>
          <table:table-cell office:value-type="string" calcext:value-type="string">
            <text:p>FFFFFBD6</text:p>
          </table:table-cell>
          <table:table-cell office:value-type="float" office:value="1033.3739" calcext:value-type="float">
            <text:p>1033.373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65" calcext:value-type="float">
            <text:p>365</text:p>
          </table:table-cell>
          <table:table-cell office:value-type="float" office:value="11691.6914" calcext:value-type="float">
            <text:p>11691.6914</text:p>
          </table:table-cell>
          <table:table-cell office:value-type="float" office:value="-1068" calcext:value-type="float">
            <text:p>-1068</text:p>
          </table:table-cell>
          <table:table-cell office:value-type="string" calcext:value-type="string">
            <text:p>FFFFFBD4</text:p>
          </table:table-cell>
          <table:table-cell office:value-type="float" office:value="1039.28906" calcext:value-type="float">
            <text:p>1039.2890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66" calcext:value-type="float">
            <text:p>366</text:p>
          </table:table-cell>
          <table:table-cell office:value-type="float" office:value="11723.72363" calcext:value-type="float">
            <text:p>11723.72363</text:p>
          </table:table-cell>
          <table:table-cell office:value-type="float" office:value="-1070" calcext:value-type="float">
            <text:p>-1070</text:p>
          </table:table-cell>
          <table:table-cell office:value-type="string" calcext:value-type="string">
            <text:p>FFFFFBD2</text:p>
          </table:table-cell>
          <table:table-cell office:value-type="float" office:value="1035.7395" calcext:value-type="float">
            <text:p>1035.739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67" calcext:value-type="float">
            <text:p>367</text:p>
          </table:table-cell>
          <table:table-cell office:value-type="float" office:value="11755.75585" calcext:value-type="float">
            <text:p>11755.75585</text:p>
          </table:table-cell>
          <table:table-cell office:value-type="float" office:value="-1073" calcext:value-type="float">
            <text:p>-1073</text:p>
          </table:table-cell>
          <table:table-cell office:value-type="string" calcext:value-type="string">
            <text:p>FFFFFBCF</text:p>
          </table:table-cell>
          <table:table-cell office:value-type="float" office:value="1021.80731" calcext:value-type="float">
            <text:p>1021.8073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68" calcext:value-type="float">
            <text:p>368</text:p>
          </table:table-cell>
          <table:table-cell office:value-type="float" office:value="11787.78808" calcext:value-type="float">
            <text:p>11787.78808</text:p>
          </table:table-cell>
          <table:table-cell office:value-type="float" office:value="-1075" calcext:value-type="float">
            <text:p>-1075</text:p>
          </table:table-cell>
          <table:table-cell office:value-type="string" calcext:value-type="string">
            <text:p>FFFFFBCD</text:p>
          </table:table-cell>
          <table:table-cell office:value-type="float" office:value="1013.68768" calcext:value-type="float">
            <text:p>1013.6876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69" calcext:value-type="float">
            <text:p>369</text:p>
          </table:table-cell>
          <table:table-cell office:value-type="float" office:value="11819.81933" calcext:value-type="float">
            <text:p>11819.81933</text:p>
          </table:table-cell>
          <table:table-cell office:value-type="float" office:value="-1076" calcext:value-type="float">
            <text:p>-1076</text:p>
          </table:table-cell>
          <table:table-cell office:value-type="string" calcext:value-type="string">
            <text:p>FFFFFBCC</text:p>
          </table:table-cell>
          <table:table-cell office:value-type="float" office:value="987.46868" calcext:value-type="float">
            <text:p>987.4686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70" calcext:value-type="float">
            <text:p>370</text:p>
          </table:table-cell>
          <table:table-cell office:value-type="float" office:value="11851.85156" calcext:value-type="float">
            <text:p>11851.85156</text:p>
          </table:table-cell>
          <table:table-cell office:value-type="float" office:value="-1077" calcext:value-type="float">
            <text:p>-1077</text:p>
          </table:table-cell>
          <table:table-cell office:value-type="string" calcext:value-type="string">
            <text:p>FFFFFBCB</text:p>
          </table:table-cell>
          <table:table-cell office:value-type="float" office:value="980.16375" calcext:value-type="float">
            <text:p>980.1637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71" calcext:value-type="float">
            <text:p>371</text:p>
          </table:table-cell>
          <table:table-cell office:value-type="float" office:value="11883.88378" calcext:value-type="float">
            <text:p>11883.88378</text:p>
          </table:table-cell>
          <table:table-cell office:value-type="float" office:value="-1078" calcext:value-type="float">
            <text:p>-1078</text:p>
          </table:table-cell>
          <table:table-cell office:value-type="string" calcext:value-type="string">
            <text:p>FFFFFBCA</text:p>
          </table:table-cell>
          <table:table-cell office:value-type="float" office:value="972.79675" calcext:value-type="float">
            <text:p>972.7967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72" calcext:value-type="float">
            <text:p>372</text:p>
          </table:table-cell>
          <table:table-cell office:value-type="float" office:value="11915.91601" calcext:value-type="float">
            <text:p>11915.91601</text:p>
          </table:table-cell>
          <table:table-cell office:value-type="float" office:value="-1079" calcext:value-type="float">
            <text:p>-1079</text:p>
          </table:table-cell>
          <table:table-cell office:value-type="string" calcext:value-type="string">
            <text:p>FFFFFBC9</text:p>
          </table:table-cell>
          <table:table-cell office:value-type="float" office:value="997.62896" calcext:value-type="float">
            <text:p>997.6289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73" calcext:value-type="float">
            <text:p>373</text:p>
          </table:table-cell>
          <table:table-cell office:value-type="float" office:value="11947.94824" calcext:value-type="float">
            <text:p>11947.94824</text:p>
          </table:table-cell>
          <table:table-cell office:value-type="float" office:value="-1080" calcext:value-type="float">
            <text:p>-1080</text:p>
          </table:table-cell>
          <table:table-cell office:value-type="string" calcext:value-type="string">
            <text:p>FFFFFBC8</text:p>
          </table:table-cell>
          <table:table-cell office:value-type="float" office:value="984.40924" calcext:value-type="float">
            <text:p>984.4092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74" calcext:value-type="float">
            <text:p>374</text:p>
          </table:table-cell>
          <table:table-cell office:value-type="float" office:value="11979.97949" calcext:value-type="float">
            <text:p>11979.97949</text:p>
          </table:table-cell>
          <table:table-cell office:value-type="float" office:value="-1078" calcext:value-type="float">
            <text:p>-1078</text:p>
          </table:table-cell>
          <table:table-cell office:value-type="string" calcext:value-type="string">
            <text:p>FFFFFBCA</text:p>
          </table:table-cell>
          <table:table-cell office:value-type="float" office:value="1002.00329" calcext:value-type="float">
            <text:p>1002.0032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75" calcext:value-type="float">
            <text:p>375</text:p>
          </table:table-cell>
          <table:table-cell office:value-type="float" office:value="12012.01171" calcext:value-type="float">
            <text:p>12012.01171</text:p>
          </table:table-cell>
          <table:table-cell office:value-type="float" office:value="-1078" calcext:value-type="float">
            <text:p>-1078</text:p>
          </table:table-cell>
          <table:table-cell office:value-type="string" calcext:value-type="string">
            <text:p>FFFFFBCA</text:p>
          </table:table-cell>
          <table:table-cell office:value-type="float" office:value="995.5083" calcext:value-type="float">
            <text:p>995.508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76" calcext:value-type="float">
            <text:p>376</text:p>
          </table:table-cell>
          <table:table-cell office:value-type="float" office:value="12044.04394" calcext:value-type="float">
            <text:p>12044.04394</text:p>
          </table:table-cell>
          <table:table-cell office:value-type="float" office:value="-1077" calcext:value-type="float">
            <text:p>-1077</text:p>
          </table:table-cell>
          <table:table-cell office:value-type="string" calcext:value-type="string">
            <text:p>FFFFFBCB</text:p>
          </table:table-cell>
          <table:table-cell office:value-type="float" office:value="1013.28509" calcext:value-type="float">
            <text:p>1013.2850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77" calcext:value-type="float">
            <text:p>377</text:p>
          </table:table-cell>
          <table:table-cell office:value-type="float" office:value="12076.07617" calcext:value-type="float">
            <text:p>12076.07617</text:p>
          </table:table-cell>
          <table:table-cell office:value-type="float" office:value="-1073" calcext:value-type="float">
            <text:p>-1073</text:p>
          </table:table-cell>
          <table:table-cell office:value-type="string" calcext:value-type="string">
            <text:p>FFFFFBCF</text:p>
          </table:table-cell>
          <table:table-cell office:value-type="float" office:value="1016.61047" calcext:value-type="float">
            <text:p>1016.6104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78" calcext:value-type="float">
            <text:p>378</text:p>
          </table:table-cell>
          <table:table-cell office:value-type="float" office:value="12108.10839" calcext:value-type="float">
            <text:p>12108.10839</text:p>
          </table:table-cell>
          <table:table-cell office:value-type="float" office:value="-1069" calcext:value-type="float">
            <text:p>-1069</text:p>
          </table:table-cell>
          <table:table-cell office:value-type="string" calcext:value-type="string">
            <text:p>FFFFFBD3</text:p>
          </table:table-cell>
          <table:table-cell office:value-type="float" office:value="1020.57525" calcext:value-type="float">
            <text:p>1020.5752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79" calcext:value-type="float">
            <text:p>379</text:p>
          </table:table-cell>
          <table:table-cell office:value-type="float" office:value="12140.14062" calcext:value-type="float">
            <text:p>12140.14062</text:p>
          </table:table-cell>
          <table:table-cell office:value-type="float" office:value="-1065" calcext:value-type="float">
            <text:p>-1065</text:p>
          </table:table-cell>
          <table:table-cell office:value-type="string" calcext:value-type="string">
            <text:p>FFFFFBD7</text:p>
          </table:table-cell>
          <table:table-cell office:value-type="float" office:value="1030.46203" calcext:value-type="float">
            <text:p>1030.4620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80" calcext:value-type="float">
            <text:p>380</text:p>
          </table:table-cell>
          <table:table-cell office:value-type="float" office:value="12172.17187" calcext:value-type="float">
            <text:p>12172.17187</text:p>
          </table:table-cell>
          <table:table-cell office:value-type="float" office:value="-1060" calcext:value-type="float">
            <text:p>-1060</text:p>
          </table:table-cell>
          <table:table-cell office:value-type="string" calcext:value-type="string">
            <text:p>FFFFFBDC</text:p>
          </table:table-cell>
          <table:table-cell office:value-type="float" office:value="1024.37768" calcext:value-type="float">
            <text:p>1024.3776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81" calcext:value-type="float">
            <text:p>381</text:p>
          </table:table-cell>
          <table:table-cell office:value-type="float" office:value="12204.2041" calcext:value-type="float">
            <text:p>12204.2041</text:p>
          </table:table-cell>
          <table:table-cell office:value-type="float" office:value="-1055" calcext:value-type="float">
            <text:p>-1055</text:p>
          </table:table-cell>
          <table:table-cell office:value-type="string" calcext:value-type="string">
            <text:p>FFFFFBE1</text:p>
          </table:table-cell>
          <table:table-cell office:value-type="float" office:value="1031.28759" calcext:value-type="float">
            <text:p>1031.2875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82" calcext:value-type="float">
            <text:p>382</text:p>
          </table:table-cell>
          <table:table-cell office:value-type="float" office:value="12236.23632" calcext:value-type="float">
            <text:p>12236.23632</text:p>
          </table:table-cell>
          <table:table-cell office:value-type="float" office:value="-1050" calcext:value-type="float">
            <text:p>-1050</text:p>
          </table:table-cell>
          <table:table-cell office:value-type="string" calcext:value-type="string">
            <text:p>FFFFFBE6</text:p>
          </table:table-cell>
          <table:table-cell office:value-type="float" office:value="1013.87396" calcext:value-type="float">
            <text:p>1013.8739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83" calcext:value-type="float">
            <text:p>383</text:p>
          </table:table-cell>
          <table:table-cell office:value-type="float" office:value="12268.26855" calcext:value-type="float">
            <text:p>12268.26855</text:p>
          </table:table-cell>
          <table:table-cell office:value-type="float" office:value="-1045" calcext:value-type="float">
            <text:p>-1045</text:p>
          </table:table-cell>
          <table:table-cell office:value-type="string" calcext:value-type="string">
            <text:p>FFFFFBEB</text:p>
          </table:table-cell>
          <table:table-cell office:value-type="float" office:value="1003.09344" calcext:value-type="float">
            <text:p>1003.0934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84" calcext:value-type="float">
            <text:p>384</text:p>
          </table:table-cell>
          <table:table-cell office:value-type="float" office:value="12300.30078" calcext:value-type="float">
            <text:p>12300.30078</text:p>
          </table:table-cell>
          <table:table-cell office:value-type="float" office:value="-1039" calcext:value-type="float">
            <text:p>-1039</text:p>
          </table:table-cell>
          <table:table-cell office:value-type="string" calcext:value-type="string">
            <text:p>FFFFFBF1</text:p>
          </table:table-cell>
          <table:table-cell office:value-type="float" office:value="1000.95324" calcext:value-type="float">
            <text:p>1000.9532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85" calcext:value-type="float">
            <text:p>385</text:p>
          </table:table-cell>
          <table:table-cell office:value-type="float" office:value="12332.33203" calcext:value-type="float">
            <text:p>12332.33203</text:p>
          </table:table-cell>
          <table:table-cell office:value-type="float" office:value="-1032" calcext:value-type="float">
            <text:p>-1032</text:p>
          </table:table-cell>
          <table:table-cell office:value-type="string" calcext:value-type="string">
            <text:p>FFFFFBF8</text:p>
          </table:table-cell>
          <table:table-cell office:value-type="float" office:value="991.01519" calcext:value-type="float">
            <text:p>991.0151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86" calcext:value-type="float">
            <text:p>386</text:p>
          </table:table-cell>
          <table:table-cell office:value-type="float" office:value="12364.36425" calcext:value-type="float">
            <text:p>12364.36425</text:p>
          </table:table-cell>
          <table:table-cell office:value-type="float" office:value="-1025" calcext:value-type="float">
            <text:p>-1025</text:p>
          </table:table-cell>
          <table:table-cell office:value-type="string" calcext:value-type="string">
            <text:p>FFFFFBFF</text:p>
          </table:table-cell>
          <table:table-cell office:value-type="float" office:value="988.0368" calcext:value-type="float">
            <text:p>988.036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87" calcext:value-type="float">
            <text:p>387</text:p>
          </table:table-cell>
          <table:table-cell office:value-type="float" office:value="12396.39648" calcext:value-type="float">
            <text:p>12396.39648</text:p>
          </table:table-cell>
          <table:table-cell office:value-type="float" office:value="-1018" calcext:value-type="float">
            <text:p>-1018</text:p>
          </table:table-cell>
          <table:table-cell office:value-type="string" calcext:value-type="string">
            <text:p>FFFFFC06</text:p>
          </table:table-cell>
          <table:table-cell office:value-type="float" office:value="981.71148" calcext:value-type="float">
            <text:p>981.7114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88" calcext:value-type="float">
            <text:p>388</text:p>
          </table:table-cell>
          <table:table-cell office:value-type="float" office:value="12428.42871" calcext:value-type="float">
            <text:p>12428.42871</text:p>
          </table:table-cell>
          <table:table-cell office:value-type="float" office:value="-1011" calcext:value-type="float">
            <text:p>-1011</text:p>
          </table:table-cell>
          <table:table-cell office:value-type="string" calcext:value-type="string">
            <text:p>FFFFFC0D</text:p>
          </table:table-cell>
          <table:table-cell office:value-type="float" office:value="996.54107" calcext:value-type="float">
            <text:p>996.5410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89" calcext:value-type="float">
            <text:p>389</text:p>
          </table:table-cell>
          <table:table-cell office:value-type="float" office:value="12460.46093" calcext:value-type="float">
            <text:p>12460.46093</text:p>
          </table:table-cell>
          <table:table-cell office:value-type="float" office:value="-1006" calcext:value-type="float">
            <text:p>-1006</text:p>
          </table:table-cell>
          <table:table-cell office:value-type="string" calcext:value-type="string">
            <text:p>FFFFFC12</text:p>
          </table:table-cell>
          <table:table-cell office:value-type="float" office:value="1003.3258" calcext:value-type="float">
            <text:p>1003.325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90" calcext:value-type="float">
            <text:p>390</text:p>
          </table:table-cell>
          <table:table-cell office:value-type="float" office:value="12492.49218" calcext:value-type="float">
            <text:p>12492.49218</text:p>
          </table:table-cell>
          <table:table-cell office:value-type="float" office:value="-1002" calcext:value-type="float">
            <text:p>-1002</text:p>
          </table:table-cell>
          <table:table-cell office:value-type="string" calcext:value-type="string">
            <text:p>FFFFFC16</text:p>
          </table:table-cell>
          <table:table-cell office:value-type="float" office:value="988.37304" calcext:value-type="float">
            <text:p>988.3730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91" calcext:value-type="float">
            <text:p>391</text:p>
          </table:table-cell>
          <table:table-cell office:value-type="float" office:value="12524.52441" calcext:value-type="float">
            <text:p>12524.52441</text:p>
          </table:table-cell>
          <table:table-cell office:value-type="float" office:value="-998" calcext:value-type="float">
            <text:p>-998</text:p>
          </table:table-cell>
          <table:table-cell office:value-type="string" calcext:value-type="string">
            <text:p>FFFFFC1A</text:p>
          </table:table-cell>
          <table:table-cell office:value-type="float" office:value="1013.55987" calcext:value-type="float">
            <text:p>1013.5598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92" calcext:value-type="float">
            <text:p>392</text:p>
          </table:table-cell>
          <table:table-cell office:value-type="float" office:value="12556.55664" calcext:value-type="float">
            <text:p>12556.55664</text:p>
          </table:table-cell>
          <table:table-cell office:value-type="float" office:value="-992" calcext:value-type="float">
            <text:p>-992</text:p>
          </table:table-cell>
          <table:table-cell office:value-type="string" calcext:value-type="string">
            <text:p>FFFFFC20</text:p>
          </table:table-cell>
          <table:table-cell office:value-type="float" office:value="1023.7807" calcext:value-type="float">
            <text:p>1023.780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93" calcext:value-type="float">
            <text:p>393</text:p>
          </table:table-cell>
          <table:table-cell office:value-type="float" office:value="12588.58886" calcext:value-type="float">
            <text:p>12588.58886</text:p>
          </table:table-cell>
          <table:table-cell office:value-type="float" office:value="-988" calcext:value-type="float">
            <text:p>-988</text:p>
          </table:table-cell>
          <table:table-cell office:value-type="string" calcext:value-type="string">
            <text:p>FFFFFC24</text:p>
          </table:table-cell>
          <table:table-cell office:value-type="float" office:value="1025.9165" calcext:value-type="float">
            <text:p>1025.916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94" calcext:value-type="float">
            <text:p>394</text:p>
          </table:table-cell>
          <table:table-cell office:value-type="float" office:value="12620.62109" calcext:value-type="float">
            <text:p>12620.62109</text:p>
          </table:table-cell>
          <table:table-cell office:value-type="float" office:value="-985" calcext:value-type="float">
            <text:p>-985</text:p>
          </table:table-cell>
          <table:table-cell office:value-type="string" calcext:value-type="string">
            <text:p>FFFFFC27</text:p>
          </table:table-cell>
          <table:table-cell office:value-type="float" office:value="1022.20947" calcext:value-type="float">
            <text:p>1022.2094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95" calcext:value-type="float">
            <text:p>395</text:p>
          </table:table-cell>
          <table:table-cell office:value-type="float" office:value="12652.65234" calcext:value-type="float">
            <text:p>12652.65234</text:p>
          </table:table-cell>
          <table:table-cell office:value-type="float" office:value="-980" calcext:value-type="float">
            <text:p>-980</text:p>
          </table:table-cell>
          <table:table-cell office:value-type="string" calcext:value-type="string">
            <text:p>FFFFFC2C</text:p>
          </table:table-cell>
          <table:table-cell office:value-type="float" office:value="1024.66308" calcext:value-type="float">
            <text:p>1024.6630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96" calcext:value-type="float">
            <text:p>396</text:p>
          </table:table-cell>
          <table:table-cell office:value-type="float" office:value="12684.68457" calcext:value-type="float">
            <text:p>12684.68457</text:p>
          </table:table-cell>
          <table:table-cell office:value-type="float" office:value="-974" calcext:value-type="float">
            <text:p>-974</text:p>
          </table:table-cell>
          <table:table-cell office:value-type="string" calcext:value-type="string">
            <text:p>FFFFFC32</text:p>
          </table:table-cell>
          <table:table-cell office:value-type="float" office:value="1014.91033" calcext:value-type="float">
            <text:p>1014.9103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97" calcext:value-type="float">
            <text:p>397</text:p>
          </table:table-cell>
          <table:table-cell office:value-type="float" office:value="12716.71679" calcext:value-type="float">
            <text:p>12716.71679</text:p>
          </table:table-cell>
          <table:table-cell office:value-type="float" office:value="-968" calcext:value-type="float">
            <text:p>-968</text:p>
          </table:table-cell>
          <table:table-cell office:value-type="string" calcext:value-type="string">
            <text:p>FFFFFC38</text:p>
          </table:table-cell>
          <table:table-cell office:value-type="float" office:value="1003.89691" calcext:value-type="float">
            <text:p>1003.8969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98" calcext:value-type="float">
            <text:p>398</text:p>
          </table:table-cell>
          <table:table-cell office:value-type="float" office:value="12748.74902" calcext:value-type="float">
            <text:p>12748.74902</text:p>
          </table:table-cell>
          <table:table-cell office:value-type="float" office:value="-962" calcext:value-type="float">
            <text:p>-962</text:p>
          </table:table-cell>
          <table:table-cell office:value-type="string" calcext:value-type="string">
            <text:p>FFFFFC3E</text:p>
          </table:table-cell>
          <table:table-cell office:value-type="float" office:value="1002.35382" calcext:value-type="float">
            <text:p>1002.3538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99" calcext:value-type="float">
            <text:p>399</text:p>
          </table:table-cell>
          <table:table-cell office:value-type="float" office:value="12780.78125" calcext:value-type="float">
            <text:p>12780.78125</text:p>
          </table:table-cell>
          <table:table-cell office:value-type="float" office:value="-957" calcext:value-type="float">
            <text:p>-957</text:p>
          </table:table-cell>
          <table:table-cell office:value-type="string" calcext:value-type="string">
            <text:p>FFFFFC43</text:p>
          </table:table-cell>
          <table:table-cell office:value-type="float" office:value="1002.2727" calcext:value-type="float">
            <text:p>1002.272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00" calcext:value-type="float">
            <text:p>400</text:p>
          </table:table-cell>
          <table:table-cell office:value-type="float" office:value="12812.8125" calcext:value-type="float">
            <text:p>12812.8125</text:p>
          </table:table-cell>
          <table:table-cell office:value-type="float" office:value="-954" calcext:value-type="float">
            <text:p>-954</text:p>
          </table:table-cell>
          <table:table-cell office:value-type="string" calcext:value-type="string">
            <text:p>FFFFFC46</text:p>
          </table:table-cell>
          <table:table-cell office:value-type="float" office:value="980.96728" calcext:value-type="float">
            <text:p>980.9672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01" calcext:value-type="float">
            <text:p>401</text:p>
          </table:table-cell>
          <table:table-cell office:value-type="float" office:value="12844.84472" calcext:value-type="float">
            <text:p>12844.84472</text:p>
          </table:table-cell>
          <table:table-cell office:value-type="float" office:value="-951" calcext:value-type="float">
            <text:p>-951</text:p>
          </table:table-cell>
          <table:table-cell office:value-type="string" calcext:value-type="string">
            <text:p>FFFFFC49</text:p>
          </table:table-cell>
          <table:table-cell office:value-type="float" office:value="986.76806" calcext:value-type="float">
            <text:p>986.7680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02" calcext:value-type="float">
            <text:p>402</text:p>
          </table:table-cell>
          <table:table-cell office:value-type="float" office:value="12876.87695" calcext:value-type="float">
            <text:p>12876.87695</text:p>
          </table:table-cell>
          <table:table-cell office:value-type="float" office:value="-948" calcext:value-type="float">
            <text:p>-948</text:p>
          </table:table-cell>
          <table:table-cell office:value-type="string" calcext:value-type="string">
            <text:p>FFFFFC4C</text:p>
          </table:table-cell>
          <table:table-cell office:value-type="float" office:value="987.85858" calcext:value-type="float">
            <text:p>987.8585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03" calcext:value-type="float">
            <text:p>403</text:p>
          </table:table-cell>
          <table:table-cell office:value-type="float" office:value="12908.90917" calcext:value-type="float">
            <text:p>12908.90917</text:p>
          </table:table-cell>
          <table:table-cell office:value-type="float" office:value="-946" calcext:value-type="float">
            <text:p>-946</text:p>
          </table:table-cell>
          <table:table-cell office:value-type="string" calcext:value-type="string">
            <text:p>FFFFFC4E</text:p>
          </table:table-cell>
          <table:table-cell office:value-type="float" office:value="990.66784" calcext:value-type="float">
            <text:p>990.6678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04" calcext:value-type="float">
            <text:p>404</text:p>
          </table:table-cell>
          <table:table-cell office:value-type="float" office:value="12940.9414" calcext:value-type="float">
            <text:p>12940.9414</text:p>
          </table:table-cell>
          <table:table-cell office:value-type="float" office:value="-944" calcext:value-type="float">
            <text:p>-944</text:p>
          </table:table-cell>
          <table:table-cell office:value-type="string" calcext:value-type="string">
            <text:p>FFFFFC50</text:p>
          </table:table-cell>
          <table:table-cell office:value-type="float" office:value="1011.17828" calcext:value-type="float">
            <text:p>1011.1782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05" calcext:value-type="float">
            <text:p>405</text:p>
          </table:table-cell>
          <table:table-cell office:value-type="float" office:value="12972.97265" calcext:value-type="float">
            <text:p>12972.97265</text:p>
          </table:table-cell>
          <table:table-cell office:value-type="float" office:value="-942" calcext:value-type="float">
            <text:p>-942</text:p>
          </table:table-cell>
          <table:table-cell office:value-type="string" calcext:value-type="string">
            <text:p>FFFFFC52</text:p>
          </table:table-cell>
          <table:table-cell office:value-type="float" office:value="1002.9906" calcext:value-type="float">
            <text:p>1002.990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06" calcext:value-type="float">
            <text:p>406</text:p>
          </table:table-cell>
          <table:table-cell office:value-type="float" office:value="13005.00488" calcext:value-type="float">
            <text:p>13005.00488</text:p>
          </table:table-cell>
          <table:table-cell office:value-type="float" office:value="-942" calcext:value-type="float">
            <text:p>-942</text:p>
          </table:table-cell>
          <table:table-cell office:value-type="string" calcext:value-type="string">
            <text:p>FFFFFC52</text:p>
          </table:table-cell>
          <table:table-cell office:value-type="float" office:value="1027.16076" calcext:value-type="float">
            <text:p>1027.1607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07" calcext:value-type="float">
            <text:p>407</text:p>
          </table:table-cell>
          <table:table-cell office:value-type="float" office:value="13037.0371" calcext:value-type="float">
            <text:p>13037.0371</text:p>
          </table:table-cell>
          <table:table-cell office:value-type="float" office:value="-941" calcext:value-type="float">
            <text:p>-941</text:p>
          </table:table-cell>
          <table:table-cell office:value-type="string" calcext:value-type="string">
            <text:p>FFFFFC53</text:p>
          </table:table-cell>
          <table:table-cell office:value-type="float" office:value="1013.06103" calcext:value-type="float">
            <text:p>1013.0610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08" calcext:value-type="float">
            <text:p>408</text:p>
          </table:table-cell>
          <table:table-cell office:value-type="float" office:value="13069.06933" calcext:value-type="float">
            <text:p>13069.06933</text:p>
          </table:table-cell>
          <table:table-cell office:value-type="float" office:value="-940" calcext:value-type="float">
            <text:p>-940</text:p>
          </table:table-cell>
          <table:table-cell office:value-type="string" calcext:value-type="string">
            <text:p>FFFFFC54</text:p>
          </table:table-cell>
          <table:table-cell office:value-type="float" office:value="1018.43713" calcext:value-type="float">
            <text:p>1018.4371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09" calcext:value-type="float">
            <text:p>409</text:p>
          </table:table-cell>
          <table:table-cell office:value-type="float" office:value="13101.10156" calcext:value-type="float">
            <text:p>13101.10156</text:p>
          </table:table-cell>
          <table:table-cell office:value-type="float" office:value="-940" calcext:value-type="float">
            <text:p>-940</text:p>
          </table:table-cell>
          <table:table-cell office:value-type="string" calcext:value-type="string">
            <text:p>FFFFFC54</text:p>
          </table:table-cell>
          <table:table-cell office:value-type="float" office:value="1025.52893" calcext:value-type="float">
            <text:p>1025.5289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10" calcext:value-type="float">
            <text:p>410</text:p>
          </table:table-cell>
          <table:table-cell office:value-type="float" office:value="13133.13281" calcext:value-type="float">
            <text:p>13133.13281</text:p>
          </table:table-cell>
          <table:table-cell office:value-type="float" office:value="-940" calcext:value-type="float">
            <text:p>-940</text:p>
          </table:table-cell>
          <table:table-cell office:value-type="string" calcext:value-type="string">
            <text:p>FFFFFC54</text:p>
          </table:table-cell>
          <table:table-cell office:value-type="float" office:value="1015.46765" calcext:value-type="float">
            <text:p>1015.4676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11" calcext:value-type="float">
            <text:p>411</text:p>
          </table:table-cell>
          <table:table-cell office:value-type="float" office:value="13165.16503" calcext:value-type="float">
            <text:p>13165.16503</text:p>
          </table:table-cell>
          <table:table-cell office:value-type="float" office:value="-940" calcext:value-type="float">
            <text:p>-940</text:p>
          </table:table-cell>
          <table:table-cell office:value-type="string" calcext:value-type="string">
            <text:p>FFFFFC54</text:p>
          </table:table-cell>
          <table:table-cell office:value-type="float" office:value="1006.6441" calcext:value-type="float">
            <text:p>1006.644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12" calcext:value-type="float">
            <text:p>412</text:p>
          </table:table-cell>
          <table:table-cell office:value-type="float" office:value="13197.19726" calcext:value-type="float">
            <text:p>13197.19726</text:p>
          </table:table-cell>
          <table:table-cell office:value-type="float" office:value="-942" calcext:value-type="float">
            <text:p>-942</text:p>
          </table:table-cell>
          <table:table-cell office:value-type="string" calcext:value-type="string">
            <text:p>FFFFFC52</text:p>
          </table:table-cell>
          <table:table-cell office:value-type="float" office:value="995.89605" calcext:value-type="float">
            <text:p>995.8960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13" calcext:value-type="float">
            <text:p>413</text:p>
          </table:table-cell>
          <table:table-cell office:value-type="float" office:value="13229.22949" calcext:value-type="float">
            <text:p>13229.22949</text:p>
          </table:table-cell>
          <table:table-cell office:value-type="float" office:value="-945" calcext:value-type="float">
            <text:p>-945</text:p>
          </table:table-cell>
          <table:table-cell office:value-type="string" calcext:value-type="string">
            <text:p>FFFFFC4F</text:p>
          </table:table-cell>
          <table:table-cell office:value-type="float" office:value="976.73156" calcext:value-type="float">
            <text:p>976.7315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14" calcext:value-type="float">
            <text:p>414</text:p>
          </table:table-cell>
          <table:table-cell office:value-type="float" office:value="13261.26171" calcext:value-type="float">
            <text:p>13261.26171</text:p>
          </table:table-cell>
          <table:table-cell office:value-type="float" office:value="-951" calcext:value-type="float">
            <text:p>-951</text:p>
          </table:table-cell>
          <table:table-cell office:value-type="string" calcext:value-type="string">
            <text:p>FFFFFC49</text:p>
          </table:table-cell>
          <table:table-cell office:value-type="float" office:value="974.37811" calcext:value-type="float">
            <text:p>974.3781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15" calcext:value-type="float">
            <text:p>415</text:p>
          </table:table-cell>
          <table:table-cell office:value-type="float" office:value="13293.29296" calcext:value-type="float">
            <text:p>13293.29296</text:p>
          </table:table-cell>
          <table:table-cell office:value-type="float" office:value="-957" calcext:value-type="float">
            <text:p>-957</text:p>
          </table:table-cell>
          <table:table-cell office:value-type="string" calcext:value-type="string">
            <text:p>FFFFFC43</text:p>
          </table:table-cell>
          <table:table-cell office:value-type="float" office:value="989.6513" calcext:value-type="float">
            <text:p>989.651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16" calcext:value-type="float">
            <text:p>416</text:p>
          </table:table-cell>
          <table:table-cell office:value-type="float" office:value="13325.32519" calcext:value-type="float">
            <text:p>13325.32519</text:p>
          </table:table-cell>
          <table:table-cell office:value-type="float" office:value="-962" calcext:value-type="float">
            <text:p>-962</text:p>
          </table:table-cell>
          <table:table-cell office:value-type="string" calcext:value-type="string">
            <text:p>FFFFFC3E</text:p>
          </table:table-cell>
          <table:table-cell office:value-type="float" office:value="988.31304" calcext:value-type="float">
            <text:p>988.3130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17" calcext:value-type="float">
            <text:p>417</text:p>
          </table:table-cell>
          <table:table-cell office:value-type="float" office:value="13357.35742" calcext:value-type="float">
            <text:p>13357.35742</text:p>
          </table:table-cell>
          <table:table-cell office:value-type="float" office:value="-965" calcext:value-type="float">
            <text:p>-965</text:p>
          </table:table-cell>
          <table:table-cell office:value-type="string" calcext:value-type="string">
            <text:p>FFFFFC3B</text:p>
          </table:table-cell>
          <table:table-cell office:value-type="float" office:value="990.10711" calcext:value-type="float">
            <text:p>990.1071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18" calcext:value-type="float">
            <text:p>418</text:p>
          </table:table-cell>
          <table:table-cell office:value-type="float" office:value="13389.38964" calcext:value-type="float">
            <text:p>13389.38964</text:p>
          </table:table-cell>
          <table:table-cell office:value-type="float" office:value="-971" calcext:value-type="float">
            <text:p>-971</text:p>
          </table:table-cell>
          <table:table-cell office:value-type="string" calcext:value-type="string">
            <text:p>FFFFFC35</text:p>
          </table:table-cell>
          <table:table-cell office:value-type="float" office:value="1000.00421" calcext:value-type="float">
            <text:p>1000.0042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19" calcext:value-type="float">
            <text:p>419</text:p>
          </table:table-cell>
          <table:table-cell office:value-type="float" office:value="13421.42187" calcext:value-type="float">
            <text:p>13421.42187</text:p>
          </table:table-cell>
          <table:table-cell office:value-type="float" office:value="-976" calcext:value-type="float">
            <text:p>-976</text:p>
          </table:table-cell>
          <table:table-cell office:value-type="string" calcext:value-type="string">
            <text:p>FFFFFC30</text:p>
          </table:table-cell>
          <table:table-cell office:value-type="float" office:value="1019.73968" calcext:value-type="float">
            <text:p>1019.7396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20" calcext:value-type="float">
            <text:p>420</text:p>
          </table:table-cell>
          <table:table-cell office:value-type="float" office:value="13453.45312" calcext:value-type="float">
            <text:p>13453.45312</text:p>
          </table:table-cell>
          <table:table-cell office:value-type="float" office:value="-981" calcext:value-type="float">
            <text:p>-981</text:p>
          </table:table-cell>
          <table:table-cell office:value-type="string" calcext:value-type="string">
            <text:p>FFFFFC2B</text:p>
          </table:table-cell>
          <table:table-cell office:value-type="float" office:value="1034.64514" calcext:value-type="float">
            <text:p>1034.6451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21" calcext:value-type="float">
            <text:p>421</text:p>
          </table:table-cell>
          <table:table-cell office:value-type="float" office:value="13485.48535" calcext:value-type="float">
            <text:p>13485.48535</text:p>
          </table:table-cell>
          <table:table-cell office:value-type="float" office:value="-987" calcext:value-type="float">
            <text:p>-987</text:p>
          </table:table-cell>
          <table:table-cell office:value-type="string" calcext:value-type="string">
            <text:p>FFFFFC25</text:p>
          </table:table-cell>
          <table:table-cell office:value-type="float" office:value="1015.74432" calcext:value-type="float">
            <text:p>1015.7443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22" calcext:value-type="float">
            <text:p>422</text:p>
          </table:table-cell>
          <table:table-cell office:value-type="float" office:value="13517.51757" calcext:value-type="float">
            <text:p>13517.51757</text:p>
          </table:table-cell>
          <table:table-cell office:value-type="float" office:value="-993" calcext:value-type="float">
            <text:p>-993</text:p>
          </table:table-cell>
          <table:table-cell office:value-type="string" calcext:value-type="string">
            <text:p>FFFFFC1F</text:p>
          </table:table-cell>
          <table:table-cell office:value-type="float" office:value="1027.34069" calcext:value-type="float">
            <text:p>1027.3406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23" calcext:value-type="float">
            <text:p>423</text:p>
          </table:table-cell>
          <table:table-cell office:value-type="float" office:value="13549.5498" calcext:value-type="float">
            <text:p>13549.5498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FFFFC19</text:p>
          </table:table-cell>
          <table:table-cell office:value-type="float" office:value="1014.70996" calcext:value-type="float">
            <text:p>1014.7099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24" calcext:value-type="float">
            <text:p>424</text:p>
          </table:table-cell>
          <table:table-cell office:value-type="float" office:value="13581.58203" calcext:value-type="float">
            <text:p>13581.58203</text:p>
          </table:table-cell>
          <table:table-cell office:value-type="float" office:value="-1005" calcext:value-type="float">
            <text:p>-1005</text:p>
          </table:table-cell>
          <table:table-cell office:value-type="string" calcext:value-type="string">
            <text:p>FFFFFC13</text:p>
          </table:table-cell>
          <table:table-cell office:value-type="float" office:value="1022.04449" calcext:value-type="float">
            <text:p>1022.0444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25" calcext:value-type="float">
            <text:p>425</text:p>
          </table:table-cell>
          <table:table-cell office:value-type="float" office:value="13613.61328" calcext:value-type="float">
            <text:p>13613.61328</text:p>
          </table:table-cell>
          <table:table-cell office:value-type="float" office:value="-1012" calcext:value-type="float">
            <text:p>-1012</text:p>
          </table:table-cell>
          <table:table-cell office:value-type="string" calcext:value-type="string">
            <text:p>FFFFFC0C</text:p>
          </table:table-cell>
          <table:table-cell office:value-type="float" office:value="1004.75891" calcext:value-type="float">
            <text:p>1004.7589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26" calcext:value-type="float">
            <text:p>426</text:p>
          </table:table-cell>
          <table:table-cell office:value-type="float" office:value="13645.6455" calcext:value-type="float">
            <text:p>13645.6455</text:p>
          </table:table-cell>
          <table:table-cell office:value-type="float" office:value="-1020" calcext:value-type="float">
            <text:p>-1020</text:p>
          </table:table-cell>
          <table:table-cell office:value-type="string" calcext:value-type="string">
            <text:p>FFFFFC04</text:p>
          </table:table-cell>
          <table:table-cell office:value-type="float" office:value="998.58526" calcext:value-type="float">
            <text:p>998.5852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27" calcext:value-type="float">
            <text:p>427</text:p>
          </table:table-cell>
          <table:table-cell office:value-type="float" office:value="13677.67773" calcext:value-type="float">
            <text:p>13677.67773</text:p>
          </table:table-cell>
          <table:table-cell office:value-type="float" office:value="-1027" calcext:value-type="float">
            <text:p>-1027</text:p>
          </table:table-cell>
          <table:table-cell office:value-type="string" calcext:value-type="string">
            <text:p>FFFFFBFD</text:p>
          </table:table-cell>
          <table:table-cell office:value-type="float" office:value="984.97674" calcext:value-type="float">
            <text:p>984.9767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28" calcext:value-type="float">
            <text:p>428</text:p>
          </table:table-cell>
          <table:table-cell office:value-type="float" office:value="13709.70996" calcext:value-type="float">
            <text:p>13709.70996</text:p>
          </table:table-cell>
          <table:table-cell office:value-type="float" office:value="-1033" calcext:value-type="float">
            <text:p>-1033</text:p>
          </table:table-cell>
          <table:table-cell office:value-type="string" calcext:value-type="string">
            <text:p>FFFFFBF7</text:p>
          </table:table-cell>
          <table:table-cell office:value-type="float" office:value="986.89196" calcext:value-type="float">
            <text:p>986.8919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29" calcext:value-type="float">
            <text:p>429</text:p>
          </table:table-cell>
          <table:table-cell office:value-type="float" office:value="13741.74218" calcext:value-type="float">
            <text:p>13741.74218</text:p>
          </table:table-cell>
          <table:table-cell office:value-type="float" office:value="-1037" calcext:value-type="float">
            <text:p>-1037</text:p>
          </table:table-cell>
          <table:table-cell office:value-type="string" calcext:value-type="string">
            <text:p>FFFFFBF3</text:p>
          </table:table-cell>
          <table:table-cell office:value-type="float" office:value="991.15545" calcext:value-type="float">
            <text:p>991.1554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30" calcext:value-type="float">
            <text:p>430</text:p>
          </table:table-cell>
          <table:table-cell office:value-type="float" office:value="13773.77343" calcext:value-type="float">
            <text:p>13773.77343</text:p>
          </table:table-cell>
          <table:table-cell office:value-type="float" office:value="-1039" calcext:value-type="float">
            <text:p>-1039</text:p>
          </table:table-cell>
          <table:table-cell office:value-type="string" calcext:value-type="string">
            <text:p>FFFFFBF1</text:p>
          </table:table-cell>
          <table:table-cell office:value-type="float" office:value="985.67156" calcext:value-type="float">
            <text:p>985.6715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31" calcext:value-type="float">
            <text:p>431</text:p>
          </table:table-cell>
          <table:table-cell office:value-type="float" office:value="13805.80566" calcext:value-type="float">
            <text:p>13805.80566</text:p>
          </table:table-cell>
          <table:table-cell office:value-type="float" office:value="-1039" calcext:value-type="float">
            <text:p>-1039</text:p>
          </table:table-cell>
          <table:table-cell office:value-type="string" calcext:value-type="string">
            <text:p>FFFFFBF1</text:p>
          </table:table-cell>
          <table:table-cell office:value-type="float" office:value="993.00903" calcext:value-type="float">
            <text:p>993.0090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32" calcext:value-type="float">
            <text:p>432</text:p>
          </table:table-cell>
          <table:table-cell office:value-type="float" office:value="13837.83789" calcext:value-type="float">
            <text:p>13837.83789</text:p>
          </table:table-cell>
          <table:table-cell office:value-type="float" office:value="-1041" calcext:value-type="float">
            <text:p>-1041</text:p>
          </table:table-cell>
          <table:table-cell office:value-type="string" calcext:value-type="string">
            <text:p>FFFFFBEF</text:p>
          </table:table-cell>
          <table:table-cell office:value-type="float" office:value="1011.96582" calcext:value-type="float">
            <text:p>1011.9658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33" calcext:value-type="float">
            <text:p>433</text:p>
          </table:table-cell>
          <table:table-cell office:value-type="float" office:value="13869.87011" calcext:value-type="float">
            <text:p>13869.87011</text:p>
          </table:table-cell>
          <table:table-cell office:value-type="float" office:value="-1046" calcext:value-type="float">
            <text:p>-1046</text:p>
          </table:table-cell>
          <table:table-cell office:value-type="string" calcext:value-type="string">
            <text:p>FFFFFBEA</text:p>
          </table:table-cell>
          <table:table-cell office:value-type="float" office:value="1011.43261" calcext:value-type="float">
            <text:p>1011.4326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34" calcext:value-type="float">
            <text:p>434</text:p>
          </table:table-cell>
          <table:table-cell office:value-type="float" office:value="13901.90234" calcext:value-type="float">
            <text:p>13901.90234</text:p>
          </table:table-cell>
          <table:table-cell office:value-type="float" office:value="-1052" calcext:value-type="float">
            <text:p>-1052</text:p>
          </table:table-cell>
          <table:table-cell office:value-type="string" calcext:value-type="string">
            <text:p>FFFFFBE4</text:p>
          </table:table-cell>
          <table:table-cell office:value-type="float" office:value="1021.1026" calcext:value-type="float">
            <text:p>1021.102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35" calcext:value-type="float">
            <text:p>435</text:p>
          </table:table-cell>
          <table:table-cell office:value-type="float" office:value="13933.93359" calcext:value-type="float">
            <text:p>13933.93359</text:p>
          </table:table-cell>
          <table:table-cell office:value-type="float" office:value="-1057" calcext:value-type="float">
            <text:p>-1057</text:p>
          </table:table-cell>
          <table:table-cell office:value-type="string" calcext:value-type="string">
            <text:p>FFFFFBDF</text:p>
          </table:table-cell>
          <table:table-cell office:value-type="float" office:value="1028.43811" calcext:value-type="float">
            <text:p>1028.4381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36" calcext:value-type="float">
            <text:p>436</text:p>
          </table:table-cell>
          <table:table-cell office:value-type="float" office:value="13965.96582" calcext:value-type="float">
            <text:p>13965.96582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FFFFFBDA</text:p>
          </table:table-cell>
          <table:table-cell office:value-type="float" office:value="1025.58874" calcext:value-type="float">
            <text:p>1025.5887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37" calcext:value-type="float">
            <text:p>437</text:p>
          </table:table-cell>
          <table:table-cell office:value-type="float" office:value="13997.99804" calcext:value-type="float">
            <text:p>13997.99804</text:p>
          </table:table-cell>
          <table:table-cell office:value-type="float" office:value="-1065" calcext:value-type="float">
            <text:p>-1065</text:p>
          </table:table-cell>
          <table:table-cell office:value-type="string" calcext:value-type="string">
            <text:p>FFFFFBD7</text:p>
          </table:table-cell>
          <table:table-cell office:value-type="float" office:value="1033.73596" calcext:value-type="float">
            <text:p>1033.7359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38" calcext:value-type="float">
            <text:p>438</text:p>
          </table:table-cell>
          <table:table-cell office:value-type="float" office:value="14030.03027" calcext:value-type="float">
            <text:p>14030.03027</text:p>
          </table:table-cell>
          <table:table-cell office:value-type="float" office:value="-1068" calcext:value-type="float">
            <text:p>-1068</text:p>
          </table:table-cell>
          <table:table-cell office:value-type="string" calcext:value-type="string">
            <text:p>FFFFFBD4</text:p>
          </table:table-cell>
          <table:table-cell office:value-type="float" office:value="1018.80938" calcext:value-type="float">
            <text:p>1018.8093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39" calcext:value-type="float">
            <text:p>439</text:p>
          </table:table-cell>
          <table:table-cell office:value-type="float" office:value="14062.0625" calcext:value-type="float">
            <text:p>14062.0625</text:p>
          </table:table-cell>
          <table:table-cell office:value-type="float" office:value="-1071" calcext:value-type="float">
            <text:p>-1071</text:p>
          </table:table-cell>
          <table:table-cell office:value-type="string" calcext:value-type="string">
            <text:p>FFFFFBD1</text:p>
          </table:table-cell>
          <table:table-cell office:value-type="float" office:value="1003.10876" calcext:value-type="float">
            <text:p>1003.1087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40" calcext:value-type="float">
            <text:p>440</text:p>
          </table:table-cell>
          <table:table-cell office:value-type="float" office:value="14094.09375" calcext:value-type="float">
            <text:p>14094.09375</text:p>
          </table:table-cell>
          <table:table-cell office:value-type="float" office:value="-1075" calcext:value-type="float">
            <text:p>-1075</text:p>
          </table:table-cell>
          <table:table-cell office:value-type="string" calcext:value-type="string">
            <text:p>FFFFFBCD</text:p>
          </table:table-cell>
          <table:table-cell office:value-type="float" office:value="1007.35418" calcext:value-type="float">
            <text:p>1007.3541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41" calcext:value-type="float">
            <text:p>441</text:p>
          </table:table-cell>
          <table:table-cell office:value-type="float" office:value="14126.12597" calcext:value-type="float">
            <text:p>14126.12597</text:p>
          </table:table-cell>
          <table:table-cell office:value-type="float" office:value="-1076" calcext:value-type="float">
            <text:p>-1076</text:p>
          </table:table-cell>
          <table:table-cell office:value-type="string" calcext:value-type="string">
            <text:p>FFFFFBCC</text:p>
          </table:table-cell>
          <table:table-cell office:value-type="float" office:value="995.35711" calcext:value-type="float">
            <text:p>995.3571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42" calcext:value-type="float">
            <text:p>442</text:p>
          </table:table-cell>
          <table:table-cell office:value-type="float" office:value="14158.1582" calcext:value-type="float">
            <text:p>14158.1582</text:p>
          </table:table-cell>
          <table:table-cell office:value-type="float" office:value="-1078" calcext:value-type="float">
            <text:p>-1078</text:p>
          </table:table-cell>
          <table:table-cell office:value-type="string" calcext:value-type="string">
            <text:p>FFFFFBCA</text:p>
          </table:table-cell>
          <table:table-cell office:value-type="float" office:value="991.51916" calcext:value-type="float">
            <text:p>991.5191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43" calcext:value-type="float">
            <text:p>443</text:p>
          </table:table-cell>
          <table:table-cell office:value-type="float" office:value="14190.19042" calcext:value-type="float">
            <text:p>14190.19042</text:p>
          </table:table-cell>
          <table:table-cell office:value-type="float" office:value="-1081" calcext:value-type="float">
            <text:p>-1081</text:p>
          </table:table-cell>
          <table:table-cell office:value-type="string" calcext:value-type="string">
            <text:p>FFFFFBC7</text:p>
          </table:table-cell>
          <table:table-cell office:value-type="float" office:value="974.65563" calcext:value-type="float">
            <text:p>974.6556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44" calcext:value-type="float">
            <text:p>444</text:p>
          </table:table-cell>
          <table:table-cell office:value-type="float" office:value="14222.22265" calcext:value-type="float">
            <text:p>14222.22265</text:p>
          </table:table-cell>
          <table:table-cell office:value-type="float" office:value="-1081" calcext:value-type="float">
            <text:p>-1081</text:p>
          </table:table-cell>
          <table:table-cell office:value-type="string" calcext:value-type="string">
            <text:p>FFFFFBC7</text:p>
          </table:table-cell>
          <table:table-cell office:value-type="float" office:value="984.03729" calcext:value-type="float">
            <text:p>984.0372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45" calcext:value-type="float">
            <text:p>445</text:p>
          </table:table-cell>
          <table:table-cell office:value-type="float" office:value="14254.2539" calcext:value-type="float">
            <text:p>14254.2539</text:p>
          </table:table-cell>
          <table:table-cell office:value-type="float" office:value="-1081" calcext:value-type="float">
            <text:p>-1081</text:p>
          </table:table-cell>
          <table:table-cell office:value-type="string" calcext:value-type="string">
            <text:p>FFFFFBC7</text:p>
          </table:table-cell>
          <table:table-cell office:value-type="float" office:value="994.77691" calcext:value-type="float">
            <text:p>994.7769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46" calcext:value-type="float">
            <text:p>446</text:p>
          </table:table-cell>
          <table:table-cell office:value-type="float" office:value="14286.28613" calcext:value-type="float">
            <text:p>14286.28613</text:p>
          </table:table-cell>
          <table:table-cell office:value-type="float" office:value="-1081" calcext:value-type="float">
            <text:p>-1081</text:p>
          </table:table-cell>
          <table:table-cell office:value-type="string" calcext:value-type="string">
            <text:p>FFFFFBC7</text:p>
          </table:table-cell>
          <table:table-cell office:value-type="float" office:value="1000.45935" calcext:value-type="float">
            <text:p>1000.4593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47" calcext:value-type="float">
            <text:p>447</text:p>
          </table:table-cell>
          <table:table-cell office:value-type="float" office:value="14318.31835" calcext:value-type="float">
            <text:p>14318.31835</text:p>
          </table:table-cell>
          <table:table-cell office:value-type="float" office:value="-1081" calcext:value-type="float">
            <text:p>-1081</text:p>
          </table:table-cell>
          <table:table-cell office:value-type="string" calcext:value-type="string">
            <text:p>FFFFFBC7</text:p>
          </table:table-cell>
          <table:table-cell office:value-type="float" office:value="1017.51898" calcext:value-type="float">
            <text:p>1017.5189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48" calcext:value-type="float">
            <text:p>448</text:p>
          </table:table-cell>
          <table:table-cell office:value-type="float" office:value="14350.35058" calcext:value-type="float">
            <text:p>14350.35058</text:p>
          </table:table-cell>
          <table:table-cell office:value-type="float" office:value="-1081" calcext:value-type="float">
            <text:p>-1081</text:p>
          </table:table-cell>
          <table:table-cell office:value-type="string" calcext:value-type="string">
            <text:p>FFFFFBC7</text:p>
          </table:table-cell>
          <table:table-cell office:value-type="float" office:value="1019.78088" calcext:value-type="float">
            <text:p>1019.7808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49" calcext:value-type="float">
            <text:p>449</text:p>
          </table:table-cell>
          <table:table-cell office:value-type="float" office:value="14382.38281" calcext:value-type="float">
            <text:p>14382.38281</text:p>
          </table:table-cell>
          <table:table-cell office:value-type="float" office:value="-1080" calcext:value-type="float">
            <text:p>-1080</text:p>
          </table:table-cell>
          <table:table-cell office:value-type="string" calcext:value-type="string">
            <text:p>FFFFFBC8</text:p>
          </table:table-cell>
          <table:table-cell office:value-type="float" office:value="1033.76196" calcext:value-type="float">
            <text:p>1033.7619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50" calcext:value-type="float">
            <text:p>450</text:p>
          </table:table-cell>
          <table:table-cell office:value-type="float" office:value="14414.41406" calcext:value-type="float">
            <text:p>14414.41406</text:p>
          </table:table-cell>
          <table:table-cell office:value-type="float" office:value="-1076" calcext:value-type="float">
            <text:p>-1076</text:p>
          </table:table-cell>
          <table:table-cell office:value-type="string" calcext:value-type="string">
            <text:p>FFFFFBCC</text:p>
          </table:table-cell>
          <table:table-cell office:value-type="float" office:value="1014.5935" calcext:value-type="float">
            <text:p>1014.593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51" calcext:value-type="float">
            <text:p>451</text:p>
          </table:table-cell>
          <table:table-cell office:value-type="float" office:value="14446.44628" calcext:value-type="float">
            <text:p>14446.44628</text:p>
          </table:table-cell>
          <table:table-cell office:value-type="float" office:value="-1073" calcext:value-type="float">
            <text:p>-1073</text:p>
          </table:table-cell>
          <table:table-cell office:value-type="string" calcext:value-type="string">
            <text:p>FFFFFBCF</text:p>
          </table:table-cell>
          <table:table-cell office:value-type="float" office:value="1014.43743" calcext:value-type="float">
            <text:p>1014.4374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52" calcext:value-type="float">
            <text:p>452</text:p>
          </table:table-cell>
          <table:table-cell office:value-type="float" office:value="14478.47851" calcext:value-type="float">
            <text:p>14478.47851</text:p>
          </table:table-cell>
          <table:table-cell office:value-type="float" office:value="-1069" calcext:value-type="float">
            <text:p>-1069</text:p>
          </table:table-cell>
          <table:table-cell office:value-type="string" calcext:value-type="string">
            <text:p>FFFFFBD3</text:p>
          </table:table-cell>
          <table:table-cell office:value-type="float" office:value="1017.914" calcext:value-type="float">
            <text:p>1017.91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53" calcext:value-type="float">
            <text:p>453</text:p>
          </table:table-cell>
          <table:table-cell office:value-type="float" office:value="14510.51074" calcext:value-type="float">
            <text:p>14510.51074</text:p>
          </table:table-cell>
          <table:table-cell office:value-type="float" office:value="-1064" calcext:value-type="float">
            <text:p>-1064</text:p>
          </table:table-cell>
          <table:table-cell office:value-type="string" calcext:value-type="string">
            <text:p>FFFFFBD8</text:p>
          </table:table-cell>
          <table:table-cell office:value-type="float" office:value="995.42352" calcext:value-type="float">
            <text:p>995.4235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54" calcext:value-type="float">
            <text:p>454</text:p>
          </table:table-cell>
          <table:table-cell office:value-type="float" office:value="14542.54296" calcext:value-type="float">
            <text:p>14542.54296</text:p>
          </table:table-cell>
          <table:table-cell office:value-type="float" office:value="-1059" calcext:value-type="float">
            <text:p>-1059</text:p>
          </table:table-cell>
          <table:table-cell office:value-type="string" calcext:value-type="string">
            <text:p>FFFFFBDD</text:p>
          </table:table-cell>
          <table:table-cell office:value-type="float" office:value="996.79919" calcext:value-type="float">
            <text:p>996.7991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55" calcext:value-type="float">
            <text:p>455</text:p>
          </table:table-cell>
          <table:table-cell office:value-type="float" office:value="14574.57421" calcext:value-type="float">
            <text:p>14574.57421</text:p>
          </table:table-cell>
          <table:table-cell office:value-type="float" office:value="-1055" calcext:value-type="float">
            <text:p>-1055</text:p>
          </table:table-cell>
          <table:table-cell office:value-type="string" calcext:value-type="string">
            <text:p>FFFFFBE1</text:p>
          </table:table-cell>
          <table:table-cell office:value-type="float" office:value="982.15234" calcext:value-type="float">
            <text:p>982.1523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56" calcext:value-type="float">
            <text:p>456</text:p>
          </table:table-cell>
          <table:table-cell office:value-type="float" office:value="14606.60644" calcext:value-type="float">
            <text:p>14606.60644</text:p>
          </table:table-cell>
          <table:table-cell office:value-type="float" office:value="-1050" calcext:value-type="float">
            <text:p>-1050</text:p>
          </table:table-cell>
          <table:table-cell office:value-type="string" calcext:value-type="string">
            <text:p>FFFFFBE6</text:p>
          </table:table-cell>
          <table:table-cell office:value-type="float" office:value="976.19873" calcext:value-type="float">
            <text:p>976.1987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57" calcext:value-type="float">
            <text:p>457</text:p>
          </table:table-cell>
          <table:table-cell office:value-type="float" office:value="14638.63867" calcext:value-type="float">
            <text:p>14638.63867</text:p>
          </table:table-cell>
          <table:table-cell office:value-type="float" office:value="-1044" calcext:value-type="float">
            <text:p>-1044</text:p>
          </table:table-cell>
          <table:table-cell office:value-type="string" calcext:value-type="string">
            <text:p>FFFFFBEC</text:p>
          </table:table-cell>
          <table:table-cell office:value-type="float" office:value="973.88989" calcext:value-type="float">
            <text:p>973.8898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58" calcext:value-type="float">
            <text:p>458</text:p>
          </table:table-cell>
          <table:table-cell office:value-type="float" office:value="14670.67089" calcext:value-type="float">
            <text:p>14670.67089</text:p>
          </table:table-cell>
          <table:table-cell office:value-type="float" office:value="-1037" calcext:value-type="float">
            <text:p>-1037</text:p>
          </table:table-cell>
          <table:table-cell office:value-type="string" calcext:value-type="string">
            <text:p>FFFFFBF3</text:p>
          </table:table-cell>
          <table:table-cell office:value-type="float" office:value="977.26513" calcext:value-type="float">
            <text:p>977.2651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59" calcext:value-type="float">
            <text:p>459</text:p>
          </table:table-cell>
          <table:table-cell office:value-type="float" office:value="14702.70312" calcext:value-type="float">
            <text:p>14702.70312</text:p>
          </table:table-cell>
          <table:table-cell office:value-type="float" office:value="-1032" calcext:value-type="float">
            <text:p>-1032</text:p>
          </table:table-cell>
          <table:table-cell office:value-type="string" calcext:value-type="string">
            <text:p>FFFFFBF8</text:p>
          </table:table-cell>
          <table:table-cell office:value-type="float" office:value="980.3988" calcext:value-type="float">
            <text:p>980.398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60" calcext:value-type="float">
            <text:p>460</text:p>
          </table:table-cell>
          <table:table-cell office:value-type="float" office:value="14734.73437" calcext:value-type="float">
            <text:p>14734.73437</text:p>
          </table:table-cell>
          <table:table-cell office:value-type="float" office:value="-1026" calcext:value-type="float">
            <text:p>-1026</text:p>
          </table:table-cell>
          <table:table-cell office:value-type="string" calcext:value-type="string">
            <text:p>FFFFFBFE</text:p>
          </table:table-cell>
          <table:table-cell office:value-type="float" office:value="1000.24835" calcext:value-type="float">
            <text:p>1000.2483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61" calcext:value-type="float">
            <text:p>461</text:p>
          </table:table-cell>
          <table:table-cell office:value-type="float" office:value="14766.7666" calcext:value-type="float">
            <text:p>14766.7666</text:p>
          </table:table-cell>
          <table:table-cell office:value-type="float" office:value="-1020" calcext:value-type="float">
            <text:p>-1020</text:p>
          </table:table-cell>
          <table:table-cell office:value-type="string" calcext:value-type="string">
            <text:p>FFFFFC04</text:p>
          </table:table-cell>
          <table:table-cell office:value-type="float" office:value="1013.23925" calcext:value-type="float">
            <text:p>1013.2392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62" calcext:value-type="float">
            <text:p>462</text:p>
          </table:table-cell>
          <table:table-cell office:value-type="float" office:value="14798.79882" calcext:value-type="float">
            <text:p>14798.79882</text:p>
          </table:table-cell>
          <table:table-cell office:value-type="float" office:value="-1014" calcext:value-type="float">
            <text:p>-1014</text:p>
          </table:table-cell>
          <table:table-cell office:value-type="string" calcext:value-type="string">
            <text:p>FFFFFC0A</text:p>
          </table:table-cell>
          <table:table-cell office:value-type="float" office:value="1005.41601" calcext:value-type="float">
            <text:p>1005.4160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63" calcext:value-type="float">
            <text:p>463</text:p>
          </table:table-cell>
          <table:table-cell office:value-type="float" office:value="14830.83105" calcext:value-type="float">
            <text:p>14830.83105</text:p>
          </table:table-cell>
          <table:table-cell office:value-type="float" office:value="-1008" calcext:value-type="float">
            <text:p>-1008</text:p>
          </table:table-cell>
          <table:table-cell office:value-type="string" calcext:value-type="string">
            <text:p>FFFFFC10</text:p>
          </table:table-cell>
          <table:table-cell office:value-type="float" office:value="1018.68194" calcext:value-type="float">
            <text:p>1018.6819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64" calcext:value-type="float">
            <text:p>464</text:p>
          </table:table-cell>
          <table:table-cell office:value-type="float" office:value="14862.86328" calcext:value-type="float">
            <text:p>14862.86328</text:p>
          </table:table-cell>
          <table:table-cell office:value-type="float" office:value="-1003" calcext:value-type="float">
            <text:p>-1003</text:p>
          </table:table-cell>
          <table:table-cell office:value-type="string" calcext:value-type="string">
            <text:p>FFFFFC15</text:p>
          </table:table-cell>
          <table:table-cell office:value-type="float" office:value="1018.94592" calcext:value-type="float">
            <text:p>1018.9459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65" calcext:value-type="float">
            <text:p>465</text:p>
          </table:table-cell>
          <table:table-cell office:value-type="float" office:value="14894.89453" calcext:value-type="float">
            <text:p>14894.89453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FFFFFC18</text:p>
          </table:table-cell>
          <table:table-cell office:value-type="float" office:value="1031.67382" calcext:value-type="float">
            <text:p>1031.6738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66" calcext:value-type="float">
            <text:p>466</text:p>
          </table:table-cell>
          <table:table-cell office:value-type="float" office:value="14926.92675" calcext:value-type="float">
            <text:p>14926.92675</text:p>
          </table:table-cell>
          <table:table-cell office:value-type="float" office:value="-997" calcext:value-type="float">
            <text:p>-997</text:p>
          </table:table-cell>
          <table:table-cell office:value-type="string" calcext:value-type="string">
            <text:p>FFFFFC1B</text:p>
          </table:table-cell>
          <table:table-cell office:value-type="float" office:value="1018.32073" calcext:value-type="float">
            <text:p>1018.3207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67" calcext:value-type="float">
            <text:p>467</text:p>
          </table:table-cell>
          <table:table-cell office:value-type="float" office:value="14958.95898" calcext:value-type="float">
            <text:p>14958.95898</text:p>
          </table:table-cell>
          <table:table-cell office:value-type="float" office:value="-993" calcext:value-type="float">
            <text:p>-993</text:p>
          </table:table-cell>
          <table:table-cell office:value-type="string" calcext:value-type="string">
            <text:p>FFFFFC1F</text:p>
          </table:table-cell>
          <table:table-cell office:value-type="float" office:value="1013.32879" calcext:value-type="float">
            <text:p>1013.3287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68" calcext:value-type="float">
            <text:p>468</text:p>
          </table:table-cell>
          <table:table-cell office:value-type="float" office:value="14990.99121" calcext:value-type="float">
            <text:p>14990.99121</text:p>
          </table:table-cell>
          <table:table-cell office:value-type="float" office:value="-988" calcext:value-type="float">
            <text:p>-988</text:p>
          </table:table-cell>
          <table:table-cell office:value-type="string" calcext:value-type="string">
            <text:p>FFFFFC24</text:p>
          </table:table-cell>
          <table:table-cell office:value-type="float" office:value="1000.45532" calcext:value-type="float">
            <text:p>1000.4553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69" calcext:value-type="float">
            <text:p>469</text:p>
          </table:table-cell>
          <table:table-cell office:value-type="float" office:value="15023.02343" calcext:value-type="float">
            <text:p>15023.02343</text:p>
          </table:table-cell>
          <table:table-cell office:value-type="float" office:value="-983" calcext:value-type="float">
            <text:p>-983</text:p>
          </table:table-cell>
          <table:table-cell office:value-type="string" calcext:value-type="string">
            <text:p>FFFFFC29</text:p>
          </table:table-cell>
          <table:table-cell office:value-type="float" office:value="987.9978" calcext:value-type="float">
            <text:p>987.997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70" calcext:value-type="float">
            <text:p>470</text:p>
          </table:table-cell>
          <table:table-cell office:value-type="float" office:value="15055.05468" calcext:value-type="float">
            <text:p>15055.05468</text:p>
          </table:table-cell>
          <table:table-cell office:value-type="float" office:value="-977" calcext:value-type="float">
            <text:p>-977</text:p>
          </table:table-cell>
          <table:table-cell office:value-type="string" calcext:value-type="string">
            <text:p>FFFFFC2F</text:p>
          </table:table-cell>
          <table:table-cell office:value-type="float" office:value="993.72497" calcext:value-type="float">
            <text:p>993.7249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71" calcext:value-type="float">
            <text:p>471</text:p>
          </table:table-cell>
          <table:table-cell office:value-type="float" office:value="15087.08691" calcext:value-type="float">
            <text:p>15087.08691</text:p>
          </table:table-cell>
          <table:table-cell office:value-type="float" office:value="-971" calcext:value-type="float">
            <text:p>-971</text:p>
          </table:table-cell>
          <table:table-cell office:value-type="string" calcext:value-type="string">
            <text:p>FFFFFC35</text:p>
          </table:table-cell>
          <table:table-cell office:value-type="float" office:value="979.10687" calcext:value-type="float">
            <text:p>979.1068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72" calcext:value-type="float">
            <text:p>472</text:p>
          </table:table-cell>
          <table:table-cell office:value-type="float" office:value="15119.11914" calcext:value-type="float">
            <text:p>15119.11914</text:p>
          </table:table-cell>
          <table:table-cell office:value-type="float" office:value="-967" calcext:value-type="float">
            <text:p>-967</text:p>
          </table:table-cell>
          <table:table-cell office:value-type="string" calcext:value-type="string">
            <text:p>FFFFFC39</text:p>
          </table:table-cell>
          <table:table-cell office:value-type="float" office:value="983.70092" calcext:value-type="float">
            <text:p>983.7009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73" calcext:value-type="float">
            <text:p>473</text:p>
          </table:table-cell>
          <table:table-cell office:value-type="float" office:value="15151.15136" calcext:value-type="float">
            <text:p>15151.15136</text:p>
          </table:table-cell>
          <table:table-cell office:value-type="float" office:value="-965" calcext:value-type="float">
            <text:p>-965</text:p>
          </table:table-cell>
          <table:table-cell office:value-type="string" calcext:value-type="string">
            <text:p>FFFFFC3B</text:p>
          </table:table-cell>
          <table:table-cell office:value-type="float" office:value="998.62664" calcext:value-type="float">
            <text:p>998.6266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74" calcext:value-type="float">
            <text:p>474</text:p>
          </table:table-cell>
          <table:table-cell office:value-type="float" office:value="15183.18359" calcext:value-type="float">
            <text:p>15183.18359</text:p>
          </table:table-cell>
          <table:table-cell office:value-type="float" office:value="-962" calcext:value-type="float">
            <text:p>-962</text:p>
          </table:table-cell>
          <table:table-cell office:value-type="string" calcext:value-type="string">
            <text:p>FFFFFC3E</text:p>
          </table:table-cell>
          <table:table-cell office:value-type="float" office:value="1007.01776" calcext:value-type="float">
            <text:p>1007.0177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75" calcext:value-type="float">
            <text:p>475</text:p>
          </table:table-cell>
          <table:table-cell office:value-type="float" office:value="15215.21484" calcext:value-type="float">
            <text:p>15215.21484</text:p>
          </table:table-cell>
          <table:table-cell office:value-type="float" office:value="-960" calcext:value-type="float">
            <text:p>-960</text:p>
          </table:table-cell>
          <table:table-cell office:value-type="string" calcext:value-type="string">
            <text:p>FFFFFC40</text:p>
          </table:table-cell>
          <table:table-cell office:value-type="float" office:value="1014.32836" calcext:value-type="float">
            <text:p>1014.3283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76" calcext:value-type="float">
            <text:p>476</text:p>
          </table:table-cell>
          <table:table-cell office:value-type="float" office:value="15247.24707" calcext:value-type="float">
            <text:p>15247.24707</text:p>
          </table:table-cell>
          <table:table-cell office:value-type="float" office:value="-957" calcext:value-type="float">
            <text:p>-957</text:p>
          </table:table-cell>
          <table:table-cell office:value-type="string" calcext:value-type="string">
            <text:p>FFFFFC43</text:p>
          </table:table-cell>
          <table:table-cell office:value-type="float" office:value="1016.47711" calcext:value-type="float">
            <text:p>1016.4771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77" calcext:value-type="float">
            <text:p>477</text:p>
          </table:table-cell>
          <table:table-cell office:value-type="float" office:value="15279.27929" calcext:value-type="float">
            <text:p>15279.27929</text:p>
          </table:table-cell>
          <table:table-cell office:value-type="float" office:value="-954" calcext:value-type="float">
            <text:p>-954</text:p>
          </table:table-cell>
          <table:table-cell office:value-type="string" calcext:value-type="string">
            <text:p>FFFFFC46</text:p>
          </table:table-cell>
          <table:table-cell office:value-type="float" office:value="1019.23675" calcext:value-type="float">
            <text:p>1019.2367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78" calcext:value-type="float">
            <text:p>478</text:p>
          </table:table-cell>
          <table:table-cell office:value-type="float" office:value="15311.31152" calcext:value-type="float">
            <text:p>15311.31152</text:p>
          </table:table-cell>
          <table:table-cell office:value-type="float" office:value="-952" calcext:value-type="float">
            <text:p>-952</text:p>
          </table:table-cell>
          <table:table-cell office:value-type="string" calcext:value-type="string">
            <text:p>FFFFFC48</text:p>
          </table:table-cell>
          <table:table-cell office:value-type="float" office:value="1027.21911" calcext:value-type="float">
            <text:p>1027.2191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79" calcext:value-type="float">
            <text:p>479</text:p>
          </table:table-cell>
          <table:table-cell office:value-type="float" office:value="15343.34375" calcext:value-type="float">
            <text:p>15343.34375</text:p>
          </table:table-cell>
          <table:table-cell office:value-type="float" office:value="-952" calcext:value-type="float">
            <text:p>-952</text:p>
          </table:table-cell>
          <table:table-cell office:value-type="string" calcext:value-type="string">
            <text:p>FFFFFC48</text:p>
          </table:table-cell>
          <table:table-cell office:value-type="float" office:value="1020.05969" calcext:value-type="float">
            <text:p>1020.0596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80" calcext:value-type="float">
            <text:p>480</text:p>
          </table:table-cell>
          <table:table-cell office:value-type="float" office:value="15375.375" calcext:value-type="float">
            <text:p>15375.375</text:p>
          </table:table-cell>
          <table:table-cell office:value-type="float" office:value="-952" calcext:value-type="float">
            <text:p>-952</text:p>
          </table:table-cell>
          <table:table-cell office:value-type="string" calcext:value-type="string">
            <text:p>FFFFFC48</text:p>
          </table:table-cell>
          <table:table-cell office:value-type="float" office:value="1014.46734" calcext:value-type="float">
            <text:p>1014.4673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81" calcext:value-type="float">
            <text:p>481</text:p>
          </table:table-cell>
          <table:table-cell office:value-type="float" office:value="15407.40722" calcext:value-type="float">
            <text:p>15407.40722</text:p>
          </table:table-cell>
          <table:table-cell office:value-type="float" office:value="-951" calcext:value-type="float">
            <text:p>-951</text:p>
          </table:table-cell>
          <table:table-cell office:value-type="string" calcext:value-type="string">
            <text:p>FFFFFC49</text:p>
          </table:table-cell>
          <table:table-cell office:value-type="float" office:value="1009.49969" calcext:value-type="float">
            <text:p>1009.4996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82" calcext:value-type="float">
            <text:p>482</text:p>
          </table:table-cell>
          <table:table-cell office:value-type="float" office:value="15439.43945" calcext:value-type="float">
            <text:p>15439.43945</text:p>
          </table:table-cell>
          <table:table-cell office:value-type="float" office:value="-950" calcext:value-type="float">
            <text:p>-950</text:p>
          </table:table-cell>
          <table:table-cell office:value-type="string" calcext:value-type="string">
            <text:p>FFFFFC4A</text:p>
          </table:table-cell>
          <table:table-cell office:value-type="float" office:value="996.94934" calcext:value-type="float">
            <text:p>996.9493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83" calcext:value-type="float">
            <text:p>483</text:p>
          </table:table-cell>
          <table:table-cell office:value-type="float" office:value="15471.47167" calcext:value-type="float">
            <text:p>15471.47167</text:p>
          </table:table-cell>
          <table:table-cell office:value-type="float" office:value="-951" calcext:value-type="float">
            <text:p>-951</text:p>
          </table:table-cell>
          <table:table-cell office:value-type="string" calcext:value-type="string">
            <text:p>FFFFFC49</text:p>
          </table:table-cell>
          <table:table-cell office:value-type="float" office:value="993.63" calcext:value-type="float">
            <text:p>993.6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84" calcext:value-type="float">
            <text:p>484</text:p>
          </table:table-cell>
          <table:table-cell office:value-type="float" office:value="15503.5039" calcext:value-type="float">
            <text:p>15503.5039</text:p>
          </table:table-cell>
          <table:table-cell office:value-type="float" office:value="-952" calcext:value-type="float">
            <text:p>-952</text:p>
          </table:table-cell>
          <table:table-cell office:value-type="string" calcext:value-type="string">
            <text:p>FFFFFC48</text:p>
          </table:table-cell>
          <table:table-cell office:value-type="float" office:value="994.63702" calcext:value-type="float">
            <text:p>994.6370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85" calcext:value-type="float">
            <text:p>485</text:p>
          </table:table-cell>
          <table:table-cell office:value-type="float" office:value="15535.53515" calcext:value-type="float">
            <text:p>15535.53515</text:p>
          </table:table-cell>
          <table:table-cell office:value-type="float" office:value="-955" calcext:value-type="float">
            <text:p>-955</text:p>
          </table:table-cell>
          <table:table-cell office:value-type="string" calcext:value-type="string">
            <text:p>FFFFFC45</text:p>
          </table:table-cell>
          <table:table-cell office:value-type="float" office:value="988.81011" calcext:value-type="float">
            <text:p>988.8101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86" calcext:value-type="float">
            <text:p>486</text:p>
          </table:table-cell>
          <table:table-cell office:value-type="float" office:value="15567.56738" calcext:value-type="float">
            <text:p>15567.56738</text:p>
          </table:table-cell>
          <table:table-cell office:value-type="float" office:value="-958" calcext:value-type="float">
            <text:p>-958</text:p>
          </table:table-cell>
          <table:table-cell office:value-type="string" calcext:value-type="string">
            <text:p>FFFFFC42</text:p>
          </table:table-cell>
          <table:table-cell office:value-type="float" office:value="986.52093" calcext:value-type="float">
            <text:p>986.5209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87" calcext:value-type="float">
            <text:p>487</text:p>
          </table:table-cell>
          <table:table-cell office:value-type="float" office:value="15599.5996" calcext:value-type="float">
            <text:p>15599.5996</text:p>
          </table:table-cell>
          <table:table-cell office:value-type="float" office:value="-962" calcext:value-type="float">
            <text:p>-962</text:p>
          </table:table-cell>
          <table:table-cell office:value-type="string" calcext:value-type="string">
            <text:p>FFFFFC3E</text:p>
          </table:table-cell>
          <table:table-cell office:value-type="float" office:value="992.92431" calcext:value-type="float">
            <text:p>992.9243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88" calcext:value-type="float">
            <text:p>488</text:p>
          </table:table-cell>
          <table:table-cell office:value-type="float" office:value="15631.63183" calcext:value-type="float">
            <text:p>15631.63183</text:p>
          </table:table-cell>
          <table:table-cell office:value-type="float" office:value="-968" calcext:value-type="float">
            <text:p>-968</text:p>
          </table:table-cell>
          <table:table-cell office:value-type="string" calcext:value-type="string">
            <text:p>FFFFFC38</text:p>
          </table:table-cell>
          <table:table-cell office:value-type="float" office:value="1005.46905" calcext:value-type="float">
            <text:p>1005.4690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89" calcext:value-type="float">
            <text:p>489</text:p>
          </table:table-cell>
          <table:table-cell office:value-type="float" office:value="15663.66406" calcext:value-type="float">
            <text:p>15663.66406</text:p>
          </table:table-cell>
          <table:table-cell office:value-type="float" office:value="-973" calcext:value-type="float">
            <text:p>-973</text:p>
          </table:table-cell>
          <table:table-cell office:value-type="string" calcext:value-type="string">
            <text:p>FFFFFC33</text:p>
          </table:table-cell>
          <table:table-cell office:value-type="float" office:value="998.25323" calcext:value-type="float">
            <text:p>998.2532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90" calcext:value-type="float">
            <text:p>490</text:p>
          </table:table-cell>
          <table:table-cell office:value-type="float" office:value="15695.69531" calcext:value-type="float">
            <text:p>15695.69531</text:p>
          </table:table-cell>
          <table:table-cell office:value-type="float" office:value="-977" calcext:value-type="float">
            <text:p>-977</text:p>
          </table:table-cell>
          <table:table-cell office:value-type="string" calcext:value-type="string">
            <text:p>FFFFFC2F</text:p>
          </table:table-cell>
          <table:table-cell office:value-type="float" office:value="1011.44793" calcext:value-type="float">
            <text:p>1011.4479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91" calcext:value-type="float">
            <text:p>491</text:p>
          </table:table-cell>
          <table:table-cell office:value-type="float" office:value="15727.72753" calcext:value-type="float">
            <text:p>15727.72753</text:p>
          </table:table-cell>
          <table:table-cell office:value-type="float" office:value="-981" calcext:value-type="float">
            <text:p>-981</text:p>
          </table:table-cell>
          <table:table-cell office:value-type="string" calcext:value-type="string">
            <text:p>FFFFFC2B</text:p>
          </table:table-cell>
          <table:table-cell office:value-type="float" office:value="1018.78033" calcext:value-type="float">
            <text:p>1018.7803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92" calcext:value-type="float">
            <text:p>492</text:p>
          </table:table-cell>
          <table:table-cell office:value-type="float" office:value="15759.75976" calcext:value-type="float">
            <text:p>15759.75976</text:p>
          </table:table-cell>
          <table:table-cell office:value-type="float" office:value="-986" calcext:value-type="float">
            <text:p>-986</text:p>
          </table:table-cell>
          <table:table-cell office:value-type="string" calcext:value-type="string">
            <text:p>FFFFFC26</text:p>
          </table:table-cell>
          <table:table-cell office:value-type="float" office:value="1023.9439" calcext:value-type="float">
            <text:p>1023.943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93" calcext:value-type="float">
            <text:p>493</text:p>
          </table:table-cell>
          <table:table-cell office:value-type="float" office:value="15791.79199" calcext:value-type="float">
            <text:p>15791.79199</text:p>
          </table:table-cell>
          <table:table-cell office:value-type="float" office:value="-992" calcext:value-type="float">
            <text:p>-992</text:p>
          </table:table-cell>
          <table:table-cell office:value-type="string" calcext:value-type="string">
            <text:p>FFFFFC20</text:p>
          </table:table-cell>
          <table:table-cell office:value-type="float" office:value="1021.64562" calcext:value-type="float">
            <text:p>1021.6456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94" calcext:value-type="float">
            <text:p>494</text:p>
          </table:table-cell>
          <table:table-cell office:value-type="float" office:value="15823.82421" calcext:value-type="float">
            <text:p>15823.82421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FFFFC19</text:p>
          </table:table-cell>
          <table:table-cell office:value-type="float" office:value="1023.04467" calcext:value-type="float">
            <text:p>1023.0446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95" calcext:value-type="float">
            <text:p>495</text:p>
          </table:table-cell>
          <table:table-cell office:value-type="float" office:value="15855.85546" calcext:value-type="float">
            <text:p>15855.85546</text:p>
          </table:table-cell>
          <table:table-cell office:value-type="float" office:value="-1006" calcext:value-type="float">
            <text:p>-1006</text:p>
          </table:table-cell>
          <table:table-cell office:value-type="string" calcext:value-type="string">
            <text:p>FFFFFC12</text:p>
          </table:table-cell>
          <table:table-cell office:value-type="float" office:value="1014.93341" calcext:value-type="float">
            <text:p>1014.9334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96" calcext:value-type="float">
            <text:p>496</text:p>
          </table:table-cell>
          <table:table-cell office:value-type="float" office:value="15887.88769" calcext:value-type="float">
            <text:p>15887.88769</text:p>
          </table:table-cell>
          <table:table-cell office:value-type="float" office:value="-1012" calcext:value-type="float">
            <text:p>-1012</text:p>
          </table:table-cell>
          <table:table-cell office:value-type="string" calcext:value-type="string">
            <text:p>FFFFFC0C</text:p>
          </table:table-cell>
          <table:table-cell office:value-type="float" office:value="1011.58026" calcext:value-type="float">
            <text:p>1011.5802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97" calcext:value-type="float">
            <text:p>497</text:p>
          </table:table-cell>
          <table:table-cell office:value-type="float" office:value="15919.91992" calcext:value-type="float">
            <text:p>15919.91992</text:p>
          </table:table-cell>
          <table:table-cell office:value-type="float" office:value="-1019" calcext:value-type="float">
            <text:p>-1019</text:p>
          </table:table-cell>
          <table:table-cell office:value-type="string" calcext:value-type="string">
            <text:p>FFFFFC05</text:p>
          </table:table-cell>
          <table:table-cell office:value-type="float" office:value="1003.47894" calcext:value-type="float">
            <text:p>1003.4789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98" calcext:value-type="float">
            <text:p>498</text:p>
          </table:table-cell>
          <table:table-cell office:value-type="float" office:value="15951.95214" calcext:value-type="float">
            <text:p>15951.95214</text:p>
          </table:table-cell>
          <table:table-cell office:value-type="float" office:value="-1025" calcext:value-type="float">
            <text:p>-1025</text:p>
          </table:table-cell>
          <table:table-cell office:value-type="string" calcext:value-type="string">
            <text:p>FFFFFBFF</text:p>
          </table:table-cell>
          <table:table-cell office:value-type="float" office:value="996.96557" calcext:value-type="float">
            <text:p>996.9655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99" calcext:value-type="float">
            <text:p>499</text:p>
          </table:table-cell>
          <table:table-cell office:value-type="float" office:value="15983.98437" calcext:value-type="float">
            <text:p>15983.98437</text:p>
          </table:table-cell>
          <table:table-cell office:value-type="float" office:value="-1032" calcext:value-type="float">
            <text:p>-1032</text:p>
          </table:table-cell>
          <table:table-cell office:value-type="string" calcext:value-type="string">
            <text:p>FFFFFBF8</text:p>
          </table:table-cell>
          <table:table-cell office:value-type="float" office:value="997.31597" calcext:value-type="float">
            <text:p>997.3159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500" calcext:value-type="float">
            <text:p>500</text:p>
          </table:table-cell>
          <table:table-cell office:value-type="float" office:value="16016.01562" calcext:value-type="float">
            <text:p>16016.01562</text:p>
          </table:table-cell>
          <table:table-cell office:value-type="float" office:value="-1038" calcext:value-type="float">
            <text:p>-1038</text:p>
          </table:table-cell>
          <table:table-cell office:value-type="string" calcext:value-type="string">
            <text:p>FFFFFBF2</text:p>
          </table:table-cell>
          <table:table-cell office:value-type="float" office:value="997.31597" calcext:value-type="float">
            <text:p>997.3159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01" calcext:value-type="float">
            <text:p>501</text:p>
          </table:table-cell>
          <table:table-cell office:value-type="float" office:value="16048.04785" calcext:value-type="float">
            <text:p>16048.04785</text:p>
          </table:table-cell>
          <table:table-cell office:value-type="float" office:value="-1043" calcext:value-type="float">
            <text:p>-1043</text:p>
          </table:table-cell>
          <table:table-cell office:value-type="string" calcext:value-type="string">
            <text:p>FFFFFBED</text:p>
          </table:table-cell>
          <table:table-cell office:value-type="float" office:value="996.96557" calcext:value-type="float">
            <text:p>996.96557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502" calcext:value-type="float">
            <text:p>502</text:p>
          </table:table-cell>
          <table:table-cell office:value-type="float" office:value="16080.08007" calcext:value-type="float">
            <text:p>16080.08007</text:p>
          </table:table-cell>
          <table:table-cell office:value-type="float" office:value="-1043" calcext:value-type="float">
            <text:p>-1043</text:p>
          </table:table-cell>
          <table:table-cell office:value-type="string" calcext:value-type="string">
            <text:p>FFFFFBED</text:p>
          </table:table-cell>
          <table:table-cell office:value-type="float" office:value="1003.47894" calcext:value-type="float">
            <text:p>1003.47894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503" calcext:value-type="float">
            <text:p>503</text:p>
          </table:table-cell>
          <table:table-cell office:value-type="float" office:value="16112.1123" calcext:value-type="float">
            <text:p>16112.1123</text:p>
          </table:table-cell>
          <table:table-cell office:value-type="float" office:value="-1044" calcext:value-type="float">
            <text:p>-1044</text:p>
          </table:table-cell>
          <table:table-cell office:value-type="string" calcext:value-type="string">
            <text:p>FFFFFBEC</text:p>
          </table:table-cell>
          <table:table-cell office:value-type="float" office:value="1011.58026" calcext:value-type="float">
            <text:p>1011.58026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504" calcext:value-type="float">
            <text:p>504</text:p>
          </table:table-cell>
          <table:table-cell office:value-type="float" office:value="16144.14453" calcext:value-type="float">
            <text:p>16144.14453</text:p>
          </table:table-cell>
          <table:table-cell office:value-type="float" office:value="-1048" calcext:value-type="float">
            <text:p>-1048</text:p>
          </table:table-cell>
          <table:table-cell office:value-type="string" calcext:value-type="string">
            <text:p>FFFFFBE8</text:p>
          </table:table-cell>
          <table:table-cell office:value-type="float" office:value="1014.93341" calcext:value-type="float">
            <text:p>1014.9334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505" calcext:value-type="float">
            <text:p>505</text:p>
          </table:table-cell>
          <table:table-cell office:value-type="float" office:value="16176.17578" calcext:value-type="float">
            <text:p>16176.17578</text:p>
          </table:table-cell>
          <table:table-cell office:value-type="float" office:value="-1052" calcext:value-type="float">
            <text:p>-1052</text:p>
          </table:table-cell>
          <table:table-cell office:value-type="string" calcext:value-type="string">
            <text:p>FFFFFBE4</text:p>
          </table:table-cell>
          <table:table-cell office:value-type="float" office:value="1023.04467" calcext:value-type="float">
            <text:p>1023.0446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506" calcext:value-type="float">
            <text:p>506</text:p>
          </table:table-cell>
          <table:table-cell office:value-type="float" office:value="16208.208" calcext:value-type="float">
            <text:p>16208.208</text:p>
          </table:table-cell>
          <table:table-cell office:value-type="float" office:value="-1058" calcext:value-type="float">
            <text:p>-1058</text:p>
          </table:table-cell>
          <table:table-cell office:value-type="string" calcext:value-type="string">
            <text:p>FFFFFBDE</text:p>
          </table:table-cell>
          <table:table-cell office:value-type="float" office:value="1021.64562" calcext:value-type="float">
            <text:p>1021.6456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507" calcext:value-type="float">
            <text:p>507</text:p>
          </table:table-cell>
          <table:table-cell office:value-type="float" office:value="16240.24023" calcext:value-type="float">
            <text:p>16240.24023</text:p>
          </table:table-cell>
          <table:table-cell office:value-type="float" office:value="-1065" calcext:value-type="float">
            <text:p>-1065</text:p>
          </table:table-cell>
          <table:table-cell office:value-type="string" calcext:value-type="string">
            <text:p>FFFFFBD7</text:p>
          </table:table-cell>
          <table:table-cell office:value-type="float" office:value="1023.9439" calcext:value-type="float">
            <text:p>1023.9439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08" calcext:value-type="float">
            <text:p>508</text:p>
          </table:table-cell>
          <table:table-cell office:value-type="float" office:value="16272.27246" calcext:value-type="float">
            <text:p>16272.27246</text:p>
          </table:table-cell>
          <table:table-cell office:value-type="float" office:value="-1069" calcext:value-type="float">
            <text:p>-1069</text:p>
          </table:table-cell>
          <table:table-cell office:value-type="string" calcext:value-type="string">
            <text:p>FFFFFBD3</text:p>
          </table:table-cell>
          <table:table-cell office:value-type="float" office:value="1018.78033" calcext:value-type="float">
            <text:p>1018.7803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509" calcext:value-type="float">
            <text:p>509</text:p>
          </table:table-cell>
          <table:table-cell office:value-type="float" office:value="16304.30468" calcext:value-type="float">
            <text:p>16304.30468</text:p>
          </table:table-cell>
          <table:table-cell office:value-type="float" office:value="-1073" calcext:value-type="float">
            <text:p>-1073</text:p>
          </table:table-cell>
          <table:table-cell office:value-type="string" calcext:value-type="string">
            <text:p>FFFFFBCF</text:p>
          </table:table-cell>
          <table:table-cell office:value-type="float" office:value="1011.44793" calcext:value-type="float">
            <text:p>1011.4479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510" calcext:value-type="float">
            <text:p>510</text:p>
          </table:table-cell>
          <table:table-cell office:value-type="float" office:value="16336.33593" calcext:value-type="float">
            <text:p>16336.33593</text:p>
          </table:table-cell>
          <table:table-cell office:value-type="float" office:value="-1077" calcext:value-type="float">
            <text:p>-1077</text:p>
          </table:table-cell>
          <table:table-cell office:value-type="string" calcext:value-type="string">
            <text:p>FFFFFBCB</text:p>
          </table:table-cell>
          <table:table-cell office:value-type="float" office:value="998.25323" calcext:value-type="float">
            <text:p>998.2532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511" calcext:value-type="float">
            <text:p>511</text:p>
          </table:table-cell>
          <table:table-cell office:value-type="float" office:value="16368.36816" calcext:value-type="float">
            <text:p>16368.36816</text:p>
          </table:table-cell>
          <table:table-cell office:value-type="float" office:value="-1079" calcext:value-type="float">
            <text:p>-1079</text:p>
          </table:table-cell>
          <table:table-cell office:value-type="string" calcext:value-type="string">
            <text:p>FFFFFBC9</text:p>
          </table:table-cell>
          <table:table-cell office:value-type="float" office:value="1005.46905" calcext:value-type="float">
            <text:p>1005.4690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12" calcext:value-type="float">
            <text:p>512</text:p>
          </table:table-cell>
          <table:table-cell office:value-type="float" office:value="16400.40039" calcext:value-type="float">
            <text:p>16400.40039</text:p>
          </table:table-cell>
          <table:table-cell office:value-type="float" office:value="-1081" calcext:value-type="float">
            <text:p>-1081</text:p>
          </table:table-cell>
          <table:table-cell office:value-type="string" calcext:value-type="string">
            <text:p>FFFFFBC7</text:p>
          </table:table-cell>
          <table:table-cell office:value-type="float" office:value="992.92431" calcext:value-type="float">
            <text:p>992.9243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513" calcext:value-type="float">
            <text:p>513</text:p>
          </table:table-cell>
          <table:table-cell office:value-type="float" office:value="16432.43164" calcext:value-type="float">
            <text:p>16432.43164</text:p>
          </table:table-cell>
          <table:table-cell office:value-type="float" office:value="-1083" calcext:value-type="float">
            <text:p>-1083</text:p>
          </table:table-cell>
          <table:table-cell office:value-type="string" calcext:value-type="string">
            <text:p>FFFFFBC5</text:p>
          </table:table-cell>
          <table:table-cell office:value-type="float" office:value="986.52093" calcext:value-type="float">
            <text:p>986.52093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514" calcext:value-type="float">
            <text:p>514</text:p>
          </table:table-cell>
          <table:table-cell office:value-type="float" office:value="16464.46484" calcext:value-type="float">
            <text:p>16464.46484</text:p>
          </table:table-cell>
          <table:table-cell office:value-type="float" office:value="-1085" calcext:value-type="float">
            <text:p>-1085</text:p>
          </table:table-cell>
          <table:table-cell office:value-type="string" calcext:value-type="string">
            <text:p>FFFFFBC3</text:p>
          </table:table-cell>
          <table:table-cell office:value-type="float" office:value="988.81011" calcext:value-type="float">
            <text:p>988.8101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515" calcext:value-type="float">
            <text:p>515</text:p>
          </table:table-cell>
          <table:table-cell office:value-type="float" office:value="16496.49609" calcext:value-type="float">
            <text:p>16496.49609</text:p>
          </table:table-cell>
          <table:table-cell office:value-type="float" office:value="-1087" calcext:value-type="float">
            <text:p>-1087</text:p>
          </table:table-cell>
          <table:table-cell office:value-type="string" calcext:value-type="string">
            <text:p>FFFFFBC1</text:p>
          </table:table-cell>
          <table:table-cell office:value-type="float" office:value="994.63702" calcext:value-type="float">
            <text:p>994.63702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516" calcext:value-type="float">
            <text:p>516</text:p>
          </table:table-cell>
          <table:table-cell office:value-type="float" office:value="16528.52929" calcext:value-type="float">
            <text:p>16528.52929</text:p>
          </table:table-cell>
          <table:table-cell office:value-type="float" office:value="-1088" calcext:value-type="float">
            <text:p>-1088</text:p>
          </table:table-cell>
          <table:table-cell office:value-type="string" calcext:value-type="string">
            <text:p>FFFFFBC0</text:p>
          </table:table-cell>
          <table:table-cell office:value-type="float" office:value="993.63" calcext:value-type="float">
            <text:p>993.6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517" calcext:value-type="float">
            <text:p>517</text:p>
          </table:table-cell>
          <table:table-cell office:value-type="float" office:value="16560.56054" calcext:value-type="float">
            <text:p>16560.56054</text:p>
          </table:table-cell>
          <table:table-cell office:value-type="float" office:value="-1089" calcext:value-type="float">
            <text:p>-1089</text:p>
          </table:table-cell>
          <table:table-cell office:value-type="string" calcext:value-type="string">
            <text:p>FFFFFBBF</text:p>
          </table:table-cell>
          <table:table-cell office:value-type="float" office:value="996.94934" calcext:value-type="float">
            <text:p>996.94934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518" calcext:value-type="float">
            <text:p>518</text:p>
          </table:table-cell>
          <table:table-cell office:value-type="float" office:value="16592.59179" calcext:value-type="float">
            <text:p>16592.59179</text:p>
          </table:table-cell>
          <table:table-cell office:value-type="float" office:value="-1091" calcext:value-type="float">
            <text:p>-1091</text:p>
          </table:table-cell>
          <table:table-cell office:value-type="string" calcext:value-type="string">
            <text:p>FFFFFBBD</text:p>
          </table:table-cell>
          <table:table-cell office:value-type="float" office:value="1009.49969" calcext:value-type="float">
            <text:p>1009.49969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519" calcext:value-type="float">
            <text:p>519</text:p>
          </table:table-cell>
          <table:table-cell office:value-type="float" office:value="16624.625" calcext:value-type="float">
            <text:p>16624.625</text:p>
          </table:table-cell>
          <table:table-cell office:value-type="float" office:value="-1091" calcext:value-type="float">
            <text:p>-1091</text:p>
          </table:table-cell>
          <table:table-cell office:value-type="string" calcext:value-type="string">
            <text:p>FFFFFBBD</text:p>
          </table:table-cell>
          <table:table-cell office:value-type="float" office:value="1014.46734" calcext:value-type="float">
            <text:p>1014.46734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520" calcext:value-type="float">
            <text:p>520</text:p>
          </table:table-cell>
          <table:table-cell office:value-type="float" office:value="16656.65625" calcext:value-type="float">
            <text:p>16656.65625</text:p>
          </table:table-cell>
          <table:table-cell office:value-type="float" office:value="-1091" calcext:value-type="float">
            <text:p>-1091</text:p>
          </table:table-cell>
          <table:table-cell office:value-type="string" calcext:value-type="string">
            <text:p>FFFFFBBD</text:p>
          </table:table-cell>
          <table:table-cell office:value-type="float" office:value="1020.05969" calcext:value-type="float">
            <text:p>1020.05969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521" calcext:value-type="float">
            <text:p>521</text:p>
          </table:table-cell>
          <table:table-cell office:value-type="float" office:value="16688.68945" calcext:value-type="float">
            <text:p>16688.68945</text:p>
          </table:table-cell>
          <table:table-cell office:value-type="float" office:value="-1092" calcext:value-type="float">
            <text:p>-1092</text:p>
          </table:table-cell>
          <table:table-cell office:value-type="string" calcext:value-type="string">
            <text:p>FFFFFBBC</text:p>
          </table:table-cell>
          <table:table-cell office:value-type="float" office:value="1027.21911" calcext:value-type="float">
            <text:p>1027.2191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522" calcext:value-type="float">
            <text:p>522</text:p>
          </table:table-cell>
          <table:table-cell office:value-type="float" office:value="16720.7207" calcext:value-type="float">
            <text:p>16720.7207</text:p>
          </table:table-cell>
          <table:table-cell office:value-type="float" office:value="-1090" calcext:value-type="float">
            <text:p>-1090</text:p>
          </table:table-cell>
          <table:table-cell office:value-type="string" calcext:value-type="string">
            <text:p>FFFFFBBE</text:p>
          </table:table-cell>
          <table:table-cell office:value-type="float" office:value="1019.23675" calcext:value-type="float">
            <text:p>1019.23675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523" calcext:value-type="float">
            <text:p>523</text:p>
          </table:table-cell>
          <table:table-cell office:value-type="float" office:value="16752.75195" calcext:value-type="float">
            <text:p>16752.75195</text:p>
          </table:table-cell>
          <table:table-cell office:value-type="float" office:value="-1086" calcext:value-type="float">
            <text:p>-1086</text:p>
          </table:table-cell>
          <table:table-cell office:value-type="string" calcext:value-type="string">
            <text:p>FFFFFBC2</text:p>
          </table:table-cell>
          <table:table-cell office:value-type="float" office:value="1016.47711" calcext:value-type="float">
            <text:p>1016.4771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524" calcext:value-type="float">
            <text:p>524</text:p>
          </table:table-cell>
          <table:table-cell office:value-type="float" office:value="16784.78515" calcext:value-type="float">
            <text:p>16784.78515</text:p>
          </table:table-cell>
          <table:table-cell office:value-type="float" office:value="-1081" calcext:value-type="float">
            <text:p>-1081</text:p>
          </table:table-cell>
          <table:table-cell office:value-type="string" calcext:value-type="string">
            <text:p>FFFFFBC7</text:p>
          </table:table-cell>
          <table:table-cell office:value-type="float" office:value="1014.32836" calcext:value-type="float">
            <text:p>1014.3283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525" calcext:value-type="float">
            <text:p>525</text:p>
          </table:table-cell>
          <table:table-cell office:value-type="float" office:value="16816.8164" calcext:value-type="float">
            <text:p>16816.8164</text:p>
          </table:table-cell>
          <table:table-cell office:value-type="float" office:value="-1076" calcext:value-type="float">
            <text:p>-1076</text:p>
          </table:table-cell>
          <table:table-cell office:value-type="string" calcext:value-type="string">
            <text:p>FFFFFBCC</text:p>
          </table:table-cell>
          <table:table-cell office:value-type="float" office:value="1007.01776" calcext:value-type="float">
            <text:p>1007.01776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526" calcext:value-type="float">
            <text:p>526</text:p>
          </table:table-cell>
          <table:table-cell office:value-type="float" office:value="16848.8496" calcext:value-type="float">
            <text:p>16848.8496</text:p>
          </table:table-cell>
          <table:table-cell office:value-type="float" office:value="-1072" calcext:value-type="float">
            <text:p>-1072</text:p>
          </table:table-cell>
          <table:table-cell office:value-type="string" calcext:value-type="string">
            <text:p>FFFFFBD0</text:p>
          </table:table-cell>
          <table:table-cell office:value-type="float" office:value="998.62664" calcext:value-type="float">
            <text:p>998.62664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527" calcext:value-type="float">
            <text:p>527</text:p>
          </table:table-cell>
          <table:table-cell office:value-type="float" office:value="16880.88085" calcext:value-type="float">
            <text:p>16880.88085</text:p>
          </table:table-cell>
          <table:table-cell office:value-type="float" office:value="-1068" calcext:value-type="float">
            <text:p>-1068</text:p>
          </table:table-cell>
          <table:table-cell office:value-type="string" calcext:value-type="string">
            <text:p>FFFFFBD4</text:p>
          </table:table-cell>
          <table:table-cell office:value-type="float" office:value="983.70092" calcext:value-type="float">
            <text:p>983.70092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528" calcext:value-type="float">
            <text:p>528</text:p>
          </table:table-cell>
          <table:table-cell office:value-type="float" office:value="16912.9121" calcext:value-type="float">
            <text:p>16912.9121</text:p>
          </table:table-cell>
          <table:table-cell office:value-type="float" office:value="-1063" calcext:value-type="float">
            <text:p>-1063</text:p>
          </table:table-cell>
          <table:table-cell office:value-type="string" calcext:value-type="string">
            <text:p>FFFFFBD9</text:p>
          </table:table-cell>
          <table:table-cell office:value-type="float" office:value="979.10687" calcext:value-type="float">
            <text:p>979.1068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529" calcext:value-type="float">
            <text:p>529</text:p>
          </table:table-cell>
          <table:table-cell office:value-type="float" office:value="16944.94531" calcext:value-type="float">
            <text:p>16944.94531</text:p>
          </table:table-cell>
          <table:table-cell office:value-type="float" office:value="-1058" calcext:value-type="float">
            <text:p>-1058</text:p>
          </table:table-cell>
          <table:table-cell office:value-type="string" calcext:value-type="string">
            <text:p>FFFFFBDE</text:p>
          </table:table-cell>
          <table:table-cell office:value-type="float" office:value="993.72497" calcext:value-type="float">
            <text:p>993.7249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530" calcext:value-type="float">
            <text:p>530</text:p>
          </table:table-cell>
          <table:table-cell office:value-type="float" office:value="16976.97656" calcext:value-type="float">
            <text:p>16976.97656</text:p>
          </table:table-cell>
          <table:table-cell office:value-type="float" office:value="-1052" calcext:value-type="float">
            <text:p>-1052</text:p>
          </table:table-cell>
          <table:table-cell office:value-type="string" calcext:value-type="string">
            <text:p>FFFFFBE4</text:p>
          </table:table-cell>
          <table:table-cell office:value-type="float" office:value="987.9978" calcext:value-type="float">
            <text:p>987.9978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531" calcext:value-type="float">
            <text:p>531</text:p>
          </table:table-cell>
          <table:table-cell office:value-type="float" office:value="17009.00976" calcext:value-type="float">
            <text:p>17009.00976</text:p>
          </table:table-cell>
          <table:table-cell office:value-type="float" office:value="-1046" calcext:value-type="float">
            <text:p>-1046</text:p>
          </table:table-cell>
          <table:table-cell office:value-type="string" calcext:value-type="string">
            <text:p>FFFFFBEA</text:p>
          </table:table-cell>
          <table:table-cell office:value-type="float" office:value="1000.45532" calcext:value-type="float">
            <text:p>1000.45532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32" calcext:value-type="float">
            <text:p>532</text:p>
          </table:table-cell>
          <table:table-cell office:value-type="float" office:value="17041.04101" calcext:value-type="float">
            <text:p>17041.04101</text:p>
          </table:table-cell>
          <table:table-cell office:value-type="float" office:value="-1040" calcext:value-type="float">
            <text:p>-1040</text:p>
          </table:table-cell>
          <table:table-cell office:value-type="string" calcext:value-type="string">
            <text:p>FFFFFBF0</text:p>
          </table:table-cell>
          <table:table-cell office:value-type="float" office:value="1013.32879" calcext:value-type="float">
            <text:p>1013.32879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533" calcext:value-type="float">
            <text:p>533</text:p>
          </table:table-cell>
          <table:table-cell office:value-type="float" office:value="17073.07226" calcext:value-type="float">
            <text:p>17073.07226</text:p>
          </table:table-cell>
          <table:table-cell office:value-type="float" office:value="-1033" calcext:value-type="float">
            <text:p>-1033</text:p>
          </table:table-cell>
          <table:table-cell office:value-type="string" calcext:value-type="string">
            <text:p>FFFFFBF7</text:p>
          </table:table-cell>
          <table:table-cell office:value-type="float" office:value="1018.32073" calcext:value-type="float">
            <text:p>1018.3207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534" calcext:value-type="float">
            <text:p>534</text:p>
          </table:table-cell>
          <table:table-cell office:value-type="float" office:value="17105.10546" calcext:value-type="float">
            <text:p>17105.10546</text:p>
          </table:table-cell>
          <table:table-cell office:value-type="float" office:value="-1027" calcext:value-type="float">
            <text:p>-1027</text:p>
          </table:table-cell>
          <table:table-cell office:value-type="string" calcext:value-type="string">
            <text:p>FFFFFBFD</text:p>
          </table:table-cell>
          <table:table-cell office:value-type="float" office:value="1031.67382" calcext:value-type="float">
            <text:p>1031.6738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535" calcext:value-type="float">
            <text:p>535</text:p>
          </table:table-cell>
          <table:table-cell office:value-type="float" office:value="17137.13671" calcext:value-type="float">
            <text:p>17137.13671</text:p>
          </table:table-cell>
          <table:table-cell office:value-type="float" office:value="-1021" calcext:value-type="float">
            <text:p>-1021</text:p>
          </table:table-cell>
          <table:table-cell office:value-type="string" calcext:value-type="string">
            <text:p>FFFFFC03</text:p>
          </table:table-cell>
          <table:table-cell office:value-type="float" office:value="1018.94592" calcext:value-type="float">
            <text:p>1018.94592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36" calcext:value-type="float">
            <text:p>536</text:p>
          </table:table-cell>
          <table:table-cell office:value-type="float" office:value="17169.16992" calcext:value-type="float">
            <text:p>17169.16992</text:p>
          </table:table-cell>
          <table:table-cell office:value-type="float" office:value="-1013" calcext:value-type="float">
            <text:p>-1013</text:p>
          </table:table-cell>
          <table:table-cell office:value-type="string" calcext:value-type="string">
            <text:p>FFFFFC0B</text:p>
          </table:table-cell>
          <table:table-cell office:value-type="float" office:value="1018.68194" calcext:value-type="float">
            <text:p>1018.6819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37" calcext:value-type="float">
            <text:p>537</text:p>
          </table:table-cell>
          <table:table-cell office:value-type="float" office:value="17201.20117" calcext:value-type="float">
            <text:p>17201.20117</text:p>
          </table:table-cell>
          <table:table-cell office:value-type="float" office:value="-1007" calcext:value-type="float">
            <text:p>-1007</text:p>
          </table:table-cell>
          <table:table-cell office:value-type="string" calcext:value-type="string">
            <text:p>FFFFFC11</text:p>
          </table:table-cell>
          <table:table-cell office:value-type="float" office:value="1005.41601" calcext:value-type="float">
            <text:p>1005.4160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538" calcext:value-type="float">
            <text:p>538</text:p>
          </table:table-cell>
          <table:table-cell office:value-type="float" office:value="17233.23242" calcext:value-type="float">
            <text:p>17233.23242</text:p>
          </table:table-cell>
          <table:table-cell office:value-type="float" office:value="-1004" calcext:value-type="float">
            <text:p>-1004</text:p>
          </table:table-cell>
          <table:table-cell office:value-type="string" calcext:value-type="string">
            <text:p>FFFFFC14</text:p>
          </table:table-cell>
          <table:table-cell office:value-type="float" office:value="1013.23925" calcext:value-type="float">
            <text:p>1013.2392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539" calcext:value-type="float">
            <text:p>539</text:p>
          </table:table-cell>
          <table:table-cell office:value-type="float" office:value="17265.26562" calcext:value-type="float">
            <text:p>17265.26562</text:p>
          </table:table-cell>
          <table:table-cell office:value-type="float" office:value="-1002" calcext:value-type="float">
            <text:p>-1002</text:p>
          </table:table-cell>
          <table:table-cell office:value-type="string" calcext:value-type="string">
            <text:p>FFFFFC16</text:p>
          </table:table-cell>
          <table:table-cell office:value-type="float" office:value="1000.24835" calcext:value-type="float">
            <text:p>1000.2483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540" calcext:value-type="float">
            <text:p>540</text:p>
          </table:table-cell>
          <table:table-cell office:value-type="float" office:value="17297.29687" calcext:value-type="float">
            <text:p>17297.29687</text:p>
          </table:table-cell>
          <table:table-cell office:value-type="float" office:value="-998" calcext:value-type="float">
            <text:p>-998</text:p>
          </table:table-cell>
          <table:table-cell office:value-type="string" calcext:value-type="string">
            <text:p>FFFFFC1A</text:p>
          </table:table-cell>
          <table:table-cell office:value-type="float" office:value="980.3988" calcext:value-type="float">
            <text:p>980.3988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41" calcext:value-type="float">
            <text:p>541</text:p>
          </table:table-cell>
          <table:table-cell office:value-type="float" office:value="17329.33007" calcext:value-type="float">
            <text:p>17329.33007</text:p>
          </table:table-cell>
          <table:table-cell office:value-type="float" office:value="-995" calcext:value-type="float">
            <text:p>-995</text:p>
          </table:table-cell>
          <table:table-cell office:value-type="string" calcext:value-type="string">
            <text:p>FFFFFC1D</text:p>
          </table:table-cell>
          <table:table-cell office:value-type="float" office:value="977.26513" calcext:value-type="float">
            <text:p>977.2651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42" calcext:value-type="float">
            <text:p>542</text:p>
          </table:table-cell>
          <table:table-cell office:value-type="float" office:value="17361.36132" calcext:value-type="float">
            <text:p>17361.36132</text:p>
          </table:table-cell>
          <table:table-cell office:value-type="float" office:value="-990" calcext:value-type="float">
            <text:p>-990</text:p>
          </table:table-cell>
          <table:table-cell office:value-type="string" calcext:value-type="string">
            <text:p>FFFFFC22</text:p>
          </table:table-cell>
          <table:table-cell office:value-type="float" office:value="973.88989" calcext:value-type="float">
            <text:p>973.88989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543" calcext:value-type="float">
            <text:p>543</text:p>
          </table:table-cell>
          <table:table-cell office:value-type="float" office:value="17393.39257" calcext:value-type="float">
            <text:p>17393.39257</text:p>
          </table:table-cell>
          <table:table-cell office:value-type="float" office:value="-983" calcext:value-type="float">
            <text:p>-983</text:p>
          </table:table-cell>
          <table:table-cell office:value-type="string" calcext:value-type="string">
            <text:p>FFFFFC29</text:p>
          </table:table-cell>
          <table:table-cell office:value-type="float" office:value="976.19873" calcext:value-type="float">
            <text:p>976.1987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44" calcext:value-type="float">
            <text:p>544</text:p>
          </table:table-cell>
          <table:table-cell office:value-type="float" office:value="17425.42578" calcext:value-type="float">
            <text:p>17425.42578</text:p>
          </table:table-cell>
          <table:table-cell office:value-type="float" office:value="-977" calcext:value-type="float">
            <text:p>-977</text:p>
          </table:table-cell>
          <table:table-cell office:value-type="string" calcext:value-type="string">
            <text:p>FFFFFC2F</text:p>
          </table:table-cell>
          <table:table-cell office:value-type="float" office:value="982.15234" calcext:value-type="float">
            <text:p>982.1523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45" calcext:value-type="float">
            <text:p>545</text:p>
          </table:table-cell>
          <table:table-cell office:value-type="float" office:value="17457.45703" calcext:value-type="float">
            <text:p>17457.45703</text:p>
          </table:table-cell>
          <table:table-cell office:value-type="float" office:value="-973" calcext:value-type="float">
            <text:p>-973</text:p>
          </table:table-cell>
          <table:table-cell office:value-type="string" calcext:value-type="string">
            <text:p>FFFFFC33</text:p>
          </table:table-cell>
          <table:table-cell office:value-type="float" office:value="996.79919" calcext:value-type="float">
            <text:p>996.79919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546" calcext:value-type="float">
            <text:p>546</text:p>
          </table:table-cell>
          <table:table-cell office:value-type="float" office:value="17489.49023" calcext:value-type="float">
            <text:p>17489.49023</text:p>
          </table:table-cell>
          <table:table-cell office:value-type="float" office:value="-970" calcext:value-type="float">
            <text:p>-970</text:p>
          </table:table-cell>
          <table:table-cell office:value-type="string" calcext:value-type="string">
            <text:p>FFFFFC36</text:p>
          </table:table-cell>
          <table:table-cell office:value-type="float" office:value="995.42352" calcext:value-type="float">
            <text:p>995.4235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547" calcext:value-type="float">
            <text:p>547</text:p>
          </table:table-cell>
          <table:table-cell office:value-type="float" office:value="17521.52148" calcext:value-type="float">
            <text:p>17521.52148</text:p>
          </table:table-cell>
          <table:table-cell office:value-type="float" office:value="-967" calcext:value-type="float">
            <text:p>-967</text:p>
          </table:table-cell>
          <table:table-cell office:value-type="string" calcext:value-type="string">
            <text:p>FFFFFC39</text:p>
          </table:table-cell>
          <table:table-cell office:value-type="float" office:value="1017.914" calcext:value-type="float">
            <text:p>1017.91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548" calcext:value-type="float">
            <text:p>548</text:p>
          </table:table-cell>
          <table:table-cell office:value-type="float" office:value="17553.55273" calcext:value-type="float">
            <text:p>17553.55273</text:p>
          </table:table-cell>
          <table:table-cell office:value-type="float" office:value="-964" calcext:value-type="float">
            <text:p>-964</text:p>
          </table:table-cell>
          <table:table-cell office:value-type="string" calcext:value-type="string">
            <text:p>FFFFFC3C</text:p>
          </table:table-cell>
          <table:table-cell office:value-type="float" office:value="1014.43743" calcext:value-type="float">
            <text:p>1014.4374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549" calcext:value-type="float">
            <text:p>549</text:p>
          </table:table-cell>
          <table:table-cell office:value-type="float" office:value="17585.58593" calcext:value-type="float">
            <text:p>17585.58593</text:p>
          </table:table-cell>
          <table:table-cell office:value-type="float" office:value="-961" calcext:value-type="float">
            <text:p>-961</text:p>
          </table:table-cell>
          <table:table-cell office:value-type="string" calcext:value-type="string">
            <text:p>FFFFFC3F</text:p>
          </table:table-cell>
          <table:table-cell office:value-type="float" office:value="1014.5935" calcext:value-type="float">
            <text:p>1014.5935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550" calcext:value-type="float">
            <text:p>550</text:p>
          </table:table-cell>
          <table:table-cell office:value-type="float" office:value="17617.61718" calcext:value-type="float">
            <text:p>17617.61718</text:p>
          </table:table-cell>
          <table:table-cell office:value-type="float" office:value="-957" calcext:value-type="float">
            <text:p>-957</text:p>
          </table:table-cell>
          <table:table-cell office:value-type="string" calcext:value-type="string">
            <text:p>FFFFFC43</text:p>
          </table:table-cell>
          <table:table-cell office:value-type="float" office:value="1033.76196" calcext:value-type="float">
            <text:p>1033.7619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51" calcext:value-type="float">
            <text:p>551</text:p>
          </table:table-cell>
          <table:table-cell office:value-type="float" office:value="17649.65039" calcext:value-type="float">
            <text:p>17649.65039</text:p>
          </table:table-cell>
          <table:table-cell office:value-type="float" office:value="-955" calcext:value-type="float">
            <text:p>-955</text:p>
          </table:table-cell>
          <table:table-cell office:value-type="string" calcext:value-type="string">
            <text:p>FFFFFC45</text:p>
          </table:table-cell>
          <table:table-cell office:value-type="float" office:value="1019.78088" calcext:value-type="float">
            <text:p>1019.78088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552" calcext:value-type="float">
            <text:p>552</text:p>
          </table:table-cell>
          <table:table-cell office:value-type="float" office:value="17681.68164" calcext:value-type="float">
            <text:p>17681.68164</text:p>
          </table:table-cell>
          <table:table-cell office:value-type="float" office:value="-954" calcext:value-type="float">
            <text:p>-954</text:p>
          </table:table-cell>
          <table:table-cell office:value-type="string" calcext:value-type="string">
            <text:p>FFFFFC46</text:p>
          </table:table-cell>
          <table:table-cell office:value-type="float" office:value="1017.51898" calcext:value-type="float">
            <text:p>1017.5189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553" calcext:value-type="float">
            <text:p>553</text:p>
          </table:table-cell>
          <table:table-cell office:value-type="float" office:value="17713.71289" calcext:value-type="float">
            <text:p>17713.71289</text:p>
          </table:table-cell>
          <table:table-cell office:value-type="float" office:value="-954" calcext:value-type="float">
            <text:p>-954</text:p>
          </table:table-cell>
          <table:table-cell office:value-type="string" calcext:value-type="string">
            <text:p>FFFFFC46</text:p>
          </table:table-cell>
          <table:table-cell office:value-type="float" office:value="1000.45935" calcext:value-type="float">
            <text:p>1000.4593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554" calcext:value-type="float">
            <text:p>554</text:p>
          </table:table-cell>
          <table:table-cell office:value-type="float" office:value="17745.74609" calcext:value-type="float">
            <text:p>17745.74609</text:p>
          </table:table-cell>
          <table:table-cell office:value-type="float" office:value="-954" calcext:value-type="float">
            <text:p>-954</text:p>
          </table:table-cell>
          <table:table-cell office:value-type="string" calcext:value-type="string">
            <text:p>FFFFFC46</text:p>
          </table:table-cell>
          <table:table-cell office:value-type="float" office:value="994.77691" calcext:value-type="float">
            <text:p>994.7769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555" calcext:value-type="float">
            <text:p>555</text:p>
          </table:table-cell>
          <table:table-cell office:value-type="float" office:value="17777.77734" calcext:value-type="float">
            <text:p>17777.77734</text:p>
          </table:table-cell>
          <table:table-cell office:value-type="float" office:value="-953" calcext:value-type="float">
            <text:p>-953</text:p>
          </table:table-cell>
          <table:table-cell office:value-type="string" calcext:value-type="string">
            <text:p>FFFFFC47</text:p>
          </table:table-cell>
          <table:table-cell office:value-type="float" office:value="984.03729" calcext:value-type="float">
            <text:p>984.03729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556" calcext:value-type="float">
            <text:p>556</text:p>
          </table:table-cell>
          <table:table-cell office:value-type="float" office:value="17809.81054" calcext:value-type="float">
            <text:p>17809.81054</text:p>
          </table:table-cell>
          <table:table-cell office:value-type="float" office:value="-954" calcext:value-type="float">
            <text:p>-954</text:p>
          </table:table-cell>
          <table:table-cell office:value-type="string" calcext:value-type="string">
            <text:p>FFFFFC46</text:p>
          </table:table-cell>
          <table:table-cell office:value-type="float" office:value="974.65563" calcext:value-type="float">
            <text:p>974.65563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557" calcext:value-type="float">
            <text:p>557</text:p>
          </table:table-cell>
          <table:table-cell office:value-type="float" office:value="17841.84179" calcext:value-type="float">
            <text:p>17841.84179</text:p>
          </table:table-cell>
          <table:table-cell office:value-type="float" office:value="-955" calcext:value-type="float">
            <text:p>-955</text:p>
          </table:table-cell>
          <table:table-cell office:value-type="string" calcext:value-type="string">
            <text:p>FFFFFC45</text:p>
          </table:table-cell>
          <table:table-cell office:value-type="float" office:value="991.51916" calcext:value-type="float">
            <text:p>991.51916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558" calcext:value-type="float">
            <text:p>558</text:p>
          </table:table-cell>
          <table:table-cell office:value-type="float" office:value="17873.87304" calcext:value-type="float">
            <text:p>17873.87304</text:p>
          </table:table-cell>
          <table:table-cell office:value-type="float" office:value="-957" calcext:value-type="float">
            <text:p>-957</text:p>
          </table:table-cell>
          <table:table-cell office:value-type="string" calcext:value-type="string">
            <text:p>FFFFFC43</text:p>
          </table:table-cell>
          <table:table-cell office:value-type="float" office:value="995.35711" calcext:value-type="float">
            <text:p>995.35711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559" calcext:value-type="float">
            <text:p>559</text:p>
          </table:table-cell>
          <table:table-cell office:value-type="float" office:value="17905.90625" calcext:value-type="float">
            <text:p>17905.90625</text:p>
          </table:table-cell>
          <table:table-cell office:value-type="float" office:value="-961" calcext:value-type="float">
            <text:p>-961</text:p>
          </table:table-cell>
          <table:table-cell office:value-type="string" calcext:value-type="string">
            <text:p>FFFFFC3F</text:p>
          </table:table-cell>
          <table:table-cell office:value-type="float" office:value="1007.35418" calcext:value-type="float">
            <text:p>1007.35418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560" calcext:value-type="float">
            <text:p>560</text:p>
          </table:table-cell>
          <table:table-cell office:value-type="float" office:value="17937.9375" calcext:value-type="float">
            <text:p>17937.9375</text:p>
          </table:table-cell>
          <table:table-cell office:value-type="float" office:value="-965" calcext:value-type="float">
            <text:p>-965</text:p>
          </table:table-cell>
          <table:table-cell office:value-type="string" calcext:value-type="string">
            <text:p>FFFFFC3B</text:p>
          </table:table-cell>
          <table:table-cell office:value-type="float" office:value="1003.10876" calcext:value-type="float">
            <text:p>1003.1087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561" calcext:value-type="float">
            <text:p>561</text:p>
          </table:table-cell>
          <table:table-cell office:value-type="float" office:value="17969.9707" calcext:value-type="float">
            <text:p>17969.9707</text:p>
          </table:table-cell>
          <table:table-cell office:value-type="float" office:value="-970" calcext:value-type="float">
            <text:p>-970</text:p>
          </table:table-cell>
          <table:table-cell office:value-type="string" calcext:value-type="string">
            <text:p>FFFFFC36</text:p>
          </table:table-cell>
          <table:table-cell office:value-type="float" office:value="1018.80938" calcext:value-type="float">
            <text:p>1018.8093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62" calcext:value-type="float">
            <text:p>562</text:p>
          </table:table-cell>
          <table:table-cell office:value-type="float" office:value="18002.00195" calcext:value-type="float">
            <text:p>18002.00195</text:p>
          </table:table-cell>
          <table:table-cell office:value-type="float" office:value="-974" calcext:value-type="float">
            <text:p>-974</text:p>
          </table:table-cell>
          <table:table-cell office:value-type="string" calcext:value-type="string">
            <text:p>FFFFFC32</text:p>
          </table:table-cell>
          <table:table-cell office:value-type="float" office:value="1033.73596" calcext:value-type="float">
            <text:p>1033.7359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563" calcext:value-type="float">
            <text:p>563</text:p>
          </table:table-cell>
          <table:table-cell office:value-type="float" office:value="18034.0332" calcext:value-type="float">
            <text:p>18034.0332</text:p>
          </table:table-cell>
          <table:table-cell office:value-type="float" office:value="-978" calcext:value-type="float">
            <text:p>-978</text:p>
          </table:table-cell>
          <table:table-cell office:value-type="string" calcext:value-type="string">
            <text:p>FFFFFC2E</text:p>
          </table:table-cell>
          <table:table-cell office:value-type="float" office:value="1025.58874" calcext:value-type="float">
            <text:p>1025.5887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564" calcext:value-type="float">
            <text:p>564</text:p>
          </table:table-cell>
          <table:table-cell office:value-type="float" office:value="18066.0664" calcext:value-type="float">
            <text:p>18066.0664</text:p>
          </table:table-cell>
          <table:table-cell office:value-type="float" office:value="-982" calcext:value-type="float">
            <text:p>-982</text:p>
          </table:table-cell>
          <table:table-cell office:value-type="string" calcext:value-type="string">
            <text:p>FFFFFC2A</text:p>
          </table:table-cell>
          <table:table-cell office:value-type="float" office:value="1028.43811" calcext:value-type="float">
            <text:p>1028.43811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565" calcext:value-type="float">
            <text:p>565</text:p>
          </table:table-cell>
          <table:table-cell office:value-type="float" office:value="18098.09765" calcext:value-type="float">
            <text:p>18098.09765</text:p>
          </table:table-cell>
          <table:table-cell office:value-type="float" office:value="-988" calcext:value-type="float">
            <text:p>-988</text:p>
          </table:table-cell>
          <table:table-cell office:value-type="string" calcext:value-type="string">
            <text:p>FFFFFC24</text:p>
          </table:table-cell>
          <table:table-cell office:value-type="float" office:value="1021.1026" calcext:value-type="float">
            <text:p>1021.1026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566" calcext:value-type="float">
            <text:p>566</text:p>
          </table:table-cell>
          <table:table-cell office:value-type="float" office:value="18130.13085" calcext:value-type="float">
            <text:p>18130.13085</text:p>
          </table:table-cell>
          <table:table-cell office:value-type="float" office:value="-995" calcext:value-type="float">
            <text:p>-995</text:p>
          </table:table-cell>
          <table:table-cell office:value-type="string" calcext:value-type="string">
            <text:p>FFFFFC1D</text:p>
          </table:table-cell>
          <table:table-cell office:value-type="float" office:value="1011.43261" calcext:value-type="float">
            <text:p>1011.43261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567" calcext:value-type="float">
            <text:p>567</text:p>
          </table:table-cell>
          <table:table-cell office:value-type="float" office:value="18162.1621" calcext:value-type="float">
            <text:p>18162.1621</text:p>
          </table:table-cell>
          <table:table-cell office:value-type="float" office:value="-1001" calcext:value-type="float">
            <text:p>-1001</text:p>
          </table:table-cell>
          <table:table-cell office:value-type="string" calcext:value-type="string">
            <text:p>FFFFFC17</text:p>
          </table:table-cell>
          <table:table-cell office:value-type="float" office:value="1011.96582" calcext:value-type="float">
            <text:p>1011.9658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568" calcext:value-type="float">
            <text:p>568</text:p>
          </table:table-cell>
          <table:table-cell office:value-type="float" office:value="18194.19335" calcext:value-type="float">
            <text:p>18194.19335</text:p>
          </table:table-cell>
          <table:table-cell office:value-type="float" office:value="-1007" calcext:value-type="float">
            <text:p>-1007</text:p>
          </table:table-cell>
          <table:table-cell office:value-type="string" calcext:value-type="string">
            <text:p>FFFFFC11</text:p>
          </table:table-cell>
          <table:table-cell office:value-type="float" office:value="993.00903" calcext:value-type="float">
            <text:p>993.00903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569" calcext:value-type="float">
            <text:p>569</text:p>
          </table:table-cell>
          <table:table-cell office:value-type="float" office:value="18226.22656" calcext:value-type="float">
            <text:p>18226.22656</text:p>
          </table:table-cell>
          <table:table-cell office:value-type="float" office:value="-1013" calcext:value-type="float">
            <text:p>-1013</text:p>
          </table:table-cell>
          <table:table-cell office:value-type="string" calcext:value-type="string">
            <text:p>FFFFFC0B</text:p>
          </table:table-cell>
          <table:table-cell office:value-type="float" office:value="985.67156" calcext:value-type="float">
            <text:p>985.6715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570" calcext:value-type="float">
            <text:p>570</text:p>
          </table:table-cell>
          <table:table-cell office:value-type="float" office:value="18258.25781" calcext:value-type="float">
            <text:p>18258.25781</text:p>
          </table:table-cell>
          <table:table-cell office:value-type="float" office:value="-1019" calcext:value-type="float">
            <text:p>-1019</text:p>
          </table:table-cell>
          <table:table-cell office:value-type="string" calcext:value-type="string">
            <text:p>FFFFFC05</text:p>
          </table:table-cell>
          <table:table-cell office:value-type="float" office:value="991.15545" calcext:value-type="float">
            <text:p>991.15545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571" calcext:value-type="float">
            <text:p>571</text:p>
          </table:table-cell>
          <table:table-cell office:value-type="float" office:value="18290.29101" calcext:value-type="float">
            <text:p>18290.29101</text:p>
          </table:table-cell>
          <table:table-cell office:value-type="float" office:value="-1024" calcext:value-type="float">
            <text:p>-1024</text:p>
          </table:table-cell>
          <table:table-cell office:value-type="string" calcext:value-type="string">
            <text:p>FFFFFC00</text:p>
          </table:table-cell>
          <table:table-cell office:value-type="float" office:value="986.89196" calcext:value-type="float">
            <text:p>986.89196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572" calcext:value-type="float">
            <text:p>572</text:p>
          </table:table-cell>
          <table:table-cell office:value-type="float" office:value="18322.32226" calcext:value-type="float">
            <text:p>18322.32226</text:p>
          </table:table-cell>
          <table:table-cell office:value-type="float" office:value="-1031" calcext:value-type="float">
            <text:p>-1031</text:p>
          </table:table-cell>
          <table:table-cell office:value-type="string" calcext:value-type="string">
            <text:p>FFFFFBF9</text:p>
          </table:table-cell>
          <table:table-cell office:value-type="float" office:value="984.97674" calcext:value-type="float">
            <text:p>984.97674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573" calcext:value-type="float">
            <text:p>573</text:p>
          </table:table-cell>
          <table:table-cell office:value-type="float" office:value="18354.35351" calcext:value-type="float">
            <text:p>18354.35351</text:p>
          </table:table-cell>
          <table:table-cell office:value-type="float" office:value="-1037" calcext:value-type="float">
            <text:p>-1037</text:p>
          </table:table-cell>
          <table:table-cell office:value-type="string" calcext:value-type="string">
            <text:p>FFFFFBF3</text:p>
          </table:table-cell>
          <table:table-cell office:value-type="float" office:value="998.58526" calcext:value-type="float">
            <text:p>998.58526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574" calcext:value-type="float">
            <text:p>574</text:p>
          </table:table-cell>
          <table:table-cell office:value-type="float" office:value="18386.38671" calcext:value-type="float">
            <text:p>18386.38671</text:p>
          </table:table-cell>
          <table:table-cell office:value-type="float" office:value="-1041" calcext:value-type="float">
            <text:p>-1041</text:p>
          </table:table-cell>
          <table:table-cell office:value-type="string" calcext:value-type="string">
            <text:p>FFFFFBEF</text:p>
          </table:table-cell>
          <table:table-cell office:value-type="float" office:value="1004.75891" calcext:value-type="float">
            <text:p>1004.7589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575" calcext:value-type="float">
            <text:p>575</text:p>
          </table:table-cell>
          <table:table-cell office:value-type="float" office:value="18418.41796" calcext:value-type="float">
            <text:p>18418.41796</text:p>
          </table:table-cell>
          <table:table-cell office:value-type="float" office:value="-1041" calcext:value-type="float">
            <text:p>-1041</text:p>
          </table:table-cell>
          <table:table-cell office:value-type="string" calcext:value-type="string">
            <text:p>FFFFFBEF</text:p>
          </table:table-cell>
          <table:table-cell office:value-type="float" office:value="1022.04449" calcext:value-type="float">
            <text:p>1022.04449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576" calcext:value-type="float">
            <text:p>576</text:p>
          </table:table-cell>
          <table:table-cell office:value-type="float" office:value="18450.45117" calcext:value-type="float">
            <text:p>18450.45117</text:p>
          </table:table-cell>
          <table:table-cell office:value-type="float" office:value="-1043" calcext:value-type="float">
            <text:p>-1043</text:p>
          </table:table-cell>
          <table:table-cell office:value-type="string" calcext:value-type="string">
            <text:p>FFFFFBED</text:p>
          </table:table-cell>
          <table:table-cell office:value-type="float" office:value="1014.70996" calcext:value-type="float">
            <text:p>1014.70996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577" calcext:value-type="float">
            <text:p>577</text:p>
          </table:table-cell>
          <table:table-cell office:value-type="float" office:value="18482.48242" calcext:value-type="float">
            <text:p>18482.48242</text:p>
          </table:table-cell>
          <table:table-cell office:value-type="float" office:value="-1048" calcext:value-type="float">
            <text:p>-1048</text:p>
          </table:table-cell>
          <table:table-cell office:value-type="string" calcext:value-type="string">
            <text:p>FFFFFBE8</text:p>
          </table:table-cell>
          <table:table-cell office:value-type="float" office:value="1027.34069" calcext:value-type="float">
            <text:p>1027.34069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578" calcext:value-type="float">
            <text:p>578</text:p>
          </table:table-cell>
          <table:table-cell office:value-type="float" office:value="18514.51367" calcext:value-type="float">
            <text:p>18514.51367</text:p>
          </table:table-cell>
          <table:table-cell office:value-type="float" office:value="-1053" calcext:value-type="float">
            <text:p>-1053</text:p>
          </table:table-cell>
          <table:table-cell office:value-type="string" calcext:value-type="string">
            <text:p>FFFFFBE3</text:p>
          </table:table-cell>
          <table:table-cell office:value-type="float" office:value="1015.74432" calcext:value-type="float">
            <text:p>1015.7443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579" calcext:value-type="float">
            <text:p>579</text:p>
          </table:table-cell>
          <table:table-cell office:value-type="float" office:value="18546.54687" calcext:value-type="float">
            <text:p>18546.54687</text:p>
          </table:table-cell>
          <table:table-cell office:value-type="float" office:value="-1058" calcext:value-type="float">
            <text:p>-1058</text:p>
          </table:table-cell>
          <table:table-cell office:value-type="string" calcext:value-type="string">
            <text:p>FFFFFBDE</text:p>
          </table:table-cell>
          <table:table-cell office:value-type="float" office:value="1034.64514" calcext:value-type="float">
            <text:p>1034.64514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580" calcext:value-type="float">
            <text:p>580</text:p>
          </table:table-cell>
          <table:table-cell office:value-type="float" office:value="18578.57812" calcext:value-type="float">
            <text:p>18578.57812</text:p>
          </table:table-cell>
          <table:table-cell office:value-type="float" office:value="-1064" calcext:value-type="float">
            <text:p>-1064</text:p>
          </table:table-cell>
          <table:table-cell office:value-type="string" calcext:value-type="string">
            <text:p>FFFFFBD8</text:p>
          </table:table-cell>
          <table:table-cell office:value-type="float" office:value="1019.73968" calcext:value-type="float">
            <text:p>1019.73968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581" calcext:value-type="float">
            <text:p>581</text:p>
          </table:table-cell>
          <table:table-cell office:value-type="float" office:value="18610.61132" calcext:value-type="float">
            <text:p>18610.61132</text:p>
          </table:table-cell>
          <table:table-cell office:value-type="float" office:value="-1068" calcext:value-type="float">
            <text:p>-1068</text:p>
          </table:table-cell>
          <table:table-cell office:value-type="string" calcext:value-type="string">
            <text:p>FFFFFBD4</text:p>
          </table:table-cell>
          <table:table-cell office:value-type="float" office:value="1000.00421" calcext:value-type="float">
            <text:p>1000.00421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582" calcext:value-type="float">
            <text:p>582</text:p>
          </table:table-cell>
          <table:table-cell office:value-type="float" office:value="18642.64257" calcext:value-type="float">
            <text:p>18642.64257</text:p>
          </table:table-cell>
          <table:table-cell office:value-type="float" office:value="-1071" calcext:value-type="float">
            <text:p>-1071</text:p>
          </table:table-cell>
          <table:table-cell office:value-type="string" calcext:value-type="string">
            <text:p>FFFFFBD1</text:p>
          </table:table-cell>
          <table:table-cell office:value-type="float" office:value="990.10711" calcext:value-type="float">
            <text:p>990.1071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583" calcext:value-type="float">
            <text:p>583</text:p>
          </table:table-cell>
          <table:table-cell office:value-type="float" office:value="18674.67382" calcext:value-type="float">
            <text:p>18674.67382</text:p>
          </table:table-cell>
          <table:table-cell office:value-type="float" office:value="-1073" calcext:value-type="float">
            <text:p>-1073</text:p>
          </table:table-cell>
          <table:table-cell office:value-type="string" calcext:value-type="string">
            <text:p>FFFFFBCF</text:p>
          </table:table-cell>
          <table:table-cell office:value-type="float" office:value="988.31304" calcext:value-type="float">
            <text:p>988.31304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584" calcext:value-type="float">
            <text:p>584</text:p>
          </table:table-cell>
          <table:table-cell office:value-type="float" office:value="18706.70703" calcext:value-type="float">
            <text:p>18706.70703</text:p>
          </table:table-cell>
          <table:table-cell office:value-type="float" office:value="-1075" calcext:value-type="float">
            <text:p>-1075</text:p>
          </table:table-cell>
          <table:table-cell office:value-type="string" calcext:value-type="string">
            <text:p>FFFFFBCD</text:p>
          </table:table-cell>
          <table:table-cell office:value-type="float" office:value="989.6513" calcext:value-type="float">
            <text:p>989.6513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585" calcext:value-type="float">
            <text:p>585</text:p>
          </table:table-cell>
          <table:table-cell office:value-type="float" office:value="18738.73828" calcext:value-type="float">
            <text:p>18738.73828</text:p>
          </table:table-cell>
          <table:table-cell office:value-type="float" office:value="-1078" calcext:value-type="float">
            <text:p>-1078</text:p>
          </table:table-cell>
          <table:table-cell office:value-type="string" calcext:value-type="string">
            <text:p>FFFFFBCA</text:p>
          </table:table-cell>
          <table:table-cell office:value-type="float" office:value="974.37811" calcext:value-type="float">
            <text:p>974.37811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586" calcext:value-type="float">
            <text:p>586</text:p>
          </table:table-cell>
          <table:table-cell office:value-type="float" office:value="18770.77148" calcext:value-type="float">
            <text:p>18770.77148</text:p>
          </table:table-cell>
          <table:table-cell office:value-type="float" office:value="-1081" calcext:value-type="float">
            <text:p>-1081</text:p>
          </table:table-cell>
          <table:table-cell office:value-type="string" calcext:value-type="string">
            <text:p>FFFFFBC7</text:p>
          </table:table-cell>
          <table:table-cell office:value-type="float" office:value="976.73156" calcext:value-type="float">
            <text:p>976.73156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87" calcext:value-type="float">
            <text:p>587</text:p>
          </table:table-cell>
          <table:table-cell office:value-type="float" office:value="18802.80273" calcext:value-type="float">
            <text:p>18802.80273</text:p>
          </table:table-cell>
          <table:table-cell office:value-type="float" office:value="-1084" calcext:value-type="float">
            <text:p>-1084</text:p>
          </table:table-cell>
          <table:table-cell office:value-type="string" calcext:value-type="string">
            <text:p>FFFFFBC4</text:p>
          </table:table-cell>
          <table:table-cell office:value-type="float" office:value="995.89605" calcext:value-type="float">
            <text:p>995.8960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588" calcext:value-type="float">
            <text:p>588</text:p>
          </table:table-cell>
          <table:table-cell office:value-type="float" office:value="18834.83398" calcext:value-type="float">
            <text:p>18834.83398</text:p>
          </table:table-cell>
          <table:table-cell office:value-type="float" office:value="-1087" calcext:value-type="float">
            <text:p>-1087</text:p>
          </table:table-cell>
          <table:table-cell office:value-type="string" calcext:value-type="string">
            <text:p>FFFFFBC1</text:p>
          </table:table-cell>
          <table:table-cell office:value-type="float" office:value="1006.6441" calcext:value-type="float">
            <text:p>1006.6441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89" calcext:value-type="float">
            <text:p>589</text:p>
          </table:table-cell>
          <table:table-cell office:value-type="float" office:value="18866.86718" calcext:value-type="float">
            <text:p>18866.86718</text:p>
          </table:table-cell>
          <table:table-cell office:value-type="float" office:value="-1088" calcext:value-type="float">
            <text:p>-1088</text:p>
          </table:table-cell>
          <table:table-cell office:value-type="string" calcext:value-type="string">
            <text:p>FFFFFBC0</text:p>
          </table:table-cell>
          <table:table-cell office:value-type="float" office:value="1015.46765" calcext:value-type="float">
            <text:p>1015.46765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590" calcext:value-type="float">
            <text:p>590</text:p>
          </table:table-cell>
          <table:table-cell office:value-type="float" office:value="18898.89843" calcext:value-type="float">
            <text:p>18898.89843</text:p>
          </table:table-cell>
          <table:table-cell office:value-type="float" office:value="-1089" calcext:value-type="float">
            <text:p>-1089</text:p>
          </table:table-cell>
          <table:table-cell office:value-type="string" calcext:value-type="string">
            <text:p>FFFFFBBF</text:p>
          </table:table-cell>
          <table:table-cell office:value-type="float" office:value="1025.52893" calcext:value-type="float">
            <text:p>1025.52893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591" calcext:value-type="float">
            <text:p>591</text:p>
          </table:table-cell>
          <table:table-cell office:value-type="float" office:value="18930.93164" calcext:value-type="float">
            <text:p>18930.93164</text:p>
          </table:table-cell>
          <table:table-cell office:value-type="float" office:value="-1089" calcext:value-type="float">
            <text:p>-1089</text:p>
          </table:table-cell>
          <table:table-cell office:value-type="string" calcext:value-type="string">
            <text:p>FFFFFBBF</text:p>
          </table:table-cell>
          <table:table-cell office:value-type="float" office:value="1018.43713" calcext:value-type="float">
            <text:p>1018.43713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592" calcext:value-type="float">
            <text:p>592</text:p>
          </table:table-cell>
          <table:table-cell office:value-type="float" office:value="18962.96289" calcext:value-type="float">
            <text:p>18962.96289</text:p>
          </table:table-cell>
          <table:table-cell office:value-type="float" office:value="-1090" calcext:value-type="float">
            <text:p>-1090</text:p>
          </table:table-cell>
          <table:table-cell office:value-type="string" calcext:value-type="string">
            <text:p>FFFFFBBE</text:p>
          </table:table-cell>
          <table:table-cell office:value-type="float" office:value="1013.06103" calcext:value-type="float">
            <text:p>1013.06103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593" calcext:value-type="float">
            <text:p>593</text:p>
          </table:table-cell>
          <table:table-cell office:value-type="float" office:value="18994.99414" calcext:value-type="float">
            <text:p>18994.99414</text:p>
          </table:table-cell>
          <table:table-cell office:value-type="float" office:value="-1091" calcext:value-type="float">
            <text:p>-1091</text:p>
          </table:table-cell>
          <table:table-cell office:value-type="string" calcext:value-type="string">
            <text:p>FFFFFBBD</text:p>
          </table:table-cell>
          <table:table-cell office:value-type="float" office:value="1027.16076" calcext:value-type="float">
            <text:p>1027.16076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594" calcext:value-type="float">
            <text:p>594</text:p>
          </table:table-cell>
          <table:table-cell office:value-type="float" office:value="19027.02734" calcext:value-type="float">
            <text:p>19027.02734</text:p>
          </table:table-cell>
          <table:table-cell office:value-type="float" office:value="-1090" calcext:value-type="float">
            <text:p>-1090</text:p>
          </table:table-cell>
          <table:table-cell office:value-type="string" calcext:value-type="string">
            <text:p>FFFFFBBE</text:p>
          </table:table-cell>
          <table:table-cell office:value-type="float" office:value="1002.9906" calcext:value-type="float">
            <text:p>1002.9906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595" calcext:value-type="float">
            <text:p>595</text:p>
          </table:table-cell>
          <table:table-cell office:value-type="float" office:value="19059.05859" calcext:value-type="float">
            <text:p>19059.05859</text:p>
          </table:table-cell>
          <table:table-cell office:value-type="float" office:value="-1087" calcext:value-type="float">
            <text:p>-1087</text:p>
          </table:table-cell>
          <table:table-cell office:value-type="string" calcext:value-type="string">
            <text:p>FFFFFBC1</text:p>
          </table:table-cell>
          <table:table-cell office:value-type="float" office:value="1011.17828" calcext:value-type="float">
            <text:p>1011.17828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596" calcext:value-type="float">
            <text:p>596</text:p>
          </table:table-cell>
          <table:table-cell office:value-type="float" office:value="19091.09179" calcext:value-type="float">
            <text:p>19091.09179</text:p>
          </table:table-cell>
          <table:table-cell office:value-type="float" office:value="-1084" calcext:value-type="float">
            <text:p>-1084</text:p>
          </table:table-cell>
          <table:table-cell office:value-type="string" calcext:value-type="string">
            <text:p>FFFFFBC4</text:p>
          </table:table-cell>
          <table:table-cell office:value-type="float" office:value="990.66784" calcext:value-type="float">
            <text:p>990.66784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597" calcext:value-type="float">
            <text:p>597</text:p>
          </table:table-cell>
          <table:table-cell office:value-type="float" office:value="19123.12304" calcext:value-type="float">
            <text:p>19123.12304</text:p>
          </table:table-cell>
          <table:table-cell office:value-type="float" office:value="-1079" calcext:value-type="float">
            <text:p>-1079</text:p>
          </table:table-cell>
          <table:table-cell office:value-type="string" calcext:value-type="string">
            <text:p>FFFFFBC9</text:p>
          </table:table-cell>
          <table:table-cell office:value-type="float" office:value="987.85858" calcext:value-type="float">
            <text:p>987.85858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598" calcext:value-type="float">
            <text:p>598</text:p>
          </table:table-cell>
          <table:table-cell office:value-type="float" office:value="19155.15429" calcext:value-type="float">
            <text:p>19155.15429</text:p>
          </table:table-cell>
          <table:table-cell office:value-type="float" office:value="-1075" calcext:value-type="float">
            <text:p>-1075</text:p>
          </table:table-cell>
          <table:table-cell office:value-type="string" calcext:value-type="string">
            <text:p>FFFFFBCD</text:p>
          </table:table-cell>
          <table:table-cell office:value-type="float" office:value="986.76806" calcext:value-type="float">
            <text:p>986.76806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599" calcext:value-type="float">
            <text:p>599</text:p>
          </table:table-cell>
          <table:table-cell office:value-type="float" office:value="19187.1875" calcext:value-type="float">
            <text:p>19187.1875</text:p>
          </table:table-cell>
          <table:table-cell office:value-type="float" office:value="-1072" calcext:value-type="float">
            <text:p>-1072</text:p>
          </table:table-cell>
          <table:table-cell office:value-type="string" calcext:value-type="string">
            <text:p>FFFFFBD0</text:p>
          </table:table-cell>
          <table:table-cell office:value-type="float" office:value="980.96728" calcext:value-type="float">
            <text:p>980.9672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00" calcext:value-type="float">
            <text:p>600</text:p>
          </table:table-cell>
          <table:table-cell office:value-type="float" office:value="19219.21875" calcext:value-type="float">
            <text:p>19219.21875</text:p>
          </table:table-cell>
          <table:table-cell office:value-type="float" office:value="-1068" calcext:value-type="float">
            <text:p>-1068</text:p>
          </table:table-cell>
          <table:table-cell office:value-type="string" calcext:value-type="string">
            <text:p>FFFFFBD4</text:p>
          </table:table-cell>
          <table:table-cell office:value-type="float" office:value="1002.2727" calcext:value-type="float">
            <text:p>1002.2727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01" calcext:value-type="float">
            <text:p>601</text:p>
          </table:table-cell>
          <table:table-cell office:value-type="float" office:value="19251.25195" calcext:value-type="float">
            <text:p>19251.25195</text:p>
          </table:table-cell>
          <table:table-cell office:value-type="float" office:value="-1064" calcext:value-type="float">
            <text:p>-1064</text:p>
          </table:table-cell>
          <table:table-cell office:value-type="string" calcext:value-type="string">
            <text:p>FFFFFBD8</text:p>
          </table:table-cell>
          <table:table-cell office:value-type="float" office:value="1002.35382" calcext:value-type="float">
            <text:p>1002.35382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02" calcext:value-type="float">
            <text:p>602</text:p>
          </table:table-cell>
          <table:table-cell office:value-type="float" office:value="19283.2832" calcext:value-type="float">
            <text:p>19283.2832</text:p>
          </table:table-cell>
          <table:table-cell office:value-type="float" office:value="-1058" calcext:value-type="float">
            <text:p>-1058</text:p>
          </table:table-cell>
          <table:table-cell office:value-type="string" calcext:value-type="string">
            <text:p>FFFFFBDE</text:p>
          </table:table-cell>
          <table:table-cell office:value-type="float" office:value="1003.89691" calcext:value-type="float">
            <text:p>1003.8969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03" calcext:value-type="float">
            <text:p>603</text:p>
          </table:table-cell>
          <table:table-cell office:value-type="float" office:value="19315.31445" calcext:value-type="float">
            <text:p>19315.31445</text:p>
          </table:table-cell>
          <table:table-cell office:value-type="float" office:value="-1052" calcext:value-type="float">
            <text:p>-1052</text:p>
          </table:table-cell>
          <table:table-cell office:value-type="string" calcext:value-type="string">
            <text:p>FFFFFBE4</text:p>
          </table:table-cell>
          <table:table-cell office:value-type="float" office:value="1014.91033" calcext:value-type="float">
            <text:p>1014.91033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04" calcext:value-type="float">
            <text:p>604</text:p>
          </table:table-cell>
          <table:table-cell office:value-type="float" office:value="19347.34765" calcext:value-type="float">
            <text:p>19347.34765</text:p>
          </table:table-cell>
          <table:table-cell office:value-type="float" office:value="-1046" calcext:value-type="float">
            <text:p>-1046</text:p>
          </table:table-cell>
          <table:table-cell office:value-type="string" calcext:value-type="string">
            <text:p>FFFFFBEA</text:p>
          </table:table-cell>
          <table:table-cell office:value-type="float" office:value="1024.66308" calcext:value-type="float">
            <text:p>1024.66308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05" calcext:value-type="float">
            <text:p>605</text:p>
          </table:table-cell>
          <table:table-cell office:value-type="float" office:value="19379.3789" calcext:value-type="float">
            <text:p>19379.3789</text:p>
          </table:table-cell>
          <table:table-cell office:value-type="float" office:value="-1040" calcext:value-type="float">
            <text:p>-1040</text:p>
          </table:table-cell>
          <table:table-cell office:value-type="string" calcext:value-type="string">
            <text:p>FFFFFBF0</text:p>
          </table:table-cell>
          <table:table-cell office:value-type="float" office:value="1022.20947" calcext:value-type="float">
            <text:p>1022.20947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06" calcext:value-type="float">
            <text:p>606</text:p>
          </table:table-cell>
          <table:table-cell office:value-type="float" office:value="19411.4121" calcext:value-type="float">
            <text:p>19411.4121</text:p>
          </table:table-cell>
          <table:table-cell office:value-type="float" office:value="-1034" calcext:value-type="float">
            <text:p>-1034</text:p>
          </table:table-cell>
          <table:table-cell office:value-type="string" calcext:value-type="string">
            <text:p>FFFFFBF6</text:p>
          </table:table-cell>
          <table:table-cell office:value-type="float" office:value="1025.9165" calcext:value-type="float">
            <text:p>1025.9165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07" calcext:value-type="float">
            <text:p>607</text:p>
          </table:table-cell>
          <table:table-cell office:value-type="float" office:value="19443.44335" calcext:value-type="float">
            <text:p>19443.44335</text:p>
          </table:table-cell>
          <table:table-cell office:value-type="float" office:value="-1026" calcext:value-type="float">
            <text:p>-1026</text:p>
          </table:table-cell>
          <table:table-cell office:value-type="string" calcext:value-type="string">
            <text:p>FFFFFBFE</text:p>
          </table:table-cell>
          <table:table-cell office:value-type="float" office:value="1023.7807" calcext:value-type="float">
            <text:p>1023.7807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08" calcext:value-type="float">
            <text:p>608</text:p>
          </table:table-cell>
          <table:table-cell office:value-type="float" office:value="19475.4746" calcext:value-type="float">
            <text:p>19475.4746</text:p>
          </table:table-cell>
          <table:table-cell office:value-type="float" office:value="-1021" calcext:value-type="float">
            <text:p>-1021</text:p>
          </table:table-cell>
          <table:table-cell office:value-type="string" calcext:value-type="string">
            <text:p>FFFFFC03</text:p>
          </table:table-cell>
          <table:table-cell office:value-type="float" office:value="1013.55987" calcext:value-type="float">
            <text:p>1013.55987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09" calcext:value-type="float">
            <text:p>609</text:p>
          </table:table-cell>
          <table:table-cell office:value-type="float" office:value="19507.50781" calcext:value-type="float">
            <text:p>19507.50781</text:p>
          </table:table-cell>
          <table:table-cell office:value-type="float" office:value="-1014" calcext:value-type="float">
            <text:p>-1014</text:p>
          </table:table-cell>
          <table:table-cell office:value-type="string" calcext:value-type="string">
            <text:p>FFFFFC0A</text:p>
          </table:table-cell>
          <table:table-cell office:value-type="float" office:value="988.37304" calcext:value-type="float">
            <text:p>988.37304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10" calcext:value-type="float">
            <text:p>610</text:p>
          </table:table-cell>
          <table:table-cell office:value-type="float" office:value="19539.53906" calcext:value-type="float">
            <text:p>19539.53906</text:p>
          </table:table-cell>
          <table:table-cell office:value-type="float" office:value="-1008" calcext:value-type="float">
            <text:p>-1008</text:p>
          </table:table-cell>
          <table:table-cell office:value-type="string" calcext:value-type="string">
            <text:p>FFFFFC10</text:p>
          </table:table-cell>
          <table:table-cell office:value-type="float" office:value="1003.3258" calcext:value-type="float">
            <text:p>1003.3258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11" calcext:value-type="float">
            <text:p>611</text:p>
          </table:table-cell>
          <table:table-cell office:value-type="float" office:value="19571.57226" calcext:value-type="float">
            <text:p>19571.57226</text:p>
          </table:table-cell>
          <table:table-cell office:value-type="float" office:value="-1005" calcext:value-type="float">
            <text:p>-1005</text:p>
          </table:table-cell>
          <table:table-cell office:value-type="string" calcext:value-type="string">
            <text:p>FFFFFC13</text:p>
          </table:table-cell>
          <table:table-cell office:value-type="float" office:value="996.54107" calcext:value-type="float">
            <text:p>996.54107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12" calcext:value-type="float">
            <text:p>612</text:p>
          </table:table-cell>
          <table:table-cell office:value-type="float" office:value="19603.60351" calcext:value-type="float">
            <text:p>19603.60351</text:p>
          </table:table-cell>
          <table:table-cell office:value-type="float" office:value="-1002" calcext:value-type="float">
            <text:p>-1002</text:p>
          </table:table-cell>
          <table:table-cell office:value-type="string" calcext:value-type="string">
            <text:p>FFFFFC16</text:p>
          </table:table-cell>
          <table:table-cell office:value-type="float" office:value="981.71148" calcext:value-type="float">
            <text:p>981.71148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13" calcext:value-type="float">
            <text:p>613</text:p>
          </table:table-cell>
          <table:table-cell office:value-type="float" office:value="19635.63476" calcext:value-type="float">
            <text:p>19635.63476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FFFFC19</text:p>
          </table:table-cell>
          <table:table-cell office:value-type="float" office:value="988.0368" calcext:value-type="float">
            <text:p>988.0368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14" calcext:value-type="float">
            <text:p>614</text:p>
          </table:table-cell>
          <table:table-cell office:value-type="float" office:value="19667.66796" calcext:value-type="float">
            <text:p>19667.66796</text:p>
          </table:table-cell>
          <table:table-cell office:value-type="float" office:value="-995" calcext:value-type="float">
            <text:p>-995</text:p>
          </table:table-cell>
          <table:table-cell office:value-type="string" calcext:value-type="string">
            <text:p>FFFFFC1D</text:p>
          </table:table-cell>
          <table:table-cell office:value-type="float" office:value="991.01519" calcext:value-type="float">
            <text:p>991.01519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15" calcext:value-type="float">
            <text:p>615</text:p>
          </table:table-cell>
          <table:table-cell office:value-type="float" office:value="19699.69921" calcext:value-type="float">
            <text:p>19699.69921</text:p>
          </table:table-cell>
          <table:table-cell office:value-type="float" office:value="-990" calcext:value-type="float">
            <text:p>-990</text:p>
          </table:table-cell>
          <table:table-cell office:value-type="string" calcext:value-type="string">
            <text:p>FFFFFC22</text:p>
          </table:table-cell>
          <table:table-cell office:value-type="float" office:value="1000.95324" calcext:value-type="float">
            <text:p>1000.95324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16" calcext:value-type="float">
            <text:p>616</text:p>
          </table:table-cell>
          <table:table-cell office:value-type="float" office:value="19731.73242" calcext:value-type="float">
            <text:p>19731.73242</text:p>
          </table:table-cell>
          <table:table-cell office:value-type="float" office:value="-985" calcext:value-type="float">
            <text:p>-985</text:p>
          </table:table-cell>
          <table:table-cell office:value-type="string" calcext:value-type="string">
            <text:p>FFFFFC27</text:p>
          </table:table-cell>
          <table:table-cell office:value-type="float" office:value="1003.09344" calcext:value-type="float">
            <text:p>1003.09344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17" calcext:value-type="float">
            <text:p>617</text:p>
          </table:table-cell>
          <table:table-cell office:value-type="float" office:value="19763.76367" calcext:value-type="float">
            <text:p>19763.76367</text:p>
          </table:table-cell>
          <table:table-cell office:value-type="float" office:value="-980" calcext:value-type="float">
            <text:p>-980</text:p>
          </table:table-cell>
          <table:table-cell office:value-type="string" calcext:value-type="string">
            <text:p>FFFFFC2C</text:p>
          </table:table-cell>
          <table:table-cell office:value-type="float" office:value="1013.87396" calcext:value-type="float">
            <text:p>1013.87396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18" calcext:value-type="float">
            <text:p>618</text:p>
          </table:table-cell>
          <table:table-cell office:value-type="float" office:value="19795.79492" calcext:value-type="float">
            <text:p>19795.79492</text:p>
          </table:table-cell>
          <table:table-cell office:value-type="float" office:value="-974" calcext:value-type="float">
            <text:p>-974</text:p>
          </table:table-cell>
          <table:table-cell office:value-type="string" calcext:value-type="string">
            <text:p>FFFFFC32</text:p>
          </table:table-cell>
          <table:table-cell office:value-type="float" office:value="1031.28759" calcext:value-type="float">
            <text:p>1031.28759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19" calcext:value-type="float">
            <text:p>619</text:p>
          </table:table-cell>
          <table:table-cell office:value-type="float" office:value="19827.82812" calcext:value-type="float">
            <text:p>19827.82812</text:p>
          </table:table-cell>
          <table:table-cell office:value-type="float" office:value="-970" calcext:value-type="float">
            <text:p>-970</text:p>
          </table:table-cell>
          <table:table-cell office:value-type="string" calcext:value-type="string">
            <text:p>FFFFFC36</text:p>
          </table:table-cell>
          <table:table-cell office:value-type="float" office:value="1024.37768" calcext:value-type="float">
            <text:p>1024.37768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20" calcext:value-type="float">
            <text:p>620</text:p>
          </table:table-cell>
          <table:table-cell office:value-type="float" office:value="19859.85937" calcext:value-type="float">
            <text:p>19859.85937</text:p>
          </table:table-cell>
          <table:table-cell office:value-type="float" office:value="-968" calcext:value-type="float">
            <text:p>-968</text:p>
          </table:table-cell>
          <table:table-cell office:value-type="string" calcext:value-type="string">
            <text:p>FFFFFC38</text:p>
          </table:table-cell>
          <table:table-cell office:value-type="float" office:value="1030.46203" calcext:value-type="float">
            <text:p>1030.46203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21" calcext:value-type="float">
            <text:p>621</text:p>
          </table:table-cell>
          <table:table-cell office:value-type="float" office:value="19891.89257" calcext:value-type="float">
            <text:p>19891.89257</text:p>
          </table:table-cell>
          <table:table-cell office:value-type="float" office:value="-966" calcext:value-type="float">
            <text:p>-966</text:p>
          </table:table-cell>
          <table:table-cell office:value-type="string" calcext:value-type="string">
            <text:p>FFFFFC3A</text:p>
          </table:table-cell>
          <table:table-cell office:value-type="float" office:value="1020.57525" calcext:value-type="float">
            <text:p>1020.57525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22" calcext:value-type="float">
            <text:p>622</text:p>
          </table:table-cell>
          <table:table-cell office:value-type="float" office:value="19923.92382" calcext:value-type="float">
            <text:p>19923.92382</text:p>
          </table:table-cell>
          <table:table-cell office:value-type="float" office:value="-963" calcext:value-type="float">
            <text:p>-963</text:p>
          </table:table-cell>
          <table:table-cell office:value-type="string" calcext:value-type="string">
            <text:p>FFFFFC3D</text:p>
          </table:table-cell>
          <table:table-cell office:value-type="float" office:value="1016.61047" calcext:value-type="float">
            <text:p>1016.61047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23" calcext:value-type="float">
            <text:p>623</text:p>
          </table:table-cell>
          <table:table-cell office:value-type="float" office:value="19955.95507" calcext:value-type="float">
            <text:p>19955.95507</text:p>
          </table:table-cell>
          <table:table-cell office:value-type="float" office:value="-961" calcext:value-type="float">
            <text:p>-961</text:p>
          </table:table-cell>
          <table:table-cell office:value-type="string" calcext:value-type="string">
            <text:p>FFFFFC3F</text:p>
          </table:table-cell>
          <table:table-cell office:value-type="float" office:value="1013.28509" calcext:value-type="float">
            <text:p>1013.28509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24" calcext:value-type="float">
            <text:p>624</text:p>
          </table:table-cell>
          <table:table-cell office:value-type="float" office:value="19987.98828" calcext:value-type="float">
            <text:p>19987.98828</text:p>
          </table:table-cell>
          <table:table-cell office:value-type="float" office:value="-959" calcext:value-type="float">
            <text:p>-959</text:p>
          </table:table-cell>
          <table:table-cell office:value-type="string" calcext:value-type="string">
            <text:p>FFFFFC41</text:p>
          </table:table-cell>
          <table:table-cell office:value-type="float" office:value="995.5083" calcext:value-type="float">
            <text:p>995.508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25" calcext:value-type="float">
            <text:p>625</text:p>
          </table:table-cell>
          <table:table-cell office:value-type="float" office:value="20020.01953" calcext:value-type="float">
            <text:p>20020.01953</text:p>
          </table:table-cell>
          <table:table-cell office:value-type="float" office:value="-959" calcext:value-type="float">
            <text:p>-959</text:p>
          </table:table-cell>
          <table:table-cell office:value-type="string" calcext:value-type="string">
            <text:p>FFFFFC41</text:p>
          </table:table-cell>
          <table:table-cell office:value-type="float" office:value="1002.00329" calcext:value-type="float">
            <text:p>1002.00329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26" calcext:value-type="float">
            <text:p>626</text:p>
          </table:table-cell>
          <table:table-cell office:value-type="float" office:value="20052.05273" calcext:value-type="float">
            <text:p>20052.05273</text:p>
          </table:table-cell>
          <table:table-cell office:value-type="float" office:value="-958" calcext:value-type="float">
            <text:p>-958</text:p>
          </table:table-cell>
          <table:table-cell office:value-type="string" calcext:value-type="string">
            <text:p>FFFFFC42</text:p>
          </table:table-cell>
          <table:table-cell office:value-type="float" office:value="984.40924" calcext:value-type="float">
            <text:p>984.40924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27" calcext:value-type="float">
            <text:p>627</text:p>
          </table:table-cell>
          <table:table-cell office:value-type="float" office:value="20084.08398" calcext:value-type="float">
            <text:p>20084.08398</text:p>
          </table:table-cell>
          <table:table-cell office:value-type="float" office:value="-959" calcext:value-type="float">
            <text:p>-959</text:p>
          </table:table-cell>
          <table:table-cell office:value-type="string" calcext:value-type="string">
            <text:p>FFFFFC41</text:p>
          </table:table-cell>
          <table:table-cell office:value-type="float" office:value="997.62896" calcext:value-type="float">
            <text:p>997.62896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28" calcext:value-type="float">
            <text:p>628</text:p>
          </table:table-cell>
          <table:table-cell office:value-type="float" office:value="20116.11523" calcext:value-type="float">
            <text:p>20116.11523</text:p>
          </table:table-cell>
          <table:table-cell office:value-type="float" office:value="-959" calcext:value-type="float">
            <text:p>-959</text:p>
          </table:table-cell>
          <table:table-cell office:value-type="string" calcext:value-type="string">
            <text:p>FFFFFC41</text:p>
          </table:table-cell>
          <table:table-cell office:value-type="float" office:value="972.79675" calcext:value-type="float">
            <text:p>972.79675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29" calcext:value-type="float">
            <text:p>629</text:p>
          </table:table-cell>
          <table:table-cell office:value-type="float" office:value="20148.14843" calcext:value-type="float">
            <text:p>20148.14843</text:p>
          </table:table-cell>
          <table:table-cell office:value-type="float" office:value="-959" calcext:value-type="float">
            <text:p>-959</text:p>
          </table:table-cell>
          <table:table-cell office:value-type="string" calcext:value-type="string">
            <text:p>FFFFFC41</text:p>
          </table:table-cell>
          <table:table-cell office:value-type="float" office:value="980.16375" calcext:value-type="float">
            <text:p>980.16375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30" calcext:value-type="float">
            <text:p>630</text:p>
          </table:table-cell>
          <table:table-cell office:value-type="float" office:value="20180.17968" calcext:value-type="float">
            <text:p>20180.17968</text:p>
          </table:table-cell>
          <table:table-cell office:value-type="float" office:value="-959" calcext:value-type="float">
            <text:p>-959</text:p>
          </table:table-cell>
          <table:table-cell office:value-type="string" calcext:value-type="string">
            <text:p>FFFFFC41</text:p>
          </table:table-cell>
          <table:table-cell office:value-type="float" office:value="987.46868" calcext:value-type="float">
            <text:p>987.46868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31" calcext:value-type="float">
            <text:p>631</text:p>
          </table:table-cell>
          <table:table-cell office:value-type="float" office:value="20212.21289" calcext:value-type="float">
            <text:p>20212.21289</text:p>
          </table:table-cell>
          <table:table-cell office:value-type="float" office:value="-961" calcext:value-type="float">
            <text:p>-961</text:p>
          </table:table-cell>
          <table:table-cell office:value-type="string" calcext:value-type="string">
            <text:p>FFFFFC3F</text:p>
          </table:table-cell>
          <table:table-cell office:value-type="float" office:value="1013.68768" calcext:value-type="float">
            <text:p>1013.68768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32" calcext:value-type="float">
            <text:p>632</text:p>
          </table:table-cell>
          <table:table-cell office:value-type="float" office:value="20244.24414" calcext:value-type="float">
            <text:p>20244.24414</text:p>
          </table:table-cell>
          <table:table-cell office:value-type="float" office:value="-966" calcext:value-type="float">
            <text:p>-966</text:p>
          </table:table-cell>
          <table:table-cell office:value-type="string" calcext:value-type="string">
            <text:p>FFFFFC3A</text:p>
          </table:table-cell>
          <table:table-cell office:value-type="float" office:value="1021.80731" calcext:value-type="float">
            <text:p>1021.8073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33" calcext:value-type="float">
            <text:p>633</text:p>
          </table:table-cell>
          <table:table-cell office:value-type="float" office:value="20276.27539" calcext:value-type="float">
            <text:p>20276.27539</text:p>
          </table:table-cell>
          <table:table-cell office:value-type="float" office:value="-971" calcext:value-type="float">
            <text:p>-971</text:p>
          </table:table-cell>
          <table:table-cell office:value-type="string" calcext:value-type="string">
            <text:p>FFFFFC35</text:p>
          </table:table-cell>
          <table:table-cell office:value-type="float" office:value="1035.7395" calcext:value-type="float">
            <text:p>1035.7395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34" calcext:value-type="float">
            <text:p>634</text:p>
          </table:table-cell>
          <table:table-cell office:value-type="float" office:value="20308.30859" calcext:value-type="float">
            <text:p>20308.30859</text:p>
          </table:table-cell>
          <table:table-cell office:value-type="float" office:value="-975" calcext:value-type="float">
            <text:p>-975</text:p>
          </table:table-cell>
          <table:table-cell office:value-type="string" calcext:value-type="string">
            <text:p>FFFFFC31</text:p>
          </table:table-cell>
          <table:table-cell office:value-type="float" office:value="1039.28906" calcext:value-type="float">
            <text:p>1039.28906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35" calcext:value-type="float">
            <text:p>635</text:p>
          </table:table-cell>
          <table:table-cell office:value-type="float" office:value="20340.33984" calcext:value-type="float">
            <text:p>20340.33984</text:p>
          </table:table-cell>
          <table:table-cell office:value-type="float" office:value="-980" calcext:value-type="float">
            <text:p>-980</text:p>
          </table:table-cell>
          <table:table-cell office:value-type="string" calcext:value-type="string">
            <text:p>FFFFFC2C</text:p>
          </table:table-cell>
          <table:table-cell office:value-type="float" office:value="1033.3739" calcext:value-type="float">
            <text:p>1033.3739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36" calcext:value-type="float">
            <text:p>636</text:p>
          </table:table-cell>
          <table:table-cell office:value-type="float" office:value="20372.37304" calcext:value-type="float">
            <text:p>20372.37304</text:p>
          </table:table-cell>
          <table:table-cell office:value-type="float" office:value="-985" calcext:value-type="float">
            <text:p>-985</text:p>
          </table:table-cell>
          <table:table-cell office:value-type="string" calcext:value-type="string">
            <text:p>FFFFFC27</text:p>
          </table:table-cell>
          <table:table-cell office:value-type="float" office:value="1027.48022" calcext:value-type="float">
            <text:p>1027.48022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37" calcext:value-type="float">
            <text:p>637</text:p>
          </table:table-cell>
          <table:table-cell office:value-type="float" office:value="20404.40429" calcext:value-type="float">
            <text:p>20404.40429</text:p>
          </table:table-cell>
          <table:table-cell office:value-type="float" office:value="-990" calcext:value-type="float">
            <text:p>-990</text:p>
          </table:table-cell>
          <table:table-cell office:value-type="string" calcext:value-type="string">
            <text:p>FFFFFC22</text:p>
          </table:table-cell>
          <table:table-cell office:value-type="float" office:value="1012.31567" calcext:value-type="float">
            <text:p>1012.31567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38" calcext:value-type="float">
            <text:p>638</text:p>
          </table:table-cell>
          <table:table-cell office:value-type="float" office:value="20436.43554" calcext:value-type="float">
            <text:p>20436.43554</text:p>
          </table:table-cell>
          <table:table-cell office:value-type="float" office:value="-997" calcext:value-type="float">
            <text:p>-997</text:p>
          </table:table-cell>
          <table:table-cell office:value-type="string" calcext:value-type="string">
            <text:p>FFFFFC1B</text:p>
          </table:table-cell>
          <table:table-cell office:value-type="float" office:value="991.19628" calcext:value-type="float">
            <text:p>991.1962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39" calcext:value-type="float">
            <text:p>639</text:p>
          </table:table-cell>
          <table:table-cell office:value-type="float" office:value="20468.46875" calcext:value-type="float">
            <text:p>20468.46875</text:p>
          </table:table-cell>
          <table:table-cell office:value-type="float" office:value="-1003" calcext:value-type="float">
            <text:p>-1003</text:p>
          </table:table-cell>
          <table:table-cell office:value-type="string" calcext:value-type="string">
            <text:p>FFFFFC15</text:p>
          </table:table-cell>
          <table:table-cell office:value-type="float" office:value="969.2359" calcext:value-type="float">
            <text:p>969.2359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40" calcext:value-type="float">
            <text:p>640</text:p>
          </table:table-cell>
          <table:table-cell office:value-type="float" office:value="20500.5" calcext:value-type="float">
            <text:p>20500.5</text:p>
          </table:table-cell>
          <table:table-cell office:value-type="float" office:value="-1009" calcext:value-type="float">
            <text:p>-1009</text:p>
          </table:table-cell>
          <table:table-cell office:value-type="string" calcext:value-type="string">
            <text:p>FFFFFC0F</text:p>
          </table:table-cell>
          <table:table-cell office:value-type="float" office:value="981.36883" calcext:value-type="float">
            <text:p>981.36883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41" calcext:value-type="float">
            <text:p>641</text:p>
          </table:table-cell>
          <table:table-cell office:value-type="float" office:value="20532.5332" calcext:value-type="float">
            <text:p>20532.5332</text:p>
          </table:table-cell>
          <table:table-cell office:value-type="float" office:value="-1015" calcext:value-type="float">
            <text:p>-1015</text:p>
          </table:table-cell>
          <table:table-cell office:value-type="string" calcext:value-type="string">
            <text:p>FFFFFC09</text:p>
          </table:table-cell>
          <table:table-cell office:value-type="float" office:value="981.76422" calcext:value-type="float">
            <text:p>981.76422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42" calcext:value-type="float">
            <text:p>642</text:p>
          </table:table-cell>
          <table:table-cell office:value-type="float" office:value="20564.56445" calcext:value-type="float">
            <text:p>20564.56445</text:p>
          </table:table-cell>
          <table:table-cell office:value-type="float" office:value="-1020" calcext:value-type="float">
            <text:p>-1020</text:p>
          </table:table-cell>
          <table:table-cell office:value-type="string" calcext:value-type="string">
            <text:p>FFFFFC04</text:p>
          </table:table-cell>
          <table:table-cell office:value-type="float" office:value="974.64086" calcext:value-type="float">
            <text:p>974.64086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43" calcext:value-type="float">
            <text:p>643</text:p>
          </table:table-cell>
          <table:table-cell office:value-type="float" office:value="20596.5957" calcext:value-type="float">
            <text:p>20596.5957</text:p>
          </table:table-cell>
          <table:table-cell office:value-type="float" office:value="-1027" calcext:value-type="float">
            <text:p>-1027</text:p>
          </table:table-cell>
          <table:table-cell office:value-type="string" calcext:value-type="string">
            <text:p>FFFFFBFD</text:p>
          </table:table-cell>
          <table:table-cell office:value-type="float" office:value="971.08331" calcext:value-type="float">
            <text:p>971.08331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44" calcext:value-type="float">
            <text:p>644</text:p>
          </table:table-cell>
          <table:table-cell office:value-type="float" office:value="20628.6289" calcext:value-type="float">
            <text:p>20628.6289</text:p>
          </table:table-cell>
          <table:table-cell office:value-type="float" office:value="-1034" calcext:value-type="float">
            <text:p>-1034</text:p>
          </table:table-cell>
          <table:table-cell office:value-type="string" calcext:value-type="string">
            <text:p>FFFFFBF6</text:p>
          </table:table-cell>
          <table:table-cell office:value-type="float" office:value="999.98974" calcext:value-type="float">
            <text:p>999.98974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45" calcext:value-type="float">
            <text:p>645</text:p>
          </table:table-cell>
          <table:table-cell office:value-type="float" office:value="20660.66015" calcext:value-type="float">
            <text:p>20660.66015</text:p>
          </table:table-cell>
          <table:table-cell office:value-type="float" office:value="-1042" calcext:value-type="float">
            <text:p>-1042</text:p>
          </table:table-cell>
          <table:table-cell office:value-type="string" calcext:value-type="string">
            <text:p>FFFFFBEE</text:p>
          </table:table-cell>
          <table:table-cell office:value-type="float" office:value="1010.57781" calcext:value-type="float">
            <text:p>1010.57781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46" calcext:value-type="float">
            <text:p>646</text:p>
          </table:table-cell>
          <table:table-cell office:value-type="float" office:value="20692.69335" calcext:value-type="float">
            <text:p>20692.69335</text:p>
          </table:table-cell>
          <table:table-cell office:value-type="float" office:value="-1047" calcext:value-type="float">
            <text:p>-1047</text:p>
          </table:table-cell>
          <table:table-cell office:value-type="string" calcext:value-type="string">
            <text:p>FFFFFBE9</text:p>
          </table:table-cell>
          <table:table-cell office:value-type="float" office:value="1011.24865" calcext:value-type="float">
            <text:p>1011.24865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47" calcext:value-type="float">
            <text:p>647</text:p>
          </table:table-cell>
          <table:table-cell office:value-type="float" office:value="20724.7246" calcext:value-type="float">
            <text:p>20724.7246</text:p>
          </table:table-cell>
          <table:table-cell office:value-type="float" office:value="-1049" calcext:value-type="float">
            <text:p>-1049</text:p>
          </table:table-cell>
          <table:table-cell office:value-type="string" calcext:value-type="string">
            <text:p>FFFFFBE7</text:p>
          </table:table-cell>
          <table:table-cell office:value-type="float" office:value="1024.2677" calcext:value-type="float">
            <text:p>1024.2677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48" calcext:value-type="float">
            <text:p>648</text:p>
          </table:table-cell>
          <table:table-cell office:value-type="float" office:value="20756.75585" calcext:value-type="float">
            <text:p>20756.75585</text:p>
          </table:table-cell>
          <table:table-cell office:value-type="float" office:value="-1051" calcext:value-type="float">
            <text:p>-1051</text:p>
          </table:table-cell>
          <table:table-cell office:value-type="string" calcext:value-type="string">
            <text:p>FFFFFBE5</text:p>
          </table:table-cell>
          <table:table-cell office:value-type="float" office:value="1041.40002" calcext:value-type="float">
            <text:p>1041.40002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49" calcext:value-type="float">
            <text:p>649</text:p>
          </table:table-cell>
          <table:table-cell office:value-type="float" office:value="20788.78906" calcext:value-type="float">
            <text:p>20788.78906</text:p>
          </table:table-cell>
          <table:table-cell office:value-type="float" office:value="-1055" calcext:value-type="float">
            <text:p>-1055</text:p>
          </table:table-cell>
          <table:table-cell office:value-type="string" calcext:value-type="string">
            <text:p>FFFFFBE1</text:p>
          </table:table-cell>
          <table:table-cell office:value-type="float" office:value="1006.43975" calcext:value-type="float">
            <text:p>1006.4397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50" calcext:value-type="float">
            <text:p>650</text:p>
          </table:table-cell>
          <table:table-cell office:value-type="float" office:value="20820.82031" calcext:value-type="float">
            <text:p>20820.82031</text:p>
          </table:table-cell>
          <table:table-cell office:value-type="float" office:value="-1060" calcext:value-type="float">
            <text:p>-1060</text:p>
          </table:table-cell>
          <table:table-cell office:value-type="string" calcext:value-type="string">
            <text:p>FFFFFBDC</text:p>
          </table:table-cell>
          <table:table-cell office:value-type="float" office:value="997.18774" calcext:value-type="float">
            <text:p>997.18774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51" calcext:value-type="float">
            <text:p>651</text:p>
          </table:table-cell>
          <table:table-cell office:value-type="float" office:value="20852.85351" calcext:value-type="float">
            <text:p>20852.85351</text:p>
          </table:table-cell>
          <table:table-cell office:value-type="float" office:value="-1065" calcext:value-type="float">
            <text:p>-1065</text:p>
          </table:table-cell>
          <table:table-cell office:value-type="string" calcext:value-type="string">
            <text:p>FFFFFBD7</text:p>
          </table:table-cell>
          <table:table-cell office:value-type="float" office:value="1003.43206" calcext:value-type="float">
            <text:p>1003.43206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52" calcext:value-type="float">
            <text:p>652</text:p>
          </table:table-cell>
          <table:table-cell office:value-type="float" office:value="20884.88476" calcext:value-type="float">
            <text:p>20884.88476</text:p>
          </table:table-cell>
          <table:table-cell office:value-type="float" office:value="-1071" calcext:value-type="float">
            <text:p>-1071</text:p>
          </table:table-cell>
          <table:table-cell office:value-type="string" calcext:value-type="string">
            <text:p>FFFFFBD1</text:p>
          </table:table-cell>
          <table:table-cell office:value-type="float" office:value="1007.60369" calcext:value-type="float">
            <text:p>1007.60369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53" calcext:value-type="float">
            <text:p>653</text:p>
          </table:table-cell>
          <table:table-cell office:value-type="float" office:value="20916.91601" calcext:value-type="float">
            <text:p>20916.91601</text:p>
          </table:table-cell>
          <table:table-cell office:value-type="float" office:value="-1076" calcext:value-type="float">
            <text:p>-1076</text:p>
          </table:table-cell>
          <table:table-cell office:value-type="string" calcext:value-type="string">
            <text:p>FFFFFBCC</text:p>
          </table:table-cell>
          <table:table-cell office:value-type="float" office:value="975.30401" calcext:value-type="float">
            <text:p>975.30401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54" calcext:value-type="float">
            <text:p>654</text:p>
          </table:table-cell>
          <table:table-cell office:value-type="float" office:value="20948.94921" calcext:value-type="float">
            <text:p>20948.94921</text:p>
          </table:table-cell>
          <table:table-cell office:value-type="float" office:value="-1080" calcext:value-type="float">
            <text:p>-1080</text:p>
          </table:table-cell>
          <table:table-cell office:value-type="string" calcext:value-type="string">
            <text:p>FFFFFBC8</text:p>
          </table:table-cell>
          <table:table-cell office:value-type="float" office:value="982.3114" calcext:value-type="float">
            <text:p>982.3114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55" calcext:value-type="float">
            <text:p>655</text:p>
          </table:table-cell>
          <table:table-cell office:value-type="float" office:value="20980.98046" calcext:value-type="float">
            <text:p>20980.98046</text:p>
          </table:table-cell>
          <table:table-cell office:value-type="float" office:value="-1083" calcext:value-type="float">
            <text:p>-1083</text:p>
          </table:table-cell>
          <table:table-cell office:value-type="string" calcext:value-type="string">
            <text:p>FFFFFBC5</text:p>
          </table:table-cell>
          <table:table-cell office:value-type="float" office:value="971.61218" calcext:value-type="float">
            <text:p>971.61218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56" calcext:value-type="float">
            <text:p>656</text:p>
          </table:table-cell>
          <table:table-cell office:value-type="float" office:value="21013.01367" calcext:value-type="float">
            <text:p>21013.01367</text:p>
          </table:table-cell>
          <table:table-cell office:value-type="float" office:value="-1087" calcext:value-type="float">
            <text:p>-1087</text:p>
          </table:table-cell>
          <table:table-cell office:value-type="string" calcext:value-type="string">
            <text:p>FFFFFBC1</text:p>
          </table:table-cell>
          <table:table-cell office:value-type="float" office:value="1000.50457" calcext:value-type="float">
            <text:p>1000.50457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57" calcext:value-type="float">
            <text:p>657</text:p>
          </table:table-cell>
          <table:table-cell office:value-type="float" office:value="21045.04492" calcext:value-type="float">
            <text:p>21045.04492</text:p>
          </table:table-cell>
          <table:table-cell office:value-type="float" office:value="-1091" calcext:value-type="float">
            <text:p>-1091</text:p>
          </table:table-cell>
          <table:table-cell office:value-type="string" calcext:value-type="string">
            <text:p>FFFFFBBD</text:p>
          </table:table-cell>
          <table:table-cell office:value-type="float" office:value="980.3626" calcext:value-type="float">
            <text:p>980.3626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58" calcext:value-type="float">
            <text:p>658</text:p>
          </table:table-cell>
          <table:table-cell office:value-type="float" office:value="21077.07617" calcext:value-type="float">
            <text:p>21077.07617</text:p>
          </table:table-cell>
          <table:table-cell office:value-type="float" office:value="-1094" calcext:value-type="float">
            <text:p>-1094</text:p>
          </table:table-cell>
          <table:table-cell office:value-type="string" calcext:value-type="string">
            <text:p>FFFFFBBA</text:p>
          </table:table-cell>
          <table:table-cell office:value-type="float" office:value="999.57641" calcext:value-type="float">
            <text:p>999.57641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59" calcext:value-type="float">
            <text:p>659</text:p>
          </table:table-cell>
          <table:table-cell office:value-type="float" office:value="21109.10937" calcext:value-type="float">
            <text:p>21109.10937</text:p>
          </table:table-cell>
          <table:table-cell office:value-type="float" office:value="-1096" calcext:value-type="float">
            <text:p>-1096</text:p>
          </table:table-cell>
          <table:table-cell office:value-type="string" calcext:value-type="string">
            <text:p>FFFFFBB8</text:p>
          </table:table-cell>
          <table:table-cell office:value-type="float" office:value="1008.51245" calcext:value-type="float">
            <text:p>1008.51245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60" calcext:value-type="float">
            <text:p>660</text:p>
          </table:table-cell>
          <table:table-cell office:value-type="float" office:value="21141.14062" calcext:value-type="float">
            <text:p>21141.14062</text:p>
          </table:table-cell>
          <table:table-cell office:value-type="float" office:value="-1098" calcext:value-type="float">
            <text:p>-1098</text:p>
          </table:table-cell>
          <table:table-cell office:value-type="string" calcext:value-type="string">
            <text:p>FFFFFBB6</text:p>
          </table:table-cell>
          <table:table-cell office:value-type="float" office:value="1018.19122" calcext:value-type="float">
            <text:p>1018.19122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61" calcext:value-type="float">
            <text:p>661</text:p>
          </table:table-cell>
          <table:table-cell office:value-type="float" office:value="21173.17382" calcext:value-type="float">
            <text:p>21173.17382</text:p>
          </table:table-cell>
          <table:table-cell office:value-type="float" office:value="-1100" calcext:value-type="float">
            <text:p>-1100</text:p>
          </table:table-cell>
          <table:table-cell office:value-type="string" calcext:value-type="string">
            <text:p>FFFFFBB4</text:p>
          </table:table-cell>
          <table:table-cell office:value-type="float" office:value="1023.3125" calcext:value-type="float">
            <text:p>1023.3125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62" calcext:value-type="float">
            <text:p>662</text:p>
          </table:table-cell>
          <table:table-cell office:value-type="float" office:value="21205.20507" calcext:value-type="float">
            <text:p>21205.20507</text:p>
          </table:table-cell>
          <table:table-cell office:value-type="float" office:value="-1102" calcext:value-type="float">
            <text:p>-1102</text:p>
          </table:table-cell>
          <table:table-cell office:value-type="string" calcext:value-type="string">
            <text:p>FFFFFBB2</text:p>
          </table:table-cell>
          <table:table-cell office:value-type="float" office:value="1042.00402" calcext:value-type="float">
            <text:p>1042.00402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63" calcext:value-type="float">
            <text:p>663</text:p>
          </table:table-cell>
          <table:table-cell office:value-type="float" office:value="21237.23632" calcext:value-type="float">
            <text:p>21237.23632</text:p>
          </table:table-cell>
          <table:table-cell office:value-type="float" office:value="-1103" calcext:value-type="float">
            <text:p>-1103</text:p>
          </table:table-cell>
          <table:table-cell office:value-type="string" calcext:value-type="string">
            <text:p>FFFFFBB1</text:p>
          </table:table-cell>
          <table:table-cell office:value-type="float" office:value="1021.37322" calcext:value-type="float">
            <text:p>1021.37322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64" calcext:value-type="float">
            <text:p>664</text:p>
          </table:table-cell>
          <table:table-cell office:value-type="float" office:value="21269.26953" calcext:value-type="float">
            <text:p>21269.26953</text:p>
          </table:table-cell>
          <table:table-cell office:value-type="float" office:value="-1104" calcext:value-type="float">
            <text:p>-1104</text:p>
          </table:table-cell>
          <table:table-cell office:value-type="string" calcext:value-type="string">
            <text:p>FFFFFBB0</text:p>
          </table:table-cell>
          <table:table-cell office:value-type="float" office:value="1029.17102" calcext:value-type="float">
            <text:p>1029.17102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65" calcext:value-type="float">
            <text:p>665</text:p>
          </table:table-cell>
          <table:table-cell office:value-type="float" office:value="21301.30078" calcext:value-type="float">
            <text:p>21301.30078</text:p>
          </table:table-cell>
          <table:table-cell office:value-type="float" office:value="-1105" calcext:value-type="float">
            <text:p>-1105</text:p>
          </table:table-cell>
          <table:table-cell office:value-type="string" calcext:value-type="string">
            <text:p>FFFFFBAF</text:p>
          </table:table-cell>
          <table:table-cell office:value-type="float" office:value="1025.54138" calcext:value-type="float">
            <text:p>1025.54138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66" calcext:value-type="float">
            <text:p>666</text:p>
          </table:table-cell>
          <table:table-cell office:value-type="float" office:value="21333.33398" calcext:value-type="float">
            <text:p>21333.33398</text:p>
          </table:table-cell>
          <table:table-cell office:value-type="float" office:value="-1106" calcext:value-type="float">
            <text:p>-1106</text:p>
          </table:table-cell>
          <table:table-cell office:value-type="string" calcext:value-type="string">
            <text:p>FFFFFBAE</text:p>
          </table:table-cell>
          <table:table-cell office:value-type="float" office:value="1005.95678" calcext:value-type="float">
            <text:p>1005.95678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67" calcext:value-type="float">
            <text:p>667</text:p>
          </table:table-cell>
          <table:table-cell office:value-type="float" office:value="21365.36523" calcext:value-type="float">
            <text:p>21365.36523</text:p>
          </table:table-cell>
          <table:table-cell office:value-type="float" office:value="-1105" calcext:value-type="float">
            <text:p>-1105</text:p>
          </table:table-cell>
          <table:table-cell office:value-type="string" calcext:value-type="string">
            <text:p>FFFFFBAF</text:p>
          </table:table-cell>
          <table:table-cell office:value-type="float" office:value="1008.48181" calcext:value-type="float">
            <text:p>1008.48181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68" calcext:value-type="float">
            <text:p>668</text:p>
          </table:table-cell>
          <table:table-cell office:value-type="float" office:value="21397.39648" calcext:value-type="float">
            <text:p>21397.39648</text:p>
          </table:table-cell>
          <table:table-cell office:value-type="float" office:value="-1103" calcext:value-type="float">
            <text:p>-1103</text:p>
          </table:table-cell>
          <table:table-cell office:value-type="string" calcext:value-type="string">
            <text:p>FFFFFBB1</text:p>
          </table:table-cell>
          <table:table-cell office:value-type="float" office:value="987.09423" calcext:value-type="float">
            <text:p>987.09423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69" calcext:value-type="float">
            <text:p>669</text:p>
          </table:table-cell>
          <table:table-cell office:value-type="float" office:value="21429.42968" calcext:value-type="float">
            <text:p>21429.42968</text:p>
          </table:table-cell>
          <table:table-cell office:value-type="float" office:value="-1099" calcext:value-type="float">
            <text:p>-1099</text:p>
          </table:table-cell>
          <table:table-cell office:value-type="string" calcext:value-type="string">
            <text:p>FFFFFBB5</text:p>
          </table:table-cell>
          <table:table-cell office:value-type="float" office:value="992.87536" calcext:value-type="float">
            <text:p>992.87536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70" calcext:value-type="float">
            <text:p>670</text:p>
          </table:table-cell>
          <table:table-cell office:value-type="float" office:value="21461.46093" calcext:value-type="float">
            <text:p>21461.46093</text:p>
          </table:table-cell>
          <table:table-cell office:value-type="float" office:value="-1094" calcext:value-type="float">
            <text:p>-1094</text:p>
          </table:table-cell>
          <table:table-cell office:value-type="string" calcext:value-type="string">
            <text:p>FFFFFBBA</text:p>
          </table:table-cell>
          <table:table-cell office:value-type="float" office:value="984.14752" calcext:value-type="float">
            <text:p>984.14752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71" calcext:value-type="float">
            <text:p>671</text:p>
          </table:table-cell>
          <table:table-cell office:value-type="float" office:value="21493.49414" calcext:value-type="float">
            <text:p>21493.49414</text:p>
          </table:table-cell>
          <table:table-cell office:value-type="float" office:value="-1090" calcext:value-type="float">
            <text:p>-1090</text:p>
          </table:table-cell>
          <table:table-cell office:value-type="string" calcext:value-type="string">
            <text:p>FFFFFBBE</text:p>
          </table:table-cell>
          <table:table-cell office:value-type="float" office:value="980.14044" calcext:value-type="float">
            <text:p>980.14044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72" calcext:value-type="float">
            <text:p>672</text:p>
          </table:table-cell>
          <table:table-cell office:value-type="float" office:value="21525.52539" calcext:value-type="float">
            <text:p>21525.52539</text:p>
          </table:table-cell>
          <table:table-cell office:value-type="float" office:value="-1086" calcext:value-type="float">
            <text:p>-1086</text:p>
          </table:table-cell>
          <table:table-cell office:value-type="string" calcext:value-type="string">
            <text:p>FFFFFBC2</text:p>
          </table:table-cell>
          <table:table-cell office:value-type="float" office:value="1023.5418" calcext:value-type="float">
            <text:p>1023.5418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73" calcext:value-type="float">
            <text:p>673</text:p>
          </table:table-cell>
          <table:table-cell office:value-type="float" office:value="21557.55664" calcext:value-type="float">
            <text:p>21557.55664</text:p>
          </table:table-cell>
          <table:table-cell office:value-type="float" office:value="-1081" calcext:value-type="float">
            <text:p>-1081</text:p>
          </table:table-cell>
          <table:table-cell office:value-type="string" calcext:value-type="string">
            <text:p>FFFFFBC7</text:p>
          </table:table-cell>
          <table:table-cell office:value-type="float" office:value="973.815" calcext:value-type="float">
            <text:p>973.815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74" calcext:value-type="float">
            <text:p>674</text:p>
          </table:table-cell>
          <table:table-cell office:value-type="float" office:value="21589.58984" calcext:value-type="float">
            <text:p>21589.58984</text:p>
          </table:table-cell>
          <table:table-cell office:value-type="float" office:value="-1076" calcext:value-type="float">
            <text:p>-1076</text:p>
          </table:table-cell>
          <table:table-cell office:value-type="string" calcext:value-type="string">
            <text:p>FFFFFBCC</text:p>
          </table:table-cell>
          <table:table-cell office:value-type="float" office:value="1015.63165" calcext:value-type="float">
            <text:p>1015.63165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75" calcext:value-type="float">
            <text:p>675</text:p>
          </table:table-cell>
          <table:table-cell office:value-type="float" office:value="21621.62109" calcext:value-type="float">
            <text:p>21621.62109</text:p>
          </table:table-cell>
          <table:table-cell office:value-type="float" office:value="-1071" calcext:value-type="float">
            <text:p>-1071</text:p>
          </table:table-cell>
          <table:table-cell office:value-type="string" calcext:value-type="string">
            <text:p>FFFFFBD1</text:p>
          </table:table-cell>
          <table:table-cell office:value-type="float" office:value="1018.49298" calcext:value-type="float">
            <text:p>1018.49298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76" calcext:value-type="float">
            <text:p>676</text:p>
          </table:table-cell>
          <table:table-cell office:value-type="float" office:value="21653.65429" calcext:value-type="float">
            <text:p>21653.65429</text:p>
          </table:table-cell>
          <table:table-cell office:value-type="float" office:value="-1065" calcext:value-type="float">
            <text:p>-1065</text:p>
          </table:table-cell>
          <table:table-cell office:value-type="string" calcext:value-type="string">
            <text:p>FFFFFBD7</text:p>
          </table:table-cell>
          <table:table-cell office:value-type="float" office:value="1021.39166" calcext:value-type="float">
            <text:p>1021.39166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77" calcext:value-type="float">
            <text:p>677</text:p>
          </table:table-cell>
          <table:table-cell office:value-type="float" office:value="21685.68554" calcext:value-type="float">
            <text:p>21685.68554</text:p>
          </table:table-cell>
          <table:table-cell office:value-type="float" office:value="-1059" calcext:value-type="float">
            <text:p>-1059</text:p>
          </table:table-cell>
          <table:table-cell office:value-type="string" calcext:value-type="string">
            <text:p>FFFFFBDD</text:p>
          </table:table-cell>
          <table:table-cell office:value-type="float" office:value="1016.55108" calcext:value-type="float">
            <text:p>1016.55108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78" calcext:value-type="float">
            <text:p>678</text:p>
          </table:table-cell>
          <table:table-cell office:value-type="float" office:value="21717.71679" calcext:value-type="float">
            <text:p>21717.71679</text:p>
          </table:table-cell>
          <table:table-cell office:value-type="float" office:value="-1053" calcext:value-type="float">
            <text:p>-1053</text:p>
          </table:table-cell>
          <table:table-cell office:value-type="string" calcext:value-type="string">
            <text:p>FFFFFBE3</text:p>
          </table:table-cell>
          <table:table-cell office:value-type="float" office:value="1013.19323" calcext:value-type="float">
            <text:p>1013.19323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79" calcext:value-type="float">
            <text:p>679</text:p>
          </table:table-cell>
          <table:table-cell office:value-type="float" office:value="21749.75" calcext:value-type="float">
            <text:p>21749.75</text:p>
          </table:table-cell>
          <table:table-cell office:value-type="float" office:value="-1047" calcext:value-type="float">
            <text:p>-1047</text:p>
          </table:table-cell>
          <table:table-cell office:value-type="string" calcext:value-type="string">
            <text:p>FFFFFBE9</text:p>
          </table:table-cell>
          <table:table-cell office:value-type="float" office:value="1008.57562" calcext:value-type="float">
            <text:p>1008.57562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80" calcext:value-type="float">
            <text:p>680</text:p>
          </table:table-cell>
          <table:table-cell office:value-type="float" office:value="21781.78125" calcext:value-type="float">
            <text:p>21781.78125</text:p>
          </table:table-cell>
          <table:table-cell office:value-type="float" office:value="-1041" calcext:value-type="float">
            <text:p>-1041</text:p>
          </table:table-cell>
          <table:table-cell office:value-type="string" calcext:value-type="string">
            <text:p>FFFFFBEF</text:p>
          </table:table-cell>
          <table:table-cell office:value-type="float" office:value="1000.24591" calcext:value-type="float">
            <text:p>1000.24591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81" calcext:value-type="float">
            <text:p>681</text:p>
          </table:table-cell>
          <table:table-cell office:value-type="float" office:value="21813.81445" calcext:value-type="float">
            <text:p>21813.81445</text:p>
          </table:table-cell>
          <table:table-cell office:value-type="float" office:value="-1035" calcext:value-type="float">
            <text:p>-1035</text:p>
          </table:table-cell>
          <table:table-cell office:value-type="string" calcext:value-type="string">
            <text:p>FFFFFBF5</text:p>
          </table:table-cell>
          <table:table-cell office:value-type="float" office:value="976.86614" calcext:value-type="float">
            <text:p>976.86614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82" calcext:value-type="float">
            <text:p>682</text:p>
          </table:table-cell>
          <table:table-cell office:value-type="float" office:value="21845.8457" calcext:value-type="float">
            <text:p>21845.8457</text:p>
          </table:table-cell>
          <table:table-cell office:value-type="float" office:value="-1028" calcext:value-type="float">
            <text:p>-1028</text:p>
          </table:table-cell>
          <table:table-cell office:value-type="string" calcext:value-type="string">
            <text:p>FFFFFBFC</text:p>
          </table:table-cell>
          <table:table-cell office:value-type="float" office:value="997.63208" calcext:value-type="float">
            <text:p>997.63208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83" calcext:value-type="float">
            <text:p>683</text:p>
          </table:table-cell>
          <table:table-cell office:value-type="float" office:value="21877.87695" calcext:value-type="float">
            <text:p>21877.87695</text:p>
          </table:table-cell>
          <table:table-cell office:value-type="float" office:value="-1021" calcext:value-type="float">
            <text:p>-1021</text:p>
          </table:table-cell>
          <table:table-cell office:value-type="string" calcext:value-type="string">
            <text:p>FFFFFC03</text:p>
          </table:table-cell>
          <table:table-cell office:value-type="float" office:value="981.57006" calcext:value-type="float">
            <text:p>981.57006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84" calcext:value-type="float">
            <text:p>684</text:p>
          </table:table-cell>
          <table:table-cell office:value-type="float" office:value="21909.91015" calcext:value-type="float">
            <text:p>21909.91015</text:p>
          </table:table-cell>
          <table:table-cell office:value-type="float" office:value="-1014" calcext:value-type="float">
            <text:p>-1014</text:p>
          </table:table-cell>
          <table:table-cell office:value-type="string" calcext:value-type="string">
            <text:p>FFFFFC0A</text:p>
          </table:table-cell>
          <table:table-cell office:value-type="float" office:value="989.85784" calcext:value-type="float">
            <text:p>989.8578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85" calcext:value-type="float">
            <text:p>685</text:p>
          </table:table-cell>
          <table:table-cell office:value-type="float" office:value="21941.9414" calcext:value-type="float">
            <text:p>21941.9414</text:p>
          </table:table-cell>
          <table:table-cell office:value-type="float" office:value="-1008" calcext:value-type="float">
            <text:p>-1008</text:p>
          </table:table-cell>
          <table:table-cell office:value-type="string" calcext:value-type="string">
            <text:p>FFFFFC10</text:p>
          </table:table-cell>
          <table:table-cell office:value-type="float" office:value="980.13366" calcext:value-type="float">
            <text:p>980.13366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86" calcext:value-type="float">
            <text:p>686</text:p>
          </table:table-cell>
          <table:table-cell office:value-type="float" office:value="21973.9746" calcext:value-type="float">
            <text:p>21973.9746</text:p>
          </table:table-cell>
          <table:table-cell office:value-type="float" office:value="-1006" calcext:value-type="float">
            <text:p>-1006</text:p>
          </table:table-cell>
          <table:table-cell office:value-type="string" calcext:value-type="string">
            <text:p>FFFFFC12</text:p>
          </table:table-cell>
          <table:table-cell office:value-type="float" office:value="987.04199" calcext:value-type="float">
            <text:p>987.04199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87" calcext:value-type="float">
            <text:p>687</text:p>
          </table:table-cell>
          <table:table-cell office:value-type="float" office:value="22006.00585" calcext:value-type="float">
            <text:p>22006.00585</text:p>
          </table:table-cell>
          <table:table-cell office:value-type="float" office:value="-1006" calcext:value-type="float">
            <text:p>-1006</text:p>
          </table:table-cell>
          <table:table-cell office:value-type="string" calcext:value-type="string">
            <text:p>FFFFFC12</text:p>
          </table:table-cell>
          <table:table-cell office:value-type="float" office:value="1000.34802" calcext:value-type="float">
            <text:p>1000.34802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88" calcext:value-type="float">
            <text:p>688</text:p>
          </table:table-cell>
          <table:table-cell office:value-type="float" office:value="22038.0371" calcext:value-type="float">
            <text:p>22038.0371</text:p>
          </table:table-cell>
          <table:table-cell office:value-type="float" office:value="-1002" calcext:value-type="float">
            <text:p>-1002</text:p>
          </table:table-cell>
          <table:table-cell office:value-type="string" calcext:value-type="string">
            <text:p>FFFFFC16</text:p>
          </table:table-cell>
          <table:table-cell office:value-type="float" office:value="1024.87841" calcext:value-type="float">
            <text:p>1024.87841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89" calcext:value-type="float">
            <text:p>689</text:p>
          </table:table-cell>
          <table:table-cell office:value-type="float" office:value="22070.07031" calcext:value-type="float">
            <text:p>22070.07031</text:p>
          </table:table-cell>
          <table:table-cell office:value-type="float" office:value="-997" calcext:value-type="float">
            <text:p>-997</text:p>
          </table:table-cell>
          <table:table-cell office:value-type="string" calcext:value-type="string">
            <text:p>FFFFFC1B</text:p>
          </table:table-cell>
          <table:table-cell office:value-type="float" office:value="1021.21282" calcext:value-type="float">
            <text:p>1021.21282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90" calcext:value-type="float">
            <text:p>690</text:p>
          </table:table-cell>
          <table:table-cell office:value-type="float" office:value="22102.10156" calcext:value-type="float">
            <text:p>22102.10156</text:p>
          </table:table-cell>
          <table:table-cell office:value-type="float" office:value="-991" calcext:value-type="float">
            <text:p>-991</text:p>
          </table:table-cell>
          <table:table-cell office:value-type="string" calcext:value-type="string">
            <text:p>FFFFFC21</text:p>
          </table:table-cell>
          <table:table-cell office:value-type="float" office:value="1024.58801" calcext:value-type="float">
            <text:p>1024.58801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91" calcext:value-type="float">
            <text:p>691</text:p>
          </table:table-cell>
          <table:table-cell office:value-type="float" office:value="22134.13476" calcext:value-type="float">
            <text:p>22134.13476</text:p>
          </table:table-cell>
          <table:table-cell office:value-type="float" office:value="-986" calcext:value-type="float">
            <text:p>-986</text:p>
          </table:table-cell>
          <table:table-cell office:value-type="string" calcext:value-type="string">
            <text:p>FFFFFC26</text:p>
          </table:table-cell>
          <table:table-cell office:value-type="float" office:value="1019.94677" calcext:value-type="float">
            <text:p>1019.94677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92" calcext:value-type="float">
            <text:p>692</text:p>
          </table:table-cell>
          <table:table-cell office:value-type="float" office:value="22166.16601" calcext:value-type="float">
            <text:p>22166.16601</text:p>
          </table:table-cell>
          <table:table-cell office:value-type="float" office:value="-982" calcext:value-type="float">
            <text:p>-982</text:p>
          </table:table-cell>
          <table:table-cell office:value-type="string" calcext:value-type="string">
            <text:p>FFFFFC2A</text:p>
          </table:table-cell>
          <table:table-cell office:value-type="float" office:value="1026.96496" calcext:value-type="float">
            <text:p>1026.96496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93" calcext:value-type="float">
            <text:p>693</text:p>
          </table:table-cell>
          <table:table-cell office:value-type="float" office:value="22198.19726" calcext:value-type="float">
            <text:p>22198.19726</text:p>
          </table:table-cell>
          <table:table-cell office:value-type="float" office:value="-979" calcext:value-type="float">
            <text:p>-979</text:p>
          </table:table-cell>
          <table:table-cell office:value-type="string" calcext:value-type="string">
            <text:p>FFFFFC2D</text:p>
          </table:table-cell>
          <table:table-cell office:value-type="float" office:value="1012.20507" calcext:value-type="float">
            <text:p>1012.20507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94" calcext:value-type="float">
            <text:p>694</text:p>
          </table:table-cell>
          <table:table-cell office:value-type="float" office:value="22230.23046" calcext:value-type="float">
            <text:p>22230.23046</text:p>
          </table:table-cell>
          <table:table-cell office:value-type="float" office:value="-977" calcext:value-type="float">
            <text:p>-977</text:p>
          </table:table-cell>
          <table:table-cell office:value-type="string" calcext:value-type="string">
            <text:p>FFFFFC2F</text:p>
          </table:table-cell>
          <table:table-cell office:value-type="float" office:value="1010.91955" calcext:value-type="float">
            <text:p>1010.91955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95" calcext:value-type="float">
            <text:p>695</text:p>
          </table:table-cell>
          <table:table-cell office:value-type="float" office:value="22262.26171" calcext:value-type="float">
            <text:p>22262.26171</text:p>
          </table:table-cell>
          <table:table-cell office:value-type="float" office:value="-975" calcext:value-type="float">
            <text:p>-975</text:p>
          </table:table-cell>
          <table:table-cell office:value-type="string" calcext:value-type="string">
            <text:p>FFFFFC31</text:p>
          </table:table-cell>
          <table:table-cell office:value-type="float" office:value="979.43682" calcext:value-type="float">
            <text:p>979.4368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96" calcext:value-type="float">
            <text:p>696</text:p>
          </table:table-cell>
          <table:table-cell office:value-type="float" office:value="22294.29492" calcext:value-type="float">
            <text:p>22294.29492</text:p>
          </table:table-cell>
          <table:table-cell office:value-type="float" office:value="-972" calcext:value-type="float">
            <text:p>-972</text:p>
          </table:table-cell>
          <table:table-cell office:value-type="string" calcext:value-type="string">
            <text:p>FFFFFC34</text:p>
          </table:table-cell>
          <table:table-cell office:value-type="float" office:value="974.03417" calcext:value-type="float">
            <text:p>974.03417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97" calcext:value-type="float">
            <text:p>697</text:p>
          </table:table-cell>
          <table:table-cell office:value-type="float" office:value="22326.32617" calcext:value-type="float">
            <text:p>22326.32617</text:p>
          </table:table-cell>
          <table:table-cell office:value-type="float" office:value="-969" calcext:value-type="float">
            <text:p>-969</text:p>
          </table:table-cell>
          <table:table-cell office:value-type="string" calcext:value-type="string">
            <text:p>FFFFFC37</text:p>
          </table:table-cell>
          <table:table-cell office:value-type="float" office:value="982.23309" calcext:value-type="float">
            <text:p>982.23309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98" calcext:value-type="float">
            <text:p>698</text:p>
          </table:table-cell>
          <table:table-cell office:value-type="float" office:value="22358.35742" calcext:value-type="float">
            <text:p>22358.35742</text:p>
          </table:table-cell>
          <table:table-cell office:value-type="float" office:value="-968" calcext:value-type="float">
            <text:p>-968</text:p>
          </table:table-cell>
          <table:table-cell office:value-type="string" calcext:value-type="string">
            <text:p>FFFFFC38</text:p>
          </table:table-cell>
          <table:table-cell office:value-type="float" office:value="986.06433" calcext:value-type="float">
            <text:p>986.06433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99" calcext:value-type="float">
            <text:p>699</text:p>
          </table:table-cell>
          <table:table-cell office:value-type="float" office:value="22390.39062" calcext:value-type="float">
            <text:p>22390.39062</text:p>
          </table:table-cell>
          <table:table-cell office:value-type="float" office:value="-967" calcext:value-type="float">
            <text:p>-967</text:p>
          </table:table-cell>
          <table:table-cell office:value-type="string" calcext:value-type="string">
            <text:p>FFFFFC39</text:p>
          </table:table-cell>
          <table:table-cell office:value-type="float" office:value="1012.14337" calcext:value-type="float">
            <text:p>1012.14337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700" calcext:value-type="float">
            <text:p>700</text:p>
          </table:table-cell>
          <table:table-cell office:value-type="float" office:value="22422.42187" calcext:value-type="float">
            <text:p>22422.42187</text:p>
          </table:table-cell>
          <table:table-cell office:value-type="float" office:value="-967" calcext:value-type="float">
            <text:p>-967</text:p>
          </table:table-cell>
          <table:table-cell office:value-type="string" calcext:value-type="string">
            <text:p>FFFFFC39</text:p>
          </table:table-cell>
          <table:table-cell office:value-type="float" office:value="994.14532" calcext:value-type="float">
            <text:p>994.1453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701" calcext:value-type="float">
            <text:p>701</text:p>
          </table:table-cell>
          <table:table-cell office:value-type="float" office:value="22454.45507" calcext:value-type="float">
            <text:p>22454.45507</text:p>
          </table:table-cell>
          <table:table-cell office:value-type="float" office:value="-967" calcext:value-type="float">
            <text:p>-967</text:p>
          </table:table-cell>
          <table:table-cell office:value-type="string" calcext:value-type="string">
            <text:p>FFFFFC39</text:p>
          </table:table-cell>
          <table:table-cell office:value-type="float" office:value="1006.74267" calcext:value-type="float">
            <text:p>1006.74267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702" calcext:value-type="float">
            <text:p>702</text:p>
          </table:table-cell>
          <table:table-cell office:value-type="float" office:value="22486.48632" calcext:value-type="float">
            <text:p>22486.48632</text:p>
          </table:table-cell>
          <table:table-cell office:value-type="float" office:value="-968" calcext:value-type="float">
            <text:p>-968</text:p>
          </table:table-cell>
          <table:table-cell office:value-type="string" calcext:value-type="string">
            <text:p>FFFFFC38</text:p>
          </table:table-cell>
          <table:table-cell office:value-type="float" office:value="1025.2423" calcext:value-type="float">
            <text:p>1025.2423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703" calcext:value-type="float">
            <text:p>703</text:p>
          </table:table-cell>
          <table:table-cell office:value-type="float" office:value="22518.51757" calcext:value-type="float">
            <text:p>22518.51757</text:p>
          </table:table-cell>
          <table:table-cell office:value-type="float" office:value="-968" calcext:value-type="float">
            <text:p>-968</text:p>
          </table:table-cell>
          <table:table-cell office:value-type="string" calcext:value-type="string">
            <text:p>FFFFFC38</text:p>
          </table:table-cell>
          <table:table-cell office:value-type="float" office:value="1018.00671" calcext:value-type="float">
            <text:p>1018.00671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704" calcext:value-type="float">
            <text:p>704</text:p>
          </table:table-cell>
          <table:table-cell office:value-type="float" office:value="22550.55078" calcext:value-type="float">
            <text:p>22550.55078</text:p>
          </table:table-cell>
          <table:table-cell office:value-type="float" office:value="-969" calcext:value-type="float">
            <text:p>-969</text:p>
          </table:table-cell>
          <table:table-cell office:value-type="string" calcext:value-type="string">
            <text:p>FFFFFC37</text:p>
          </table:table-cell>
          <table:table-cell office:value-type="float" office:value="1032.80834" calcext:value-type="float">
            <text:p>1032.80834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705" calcext:value-type="float">
            <text:p>705</text:p>
          </table:table-cell>
          <table:table-cell office:value-type="float" office:value="22582.58203" calcext:value-type="float">
            <text:p>22582.58203</text:p>
          </table:table-cell>
          <table:table-cell office:value-type="float" office:value="-972" calcext:value-type="float">
            <text:p>-972</text:p>
          </table:table-cell>
          <table:table-cell office:value-type="string" calcext:value-type="string">
            <text:p>FFFFFC34</text:p>
          </table:table-cell>
          <table:table-cell office:value-type="float" office:value="1018.64361" calcext:value-type="float">
            <text:p>1018.64361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706" calcext:value-type="float">
            <text:p>706</text:p>
          </table:table-cell>
          <table:table-cell office:value-type="float" office:value="22614.61523" calcext:value-type="float">
            <text:p>22614.61523</text:p>
          </table:table-cell>
          <table:table-cell office:value-type="float" office:value="-977" calcext:value-type="float">
            <text:p>-977</text:p>
          </table:table-cell>
          <table:table-cell office:value-type="string" calcext:value-type="string">
            <text:p>FFFFFC2F</text:p>
          </table:table-cell>
          <table:table-cell office:value-type="float" office:value="1022.01678" calcext:value-type="float">
            <text:p>1022.01678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707" calcext:value-type="float">
            <text:p>707</text:p>
          </table:table-cell>
          <table:table-cell office:value-type="float" office:value="22646.64648" calcext:value-type="float">
            <text:p>22646.64648</text:p>
          </table:table-cell>
          <table:table-cell office:value-type="float" office:value="-981" calcext:value-type="float">
            <text:p>-981</text:p>
          </table:table-cell>
          <table:table-cell office:value-type="string" calcext:value-type="string">
            <text:p>FFFFFC2B</text:p>
          </table:table-cell>
          <table:table-cell office:value-type="float" office:value="1027.56835" calcext:value-type="float">
            <text:p>1027.56835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708" calcext:value-type="float">
            <text:p>708</text:p>
          </table:table-cell>
          <table:table-cell office:value-type="float" office:value="22678.67773" calcext:value-type="float">
            <text:p>22678.67773</text:p>
          </table:table-cell>
          <table:table-cell office:value-type="float" office:value="-986" calcext:value-type="float">
            <text:p>-986</text:p>
          </table:table-cell>
          <table:table-cell office:value-type="string" calcext:value-type="string">
            <text:p>FFFFFC26</text:p>
          </table:table-cell>
          <table:table-cell office:value-type="float" office:value="1034.21398" calcext:value-type="float">
            <text:p>1034.21398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709" calcext:value-type="float">
            <text:p>709</text:p>
          </table:table-cell>
          <table:table-cell office:value-type="float" office:value="22710.71093" calcext:value-type="float">
            <text:p>22710.71093</text:p>
          </table:table-cell>
          <table:table-cell office:value-type="float" office:value="-991" calcext:value-type="float">
            <text:p>-991</text:p>
          </table:table-cell>
          <table:table-cell office:value-type="string" calcext:value-type="string">
            <text:p>FFFFFC21</text:p>
          </table:table-cell>
          <table:table-cell office:value-type="float" office:value="963.90905" calcext:value-type="float">
            <text:p>963.90905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710" calcext:value-type="float">
            <text:p>710</text:p>
          </table:table-cell>
          <table:table-cell office:value-type="float" office:value="22742.74218" calcext:value-type="float">
            <text:p>22742.74218</text:p>
          </table:table-cell>
          <table:table-cell office:value-type="float" office:value="-996" calcext:value-type="float">
            <text:p>-996</text:p>
          </table:table-cell>
          <table:table-cell office:value-type="string" calcext:value-type="string">
            <text:p>FFFFFC1C</text:p>
          </table:table-cell>
          <table:table-cell office:value-type="float" office:value="983.78582" calcext:value-type="float">
            <text:p>983.78582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711" calcext:value-type="float">
            <text:p>711</text:p>
          </table:table-cell>
          <table:table-cell office:value-type="float" office:value="22774.77539" calcext:value-type="float">
            <text:p>22774.77539</text:p>
          </table:table-cell>
          <table:table-cell office:value-type="float" office:value="-1001" calcext:value-type="float">
            <text:p>-1001</text:p>
          </table:table-cell>
          <table:table-cell office:value-type="string" calcext:value-type="string">
            <text:p>FFFFFC17</text:p>
          </table:table-cell>
          <table:table-cell office:value-type="float" office:value="968.88586" calcext:value-type="float">
            <text:p>968.88586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712" calcext:value-type="float">
            <text:p>712</text:p>
          </table:table-cell>
          <table:table-cell office:value-type="float" office:value="22806.80664" calcext:value-type="float">
            <text:p>22806.80664</text:p>
          </table:table-cell>
          <table:table-cell office:value-type="float" office:value="-1006" calcext:value-type="float">
            <text:p>-1006</text:p>
          </table:table-cell>
          <table:table-cell office:value-type="string" calcext:value-type="string">
            <text:p>FFFFFC12</text:p>
          </table:table-cell>
          <table:table-cell office:value-type="float" office:value="978.67193" calcext:value-type="float">
            <text:p>978.67193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713" calcext:value-type="float">
            <text:p>713</text:p>
          </table:table-cell>
          <table:table-cell office:value-type="float" office:value="22838.83789" calcext:value-type="float">
            <text:p>22838.83789</text:p>
          </table:table-cell>
          <table:table-cell office:value-type="float" office:value="-1012" calcext:value-type="float">
            <text:p>-1012</text:p>
          </table:table-cell>
          <table:table-cell office:value-type="string" calcext:value-type="string">
            <text:p>FFFFFC0C</text:p>
          </table:table-cell>
          <table:table-cell office:value-type="float" office:value="985.82415" calcext:value-type="float">
            <text:p>985.82415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714" calcext:value-type="float">
            <text:p>714</text:p>
          </table:table-cell>
          <table:table-cell office:value-type="float" office:value="22870.87109" calcext:value-type="float">
            <text:p>22870.87109</text:p>
          </table:table-cell>
          <table:table-cell office:value-type="float" office:value="-1019" calcext:value-type="float">
            <text:p>-1019</text:p>
          </table:table-cell>
          <table:table-cell office:value-type="string" calcext:value-type="string">
            <text:p>FFFFFC05</text:p>
          </table:table-cell>
          <table:table-cell office:value-type="float" office:value="980.03936" calcext:value-type="float">
            <text:p>980.03936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715" calcext:value-type="float">
            <text:p>715</text:p>
          </table:table-cell>
          <table:table-cell office:value-type="float" office:value="22902.90234" calcext:value-type="float">
            <text:p>22902.90234</text:p>
          </table:table-cell>
          <table:table-cell office:value-type="float" office:value="-1026" calcext:value-type="float">
            <text:p>-1026</text:p>
          </table:table-cell>
          <table:table-cell office:value-type="string" calcext:value-type="string">
            <text:p>FFFFFBFE</text:p>
          </table:table-cell>
          <table:table-cell office:value-type="float" office:value="1022.5036" calcext:value-type="float">
            <text:p>1022.5036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716" calcext:value-type="float">
            <text:p>716</text:p>
          </table:table-cell>
          <table:table-cell office:value-type="float" office:value="22934.93554" calcext:value-type="float">
            <text:p>22934.93554</text:p>
          </table:table-cell>
          <table:table-cell office:value-type="float" office:value="-1032" calcext:value-type="float">
            <text:p>-1032</text:p>
          </table:table-cell>
          <table:table-cell office:value-type="string" calcext:value-type="string">
            <text:p>FFFFFBF8</text:p>
          </table:table-cell>
          <table:table-cell office:value-type="float" office:value="1024.91662" calcext:value-type="float">
            <text:p>1024.91662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717" calcext:value-type="float">
            <text:p>717</text:p>
          </table:table-cell>
          <table:table-cell office:value-type="float" office:value="22966.96679" calcext:value-type="float">
            <text:p>22966.96679</text:p>
          </table:table-cell>
          <table:table-cell office:value-type="float" office:value="-1038" calcext:value-type="float">
            <text:p>-1038</text:p>
          </table:table-cell>
          <table:table-cell office:value-type="string" calcext:value-type="string">
            <text:p>FFFFFBF2</text:p>
          </table:table-cell>
          <table:table-cell office:value-type="float" office:value="1035.4801" calcext:value-type="float">
            <text:p>1035.4801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718" calcext:value-type="float">
            <text:p>718</text:p>
          </table:table-cell>
          <table:table-cell office:value-type="float" office:value="22998.99804" calcext:value-type="float">
            <text:p>22998.99804</text:p>
          </table:table-cell>
          <table:table-cell office:value-type="float" office:value="-1043" calcext:value-type="float">
            <text:p>-1043</text:p>
          </table:table-cell>
          <table:table-cell office:value-type="string" calcext:value-type="string">
            <text:p>FFFFFBED</text:p>
          </table:table-cell>
          <table:table-cell office:value-type="float" office:value="1040.03894" calcext:value-type="float">
            <text:p>1040.03894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719" calcext:value-type="float">
            <text:p>719</text:p>
          </table:table-cell>
          <table:table-cell office:value-type="float" office:value="23031.03125" calcext:value-type="float">
            <text:p>23031.03125</text:p>
          </table:table-cell>
          <table:table-cell office:value-type="float" office:value="-1046" calcext:value-type="float">
            <text:p>-1046</text:p>
          </table:table-cell>
          <table:table-cell office:value-type="string" calcext:value-type="string">
            <text:p>FFFFFBEA</text:p>
          </table:table-cell>
          <table:table-cell office:value-type="float" office:value="1052.74279" calcext:value-type="float">
            <text:p>1052.74279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720" calcext:value-type="float">
            <text:p>720</text:p>
          </table:table-cell>
          <table:table-cell office:value-type="float" office:value="23063.0625" calcext:value-type="float">
            <text:p>23063.0625</text:p>
          </table:table-cell>
          <table:table-cell office:value-type="float" office:value="-1050" calcext:value-type="float">
            <text:p>-1050</text:p>
          </table:table-cell>
          <table:table-cell office:value-type="string" calcext:value-type="string">
            <text:p>FFFFFBE6</text:p>
          </table:table-cell>
          <table:table-cell office:value-type="float" office:value="1030.81018" calcext:value-type="float">
            <text:p>1030.81018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721" calcext:value-type="float">
            <text:p>721</text:p>
          </table:table-cell>
          <table:table-cell office:value-type="float" office:value="23095.0957" calcext:value-type="float">
            <text:p>23095.0957</text:p>
          </table:table-cell>
          <table:table-cell office:value-type="float" office:value="-1054" calcext:value-type="float">
            <text:p>-1054</text:p>
          </table:table-cell>
          <table:table-cell office:value-type="string" calcext:value-type="string">
            <text:p>FFFFFBE2</text:p>
          </table:table-cell>
          <table:table-cell office:value-type="float" office:value="996.7741" calcext:value-type="float">
            <text:p>996.7741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722" calcext:value-type="float">
            <text:p>722</text:p>
          </table:table-cell>
          <table:table-cell office:value-type="float" office:value="23127.12695" calcext:value-type="float">
            <text:p>23127.12695</text:p>
          </table:table-cell>
          <table:table-cell office:value-type="float" office:value="-1058" calcext:value-type="float">
            <text:p>-1058</text:p>
          </table:table-cell>
          <table:table-cell office:value-type="string" calcext:value-type="string">
            <text:p>FFFFFBDE</text:p>
          </table:table-cell>
          <table:table-cell office:value-type="float" office:value="1016.94702" calcext:value-type="float">
            <text:p>1016.94702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723" calcext:value-type="float">
            <text:p>723</text:p>
          </table:table-cell>
          <table:table-cell office:value-type="float" office:value="23159.1582" calcext:value-type="float">
            <text:p>23159.1582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FFFFFBDA</text:p>
          </table:table-cell>
          <table:table-cell office:value-type="float" office:value="993.05163" calcext:value-type="float">
            <text:p>993.05163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724" calcext:value-type="float">
            <text:p>724</text:p>
          </table:table-cell>
          <table:table-cell office:value-type="float" office:value="23191.1914" calcext:value-type="float">
            <text:p>23191.1914</text:p>
          </table:table-cell>
          <table:table-cell office:value-type="float" office:value="-1066" calcext:value-type="float">
            <text:p>-1066</text:p>
          </table:table-cell>
          <table:table-cell office:value-type="string" calcext:value-type="string">
            <text:p>FFFFFBD6</text:p>
          </table:table-cell>
          <table:table-cell office:value-type="float" office:value="991.2052" calcext:value-type="float">
            <text:p>991.2052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725" calcext:value-type="float">
            <text:p>725</text:p>
          </table:table-cell>
          <table:table-cell office:value-type="float" office:value="23223.22265" calcext:value-type="float">
            <text:p>23223.22265</text:p>
          </table:table-cell>
          <table:table-cell office:value-type="float" office:value="-1072" calcext:value-type="float">
            <text:p>-1072</text:p>
          </table:table-cell>
          <table:table-cell office:value-type="string" calcext:value-type="string">
            <text:p>FFFFFBD0</text:p>
          </table:table-cell>
          <table:table-cell office:value-type="float" office:value="997.53839" calcext:value-type="float">
            <text:p>997.53839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726" calcext:value-type="float">
            <text:p>726</text:p>
          </table:table-cell>
          <table:table-cell office:value-type="float" office:value="23255.25585" calcext:value-type="float">
            <text:p>23255.25585</text:p>
          </table:table-cell>
          <table:table-cell office:value-type="float" office:value="-1077" calcext:value-type="float">
            <text:p>-1077</text:p>
          </table:table-cell>
          <table:table-cell office:value-type="string" calcext:value-type="string">
            <text:p>FFFFFBCB</text:p>
          </table:table-cell>
          <table:table-cell office:value-type="float" office:value="980.94805" calcext:value-type="float">
            <text:p>980.94805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727" calcext:value-type="float">
            <text:p>727</text:p>
          </table:table-cell>
          <table:table-cell office:value-type="float" office:value="23287.2871" calcext:value-type="float">
            <text:p>23287.2871</text:p>
          </table:table-cell>
          <table:table-cell office:value-type="float" office:value="-1082" calcext:value-type="float">
            <text:p>-1082</text:p>
          </table:table-cell>
          <table:table-cell office:value-type="string" calcext:value-type="string">
            <text:p>FFFFFBC6</text:p>
          </table:table-cell>
          <table:table-cell office:value-type="float" office:value="1000.43939" calcext:value-type="float">
            <text:p>1000.43939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728" calcext:value-type="float">
            <text:p>728</text:p>
          </table:table-cell>
          <table:table-cell office:value-type="float" office:value="23319.31835" calcext:value-type="float">
            <text:p>23319.31835</text:p>
          </table:table-cell>
          <table:table-cell office:value-type="float" office:value="-1085" calcext:value-type="float">
            <text:p>-1085</text:p>
          </table:table-cell>
          <table:table-cell office:value-type="string" calcext:value-type="string">
            <text:p>FFFFFBC3</text:p>
          </table:table-cell>
          <table:table-cell office:value-type="float" office:value="980.43487" calcext:value-type="float">
            <text:p>980.43487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729" calcext:value-type="float">
            <text:p>729</text:p>
          </table:table-cell>
          <table:table-cell office:value-type="float" office:value="23351.35156" calcext:value-type="float">
            <text:p>23351.35156</text:p>
          </table:table-cell>
          <table:table-cell office:value-type="float" office:value="-1087" calcext:value-type="float">
            <text:p>-1087</text:p>
          </table:table-cell>
          <table:table-cell office:value-type="string" calcext:value-type="string">
            <text:p>FFFFFBC1</text:p>
          </table:table-cell>
          <table:table-cell office:value-type="float" office:value="988.58465" calcext:value-type="float">
            <text:p>988.58465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730" calcext:value-type="float">
            <text:p>730</text:p>
          </table:table-cell>
          <table:table-cell office:value-type="float" office:value="23383.38281" calcext:value-type="float">
            <text:p>23383.38281</text:p>
          </table:table-cell>
          <table:table-cell office:value-type="float" office:value="-1090" calcext:value-type="float">
            <text:p>-1090</text:p>
          </table:table-cell>
          <table:table-cell office:value-type="string" calcext:value-type="string">
            <text:p>FFFFFBBE</text:p>
          </table:table-cell>
          <table:table-cell office:value-type="float" office:value="998.25366" calcext:value-type="float">
            <text:p>998.25366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731" calcext:value-type="float">
            <text:p>731</text:p>
          </table:table-cell>
          <table:table-cell office:value-type="float" office:value="23415.41601" calcext:value-type="float">
            <text:p>23415.41601</text:p>
          </table:table-cell>
          <table:table-cell office:value-type="float" office:value="-1094" calcext:value-type="float">
            <text:p>-1094</text:p>
          </table:table-cell>
          <table:table-cell office:value-type="string" calcext:value-type="string">
            <text:p>FFFFFBBA</text:p>
          </table:table-cell>
          <table:table-cell office:value-type="float" office:value="1022.69671" calcext:value-type="float">
            <text:p>1022.69671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732" calcext:value-type="float">
            <text:p>732</text:p>
          </table:table-cell>
          <table:table-cell office:value-type="float" office:value="23447.44726" calcext:value-type="float">
            <text:p>23447.44726</text:p>
          </table:table-cell>
          <table:table-cell office:value-type="float" office:value="-1097" calcext:value-type="float">
            <text:p>-1097</text:p>
          </table:table-cell>
          <table:table-cell office:value-type="string" calcext:value-type="string">
            <text:p>FFFFFBB7</text:p>
          </table:table-cell>
          <table:table-cell office:value-type="float" office:value="1044.02587" calcext:value-type="float">
            <text:p>1044.02587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733" calcext:value-type="float">
            <text:p>733</text:p>
          </table:table-cell>
          <table:table-cell office:value-type="float" office:value="23479.47851" calcext:value-type="float">
            <text:p>23479.47851</text:p>
          </table:table-cell>
          <table:table-cell office:value-type="float" office:value="-1099" calcext:value-type="float">
            <text:p>-1099</text:p>
          </table:table-cell>
          <table:table-cell office:value-type="string" calcext:value-type="string">
            <text:p>FFFFFBB5</text:p>
          </table:table-cell>
          <table:table-cell office:value-type="float" office:value="1045.45983" calcext:value-type="float">
            <text:p>1045.45983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734" calcext:value-type="float">
            <text:p>734</text:p>
          </table:table-cell>
          <table:table-cell office:value-type="float" office:value="23511.51171" calcext:value-type="float">
            <text:p>23511.51171</text:p>
          </table:table-cell>
          <table:table-cell office:value-type="float" office:value="-1101" calcext:value-type="float">
            <text:p>-1101</text:p>
          </table:table-cell>
          <table:table-cell office:value-type="string" calcext:value-type="string">
            <text:p>FFFFFBB3</text:p>
          </table:table-cell>
          <table:table-cell office:value-type="float" office:value="1007.38476" calcext:value-type="float">
            <text:p>1007.3847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735" calcext:value-type="float">
            <text:p>735</text:p>
          </table:table-cell>
          <table:table-cell office:value-type="float" office:value="23543.54296" calcext:value-type="float">
            <text:p>23543.54296</text:p>
          </table:table-cell>
          <table:table-cell office:value-type="float" office:value="-1102" calcext:value-type="float">
            <text:p>-1102</text:p>
          </table:table-cell>
          <table:table-cell office:value-type="string" calcext:value-type="string">
            <text:p>FFFFFBB2</text:p>
          </table:table-cell>
          <table:table-cell office:value-type="float" office:value="1022.96429" calcext:value-type="float">
            <text:p>1022.96429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736" calcext:value-type="float">
            <text:p>736</text:p>
          </table:table-cell>
          <table:table-cell office:value-type="float" office:value="23575.57617" calcext:value-type="float">
            <text:p>23575.57617</text:p>
          </table:table-cell>
          <table:table-cell office:value-type="float" office:value="-1102" calcext:value-type="float">
            <text:p>-1102</text:p>
          </table:table-cell>
          <table:table-cell office:value-type="string" calcext:value-type="string">
            <text:p>FFFFFBB2</text:p>
          </table:table-cell>
          <table:table-cell office:value-type="float" office:value="1041.29589" calcext:value-type="float">
            <text:p>1041.29589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737" calcext:value-type="float">
            <text:p>737</text:p>
          </table:table-cell>
          <table:table-cell office:value-type="float" office:value="23607.60742" calcext:value-type="float">
            <text:p>23607.60742</text:p>
          </table:table-cell>
          <table:table-cell office:value-type="float" office:value="-1102" calcext:value-type="float">
            <text:p>-1102</text:p>
          </table:table-cell>
          <table:table-cell office:value-type="string" calcext:value-type="string">
            <text:p>FFFFFBB2</text:p>
          </table:table-cell>
          <table:table-cell office:value-type="float" office:value="978.17993" calcext:value-type="float">
            <text:p>978.17993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738" calcext:value-type="float">
            <text:p>738</text:p>
          </table:table-cell>
          <table:table-cell office:value-type="float" office:value="23639.63867" calcext:value-type="float">
            <text:p>23639.63867</text:p>
          </table:table-cell>
          <table:table-cell office:value-type="float" office:value="-1103" calcext:value-type="float">
            <text:p>-1103</text:p>
          </table:table-cell>
          <table:table-cell office:value-type="string" calcext:value-type="string">
            <text:p>FFFFFBB1</text:p>
          </table:table-cell>
          <table:table-cell office:value-type="float" office:value="982.61743" calcext:value-type="float">
            <text:p>982.61743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739" calcext:value-type="float">
            <text:p>739</text:p>
          </table:table-cell>
          <table:table-cell office:value-type="float" office:value="23671.67187" calcext:value-type="float">
            <text:p>23671.67187</text:p>
          </table:table-cell>
          <table:table-cell office:value-type="float" office:value="-1104" calcext:value-type="float">
            <text:p>-1104</text:p>
          </table:table-cell>
          <table:table-cell office:value-type="string" calcext:value-type="string">
            <text:p>FFFFFBB0</text:p>
          </table:table-cell>
          <table:table-cell office:value-type="float" office:value="981.28808" calcext:value-type="float">
            <text:p>981.28808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740" calcext:value-type="float">
            <text:p>740</text:p>
          </table:table-cell>
          <table:table-cell office:value-type="float" office:value="23703.70312" calcext:value-type="float">
            <text:p>23703.70312</text:p>
          </table:table-cell>
          <table:table-cell office:value-type="float" office:value="-1103" calcext:value-type="float">
            <text:p>-1103</text:p>
          </table:table-cell>
          <table:table-cell office:value-type="string" calcext:value-type="string">
            <text:p>FFFFFBB1</text:p>
          </table:table-cell>
          <table:table-cell office:value-type="float" office:value="963.12011" calcext:value-type="float">
            <text:p>963.12011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741" calcext:value-type="float">
            <text:p>741</text:p>
          </table:table-cell>
          <table:table-cell office:value-type="float" office:value="23735.73632" calcext:value-type="float">
            <text:p>23735.73632</text:p>
          </table:table-cell>
          <table:table-cell office:value-type="float" office:value="-1101" calcext:value-type="float">
            <text:p>-1101</text:p>
          </table:table-cell>
          <table:table-cell office:value-type="string" calcext:value-type="string">
            <text:p>FFFFFBB3</text:p>
          </table:table-cell>
          <table:table-cell office:value-type="float" office:value="988.99737" calcext:value-type="float">
            <text:p>988.99737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742" calcext:value-type="float">
            <text:p>742</text:p>
          </table:table-cell>
          <table:table-cell office:value-type="float" office:value="23767.76757" calcext:value-type="float">
            <text:p>23767.76757</text:p>
          </table:table-cell>
          <table:table-cell office:value-type="float" office:value="-1097" calcext:value-type="float">
            <text:p>-1097</text:p>
          </table:table-cell>
          <table:table-cell office:value-type="string" calcext:value-type="string">
            <text:p>FFFFFBB7</text:p>
          </table:table-cell>
          <table:table-cell office:value-type="float" office:value="929.19769" calcext:value-type="float">
            <text:p>929.19769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743" calcext:value-type="float">
            <text:p>743</text:p>
          </table:table-cell>
          <table:table-cell office:value-type="float" office:value="23799.79882" calcext:value-type="float">
            <text:p>23799.79882</text:p>
          </table:table-cell>
          <table:table-cell office:value-type="float" office:value="-1093" calcext:value-type="float">
            <text:p>-1093</text:p>
          </table:table-cell>
          <table:table-cell office:value-type="string" calcext:value-type="string">
            <text:p>FFFFFBBB</text:p>
          </table:table-cell>
          <table:table-cell office:value-type="float" office:value="984.81677" calcext:value-type="float">
            <text:p>984.81677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744" calcext:value-type="float">
            <text:p>744</text:p>
          </table:table-cell>
          <table:table-cell office:value-type="float" office:value="23831.83203" calcext:value-type="float">
            <text:p>23831.83203</text:p>
          </table:table-cell>
          <table:table-cell office:value-type="float" office:value="-1088" calcext:value-type="float">
            <text:p>-1088</text:p>
          </table:table-cell>
          <table:table-cell office:value-type="string" calcext:value-type="string">
            <text:p>FFFFFBC0</text:p>
          </table:table-cell>
          <table:table-cell office:value-type="float" office:value="1009.58227" calcext:value-type="float">
            <text:p>1009.58227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745" calcext:value-type="float">
            <text:p>745</text:p>
          </table:table-cell>
          <table:table-cell office:value-type="float" office:value="23863.86328" calcext:value-type="float">
            <text:p>23863.86328</text:p>
          </table:table-cell>
          <table:table-cell office:value-type="float" office:value="-1084" calcext:value-type="float">
            <text:p>-1084</text:p>
          </table:table-cell>
          <table:table-cell office:value-type="string" calcext:value-type="string">
            <text:p>FFFFFBC4</text:p>
          </table:table-cell>
          <table:table-cell office:value-type="float" office:value="1051.10107" calcext:value-type="float">
            <text:p>1051.10107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746" calcext:value-type="float">
            <text:p>746</text:p>
          </table:table-cell>
          <table:table-cell office:value-type="float" office:value="23895.89648" calcext:value-type="float">
            <text:p>23895.89648</text:p>
          </table:table-cell>
          <table:table-cell office:value-type="float" office:value="-1080" calcext:value-type="float">
            <text:p>-1080</text:p>
          </table:table-cell>
          <table:table-cell office:value-type="string" calcext:value-type="string">
            <text:p>FFFFFBC8</text:p>
          </table:table-cell>
          <table:table-cell office:value-type="float" office:value="1059.55212" calcext:value-type="float">
            <text:p>1059.5521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747" calcext:value-type="float">
            <text:p>747</text:p>
          </table:table-cell>
          <table:table-cell office:value-type="float" office:value="23927.92773" calcext:value-type="float">
            <text:p>23927.92773</text:p>
          </table:table-cell>
          <table:table-cell office:value-type="float" office:value="-1075" calcext:value-type="float">
            <text:p>-1075</text:p>
          </table:table-cell>
          <table:table-cell office:value-type="string" calcext:value-type="string">
            <text:p>FFFFFBCD</text:p>
          </table:table-cell>
          <table:table-cell office:value-type="float" office:value="1032.24047" calcext:value-type="float">
            <text:p>1032.24047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748" calcext:value-type="float">
            <text:p>748</text:p>
          </table:table-cell>
          <table:table-cell office:value-type="float" office:value="23959.95898" calcext:value-type="float">
            <text:p>23959.95898</text:p>
          </table:table-cell>
          <table:table-cell office:value-type="float" office:value="-1069" calcext:value-type="float">
            <text:p>-1069</text:p>
          </table:table-cell>
          <table:table-cell office:value-type="string" calcext:value-type="string">
            <text:p>FFFFFBD3</text:p>
          </table:table-cell>
          <table:table-cell office:value-type="float" office:value="1035.2351" calcext:value-type="float">
            <text:p>1035.2351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749" calcext:value-type="float">
            <text:p>749</text:p>
          </table:table-cell>
          <table:table-cell office:value-type="float" office:value="23991.99218" calcext:value-type="float">
            <text:p>23991.99218</text:p>
          </table:table-cell>
          <table:table-cell office:value-type="float" office:value="-1064" calcext:value-type="float">
            <text:p>-1064</text:p>
          </table:table-cell>
          <table:table-cell office:value-type="string" calcext:value-type="string">
            <text:p>FFFFFBD8</text:p>
          </table:table-cell>
          <table:table-cell office:value-type="float" office:value="1019.24133" calcext:value-type="float">
            <text:p>1019.24133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750" calcext:value-type="float">
            <text:p>750</text:p>
          </table:table-cell>
          <table:table-cell office:value-type="float" office:value="24024.02343" calcext:value-type="float">
            <text:p>24024.02343</text:p>
          </table:table-cell>
          <table:table-cell office:value-type="float" office:value="-1056" calcext:value-type="float">
            <text:p>-1056</text:p>
          </table:table-cell>
          <table:table-cell office:value-type="string" calcext:value-type="string">
            <text:p>FFFFFBE0</text:p>
          </table:table-cell>
          <table:table-cell office:value-type="float" office:value="1007.32965" calcext:value-type="float">
            <text:p>1007.32965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751" calcext:value-type="float">
            <text:p>751</text:p>
          </table:table-cell>
          <table:table-cell office:value-type="float" office:value="24056.05664" calcext:value-type="float">
            <text:p>24056.05664</text:p>
          </table:table-cell>
          <table:table-cell office:value-type="float" office:value="-1051" calcext:value-type="float">
            <text:p>-1051</text:p>
          </table:table-cell>
          <table:table-cell office:value-type="string" calcext:value-type="string">
            <text:p>FFFFFBE5</text:p>
          </table:table-cell>
          <table:table-cell office:value-type="float" office:value="973.33483" calcext:value-type="float">
            <text:p>973.33483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752" calcext:value-type="float">
            <text:p>752</text:p>
          </table:table-cell>
          <table:table-cell office:value-type="float" office:value="24088.08789" calcext:value-type="float">
            <text:p>24088.08789</text:p>
          </table:table-cell>
          <table:table-cell office:value-type="float" office:value="-1045" calcext:value-type="float">
            <text:p>-1045</text:p>
          </table:table-cell>
          <table:table-cell office:value-type="string" calcext:value-type="string">
            <text:p>FFFFFBEB</text:p>
          </table:table-cell>
          <table:table-cell office:value-type="float" office:value="977.79248" calcext:value-type="float">
            <text:p>977.79248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753" calcext:value-type="float">
            <text:p>753</text:p>
          </table:table-cell>
          <table:table-cell office:value-type="float" office:value="24120.12109" calcext:value-type="float">
            <text:p>24120.12109</text:p>
          </table:table-cell>
          <table:table-cell office:value-type="float" office:value="-1037" calcext:value-type="float">
            <text:p>-1037</text:p>
          </table:table-cell>
          <table:table-cell office:value-type="string" calcext:value-type="string">
            <text:p>FFFFFBF3</text:p>
          </table:table-cell>
          <table:table-cell office:value-type="float" office:value="974.80517" calcext:value-type="float">
            <text:p>974.80517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754" calcext:value-type="float">
            <text:p>754</text:p>
          </table:table-cell>
          <table:table-cell office:value-type="float" office:value="24152.15234" calcext:value-type="float">
            <text:p>24152.15234</text:p>
          </table:table-cell>
          <table:table-cell office:value-type="float" office:value="-1031" calcext:value-type="float">
            <text:p>-1031</text:p>
          </table:table-cell>
          <table:table-cell office:value-type="string" calcext:value-type="string">
            <text:p>FFFFFBF9</text:p>
          </table:table-cell>
          <table:table-cell office:value-type="float" office:value="946.37463" calcext:value-type="float">
            <text:p>946.37463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755" calcext:value-type="float">
            <text:p>755</text:p>
          </table:table-cell>
          <table:table-cell office:value-type="float" office:value="24184.18359" calcext:value-type="float">
            <text:p>24184.18359</text:p>
          </table:table-cell>
          <table:table-cell office:value-type="float" office:value="-1024" calcext:value-type="float">
            <text:p>-1024</text:p>
          </table:table-cell>
          <table:table-cell office:value-type="string" calcext:value-type="string">
            <text:p>FFFFFC00</text:p>
          </table:table-cell>
          <table:table-cell office:value-type="float" office:value="947.52227" calcext:value-type="float">
            <text:p>947.52227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756" calcext:value-type="float">
            <text:p>756</text:p>
          </table:table-cell>
          <table:table-cell office:value-type="float" office:value="24216.21679" calcext:value-type="float">
            <text:p>24216.21679</text:p>
          </table:table-cell>
          <table:table-cell office:value-type="float" office:value="-1017" calcext:value-type="float">
            <text:p>-1017</text:p>
          </table:table-cell>
          <table:table-cell office:value-type="string" calcext:value-type="string">
            <text:p>FFFFFC07</text:p>
          </table:table-cell>
          <table:table-cell office:value-type="float" office:value="1010.64953" calcext:value-type="float">
            <text:p>1010.64953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757" calcext:value-type="float">
            <text:p>757</text:p>
          </table:table-cell>
          <table:table-cell office:value-type="float" office:value="24248.24804" calcext:value-type="float">
            <text:p>24248.24804</text:p>
          </table:table-cell>
          <table:table-cell office:value-type="float" office:value="-1011" calcext:value-type="float">
            <text:p>-1011</text:p>
          </table:table-cell>
          <table:table-cell office:value-type="string" calcext:value-type="string">
            <text:p>FFFFFC0D</text:p>
          </table:table-cell>
          <table:table-cell office:value-type="float" office:value="990.44512" calcext:value-type="float">
            <text:p>990.44512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758" calcext:value-type="float">
            <text:p>758</text:p>
          </table:table-cell>
          <table:table-cell office:value-type="float" office:value="24280.28125" calcext:value-type="float">
            <text:p>24280.28125</text:p>
          </table:table-cell>
          <table:table-cell office:value-type="float" office:value="-1008" calcext:value-type="float">
            <text:p>-1008</text:p>
          </table:table-cell>
          <table:table-cell office:value-type="string" calcext:value-type="string">
            <text:p>FFFFFC10</text:p>
          </table:table-cell>
          <table:table-cell office:value-type="float" office:value="1013.70593" calcext:value-type="float">
            <text:p>1013.70593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759" calcext:value-type="float">
            <text:p>759</text:p>
          </table:table-cell>
          <table:table-cell office:value-type="float" office:value="24312.3125" calcext:value-type="float">
            <text:p>24312.3125</text:p>
          </table:table-cell>
          <table:table-cell office:value-type="float" office:value="-1008" calcext:value-type="float">
            <text:p>-1008</text:p>
          </table:table-cell>
          <table:table-cell office:value-type="string" calcext:value-type="string">
            <text:p>FFFFFC10</text:p>
          </table:table-cell>
          <table:table-cell office:value-type="float" office:value="1006.17321" calcext:value-type="float">
            <text:p>1006.17321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760" calcext:value-type="float">
            <text:p>760</text:p>
          </table:table-cell>
          <table:table-cell office:value-type="float" office:value="24344.34375" calcext:value-type="float">
            <text:p>24344.34375</text:p>
          </table:table-cell>
          <table:table-cell office:value-type="float" office:value="-1006" calcext:value-type="float">
            <text:p>-1006</text:p>
          </table:table-cell>
          <table:table-cell office:value-type="string" calcext:value-type="string">
            <text:p>FFFFFC12</text:p>
          </table:table-cell>
          <table:table-cell office:value-type="float" office:value="1030.3999" calcext:value-type="float">
            <text:p>1030.3999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761" calcext:value-type="float">
            <text:p>761</text:p>
          </table:table-cell>
          <table:table-cell office:value-type="float" office:value="24376.37695" calcext:value-type="float">
            <text:p>24376.37695</text:p>
          </table:table-cell>
          <table:table-cell office:value-type="float" office:value="-1001" calcext:value-type="float">
            <text:p>-1001</text:p>
          </table:table-cell>
          <table:table-cell office:value-type="string" calcext:value-type="string">
            <text:p>FFFFFC17</text:p>
          </table:table-cell>
          <table:table-cell office:value-type="float" office:value="1012.00964" calcext:value-type="float">
            <text:p>1012.00964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762" calcext:value-type="float">
            <text:p>762</text:p>
          </table:table-cell>
          <table:table-cell office:value-type="float" office:value="24408.4082" calcext:value-type="float">
            <text:p>24408.4082</text:p>
          </table:table-cell>
          <table:table-cell office:value-type="float" office:value="-994" calcext:value-type="float">
            <text:p>-994</text:p>
          </table:table-cell>
          <table:table-cell office:value-type="string" calcext:value-type="string">
            <text:p>FFFFFC1E</text:p>
          </table:table-cell>
          <table:table-cell office:value-type="float" office:value="1014.89465" calcext:value-type="float">
            <text:p>1014.89465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763" calcext:value-type="float">
            <text:p>763</text:p>
          </table:table-cell>
          <table:table-cell office:value-type="float" office:value="24440.4414" calcext:value-type="float">
            <text:p>24440.4414</text:p>
          </table:table-cell>
          <table:table-cell office:value-type="float" office:value="-988" calcext:value-type="float">
            <text:p>-988</text:p>
          </table:table-cell>
          <table:table-cell office:value-type="string" calcext:value-type="string">
            <text:p>FFFFFC24</text:p>
          </table:table-cell>
          <table:table-cell office:value-type="float" office:value="1017.40649" calcext:value-type="float">
            <text:p>1017.40649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764" calcext:value-type="float">
            <text:p>764</text:p>
          </table:table-cell>
          <table:table-cell office:value-type="float" office:value="24472.47265" calcext:value-type="float">
            <text:p>24472.47265</text:p>
          </table:table-cell>
          <table:table-cell office:value-type="float" office:value="-982" calcext:value-type="float">
            <text:p>-982</text:p>
          </table:table-cell>
          <table:table-cell office:value-type="string" calcext:value-type="string">
            <text:p>FFFFFC2A</text:p>
          </table:table-cell>
          <table:table-cell office:value-type="float" office:value="1038.27575" calcext:value-type="float">
            <text:p>1038.27575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765" calcext:value-type="float">
            <text:p>765</text:p>
          </table:table-cell>
          <table:table-cell office:value-type="float" office:value="24504.5039" calcext:value-type="float">
            <text:p>24504.5039</text:p>
          </table:table-cell>
          <table:table-cell office:value-type="float" office:value="-979" calcext:value-type="float">
            <text:p>-979</text:p>
          </table:table-cell>
          <table:table-cell office:value-type="string" calcext:value-type="string">
            <text:p>FFFFFC2D</text:p>
          </table:table-cell>
          <table:table-cell office:value-type="float" office:value="989.31292" calcext:value-type="float">
            <text:p>989.31292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766" calcext:value-type="float">
            <text:p>766</text:p>
          </table:table-cell>
          <table:table-cell office:value-type="float" office:value="24536.5371" calcext:value-type="float">
            <text:p>24536.5371</text:p>
          </table:table-cell>
          <table:table-cell office:value-type="float" office:value="-977" calcext:value-type="float">
            <text:p>-977</text:p>
          </table:table-cell>
          <table:table-cell office:value-type="string" calcext:value-type="string">
            <text:p>FFFFFC2F</text:p>
          </table:table-cell>
          <table:table-cell office:value-type="float" office:value="974.57623" calcext:value-type="float">
            <text:p>974.57623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767" calcext:value-type="float">
            <text:p>767</text:p>
          </table:table-cell>
          <table:table-cell office:value-type="float" office:value="24568.56835" calcext:value-type="float">
            <text:p>24568.56835</text:p>
          </table:table-cell>
          <table:table-cell office:value-type="float" office:value="-975" calcext:value-type="float">
            <text:p>-975</text:p>
          </table:table-cell>
          <table:table-cell office:value-type="string" calcext:value-type="string">
            <text:p>FFFFFC31</text:p>
          </table:table-cell>
          <table:table-cell office:value-type="float" office:value="991.27197" calcext:value-type="float">
            <text:p>991.27197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768" calcext:value-type="float">
            <text:p>768</text:p>
          </table:table-cell>
          <table:table-cell office:value-type="float" office:value="24600.60156" calcext:value-type="float">
            <text:p>24600.60156</text:p>
          </table:table-cell>
          <table:table-cell office:value-type="float" office:value="-971" calcext:value-type="float">
            <text:p>-971</text:p>
          </table:table-cell>
          <table:table-cell office:value-type="string" calcext:value-type="string">
            <text:p>FFFFFC35</text:p>
          </table:table-cell>
          <table:table-cell office:value-type="float" office:value="999.9793" calcext:value-type="float">
            <text:p>999.9793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769" calcext:value-type="float">
            <text:p>769</text:p>
          </table:table-cell>
          <table:table-cell office:value-type="float" office:value="24632.63281" calcext:value-type="float">
            <text:p>24632.63281</text:p>
          </table:table-cell>
          <table:table-cell office:value-type="float" office:value="-967" calcext:value-type="float">
            <text:p>-967</text:p>
          </table:table-cell>
          <table:table-cell office:value-type="string" calcext:value-type="string">
            <text:p>FFFFFC39</text:p>
          </table:table-cell>
          <table:table-cell office:value-type="float" office:value="994.50646" calcext:value-type="float">
            <text:p>994.50646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770" calcext:value-type="float">
            <text:p>770</text:p>
          </table:table-cell>
          <table:table-cell office:value-type="float" office:value="24664.66406" calcext:value-type="float">
            <text:p>24664.66406</text:p>
          </table:table-cell>
          <table:table-cell office:value-type="float" office:value="-966" calcext:value-type="float">
            <text:p>-966</text:p>
          </table:table-cell>
          <table:table-cell office:value-type="string" calcext:value-type="string">
            <text:p>FFFFFC3A</text:p>
          </table:table-cell>
          <table:table-cell office:value-type="float" office:value="966.02111" calcext:value-type="float">
            <text:p>966.02111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771" calcext:value-type="float">
            <text:p>771</text:p>
          </table:table-cell>
          <table:table-cell office:value-type="float" office:value="24696.69726" calcext:value-type="float">
            <text:p>24696.69726</text:p>
          </table:table-cell>
          <table:table-cell office:value-type="float" office:value="-965" calcext:value-type="float">
            <text:p>-965</text:p>
          </table:table-cell>
          <table:table-cell office:value-type="string" calcext:value-type="string">
            <text:p>FFFFFC3B</text:p>
          </table:table-cell>
          <table:table-cell office:value-type="float" office:value="975.79071" calcext:value-type="float">
            <text:p>975.79071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772" calcext:value-type="float">
            <text:p>772</text:p>
          </table:table-cell>
          <table:table-cell office:value-type="float" office:value="24728.72851" calcext:value-type="float">
            <text:p>24728.72851</text:p>
          </table:table-cell>
          <table:table-cell office:value-type="float" office:value="-964" calcext:value-type="float">
            <text:p>-964</text:p>
          </table:table-cell>
          <table:table-cell office:value-type="string" calcext:value-type="string">
            <text:p>FFFFFC3C</text:p>
          </table:table-cell>
          <table:table-cell office:value-type="float" office:value="981.13574" calcext:value-type="float">
            <text:p>981.13574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773" calcext:value-type="float">
            <text:p>773</text:p>
          </table:table-cell>
          <table:table-cell office:value-type="float" office:value="24760.76171" calcext:value-type="float">
            <text:p>24760.76171</text:p>
          </table:table-cell>
          <table:table-cell office:value-type="float" office:value="-965" calcext:value-type="float">
            <text:p>-965</text:p>
          </table:table-cell>
          <table:table-cell office:value-type="string" calcext:value-type="string">
            <text:p>FFFFFC3B</text:p>
          </table:table-cell>
          <table:table-cell office:value-type="float" office:value="1017.05566" calcext:value-type="float">
            <text:p>1017.05566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774" calcext:value-type="float">
            <text:p>774</text:p>
          </table:table-cell>
          <table:table-cell office:value-type="float" office:value="24792.79296" calcext:value-type="float">
            <text:p>24792.79296</text:p>
          </table:table-cell>
          <table:table-cell office:value-type="float" office:value="-965" calcext:value-type="float">
            <text:p>-965</text:p>
          </table:table-cell>
          <table:table-cell office:value-type="string" calcext:value-type="string">
            <text:p>FFFFFC3B</text:p>
          </table:table-cell>
          <table:table-cell office:value-type="float" office:value="1039.82629" calcext:value-type="float">
            <text:p>1039.82629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775" calcext:value-type="float">
            <text:p>775</text:p>
          </table:table-cell>
          <table:table-cell office:value-type="float" office:value="24824.82421" calcext:value-type="float">
            <text:p>24824.82421</text:p>
          </table:table-cell>
          <table:table-cell office:value-type="float" office:value="-964" calcext:value-type="float">
            <text:p>-964</text:p>
          </table:table-cell>
          <table:table-cell office:value-type="string" calcext:value-type="string">
            <text:p>FFFFFC3C</text:p>
          </table:table-cell>
          <table:table-cell office:value-type="float" office:value="1008.92095" calcext:value-type="float">
            <text:p>1008.92095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776" calcext:value-type="float">
            <text:p>776</text:p>
          </table:table-cell>
          <table:table-cell office:value-type="float" office:value="24856.85742" calcext:value-type="float">
            <text:p>24856.85742</text:p>
          </table:table-cell>
          <table:table-cell office:value-type="float" office:value="-964" calcext:value-type="float">
            <text:p>-964</text:p>
          </table:table-cell>
          <table:table-cell office:value-type="string" calcext:value-type="string">
            <text:p>FFFFFC3C</text:p>
          </table:table-cell>
          <table:table-cell office:value-type="float" office:value="1035.06701" calcext:value-type="float">
            <text:p>1035.06701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777" calcext:value-type="float">
            <text:p>777</text:p>
          </table:table-cell>
          <table:table-cell office:value-type="float" office:value="24888.88867" calcext:value-type="float">
            <text:p>24888.88867</text:p>
          </table:table-cell>
          <table:table-cell office:value-type="float" office:value="-965" calcext:value-type="float">
            <text:p>-965</text:p>
          </table:table-cell>
          <table:table-cell office:value-type="string" calcext:value-type="string">
            <text:p>FFFFFC3B</text:p>
          </table:table-cell>
          <table:table-cell office:value-type="float" office:value="1029.75659" calcext:value-type="float">
            <text:p>1029.75659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778" calcext:value-type="float">
            <text:p>778</text:p>
          </table:table-cell>
          <table:table-cell office:value-type="float" office:value="24920.92187" calcext:value-type="float">
            <text:p>24920.92187</text:p>
          </table:table-cell>
          <table:table-cell office:value-type="float" office:value="-969" calcext:value-type="float">
            <text:p>-969</text:p>
          </table:table-cell>
          <table:table-cell office:value-type="string" calcext:value-type="string">
            <text:p>FFFFFC37</text:p>
          </table:table-cell>
          <table:table-cell office:value-type="float" office:value="1028.10168" calcext:value-type="float">
            <text:p>1028.10168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779" calcext:value-type="float">
            <text:p>779</text:p>
          </table:table-cell>
          <table:table-cell office:value-type="float" office:value="24952.95312" calcext:value-type="float">
            <text:p>24952.95312</text:p>
          </table:table-cell>
          <table:table-cell office:value-type="float" office:value="-974" calcext:value-type="float">
            <text:p>-974</text:p>
          </table:table-cell>
          <table:table-cell office:value-type="string" calcext:value-type="string">
            <text:p>FFFFFC32</text:p>
          </table:table-cell>
          <table:table-cell office:value-type="float" office:value="1004.43139" calcext:value-type="float">
            <text:p>1004.43139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780" calcext:value-type="float">
            <text:p>780</text:p>
          </table:table-cell>
          <table:table-cell office:value-type="float" office:value="24984.98437" calcext:value-type="float">
            <text:p>24984.98437</text:p>
          </table:table-cell>
          <table:table-cell office:value-type="float" office:value="-980" calcext:value-type="float">
            <text:p>-980</text:p>
          </table:table-cell>
          <table:table-cell office:value-type="string" calcext:value-type="string">
            <text:p>FFFFFC2C</text:p>
          </table:table-cell>
          <table:table-cell office:value-type="float" office:value="1008.53466" calcext:value-type="float">
            <text:p>1008.53466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781" calcext:value-type="float">
            <text:p>781</text:p>
          </table:table-cell>
          <table:table-cell office:value-type="float" office:value="25017.01757" calcext:value-type="float">
            <text:p>25017.01757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FFFFFC28</text:p>
          </table:table-cell>
          <table:table-cell office:value-type="float" office:value="986.99188" calcext:value-type="float">
            <text:p>986.99188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782" calcext:value-type="float">
            <text:p>782</text:p>
          </table:table-cell>
          <table:table-cell office:value-type="float" office:value="25049.04882" calcext:value-type="float">
            <text:p>25049.04882</text:p>
          </table:table-cell>
          <table:table-cell office:value-type="float" office:value="-989" calcext:value-type="float">
            <text:p>-989</text:p>
          </table:table-cell>
          <table:table-cell office:value-type="string" calcext:value-type="string">
            <text:p>FFFFFC23</text:p>
          </table:table-cell>
          <table:table-cell office:value-type="float" office:value="972.9013" calcext:value-type="float">
            <text:p>972.9013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783" calcext:value-type="float">
            <text:p>783</text:p>
          </table:table-cell>
          <table:table-cell office:value-type="float" office:value="25081.08203" calcext:value-type="float">
            <text:p>25081.08203</text:p>
          </table:table-cell>
          <table:table-cell office:value-type="float" office:value="-994" calcext:value-type="float">
            <text:p>-994</text:p>
          </table:table-cell>
          <table:table-cell office:value-type="string" calcext:value-type="string">
            <text:p>FFFFFC1E</text:p>
          </table:table-cell>
          <table:table-cell office:value-type="float" office:value="953.16577" calcext:value-type="float">
            <text:p>953.16577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784" calcext:value-type="float">
            <text:p>784</text:p>
          </table:table-cell>
          <table:table-cell office:value-type="float" office:value="25113.11328" calcext:value-type="float">
            <text:p>25113.11328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FFFFC19</text:p>
          </table:table-cell>
          <table:table-cell office:value-type="float" office:value="955.14935" calcext:value-type="float">
            <text:p>955.14935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785" calcext:value-type="float">
            <text:p>785</text:p>
          </table:table-cell>
          <table:table-cell office:value-type="float" office:value="25145.14453" calcext:value-type="float">
            <text:p>25145.14453</text:p>
          </table:table-cell>
          <table:table-cell office:value-type="float" office:value="-1005" calcext:value-type="float">
            <text:p>-1005</text:p>
          </table:table-cell>
          <table:table-cell office:value-type="string" calcext:value-type="string">
            <text:p>FFFFFC13</text:p>
          </table:table-cell>
          <table:table-cell office:value-type="float" office:value="978.80938" calcext:value-type="float">
            <text:p>978.80938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786" calcext:value-type="float">
            <text:p>786</text:p>
          </table:table-cell>
          <table:table-cell office:value-type="float" office:value="25177.17773" calcext:value-type="float">
            <text:p>25177.17773</text:p>
          </table:table-cell>
          <table:table-cell office:value-type="float" office:value="-1011" calcext:value-type="float">
            <text:p>-1011</text:p>
          </table:table-cell>
          <table:table-cell office:value-type="string" calcext:value-type="string">
            <text:p>FFFFFC0D</text:p>
          </table:table-cell>
          <table:table-cell office:value-type="float" office:value="982.17285" calcext:value-type="float">
            <text:p>982.17285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787" calcext:value-type="float">
            <text:p>787</text:p>
          </table:table-cell>
          <table:table-cell office:value-type="float" office:value="25209.20898" calcext:value-type="float">
            <text:p>25209.20898</text:p>
          </table:table-cell>
          <table:table-cell office:value-type="float" office:value="-1018" calcext:value-type="float">
            <text:p>-1018</text:p>
          </table:table-cell>
          <table:table-cell office:value-type="string" calcext:value-type="string">
            <text:p>FFFFFC06</text:p>
          </table:table-cell>
          <table:table-cell office:value-type="float" office:value="1023.54205" calcext:value-type="float">
            <text:p>1023.54205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788" calcext:value-type="float">
            <text:p>788</text:p>
          </table:table-cell>
          <table:table-cell office:value-type="float" office:value="25241.24218" calcext:value-type="float">
            <text:p>25241.24218</text:p>
          </table:table-cell>
          <table:table-cell office:value-type="float" office:value="-1024" calcext:value-type="float">
            <text:p>-1024</text:p>
          </table:table-cell>
          <table:table-cell office:value-type="string" calcext:value-type="string">
            <text:p>FFFFFC00</text:p>
          </table:table-cell>
          <table:table-cell office:value-type="float" office:value="1028.15039" calcext:value-type="float">
            <text:p>1028.15039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789" calcext:value-type="float">
            <text:p>789</text:p>
          </table:table-cell>
          <table:table-cell office:value-type="float" office:value="25273.27343" calcext:value-type="float">
            <text:p>25273.27343</text:p>
          </table:table-cell>
          <table:table-cell office:value-type="float" office:value="-1031" calcext:value-type="float">
            <text:p>-1031</text:p>
          </table:table-cell>
          <table:table-cell office:value-type="string" calcext:value-type="string">
            <text:p>FFFFFBF9</text:p>
          </table:table-cell>
          <table:table-cell office:value-type="float" office:value="1032.61962" calcext:value-type="float">
            <text:p>1032.61962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790" calcext:value-type="float">
            <text:p>790</text:p>
          </table:table-cell>
          <table:table-cell office:value-type="float" office:value="25305.30468" calcext:value-type="float">
            <text:p>25305.30468</text:p>
          </table:table-cell>
          <table:table-cell office:value-type="float" office:value="-1038" calcext:value-type="float">
            <text:p>-1038</text:p>
          </table:table-cell>
          <table:table-cell office:value-type="string" calcext:value-type="string">
            <text:p>FFFFFBF2</text:p>
          </table:table-cell>
          <table:table-cell office:value-type="float" office:value="1016.62982" calcext:value-type="float">
            <text:p>1016.62982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791" calcext:value-type="float">
            <text:p>791</text:p>
          </table:table-cell>
          <table:table-cell office:value-type="float" office:value="25337.33789" calcext:value-type="float">
            <text:p>25337.33789</text:p>
          </table:table-cell>
          <table:table-cell office:value-type="float" office:value="-1043" calcext:value-type="float">
            <text:p>-1043</text:p>
          </table:table-cell>
          <table:table-cell office:value-type="string" calcext:value-type="string">
            <text:p>FFFFFBED</text:p>
          </table:table-cell>
          <table:table-cell office:value-type="float" office:value="1012.05255" calcext:value-type="float">
            <text:p>1012.05255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792" calcext:value-type="float">
            <text:p>792</text:p>
          </table:table-cell>
          <table:table-cell office:value-type="float" office:value="25369.36914" calcext:value-type="float">
            <text:p>25369.36914</text:p>
          </table:table-cell>
          <table:table-cell office:value-type="float" office:value="-1047" calcext:value-type="float">
            <text:p>-1047</text:p>
          </table:table-cell>
          <table:table-cell office:value-type="string" calcext:value-type="string">
            <text:p>FFFFFBE9</text:p>
          </table:table-cell>
          <table:table-cell office:value-type="float" office:value="1011.75762" calcext:value-type="float">
            <text:p>1011.75762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793" calcext:value-type="float">
            <text:p>793</text:p>
          </table:table-cell>
          <table:table-cell office:value-type="float" office:value="25401.40234" calcext:value-type="float">
            <text:p>25401.40234</text:p>
          </table:table-cell>
          <table:table-cell office:value-type="float" office:value="-1051" calcext:value-type="float">
            <text:p>-1051</text:p>
          </table:table-cell>
          <table:table-cell office:value-type="string" calcext:value-type="string">
            <text:p>FFFFFBE5</text:p>
          </table:table-cell>
          <table:table-cell office:value-type="float" office:value="991.96862" calcext:value-type="float">
            <text:p>991.96862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794" calcext:value-type="float">
            <text:p>794</text:p>
          </table:table-cell>
          <table:table-cell office:value-type="float" office:value="25433.43359" calcext:value-type="float">
            <text:p>25433.43359</text:p>
          </table:table-cell>
          <table:table-cell office:value-type="float" office:value="-1055" calcext:value-type="float">
            <text:p>-1055</text:p>
          </table:table-cell>
          <table:table-cell office:value-type="string" calcext:value-type="string">
            <text:p>FFFFFBE1</text:p>
          </table:table-cell>
          <table:table-cell office:value-type="float" office:value="1007.86303" calcext:value-type="float">
            <text:p>1007.86303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795" calcext:value-type="float">
            <text:p>795</text:p>
          </table:table-cell>
          <table:table-cell office:value-type="float" office:value="25465.46484" calcext:value-type="float">
            <text:p>25465.46484</text:p>
          </table:table-cell>
          <table:table-cell office:value-type="float" office:value="-1059" calcext:value-type="float">
            <text:p>-1059</text:p>
          </table:table-cell>
          <table:table-cell office:value-type="string" calcext:value-type="string">
            <text:p>FFFFFBDD</text:p>
          </table:table-cell>
          <table:table-cell office:value-type="float" office:value="981.80407" calcext:value-type="float">
            <text:p>981.80407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796" calcext:value-type="float">
            <text:p>796</text:p>
          </table:table-cell>
          <table:table-cell office:value-type="float" office:value="25497.49804" calcext:value-type="float">
            <text:p>25497.49804</text:p>
          </table:table-cell>
          <table:table-cell office:value-type="float" office:value="-1063" calcext:value-type="float">
            <text:p>-1063</text:p>
          </table:table-cell>
          <table:table-cell office:value-type="string" calcext:value-type="string">
            <text:p>FFFFFBD9</text:p>
          </table:table-cell>
          <table:table-cell office:value-type="float" office:value="938.87908" calcext:value-type="float">
            <text:p>938.87908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797" calcext:value-type="float">
            <text:p>797</text:p>
          </table:table-cell>
          <table:table-cell office:value-type="float" office:value="25529.52929" calcext:value-type="float">
            <text:p>25529.52929</text:p>
          </table:table-cell>
          <table:table-cell office:value-type="float" office:value="-1068" calcext:value-type="float">
            <text:p>-1068</text:p>
          </table:table-cell>
          <table:table-cell office:value-type="string" calcext:value-type="string">
            <text:p>FFFFFBD4</text:p>
          </table:table-cell>
          <table:table-cell office:value-type="float" office:value="1014.89752" calcext:value-type="float">
            <text:p>1014.89752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798" calcext:value-type="float">
            <text:p>798</text:p>
          </table:table-cell>
          <table:table-cell office:value-type="float" office:value="25561.5625" calcext:value-type="float">
            <text:p>25561.5625</text:p>
          </table:table-cell>
          <table:table-cell office:value-type="float" office:value="-1073" calcext:value-type="float">
            <text:p>-1073</text:p>
          </table:table-cell>
          <table:table-cell office:value-type="string" calcext:value-type="string">
            <text:p>FFFFFBCF</text:p>
          </table:table-cell>
          <table:table-cell office:value-type="float" office:value="977.18908" calcext:value-type="float">
            <text:p>977.18908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799" calcext:value-type="float">
            <text:p>799</text:p>
          </table:table-cell>
          <table:table-cell office:value-type="float" office:value="25593.59375" calcext:value-type="float">
            <text:p>25593.59375</text:p>
          </table:table-cell>
          <table:table-cell office:value-type="float" office:value="-1079" calcext:value-type="float">
            <text:p>-1079</text:p>
          </table:table-cell>
          <table:table-cell office:value-type="string" calcext:value-type="string">
            <text:p>FFFFFBC9</text:p>
          </table:table-cell>
          <table:table-cell office:value-type="float" office:value="985.47155" calcext:value-type="float">
            <text:p>985.47155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800" calcext:value-type="float">
            <text:p>800</text:p>
          </table:table-cell>
          <table:table-cell office:value-type="float" office:value="25625.625" calcext:value-type="float">
            <text:p>25625.625</text:p>
          </table:table-cell>
          <table:table-cell office:value-type="float" office:value="-1084" calcext:value-type="float">
            <text:p>-1084</text:p>
          </table:table-cell>
          <table:table-cell office:value-type="string" calcext:value-type="string">
            <text:p>FFFFFBC4</text:p>
          </table:table-cell>
          <table:table-cell office:value-type="float" office:value="996.95074" calcext:value-type="float">
            <text:p>996.95074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801" calcext:value-type="float">
            <text:p>801</text:p>
          </table:table-cell>
          <table:table-cell office:value-type="float" office:value="25657.6582" calcext:value-type="float">
            <text:p>25657.6582</text:p>
          </table:table-cell>
          <table:table-cell office:value-type="float" office:value="-1088" calcext:value-type="float">
            <text:p>-1088</text:p>
          </table:table-cell>
          <table:table-cell office:value-type="string" calcext:value-type="string">
            <text:p>FFFFFBC0</text:p>
          </table:table-cell>
          <table:table-cell office:value-type="float" office:value="1002.78851" calcext:value-type="float">
            <text:p>1002.78851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802" calcext:value-type="float">
            <text:p>802</text:p>
          </table:table-cell>
          <table:table-cell office:value-type="float" office:value="25689.68945" calcext:value-type="float">
            <text:p>25689.68945</text:p>
          </table:table-cell>
          <table:table-cell office:value-type="float" office:value="-1091" calcext:value-type="float">
            <text:p>-1091</text:p>
          </table:table-cell>
          <table:table-cell office:value-type="string" calcext:value-type="string">
            <text:p>FFFFFBBD</text:p>
          </table:table-cell>
          <table:table-cell office:value-type="float" office:value="1004.82714" calcext:value-type="float">
            <text:p>1004.82714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803" calcext:value-type="float">
            <text:p>803</text:p>
          </table:table-cell>
          <table:table-cell office:value-type="float" office:value="25721.72265" calcext:value-type="float">
            <text:p>25721.72265</text:p>
          </table:table-cell>
          <table:table-cell office:value-type="float" office:value="-1095" calcext:value-type="float">
            <text:p>-1095</text:p>
          </table:table-cell>
          <table:table-cell office:value-type="string" calcext:value-type="string">
            <text:p>FFFFFBB9</text:p>
          </table:table-cell>
          <table:table-cell office:value-type="float" office:value="1024.46057" calcext:value-type="float">
            <text:p>1024.46057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804" calcext:value-type="float">
            <text:p>804</text:p>
          </table:table-cell>
          <table:table-cell office:value-type="float" office:value="25753.7539" calcext:value-type="float">
            <text:p>25753.7539</text:p>
          </table:table-cell>
          <table:table-cell office:value-type="float" office:value="-1098" calcext:value-type="float">
            <text:p>-1098</text:p>
          </table:table-cell>
          <table:table-cell office:value-type="string" calcext:value-type="string">
            <text:p>FFFFFBB6</text:p>
          </table:table-cell>
          <table:table-cell office:value-type="float" office:value="1036.49462" calcext:value-type="float">
            <text:p>1036.49462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805" calcext:value-type="float">
            <text:p>805</text:p>
          </table:table-cell>
          <table:table-cell office:value-type="float" office:value="25785.78515" calcext:value-type="float">
            <text:p>25785.78515</text:p>
          </table:table-cell>
          <table:table-cell office:value-type="float" office:value="-1101" calcext:value-type="float">
            <text:p>-1101</text:p>
          </table:table-cell>
          <table:table-cell office:value-type="string" calcext:value-type="string">
            <text:p>FFFFFBB3</text:p>
          </table:table-cell>
          <table:table-cell office:value-type="float" office:value="1035.30541" calcext:value-type="float">
            <text:p>1035.30541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806" calcext:value-type="float">
            <text:p>806</text:p>
          </table:table-cell>
          <table:table-cell office:value-type="float" office:value="25817.81835" calcext:value-type="float">
            <text:p>25817.81835</text:p>
          </table:table-cell>
          <table:table-cell office:value-type="float" office:value="-1104" calcext:value-type="float">
            <text:p>-1104</text:p>
          </table:table-cell>
          <table:table-cell office:value-type="string" calcext:value-type="string">
            <text:p>FFFFFBB0</text:p>
          </table:table-cell>
          <table:table-cell office:value-type="float" office:value="1058.59875" calcext:value-type="float">
            <text:p>1058.59875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807" calcext:value-type="float">
            <text:p>807</text:p>
          </table:table-cell>
          <table:table-cell office:value-type="float" office:value="25849.8496" calcext:value-type="float">
            <text:p>25849.8496</text:p>
          </table:table-cell>
          <table:table-cell office:value-type="float" office:value="-1106" calcext:value-type="float">
            <text:p>-1106</text:p>
          </table:table-cell>
          <table:table-cell office:value-type="string" calcext:value-type="string">
            <text:p>FFFFFBAE</text:p>
          </table:table-cell>
          <table:table-cell office:value-type="float" office:value="1014.34466" calcext:value-type="float">
            <text:p>1014.34466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808" calcext:value-type="float">
            <text:p>808</text:p>
          </table:table-cell>
          <table:table-cell office:value-type="float" office:value="25881.88281" calcext:value-type="float">
            <text:p>25881.88281</text:p>
          </table:table-cell>
          <table:table-cell office:value-type="float" office:value="-1107" calcext:value-type="float">
            <text:p>-1107</text:p>
          </table:table-cell>
          <table:table-cell office:value-type="string" calcext:value-type="string">
            <text:p>FFFFFBAD</text:p>
          </table:table-cell>
          <table:table-cell office:value-type="float" office:value="972.98974" calcext:value-type="float">
            <text:p>972.98974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809" calcext:value-type="float">
            <text:p>809</text:p>
          </table:table-cell>
          <table:table-cell office:value-type="float" office:value="25913.91406" calcext:value-type="float">
            <text:p>25913.91406</text:p>
          </table:table-cell>
          <table:table-cell office:value-type="float" office:value="-1109" calcext:value-type="float">
            <text:p>-1109</text:p>
          </table:table-cell>
          <table:table-cell office:value-type="string" calcext:value-type="string">
            <text:p>FFFFFBAB</text:p>
          </table:table-cell>
          <table:table-cell office:value-type="float" office:value="1015.43597" calcext:value-type="float">
            <text:p>1015.43597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810" calcext:value-type="float">
            <text:p>810</text:p>
          </table:table-cell>
          <table:table-cell office:value-type="float" office:value="25945.94531" calcext:value-type="float">
            <text:p>25945.94531</text:p>
          </table:table-cell>
          <table:table-cell office:value-type="float" office:value="-1109" calcext:value-type="float">
            <text:p>-1109</text:p>
          </table:table-cell>
          <table:table-cell office:value-type="string" calcext:value-type="string">
            <text:p>FFFFFBAB</text:p>
          </table:table-cell>
          <table:table-cell office:value-type="float" office:value="995.83819" calcext:value-type="float">
            <text:p>995.83819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811" calcext:value-type="float">
            <text:p>811</text:p>
          </table:table-cell>
          <table:table-cell office:value-type="float" office:value="25977.97851" calcext:value-type="float">
            <text:p>25977.97851</text:p>
          </table:table-cell>
          <table:table-cell office:value-type="float" office:value="-1110" calcext:value-type="float">
            <text:p>-1110</text:p>
          </table:table-cell>
          <table:table-cell office:value-type="string" calcext:value-type="string">
            <text:p>FFFFFBAA</text:p>
          </table:table-cell>
          <table:table-cell office:value-type="float" office:value="982.18157" calcext:value-type="float">
            <text:p>982.18157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812" calcext:value-type="float">
            <text:p>812</text:p>
          </table:table-cell>
          <table:table-cell office:value-type="float" office:value="26010.00976" calcext:value-type="float">
            <text:p>26010.00976</text:p>
          </table:table-cell>
          <table:table-cell office:value-type="float" office:value="-1111" calcext:value-type="float">
            <text:p>-1111</text:p>
          </table:table-cell>
          <table:table-cell office:value-type="string" calcext:value-type="string">
            <text:p>FFFFFBA9</text:p>
          </table:table-cell>
          <table:table-cell office:value-type="float" office:value="986.72753" calcext:value-type="float">
            <text:p>986.72753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813" calcext:value-type="float">
            <text:p>813</text:p>
          </table:table-cell>
          <table:table-cell office:value-type="float" office:value="26042.04296" calcext:value-type="float">
            <text:p>26042.04296</text:p>
          </table:table-cell>
          <table:table-cell office:value-type="float" office:value="-1112" calcext:value-type="float">
            <text:p>-1112</text:p>
          </table:table-cell>
          <table:table-cell office:value-type="string" calcext:value-type="string">
            <text:p>FFFFFBA8</text:p>
          </table:table-cell>
          <table:table-cell office:value-type="float" office:value="994.18499" calcext:value-type="float">
            <text:p>994.18499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814" calcext:value-type="float">
            <text:p>814</text:p>
          </table:table-cell>
          <table:table-cell office:value-type="float" office:value="26074.07421" calcext:value-type="float">
            <text:p>26074.07421</text:p>
          </table:table-cell>
          <table:table-cell office:value-type="float" office:value="-1110" calcext:value-type="float">
            <text:p>-1110</text:p>
          </table:table-cell>
          <table:table-cell office:value-type="string" calcext:value-type="string">
            <text:p>FFFFFBAA</text:p>
          </table:table-cell>
          <table:table-cell office:value-type="float" office:value="986.60534" calcext:value-type="float">
            <text:p>986.60534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815" calcext:value-type="float">
            <text:p>815</text:p>
          </table:table-cell>
          <table:table-cell office:value-type="float" office:value="26106.10546" calcext:value-type="float">
            <text:p>26106.10546</text:p>
          </table:table-cell>
          <table:table-cell office:value-type="float" office:value="-1106" calcext:value-type="float">
            <text:p>-1106</text:p>
          </table:table-cell>
          <table:table-cell office:value-type="string" calcext:value-type="string">
            <text:p>FFFFFBAE</text:p>
          </table:table-cell>
          <table:table-cell office:value-type="float" office:value="1003.66461" calcext:value-type="float">
            <text:p>1003.66461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816" calcext:value-type="float">
            <text:p>816</text:p>
          </table:table-cell>
          <table:table-cell office:value-type="float" office:value="26138.13867" calcext:value-type="float">
            <text:p>26138.13867</text:p>
          </table:table-cell>
          <table:table-cell office:value-type="float" office:value="-1102" calcext:value-type="float">
            <text:p>-1102</text:p>
          </table:table-cell>
          <table:table-cell office:value-type="string" calcext:value-type="string">
            <text:p>FFFFFBB2</text:p>
          </table:table-cell>
          <table:table-cell office:value-type="float" office:value="1034.60034" calcext:value-type="float">
            <text:p>1034.60034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817" calcext:value-type="float">
            <text:p>817</text:p>
          </table:table-cell>
          <table:table-cell office:value-type="float" office:value="26170.16992" calcext:value-type="float">
            <text:p>26170.16992</text:p>
          </table:table-cell>
          <table:table-cell office:value-type="float" office:value="-1098" calcext:value-type="float">
            <text:p>-1098</text:p>
          </table:table-cell>
          <table:table-cell office:value-type="string" calcext:value-type="string">
            <text:p>FFFFFBB6</text:p>
          </table:table-cell>
          <table:table-cell office:value-type="float" office:value="1037.51416" calcext:value-type="float">
            <text:p>1037.51416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818" calcext:value-type="float">
            <text:p>818</text:p>
          </table:table-cell>
          <table:table-cell office:value-type="float" office:value="26202.20312" calcext:value-type="float">
            <text:p>26202.20312</text:p>
          </table:table-cell>
          <table:table-cell office:value-type="float" office:value="-1093" calcext:value-type="float">
            <text:p>-1093</text:p>
          </table:table-cell>
          <table:table-cell office:value-type="string" calcext:value-type="string">
            <text:p>FFFFFBBB</text:p>
          </table:table-cell>
          <table:table-cell office:value-type="float" office:value="1045.42541" calcext:value-type="float">
            <text:p>1045.42541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819" calcext:value-type="float">
            <text:p>819</text:p>
          </table:table-cell>
          <table:table-cell office:value-type="float" office:value="26234.23437" calcext:value-type="float">
            <text:p>26234.23437</text:p>
          </table:table-cell>
          <table:table-cell office:value-type="float" office:value="-1088" calcext:value-type="float">
            <text:p>-1088</text:p>
          </table:table-cell>
          <table:table-cell office:value-type="string" calcext:value-type="string">
            <text:p>FFFFFBC0</text:p>
          </table:table-cell>
          <table:table-cell office:value-type="float" office:value="1047.31652" calcext:value-type="float">
            <text:p>1047.31652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820" calcext:value-type="float">
            <text:p>820</text:p>
          </table:table-cell>
          <table:table-cell office:value-type="float" office:value="26266.26562" calcext:value-type="float">
            <text:p>26266.26562</text:p>
          </table:table-cell>
          <table:table-cell office:value-type="float" office:value="-1085" calcext:value-type="float">
            <text:p>-1085</text:p>
          </table:table-cell>
          <table:table-cell office:value-type="string" calcext:value-type="string">
            <text:p>FFFFFBC3</text:p>
          </table:table-cell>
          <table:table-cell office:value-type="float" office:value="990.65234" calcext:value-type="float">
            <text:p>990.65234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821" calcext:value-type="float">
            <text:p>821</text:p>
          </table:table-cell>
          <table:table-cell office:value-type="float" office:value="26298.29882" calcext:value-type="float">
            <text:p>26298.29882</text:p>
          </table:table-cell>
          <table:table-cell office:value-type="float" office:value="-1081" calcext:value-type="float">
            <text:p>-1081</text:p>
          </table:table-cell>
          <table:table-cell office:value-type="string" calcext:value-type="string">
            <text:p>FFFFFBC7</text:p>
          </table:table-cell>
          <table:table-cell office:value-type="float" office:value="1019.50091" calcext:value-type="float">
            <text:p>1019.50091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822" calcext:value-type="float">
            <text:p>822</text:p>
          </table:table-cell>
          <table:table-cell office:value-type="float" office:value="26330.33007" calcext:value-type="float">
            <text:p>26330.33007</text:p>
          </table:table-cell>
          <table:table-cell office:value-type="float" office:value="-1075" calcext:value-type="float">
            <text:p>-1075</text:p>
          </table:table-cell>
          <table:table-cell office:value-type="string" calcext:value-type="string">
            <text:p>FFFFFBCD</text:p>
          </table:table-cell>
          <table:table-cell office:value-type="float" office:value="1045.20837" calcext:value-type="float">
            <text:p>1045.20837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823" calcext:value-type="float">
            <text:p>823</text:p>
          </table:table-cell>
          <table:table-cell office:value-type="float" office:value="26362.36328" calcext:value-type="float">
            <text:p>26362.36328</text:p>
          </table:table-cell>
          <table:table-cell office:value-type="float" office:value="-1069" calcext:value-type="float">
            <text:p>-1069</text:p>
          </table:table-cell>
          <table:table-cell office:value-type="string" calcext:value-type="string">
            <text:p>FFFFFBD3</text:p>
          </table:table-cell>
          <table:table-cell office:value-type="float" office:value="1035.81787" calcext:value-type="float">
            <text:p>1035.81787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824" calcext:value-type="float">
            <text:p>824</text:p>
          </table:table-cell>
          <table:table-cell office:value-type="float" office:value="26394.39453" calcext:value-type="float">
            <text:p>26394.39453</text:p>
          </table:table-cell>
          <table:table-cell office:value-type="float" office:value="-1063" calcext:value-type="float">
            <text:p>-1063</text:p>
          </table:table-cell>
          <table:table-cell office:value-type="string" calcext:value-type="string">
            <text:p>FFFFFBD9</text:p>
          </table:table-cell>
          <table:table-cell office:value-type="float" office:value="994.25701" calcext:value-type="float">
            <text:p>994.25701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825" calcext:value-type="float">
            <text:p>825</text:p>
          </table:table-cell>
          <table:table-cell office:value-type="float" office:value="26426.42578" calcext:value-type="float">
            <text:p>26426.42578</text:p>
          </table:table-cell>
          <table:table-cell office:value-type="float" office:value="-1057" calcext:value-type="float">
            <text:p>-1057</text:p>
          </table:table-cell>
          <table:table-cell office:value-type="string" calcext:value-type="string">
            <text:p>FFFFFBDF</text:p>
          </table:table-cell>
          <table:table-cell office:value-type="float" office:value="963.9602" calcext:value-type="float">
            <text:p>963.9602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826" calcext:value-type="float">
            <text:p>826</text:p>
          </table:table-cell>
          <table:table-cell office:value-type="float" office:value="26458.45898" calcext:value-type="float">
            <text:p>26458.45898</text:p>
          </table:table-cell>
          <table:table-cell office:value-type="float" office:value="-1050" calcext:value-type="float">
            <text:p>-1050</text:p>
          </table:table-cell>
          <table:table-cell office:value-type="string" calcext:value-type="string">
            <text:p>FFFFFBE6</text:p>
          </table:table-cell>
          <table:table-cell office:value-type="float" office:value="983.50781" calcext:value-type="float">
            <text:p>983.50781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827" calcext:value-type="float">
            <text:p>827</text:p>
          </table:table-cell>
          <table:table-cell office:value-type="float" office:value="26490.49023" calcext:value-type="float">
            <text:p>26490.49023</text:p>
          </table:table-cell>
          <table:table-cell office:value-type="float" office:value="-1043" calcext:value-type="float">
            <text:p>-1043</text:p>
          </table:table-cell>
          <table:table-cell office:value-type="string" calcext:value-type="string">
            <text:p>FFFFFBED</text:p>
          </table:table-cell>
          <table:table-cell office:value-type="float" office:value="1014.46252" calcext:value-type="float">
            <text:p>1014.46252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828" calcext:value-type="float">
            <text:p>828</text:p>
          </table:table-cell>
          <table:table-cell office:value-type="float" office:value="26522.52343" calcext:value-type="float">
            <text:p>26522.52343</text:p>
          </table:table-cell>
          <table:table-cell office:value-type="float" office:value="-1037" calcext:value-type="float">
            <text:p>-1037</text:p>
          </table:table-cell>
          <table:table-cell office:value-type="string" calcext:value-type="string">
            <text:p>FFFFFBF3</text:p>
          </table:table-cell>
          <table:table-cell office:value-type="float" office:value="996.85925" calcext:value-type="float">
            <text:p>996.85925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829" calcext:value-type="float">
            <text:p>829</text:p>
          </table:table-cell>
          <table:table-cell office:value-type="float" office:value="26554.55468" calcext:value-type="float">
            <text:p>26554.55468</text:p>
          </table:table-cell>
          <table:table-cell office:value-type="float" office:value="-1031" calcext:value-type="float">
            <text:p>-1031</text:p>
          </table:table-cell>
          <table:table-cell office:value-type="string" calcext:value-type="string">
            <text:p>FFFFFBF9</text:p>
          </table:table-cell>
          <table:table-cell office:value-type="float" office:value="1028.49523" calcext:value-type="float">
            <text:p>1028.49523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830" calcext:value-type="float">
            <text:p>830</text:p>
          </table:table-cell>
          <table:table-cell office:value-type="float" office:value="26586.58593" calcext:value-type="float">
            <text:p>26586.58593</text:p>
          </table:table-cell>
          <table:table-cell office:value-type="float" office:value="-1024" calcext:value-type="float">
            <text:p>-1024</text:p>
          </table:table-cell>
          <table:table-cell office:value-type="string" calcext:value-type="string">
            <text:p>FFFFFC00</text:p>
          </table:table-cell>
          <table:table-cell office:value-type="float" office:value="1050.13916" calcext:value-type="float">
            <text:p>1050.13916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831" calcext:value-type="float">
            <text:p>831</text:p>
          </table:table-cell>
          <table:table-cell office:value-type="float" office:value="26618.61914" calcext:value-type="float">
            <text:p>26618.61914</text:p>
          </table:table-cell>
          <table:table-cell office:value-type="float" office:value="-1020" calcext:value-type="float">
            <text:p>-1020</text:p>
          </table:table-cell>
          <table:table-cell office:value-type="string" calcext:value-type="string">
            <text:p>FFFFFC04</text:p>
          </table:table-cell>
          <table:table-cell office:value-type="float" office:value="1043.01623" calcext:value-type="float">
            <text:p>1043.01623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832" calcext:value-type="float">
            <text:p>832</text:p>
          </table:table-cell>
          <table:table-cell office:value-type="float" office:value="26650.65039" calcext:value-type="float">
            <text:p>26650.65039</text:p>
          </table:table-cell>
          <table:table-cell office:value-type="float" office:value="-1016" calcext:value-type="float">
            <text:p>-1016</text:p>
          </table:table-cell>
          <table:table-cell office:value-type="string" calcext:value-type="string">
            <text:p>FFFFFC08</text:p>
          </table:table-cell>
          <table:table-cell office:value-type="float" office:value="1047.62292" calcext:value-type="float">
            <text:p>1047.62292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833" calcext:value-type="float">
            <text:p>833</text:p>
          </table:table-cell>
          <table:table-cell office:value-type="float" office:value="26682.68359" calcext:value-type="float">
            <text:p>26682.68359</text:p>
          </table:table-cell>
          <table:table-cell office:value-type="float" office:value="-1013" calcext:value-type="float">
            <text:p>-1013</text:p>
          </table:table-cell>
          <table:table-cell office:value-type="string" calcext:value-type="string">
            <text:p>FFFFFC0B</text:p>
          </table:table-cell>
          <table:table-cell office:value-type="float" office:value="1036.75561" calcext:value-type="float">
            <text:p>1036.75561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834" calcext:value-type="float">
            <text:p>834</text:p>
          </table:table-cell>
          <table:table-cell office:value-type="float" office:value="26714.71484" calcext:value-type="float">
            <text:p>26714.71484</text:p>
          </table:table-cell>
          <table:table-cell office:value-type="float" office:value="-1012" calcext:value-type="float">
            <text:p>-1012</text:p>
          </table:table-cell>
          <table:table-cell office:value-type="string" calcext:value-type="string">
            <text:p>FFFFFC0C</text:p>
          </table:table-cell>
          <table:table-cell office:value-type="float" office:value="992.34625" calcext:value-type="float">
            <text:p>992.34625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835" calcext:value-type="float">
            <text:p>835</text:p>
          </table:table-cell>
          <table:table-cell office:value-type="float" office:value="26746.74609" calcext:value-type="float">
            <text:p>26746.74609</text:p>
          </table:table-cell>
          <table:table-cell office:value-type="float" office:value="-1008" calcext:value-type="float">
            <text:p>-1008</text:p>
          </table:table-cell>
          <table:table-cell office:value-type="string" calcext:value-type="string">
            <text:p>FFFFFC10</text:p>
          </table:table-cell>
          <table:table-cell office:value-type="float" office:value="1046.16516" calcext:value-type="float">
            <text:p>1046.16516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836" calcext:value-type="float">
            <text:p>836</text:p>
          </table:table-cell>
          <table:table-cell office:value-type="float" office:value="26778.77929" calcext:value-type="float">
            <text:p>26778.77929</text:p>
          </table:table-cell>
          <table:table-cell office:value-type="float" office:value="-1002" calcext:value-type="float">
            <text:p>-1002</text:p>
          </table:table-cell>
          <table:table-cell office:value-type="string" calcext:value-type="string">
            <text:p>FFFFFC16</text:p>
          </table:table-cell>
          <table:table-cell office:value-type="float" office:value="979.57415" calcext:value-type="float">
            <text:p>979.57415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837" calcext:value-type="float">
            <text:p>837</text:p>
          </table:table-cell>
          <table:table-cell office:value-type="float" office:value="26810.81054" calcext:value-type="float">
            <text:p>26810.81054</text:p>
          </table:table-cell>
          <table:table-cell office:value-type="float" office:value="-997" calcext:value-type="float">
            <text:p>-997</text:p>
          </table:table-cell>
          <table:table-cell office:value-type="string" calcext:value-type="string">
            <text:p>FFFFFC1B</text:p>
          </table:table-cell>
          <table:table-cell office:value-type="float" office:value="937.40197" calcext:value-type="float">
            <text:p>937.40197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838" calcext:value-type="float">
            <text:p>838</text:p>
          </table:table-cell>
          <table:table-cell office:value-type="float" office:value="26842.84375" calcext:value-type="float">
            <text:p>26842.84375</text:p>
          </table:table-cell>
          <table:table-cell office:value-type="float" office:value="-995" calcext:value-type="float">
            <text:p>-995</text:p>
          </table:table-cell>
          <table:table-cell office:value-type="string" calcext:value-type="string">
            <text:p>FFFFFC1D</text:p>
          </table:table-cell>
          <table:table-cell office:value-type="float" office:value="971.51409" calcext:value-type="float">
            <text:p>971.51409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839" calcext:value-type="float">
            <text:p>839</text:p>
          </table:table-cell>
          <table:table-cell office:value-type="float" office:value="26874.875" calcext:value-type="float">
            <text:p>26874.875</text:p>
          </table:table-cell>
          <table:table-cell office:value-type="float" office:value="-992" calcext:value-type="float">
            <text:p>-992</text:p>
          </table:table-cell>
          <table:table-cell office:value-type="string" calcext:value-type="string">
            <text:p>FFFFFC20</text:p>
          </table:table-cell>
          <table:table-cell office:value-type="float" office:value="961.36389" calcext:value-type="float">
            <text:p>961.36389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840" calcext:value-type="float">
            <text:p>840</text:p>
          </table:table-cell>
          <table:table-cell office:value-type="float" office:value="26906.90625" calcext:value-type="float">
            <text:p>26906.90625</text:p>
          </table:table-cell>
          <table:table-cell office:value-type="float" office:value="-988" calcext:value-type="float">
            <text:p>-988</text:p>
          </table:table-cell>
          <table:table-cell office:value-type="string" calcext:value-type="string">
            <text:p>FFFFFC24</text:p>
          </table:table-cell>
          <table:table-cell office:value-type="float" office:value="990.60302" calcext:value-type="float">
            <text:p>990.60302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841" calcext:value-type="float">
            <text:p>841</text:p>
          </table:table-cell>
          <table:table-cell office:value-type="float" office:value="26938.93945" calcext:value-type="float">
            <text:p>26938.93945</text:p>
          </table:table-cell>
          <table:table-cell office:value-type="float" office:value="-986" calcext:value-type="float">
            <text:p>-986</text:p>
          </table:table-cell>
          <table:table-cell office:value-type="string" calcext:value-type="string">
            <text:p>FFFFFC26</text:p>
          </table:table-cell>
          <table:table-cell office:value-type="float" office:value="1031.50915" calcext:value-type="float">
            <text:p>1031.50915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842" calcext:value-type="float">
            <text:p>842</text:p>
          </table:table-cell>
          <table:table-cell office:value-type="float" office:value="26970.9707" calcext:value-type="float">
            <text:p>26970.9707</text:p>
          </table:table-cell>
          <table:table-cell office:value-type="float" office:value="-983" calcext:value-type="float">
            <text:p>-983</text:p>
          </table:table-cell>
          <table:table-cell office:value-type="string" calcext:value-type="string">
            <text:p>FFFFFC29</text:p>
          </table:table-cell>
          <table:table-cell office:value-type="float" office:value="1015.20483" calcext:value-type="float">
            <text:p>1015.20483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843" calcext:value-type="float">
            <text:p>843</text:p>
          </table:table-cell>
          <table:table-cell office:value-type="float" office:value="27003.0039" calcext:value-type="float">
            <text:p>27003.0039</text:p>
          </table:table-cell>
          <table:table-cell office:value-type="float" office:value="-981" calcext:value-type="float">
            <text:p>-981</text:p>
          </table:table-cell>
          <table:table-cell office:value-type="string" calcext:value-type="string">
            <text:p>FFFFFC2B</text:p>
          </table:table-cell>
          <table:table-cell office:value-type="float" office:value="1051.46789" calcext:value-type="float">
            <text:p>1051.46789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844" calcext:value-type="float">
            <text:p>844</text:p>
          </table:table-cell>
          <table:table-cell office:value-type="float" office:value="27035.03515" calcext:value-type="float">
            <text:p>27035.03515</text:p>
          </table:table-cell>
          <table:table-cell office:value-type="float" office:value="-980" calcext:value-type="float">
            <text:p>-980</text:p>
          </table:table-cell>
          <table:table-cell office:value-type="string" calcext:value-type="string">
            <text:p>FFFFFC2C</text:p>
          </table:table-cell>
          <table:table-cell office:value-type="float" office:value="1122.48376" calcext:value-type="float">
            <text:p>1122.48376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845" calcext:value-type="float">
            <text:p>845</text:p>
          </table:table-cell>
          <table:table-cell office:value-type="float" office:value="27067.0664" calcext:value-type="float">
            <text:p>27067.0664</text:p>
          </table:table-cell>
          <table:table-cell office:value-type="float" office:value="-980" calcext:value-type="float">
            <text:p>-980</text:p>
          </table:table-cell>
          <table:table-cell office:value-type="string" calcext:value-type="string">
            <text:p>FFFFFC2C</text:p>
          </table:table-cell>
          <table:table-cell office:value-type="float" office:value="1090.20202" calcext:value-type="float">
            <text:p>1090.20202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846" calcext:value-type="float">
            <text:p>846</text:p>
          </table:table-cell>
          <table:table-cell office:value-type="float" office:value="27099.0996" calcext:value-type="float">
            <text:p>27099.0996</text:p>
          </table:table-cell>
          <table:table-cell office:value-type="float" office:value="-980" calcext:value-type="float">
            <text:p>-980</text:p>
          </table:table-cell>
          <table:table-cell office:value-type="string" calcext:value-type="string">
            <text:p>FFFFFC2C</text:p>
          </table:table-cell>
          <table:table-cell office:value-type="float" office:value="1099.73498" calcext:value-type="float">
            <text:p>1099.73498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847" calcext:value-type="float">
            <text:p>847</text:p>
          </table:table-cell>
          <table:table-cell office:value-type="float" office:value="27131.13085" calcext:value-type="float">
            <text:p>27131.13085</text:p>
          </table:table-cell>
          <table:table-cell office:value-type="float" office:value="-980" calcext:value-type="float">
            <text:p>-980</text:p>
          </table:table-cell>
          <table:table-cell office:value-type="string" calcext:value-type="string">
            <text:p>FFFFFC2C</text:p>
          </table:table-cell>
          <table:table-cell office:value-type="float" office:value="1139.10498" calcext:value-type="float">
            <text:p>1139.10498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848" calcext:value-type="float">
            <text:p>848</text:p>
          </table:table-cell>
          <table:table-cell office:value-type="float" office:value="27163.16406" calcext:value-type="float">
            <text:p>27163.16406</text:p>
          </table:table-cell>
          <table:table-cell office:value-type="float" office:value="-979" calcext:value-type="float">
            <text:p>-979</text:p>
          </table:table-cell>
          <table:table-cell office:value-type="string" calcext:value-type="string">
            <text:p>FFFFFC2D</text:p>
          </table:table-cell>
          <table:table-cell office:value-type="float" office:value="1152.14355" calcext:value-type="float">
            <text:p>1152.14355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849" calcext:value-type="float">
            <text:p>849</text:p>
          </table:table-cell>
          <table:table-cell office:value-type="float" office:value="27195.19531" calcext:value-type="float">
            <text:p>27195.19531</text:p>
          </table:table-cell>
          <table:table-cell office:value-type="float" office:value="-980" calcext:value-type="float">
            <text:p>-980</text:p>
          </table:table-cell>
          <table:table-cell office:value-type="string" calcext:value-type="string">
            <text:p>FFFFFC2C</text:p>
          </table:table-cell>
          <table:table-cell office:value-type="float" office:value="1017.7987" calcext:value-type="float">
            <text:p>1017.7987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850" calcext:value-type="float">
            <text:p>850</text:p>
          </table:table-cell>
          <table:table-cell office:value-type="float" office:value="27227.22656" calcext:value-type="float">
            <text:p>27227.22656</text:p>
          </table:table-cell>
          <table:table-cell office:value-type="float" office:value="-981" calcext:value-type="float">
            <text:p>-981</text:p>
          </table:table-cell>
          <table:table-cell office:value-type="string" calcext:value-type="string">
            <text:p>FFFFFC2B</text:p>
          </table:table-cell>
          <table:table-cell office:value-type="float" office:value="958.03961" calcext:value-type="float">
            <text:p>958.03961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851" calcext:value-type="float">
            <text:p>851</text:p>
          </table:table-cell>
          <table:table-cell office:value-type="float" office:value="27259.25976" calcext:value-type="float">
            <text:p>27259.25976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FFFFFC28</text:p>
          </table:table-cell>
          <table:table-cell office:value-type="float" office:value="1030.54394" calcext:value-type="float">
            <text:p>1030.54394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852" calcext:value-type="float">
            <text:p>852</text:p>
          </table:table-cell>
          <table:table-cell office:value-type="float" office:value="27291.29101" calcext:value-type="float">
            <text:p>27291.29101</text:p>
          </table:table-cell>
          <table:table-cell office:value-type="float" office:value="-988" calcext:value-type="float">
            <text:p>-988</text:p>
          </table:table-cell>
          <table:table-cell office:value-type="string" calcext:value-type="string">
            <text:p>FFFFFC24</text:p>
          </table:table-cell>
          <table:table-cell office:value-type="float" office:value="973.03509" calcext:value-type="float">
            <text:p>973.03509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853" calcext:value-type="float">
            <text:p>853</text:p>
          </table:table-cell>
          <table:table-cell office:value-type="float" office:value="27323.32421" calcext:value-type="float">
            <text:p>27323.32421</text:p>
          </table:table-cell>
          <table:table-cell office:value-type="float" office:value="-993" calcext:value-type="float">
            <text:p>-993</text:p>
          </table:table-cell>
          <table:table-cell office:value-type="string" calcext:value-type="string">
            <text:p>FFFFFC1F</text:p>
          </table:table-cell>
          <table:table-cell office:value-type="float" office:value="976.63085" calcext:value-type="float">
            <text:p>976.63085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854" calcext:value-type="float">
            <text:p>854</text:p>
          </table:table-cell>
          <table:table-cell office:value-type="float" office:value="27355.35546" calcext:value-type="float">
            <text:p>27355.35546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FFFFC19</text:p>
          </table:table-cell>
          <table:table-cell office:value-type="float" office:value="960.38989" calcext:value-type="float">
            <text:p>960.38989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855" calcext:value-type="float">
            <text:p>855</text:p>
          </table:table-cell>
          <table:table-cell office:value-type="float" office:value="27387.38671" calcext:value-type="float">
            <text:p>27387.38671</text:p>
          </table:table-cell>
          <table:table-cell office:value-type="float" office:value="-1004" calcext:value-type="float">
            <text:p>-1004</text:p>
          </table:table-cell>
          <table:table-cell office:value-type="string" calcext:value-type="string">
            <text:p>FFFFFC14</text:p>
          </table:table-cell>
          <table:table-cell office:value-type="float" office:value="961.85766" calcext:value-type="float">
            <text:p>961.85766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856" calcext:value-type="float">
            <text:p>856</text:p>
          </table:table-cell>
          <table:table-cell office:value-type="float" office:value="27419.41992" calcext:value-type="float">
            <text:p>27419.41992</text:p>
          </table:table-cell>
          <table:table-cell office:value-type="float" office:value="-1009" calcext:value-type="float">
            <text:p>-1009</text:p>
          </table:table-cell>
          <table:table-cell office:value-type="string" calcext:value-type="string">
            <text:p>FFFFFC0F</text:p>
          </table:table-cell>
          <table:table-cell office:value-type="float" office:value="969.88189" calcext:value-type="float">
            <text:p>969.88189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857" calcext:value-type="float">
            <text:p>857</text:p>
          </table:table-cell>
          <table:table-cell office:value-type="float" office:value="27451.45117" calcext:value-type="float">
            <text:p>27451.45117</text:p>
          </table:table-cell>
          <table:table-cell office:value-type="float" office:value="-1013" calcext:value-type="float">
            <text:p>-1013</text:p>
          </table:table-cell>
          <table:table-cell office:value-type="string" calcext:value-type="string">
            <text:p>FFFFFC0B</text:p>
          </table:table-cell>
          <table:table-cell office:value-type="float" office:value="1037.13708" calcext:value-type="float">
            <text:p>1037.13708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858" calcext:value-type="float">
            <text:p>858</text:p>
          </table:table-cell>
          <table:table-cell office:value-type="float" office:value="27483.48437" calcext:value-type="float">
            <text:p>27483.48437</text:p>
          </table:table-cell>
          <table:table-cell office:value-type="float" office:value="-1019" calcext:value-type="float">
            <text:p>-1019</text:p>
          </table:table-cell>
          <table:table-cell office:value-type="string" calcext:value-type="string">
            <text:p>FFFFFC05</text:p>
          </table:table-cell>
          <table:table-cell office:value-type="float" office:value="1056.84082" calcext:value-type="float">
            <text:p>1056.84082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859" calcext:value-type="float">
            <text:p>859</text:p>
          </table:table-cell>
          <table:table-cell office:value-type="float" office:value="27515.51562" calcext:value-type="float">
            <text:p>27515.51562</text:p>
          </table:table-cell>
          <table:table-cell office:value-type="float" office:value="-1026" calcext:value-type="float">
            <text:p>-1026</text:p>
          </table:table-cell>
          <table:table-cell office:value-type="string" calcext:value-type="string">
            <text:p>FFFFFBFE</text:p>
          </table:table-cell>
          <table:table-cell office:value-type="float" office:value="987.27862" calcext:value-type="float">
            <text:p>987.27862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860" calcext:value-type="float">
            <text:p>860</text:p>
          </table:table-cell>
          <table:table-cell office:value-type="float" office:value="27547.54687" calcext:value-type="float">
            <text:p>27547.54687</text:p>
          </table:table-cell>
          <table:table-cell office:value-type="float" office:value="-1033" calcext:value-type="float">
            <text:p>-1033</text:p>
          </table:table-cell>
          <table:table-cell office:value-type="string" calcext:value-type="string">
            <text:p>FFFFFBF7</text:p>
          </table:table-cell>
          <table:table-cell office:value-type="float" office:value="992.77227" calcext:value-type="float">
            <text:p>992.77227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861" calcext:value-type="float">
            <text:p>861</text:p>
          </table:table-cell>
          <table:table-cell office:value-type="float" office:value="27579.58007" calcext:value-type="float">
            <text:p>27579.58007</text:p>
          </table:table-cell>
          <table:table-cell office:value-type="float" office:value="-1037" calcext:value-type="float">
            <text:p>-1037</text:p>
          </table:table-cell>
          <table:table-cell office:value-type="string" calcext:value-type="string">
            <text:p>FFFFFBF3</text:p>
          </table:table-cell>
          <table:table-cell office:value-type="float" office:value="1120.12939" calcext:value-type="float">
            <text:p>1120.12939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862" calcext:value-type="float">
            <text:p>862</text:p>
          </table:table-cell>
          <table:table-cell office:value-type="float" office:value="27611.61132" calcext:value-type="float">
            <text:p>27611.61132</text:p>
          </table:table-cell>
          <table:table-cell office:value-type="float" office:value="-1041" calcext:value-type="float">
            <text:p>-1041</text:p>
          </table:table-cell>
          <table:table-cell office:value-type="string" calcext:value-type="string">
            <text:p>FFFFFBEF</text:p>
          </table:table-cell>
          <table:table-cell office:value-type="float" office:value="1044.65832" calcext:value-type="float">
            <text:p>1044.65832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863" calcext:value-type="float">
            <text:p>863</text:p>
          </table:table-cell>
          <table:table-cell office:value-type="float" office:value="27643.64453" calcext:value-type="float">
            <text:p>27643.64453</text:p>
          </table:table-cell>
          <table:table-cell office:value-type="float" office:value="-1044" calcext:value-type="float">
            <text:p>-1044</text:p>
          </table:table-cell>
          <table:table-cell office:value-type="string" calcext:value-type="string">
            <text:p>FFFFFBEC</text:p>
          </table:table-cell>
          <table:table-cell office:value-type="float" office:value="996.34729" calcext:value-type="float">
            <text:p>996.34729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864" calcext:value-type="float">
            <text:p>864</text:p>
          </table:table-cell>
          <table:table-cell office:value-type="float" office:value="27675.67578" calcext:value-type="float">
            <text:p>27675.67578</text:p>
          </table:table-cell>
          <table:table-cell office:value-type="float" office:value="-1048" calcext:value-type="float">
            <text:p>-1048</text:p>
          </table:table-cell>
          <table:table-cell office:value-type="string" calcext:value-type="string">
            <text:p>FFFFFBE8</text:p>
          </table:table-cell>
          <table:table-cell office:value-type="float" office:value="1106.8684" calcext:value-type="float">
            <text:p>1106.8684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865" calcext:value-type="float">
            <text:p>865</text:p>
          </table:table-cell>
          <table:table-cell office:value-type="float" office:value="27707.70703" calcext:value-type="float">
            <text:p>27707.70703</text:p>
          </table:table-cell>
          <table:table-cell office:value-type="float" office:value="-1056" calcext:value-type="float">
            <text:p>-1056</text:p>
          </table:table-cell>
          <table:table-cell office:value-type="string" calcext:value-type="string">
            <text:p>FFFFFBE0</text:p>
          </table:table-cell>
          <table:table-cell office:value-type="float" office:value="990.14703" calcext:value-type="float">
            <text:p>990.14703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866" calcext:value-type="float">
            <text:p>866</text:p>
          </table:table-cell>
          <table:table-cell office:value-type="float" office:value="27739.74023" calcext:value-type="float">
            <text:p>27739.74023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FFFFFBDA</text:p>
          </table:table-cell>
          <table:table-cell office:value-type="float" office:value="954.65405" calcext:value-type="float">
            <text:p>954.65405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867" calcext:value-type="float">
            <text:p>867</text:p>
          </table:table-cell>
          <table:table-cell office:value-type="float" office:value="27771.77148" calcext:value-type="float">
            <text:p>27771.77148</text:p>
          </table:table-cell>
          <table:table-cell office:value-type="float" office:value="-1066" calcext:value-type="float">
            <text:p>-1066</text:p>
          </table:table-cell>
          <table:table-cell office:value-type="string" calcext:value-type="string">
            <text:p>FFFFFBD6</text:p>
          </table:table-cell>
          <table:table-cell office:value-type="float" office:value="948.91094" calcext:value-type="float">
            <text:p>948.91094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868" calcext:value-type="float">
            <text:p>868</text:p>
          </table:table-cell>
          <table:table-cell office:value-type="float" office:value="27803.80468" calcext:value-type="float">
            <text:p>27803.80468</text:p>
          </table:table-cell>
          <table:table-cell office:value-type="float" office:value="-1071" calcext:value-type="float">
            <text:p>-1071</text:p>
          </table:table-cell>
          <table:table-cell office:value-type="string" calcext:value-type="string">
            <text:p>FFFFFBD1</text:p>
          </table:table-cell>
          <table:table-cell office:value-type="float" office:value="946.82592" calcext:value-type="float">
            <text:p>946.82592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869" calcext:value-type="float">
            <text:p>869</text:p>
          </table:table-cell>
          <table:table-cell office:value-type="float" office:value="27835.83593" calcext:value-type="float">
            <text:p>27835.83593</text:p>
          </table:table-cell>
          <table:table-cell office:value-type="float" office:value="-1074" calcext:value-type="float">
            <text:p>-1074</text:p>
          </table:table-cell>
          <table:table-cell office:value-type="string" calcext:value-type="string">
            <text:p>FFFFFBCE</text:p>
          </table:table-cell>
          <table:table-cell office:value-type="float" office:value="941.7293" calcext:value-type="float">
            <text:p>941.7293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870" calcext:value-type="float">
            <text:p>870</text:p>
          </table:table-cell>
          <table:table-cell office:value-type="float" office:value="27867.86718" calcext:value-type="float">
            <text:p>27867.86718</text:p>
          </table:table-cell>
          <table:table-cell office:value-type="float" office:value="-1078" calcext:value-type="float">
            <text:p>-1078</text:p>
          </table:table-cell>
          <table:table-cell office:value-type="string" calcext:value-type="string">
            <text:p>FFFFFBCA</text:p>
          </table:table-cell>
          <table:table-cell office:value-type="float" office:value="990.1098" calcext:value-type="float">
            <text:p>990.1098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871" calcext:value-type="float">
            <text:p>871</text:p>
          </table:table-cell>
          <table:table-cell office:value-type="float" office:value="27899.90039" calcext:value-type="float">
            <text:p>27899.90039</text:p>
          </table:table-cell>
          <table:table-cell office:value-type="float" office:value="-1083" calcext:value-type="float">
            <text:p>-1083</text:p>
          </table:table-cell>
          <table:table-cell office:value-type="string" calcext:value-type="string">
            <text:p>FFFFFBC5</text:p>
          </table:table-cell>
          <table:table-cell office:value-type="float" office:value="1003.97412" calcext:value-type="float">
            <text:p>1003.97412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872" calcext:value-type="float">
            <text:p>872</text:p>
          </table:table-cell>
          <table:table-cell office:value-type="float" office:value="27931.93164" calcext:value-type="float">
            <text:p>27931.93164</text:p>
          </table:table-cell>
          <table:table-cell office:value-type="float" office:value="-1088" calcext:value-type="float">
            <text:p>-1088</text:p>
          </table:table-cell>
          <table:table-cell office:value-type="string" calcext:value-type="string">
            <text:p>FFFFFBC0</text:p>
          </table:table-cell>
          <table:table-cell office:value-type="float" office:value="985.02893" calcext:value-type="float">
            <text:p>985.02893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873" calcext:value-type="float">
            <text:p>873</text:p>
          </table:table-cell>
          <table:table-cell office:value-type="float" office:value="27963.96484" calcext:value-type="float">
            <text:p>27963.96484</text:p>
          </table:table-cell>
          <table:table-cell office:value-type="float" office:value="-1093" calcext:value-type="float">
            <text:p>-1093</text:p>
          </table:table-cell>
          <table:table-cell office:value-type="string" calcext:value-type="string">
            <text:p>FFFFFBBB</text:p>
          </table:table-cell>
          <table:table-cell office:value-type="float" office:value="1043.50781" calcext:value-type="float">
            <text:p>1043.50781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874" calcext:value-type="float">
            <text:p>874</text:p>
          </table:table-cell>
          <table:table-cell office:value-type="float" office:value="27995.99609" calcext:value-type="float">
            <text:p>27995.99609</text:p>
          </table:table-cell>
          <table:table-cell office:value-type="float" office:value="-1097" calcext:value-type="float">
            <text:p>-1097</text:p>
          </table:table-cell>
          <table:table-cell office:value-type="string" calcext:value-type="string">
            <text:p>FFFFFBB7</text:p>
          </table:table-cell>
          <table:table-cell office:value-type="float" office:value="994.92358" calcext:value-type="float">
            <text:p>994.92358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875" calcext:value-type="float">
            <text:p>875</text:p>
          </table:table-cell>
          <table:table-cell office:value-type="float" office:value="28028.02734" calcext:value-type="float">
            <text:p>28028.02734</text:p>
          </table:table-cell>
          <table:table-cell office:value-type="float" office:value="-1101" calcext:value-type="float">
            <text:p>-1101</text:p>
          </table:table-cell>
          <table:table-cell office:value-type="string" calcext:value-type="string">
            <text:p>FFFFFBB3</text:p>
          </table:table-cell>
          <table:table-cell office:value-type="float" office:value="1152.65588" calcext:value-type="float">
            <text:p>1152.65588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876" calcext:value-type="float">
            <text:p>876</text:p>
          </table:table-cell>
          <table:table-cell office:value-type="float" office:value="28060.06054" calcext:value-type="float">
            <text:p>28060.06054</text:p>
          </table:table-cell>
          <table:table-cell office:value-type="float" office:value="-1104" calcext:value-type="float">
            <text:p>-1104</text:p>
          </table:table-cell>
          <table:table-cell office:value-type="string" calcext:value-type="string">
            <text:p>FFFFFBB0</text:p>
          </table:table-cell>
          <table:table-cell office:value-type="float" office:value="1005.53564" calcext:value-type="float">
            <text:p>1005.53564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877" calcext:value-type="float">
            <text:p>877</text:p>
          </table:table-cell>
          <table:table-cell office:value-type="float" office:value="28092.09179" calcext:value-type="float">
            <text:p>28092.09179</text:p>
          </table:table-cell>
          <table:table-cell office:value-type="float" office:value="-1107" calcext:value-type="float">
            <text:p>-1107</text:p>
          </table:table-cell>
          <table:table-cell office:value-type="string" calcext:value-type="string">
            <text:p>FFFFFBAD</text:p>
          </table:table-cell>
          <table:table-cell office:value-type="float" office:value="1090.29528" calcext:value-type="float">
            <text:p>1090.29528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878" calcext:value-type="float">
            <text:p>878</text:p>
          </table:table-cell>
          <table:table-cell office:value-type="float" office:value="28124.125" calcext:value-type="float">
            <text:p>28124.125</text:p>
          </table:table-cell>
          <table:table-cell office:value-type="float" office:value="-1109" calcext:value-type="float">
            <text:p>-1109</text:p>
          </table:table-cell>
          <table:table-cell office:value-type="string" calcext:value-type="string">
            <text:p>FFFFFBAB</text:p>
          </table:table-cell>
          <table:table-cell office:value-type="float" office:value="988.89508" calcext:value-type="float">
            <text:p>988.89508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879" calcext:value-type="float">
            <text:p>879</text:p>
          </table:table-cell>
          <table:table-cell office:value-type="float" office:value="28156.15625" calcext:value-type="float">
            <text:p>28156.15625</text:p>
          </table:table-cell>
          <table:table-cell office:value-type="float" office:value="-1111" calcext:value-type="float">
            <text:p>-1111</text:p>
          </table:table-cell>
          <table:table-cell office:value-type="string" calcext:value-type="string">
            <text:p>FFFFFBA9</text:p>
          </table:table-cell>
          <table:table-cell office:value-type="float" office:value="1031.69201" calcext:value-type="float">
            <text:p>1031.69201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880" calcext:value-type="float">
            <text:p>880</text:p>
          </table:table-cell>
          <table:table-cell office:value-type="float" office:value="28188.1875" calcext:value-type="float">
            <text:p>28188.1875</text:p>
          </table:table-cell>
          <table:table-cell office:value-type="float" office:value="-1113" calcext:value-type="float">
            <text:p>-1113</text:p>
          </table:table-cell>
          <table:table-cell office:value-type="string" calcext:value-type="string">
            <text:p>FFFFFBA7</text:p>
          </table:table-cell>
          <table:table-cell office:value-type="float" office:value="969.78607" calcext:value-type="float">
            <text:p>969.78607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881" calcext:value-type="float">
            <text:p>881</text:p>
          </table:table-cell>
          <table:table-cell office:value-type="float" office:value="28220.2207" calcext:value-type="float">
            <text:p>28220.2207</text:p>
          </table:table-cell>
          <table:table-cell office:value-type="float" office:value="-1114" calcext:value-type="float">
            <text:p>-1114</text:p>
          </table:table-cell>
          <table:table-cell office:value-type="string" calcext:value-type="string">
            <text:p>FFFFFBA6</text:p>
          </table:table-cell>
          <table:table-cell office:value-type="float" office:value="904.56146" calcext:value-type="float">
            <text:p>904.56146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882" calcext:value-type="float">
            <text:p>882</text:p>
          </table:table-cell>
          <table:table-cell office:value-type="float" office:value="28252.25195" calcext:value-type="float">
            <text:p>28252.25195</text:p>
          </table:table-cell>
          <table:table-cell office:value-type="float" office:value="-1114" calcext:value-type="float">
            <text:p>-1114</text:p>
          </table:table-cell>
          <table:table-cell office:value-type="string" calcext:value-type="string">
            <text:p>FFFFFBA6</text:p>
          </table:table-cell>
          <table:table-cell office:value-type="float" office:value="938.4544" calcext:value-type="float">
            <text:p>938.4544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883" calcext:value-type="float">
            <text:p>883</text:p>
          </table:table-cell>
          <table:table-cell office:value-type="float" office:value="28284.28515" calcext:value-type="float">
            <text:p>28284.28515</text:p>
          </table:table-cell>
          <table:table-cell office:value-type="float" office:value="-1115" calcext:value-type="float">
            <text:p>-1115</text:p>
          </table:table-cell>
          <table:table-cell office:value-type="string" calcext:value-type="string">
            <text:p>FFFFFBA5</text:p>
          </table:table-cell>
          <table:table-cell office:value-type="float" office:value="961.4793" calcext:value-type="float">
            <text:p>961.4793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884" calcext:value-type="float">
            <text:p>884</text:p>
          </table:table-cell>
          <table:table-cell office:value-type="float" office:value="28316.3164" calcext:value-type="float">
            <text:p>28316.3164</text:p>
          </table:table-cell>
          <table:table-cell office:value-type="float" office:value="-1116" calcext:value-type="float">
            <text:p>-1116</text:p>
          </table:table-cell>
          <table:table-cell office:value-type="string" calcext:value-type="string">
            <text:p>FFFFFBA4</text:p>
          </table:table-cell>
          <table:table-cell office:value-type="float" office:value="951.86175" calcext:value-type="float">
            <text:p>951.86175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885" calcext:value-type="float">
            <text:p>885</text:p>
          </table:table-cell>
          <table:table-cell office:value-type="float" office:value="28348.34765" calcext:value-type="float">
            <text:p>28348.34765</text:p>
          </table:table-cell>
          <table:table-cell office:value-type="float" office:value="-1117" calcext:value-type="float">
            <text:p>-1117</text:p>
          </table:table-cell>
          <table:table-cell office:value-type="string" calcext:value-type="string">
            <text:p>FFFFFBA3</text:p>
          </table:table-cell>
          <table:table-cell office:value-type="float" office:value="986.64801" calcext:value-type="float">
            <text:p>986.64801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886" calcext:value-type="float">
            <text:p>886</text:p>
          </table:table-cell>
          <table:table-cell office:value-type="float" office:value="28380.38085" calcext:value-type="float">
            <text:p>28380.38085</text:p>
          </table:table-cell>
          <table:table-cell office:value-type="float" office:value="-1117" calcext:value-type="float">
            <text:p>-1117</text:p>
          </table:table-cell>
          <table:table-cell office:value-type="string" calcext:value-type="string">
            <text:p>FFFFFBA3</text:p>
          </table:table-cell>
          <table:table-cell office:value-type="float" office:value="1029.39086" calcext:value-type="float">
            <text:p>1029.39086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887" calcext:value-type="float">
            <text:p>887</text:p>
          </table:table-cell>
          <table:table-cell office:value-type="float" office:value="28412.4121" calcext:value-type="float">
            <text:p>28412.4121</text:p>
          </table:table-cell>
          <table:table-cell office:value-type="float" office:value="-1115" calcext:value-type="float">
            <text:p>-1115</text:p>
          </table:table-cell>
          <table:table-cell office:value-type="string" calcext:value-type="string">
            <text:p>FFFFFBA5</text:p>
          </table:table-cell>
          <table:table-cell office:value-type="float" office:value="1025.42932" calcext:value-type="float">
            <text:p>1025.42932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888" calcext:value-type="float">
            <text:p>888</text:p>
          </table:table-cell>
          <table:table-cell office:value-type="float" office:value="28444.44531" calcext:value-type="float">
            <text:p>28444.44531</text:p>
          </table:table-cell>
          <table:table-cell office:value-type="float" office:value="-1112" calcext:value-type="float">
            <text:p>-1112</text:p>
          </table:table-cell>
          <table:table-cell office:value-type="string" calcext:value-type="string">
            <text:p>FFFFFBA8</text:p>
          </table:table-cell>
          <table:table-cell office:value-type="float" office:value="954.94976" calcext:value-type="float">
            <text:p>954.94976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889" calcext:value-type="float">
            <text:p>889</text:p>
          </table:table-cell>
          <table:table-cell office:value-type="float" office:value="28476.47656" calcext:value-type="float">
            <text:p>28476.47656</text:p>
          </table:table-cell>
          <table:table-cell office:value-type="float" office:value="-1108" calcext:value-type="float">
            <text:p>-1108</text:p>
          </table:table-cell>
          <table:table-cell office:value-type="string" calcext:value-type="string">
            <text:p>FFFFFBAC</text:p>
          </table:table-cell>
          <table:table-cell office:value-type="float" office:value="1114.8081" calcext:value-type="float">
            <text:p>1114.8081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890" calcext:value-type="float">
            <text:p>890</text:p>
          </table:table-cell>
          <table:table-cell office:value-type="float" office:value="28508.50781" calcext:value-type="float">
            <text:p>28508.50781</text:p>
          </table:table-cell>
          <table:table-cell office:value-type="float" office:value="-1103" calcext:value-type="float">
            <text:p>-1103</text:p>
          </table:table-cell>
          <table:table-cell office:value-type="string" calcext:value-type="string">
            <text:p>FFFFFBB1</text:p>
          </table:table-cell>
          <table:table-cell office:value-type="float" office:value="1070.14526" calcext:value-type="float">
            <text:p>1070.14526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891" calcext:value-type="float">
            <text:p>891</text:p>
          </table:table-cell>
          <table:table-cell office:value-type="float" office:value="28540.54101" calcext:value-type="float">
            <text:p>28540.54101</text:p>
          </table:table-cell>
          <table:table-cell office:value-type="float" office:value="-1099" calcext:value-type="float">
            <text:p>-1099</text:p>
          </table:table-cell>
          <table:table-cell office:value-type="string" calcext:value-type="string">
            <text:p>FFFFFBB5</text:p>
          </table:table-cell>
          <table:table-cell office:value-type="float" office:value="979.90039" calcext:value-type="float">
            <text:p>979.90039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892" calcext:value-type="float">
            <text:p>892</text:p>
          </table:table-cell>
          <table:table-cell office:value-type="float" office:value="28572.57226" calcext:value-type="float">
            <text:p>28572.57226</text:p>
          </table:table-cell>
          <table:table-cell office:value-type="float" office:value="-1096" calcext:value-type="float">
            <text:p>-1096</text:p>
          </table:table-cell>
          <table:table-cell office:value-type="string" calcext:value-type="string">
            <text:p>FFFFFBB8</text:p>
          </table:table-cell>
          <table:table-cell office:value-type="float" office:value="1046.27526" calcext:value-type="float">
            <text:p>1046.27526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893" calcext:value-type="float">
            <text:p>893</text:p>
          </table:table-cell>
          <table:table-cell office:value-type="float" office:value="28604.60546" calcext:value-type="float">
            <text:p>28604.60546</text:p>
          </table:table-cell>
          <table:table-cell office:value-type="float" office:value="-1091" calcext:value-type="float">
            <text:p>-1091</text:p>
          </table:table-cell>
          <table:table-cell office:value-type="string" calcext:value-type="string">
            <text:p>FFFFFBBD</text:p>
          </table:table-cell>
          <table:table-cell office:value-type="float" office:value="1002.27929" calcext:value-type="float">
            <text:p>1002.27929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894" calcext:value-type="float">
            <text:p>894</text:p>
          </table:table-cell>
          <table:table-cell office:value-type="float" office:value="28636.63671" calcext:value-type="float">
            <text:p>28636.63671</text:p>
          </table:table-cell>
          <table:table-cell office:value-type="float" office:value="-1086" calcext:value-type="float">
            <text:p>-1086</text:p>
          </table:table-cell>
          <table:table-cell office:value-type="string" calcext:value-type="string">
            <text:p>FFFFFBC2</text:p>
          </table:table-cell>
          <table:table-cell office:value-type="float" office:value="969.79254" calcext:value-type="float">
            <text:p>969.79254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895" calcext:value-type="float">
            <text:p>895</text:p>
          </table:table-cell>
          <table:table-cell office:value-type="float" office:value="28668.66796" calcext:value-type="float">
            <text:p>28668.66796</text:p>
          </table:table-cell>
          <table:table-cell office:value-type="float" office:value="-1080" calcext:value-type="float">
            <text:p>-1080</text:p>
          </table:table-cell>
          <table:table-cell office:value-type="string" calcext:value-type="string">
            <text:p>FFFFFBC8</text:p>
          </table:table-cell>
          <table:table-cell office:value-type="float" office:value="927.23077" calcext:value-type="float">
            <text:p>927.23077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896" calcext:value-type="float">
            <text:p>896</text:p>
          </table:table-cell>
          <table:table-cell office:value-type="float" office:value="28700.70117" calcext:value-type="float">
            <text:p>28700.70117</text:p>
          </table:table-cell>
          <table:table-cell office:value-type="float" office:value="-1073" calcext:value-type="float">
            <text:p>-1073</text:p>
          </table:table-cell>
          <table:table-cell office:value-type="string" calcext:value-type="string">
            <text:p>FFFFFBCF</text:p>
          </table:table-cell>
          <table:table-cell office:value-type="float" office:value="911.42407" calcext:value-type="float">
            <text:p>911.42407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897" calcext:value-type="float">
            <text:p>897</text:p>
          </table:table-cell>
          <table:table-cell office:value-type="float" office:value="28732.73242" calcext:value-type="float">
            <text:p>28732.73242</text:p>
          </table:table-cell>
          <table:table-cell office:value-type="float" office:value="-1065" calcext:value-type="float">
            <text:p>-1065</text:p>
          </table:table-cell>
          <table:table-cell office:value-type="string" calcext:value-type="string">
            <text:p>FFFFFBD7</text:p>
          </table:table-cell>
          <table:table-cell office:value-type="float" office:value="922.63751" calcext:value-type="float">
            <text:p>922.63751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898" calcext:value-type="float">
            <text:p>898</text:p>
          </table:table-cell>
          <table:table-cell office:value-type="float" office:value="28764.76562" calcext:value-type="float">
            <text:p>28764.76562</text:p>
          </table:table-cell>
          <table:table-cell office:value-type="float" office:value="-1058" calcext:value-type="float">
            <text:p>-1058</text:p>
          </table:table-cell>
          <table:table-cell office:value-type="string" calcext:value-type="string">
            <text:p>FFFFFBDE</text:p>
          </table:table-cell>
          <table:table-cell office:value-type="float" office:value="906.17248" calcext:value-type="float">
            <text:p>906.17248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899" calcext:value-type="float">
            <text:p>899</text:p>
          </table:table-cell>
          <table:table-cell office:value-type="float" office:value="28796.79687" calcext:value-type="float">
            <text:p>28796.79687</text:p>
          </table:table-cell>
          <table:table-cell office:value-type="float" office:value="-1053" calcext:value-type="float">
            <text:p>-1053</text:p>
          </table:table-cell>
          <table:table-cell office:value-type="string" calcext:value-type="string">
            <text:p>FFFFFBE3</text:p>
          </table:table-cell>
          <table:table-cell office:value-type="float" office:value="1019.09826" calcext:value-type="float">
            <text:p>1019.09826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900" calcext:value-type="float">
            <text:p>900</text:p>
          </table:table-cell>
          <table:table-cell office:value-type="float" office:value="28828.82812" calcext:value-type="float">
            <text:p>28828.82812</text:p>
          </table:table-cell>
          <table:table-cell office:value-type="float" office:value="-1048" calcext:value-type="float">
            <text:p>-1048</text:p>
          </table:table-cell>
          <table:table-cell office:value-type="string" calcext:value-type="string">
            <text:p>FFFFFBE8</text:p>
          </table:table-cell>
          <table:table-cell office:value-type="float" office:value="1018.04315" calcext:value-type="float">
            <text:p>1018.04315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901" calcext:value-type="float">
            <text:p>901</text:p>
          </table:table-cell>
          <table:table-cell office:value-type="float" office:value="28860.86132" calcext:value-type="float">
            <text:p>28860.86132</text:p>
          </table:table-cell>
          <table:table-cell office:value-type="float" office:value="-1040" calcext:value-type="float">
            <text:p>-1040</text:p>
          </table:table-cell>
          <table:table-cell office:value-type="string" calcext:value-type="string">
            <text:p>FFFFFBF0</text:p>
          </table:table-cell>
          <table:table-cell office:value-type="float" office:value="1105.83581" calcext:value-type="float">
            <text:p>1105.83581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902" calcext:value-type="float">
            <text:p>902</text:p>
          </table:table-cell>
          <table:table-cell office:value-type="float" office:value="28892.89257" calcext:value-type="float">
            <text:p>28892.89257</text:p>
          </table:table-cell>
          <table:table-cell office:value-type="float" office:value="-1032" calcext:value-type="float">
            <text:p>-1032</text:p>
          </table:table-cell>
          <table:table-cell office:value-type="string" calcext:value-type="string">
            <text:p>FFFFFBF8</text:p>
          </table:table-cell>
          <table:table-cell office:value-type="float" office:value="1031.30883" calcext:value-type="float">
            <text:p>1031.30883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903" calcext:value-type="float">
            <text:p>903</text:p>
          </table:table-cell>
          <table:table-cell office:value-type="float" office:value="28924.92578" calcext:value-type="float">
            <text:p>28924.92578</text:p>
          </table:table-cell>
          <table:table-cell office:value-type="float" office:value="-1027" calcext:value-type="float">
            <text:p>-1027</text:p>
          </table:table-cell>
          <table:table-cell office:value-type="string" calcext:value-type="string">
            <text:p>FFFFFBFD</text:p>
          </table:table-cell>
          <table:table-cell office:value-type="float" office:value="1550.55603" calcext:value-type="float">
            <text:p>1550.55603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904" calcext:value-type="float">
            <text:p>904</text:p>
          </table:table-cell>
          <table:table-cell office:value-type="float" office:value="28956.95703" calcext:value-type="float">
            <text:p>28956.95703</text:p>
          </table:table-cell>
          <table:table-cell office:value-type="float" office:value="-1023" calcext:value-type="float">
            <text:p>-1023</text:p>
          </table:table-cell>
          <table:table-cell office:value-type="string" calcext:value-type="string">
            <text:p>FFFFFC01</text:p>
          </table:table-cell>
          <table:table-cell office:value-type="float" office:value="820.89038" calcext:value-type="float">
            <text:p>820.89038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905" calcext:value-type="float">
            <text:p>905</text:p>
          </table:table-cell>
          <table:table-cell office:value-type="float" office:value="28988.98828" calcext:value-type="float">
            <text:p>28988.98828</text:p>
          </table:table-cell>
          <table:table-cell office:value-type="float" office:value="-1019" calcext:value-type="float">
            <text:p>-1019</text:p>
          </table:table-cell>
          <table:table-cell office:value-type="string" calcext:value-type="string">
            <text:p>FFFFFC05</text:p>
          </table:table-cell>
          <table:table-cell office:value-type="float" office:value="980.66052" calcext:value-type="float">
            <text:p>980.66052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906" calcext:value-type="float">
            <text:p>906</text:p>
          </table:table-cell>
          <table:table-cell office:value-type="float" office:value="29021.02148" calcext:value-type="float">
            <text:p>29021.02148</text:p>
          </table:table-cell>
          <table:table-cell office:value-type="float" office:value="-1015" calcext:value-type="float">
            <text:p>-1015</text:p>
          </table:table-cell>
          <table:table-cell office:value-type="string" calcext:value-type="string">
            <text:p>FFFFFC09</text:p>
          </table:table-cell>
          <table:table-cell office:value-type="float" office:value="1050.11413" calcext:value-type="float">
            <text:p>1050.11413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907" calcext:value-type="float">
            <text:p>907</text:p>
          </table:table-cell>
          <table:table-cell office:value-type="float" office:value="29053.05273" calcext:value-type="float">
            <text:p>29053.05273</text:p>
          </table:table-cell>
          <table:table-cell office:value-type="float" office:value="-1010" calcext:value-type="float">
            <text:p>-1010</text:p>
          </table:table-cell>
          <table:table-cell office:value-type="string" calcext:value-type="string">
            <text:p>FFFFFC0E</text:p>
          </table:table-cell>
          <table:table-cell office:value-type="float" office:value="1020.92462" calcext:value-type="float">
            <text:p>1020.92462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908" calcext:value-type="float">
            <text:p>908</text:p>
          </table:table-cell>
          <table:table-cell office:value-type="float" office:value="29085.08593" calcext:value-type="float">
            <text:p>29085.08593</text:p>
          </table:table-cell>
          <table:table-cell office:value-type="float" office:value="-1007" calcext:value-type="float">
            <text:p>-1007</text:p>
          </table:table-cell>
          <table:table-cell office:value-type="string" calcext:value-type="string">
            <text:p>FFFFFC11</text:p>
          </table:table-cell>
          <table:table-cell office:value-type="float" office:value="998.29095" calcext:value-type="float">
            <text:p>998.29095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909" calcext:value-type="float">
            <text:p>909</text:p>
          </table:table-cell>
          <table:table-cell office:value-type="float" office:value="29117.11718" calcext:value-type="float">
            <text:p>29117.11718</text:p>
          </table:table-cell>
          <table:table-cell office:value-type="float" office:value="-1002" calcext:value-type="float">
            <text:p>-1002</text:p>
          </table:table-cell>
          <table:table-cell office:value-type="string" calcext:value-type="string">
            <text:p>FFFFFC16</text:p>
          </table:table-cell>
          <table:table-cell office:value-type="float" office:value="862.36517" calcext:value-type="float">
            <text:p>862.36517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910" calcext:value-type="float">
            <text:p>910</text:p>
          </table:table-cell>
          <table:table-cell office:value-type="float" office:value="29149.14843" calcext:value-type="float">
            <text:p>29149.14843</text:p>
          </table:table-cell>
          <table:table-cell office:value-type="float" office:value="-996" calcext:value-type="float">
            <text:p>-996</text:p>
          </table:table-cell>
          <table:table-cell office:value-type="string" calcext:value-type="string">
            <text:p>FFFFFC1C</text:p>
          </table:table-cell>
          <table:table-cell office:value-type="float" office:value="810.40966" calcext:value-type="float">
            <text:p>810.40966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911" calcext:value-type="float">
            <text:p>911</text:p>
          </table:table-cell>
          <table:table-cell office:value-type="float" office:value="29181.18164" calcext:value-type="float">
            <text:p>29181.18164</text:p>
          </table:table-cell>
          <table:table-cell office:value-type="float" office:value="-993" calcext:value-type="float">
            <text:p>-993</text:p>
          </table:table-cell>
          <table:table-cell office:value-type="string" calcext:value-type="string">
            <text:p>FFFFFC1F</text:p>
          </table:table-cell>
          <table:table-cell office:value-type="float" office:value="974.93713" calcext:value-type="float">
            <text:p>974.93713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912" calcext:value-type="float">
            <text:p>912</text:p>
          </table:table-cell>
          <table:table-cell office:value-type="float" office:value="29213.21289" calcext:value-type="float">
            <text:p>29213.21289</text:p>
          </table:table-cell>
          <table:table-cell office:value-type="float" office:value="-991" calcext:value-type="float">
            <text:p>-991</text:p>
          </table:table-cell>
          <table:table-cell office:value-type="string" calcext:value-type="string">
            <text:p>FFFFFC21</text:p>
          </table:table-cell>
          <table:table-cell office:value-type="float" office:value="898.95892" calcext:value-type="float">
            <text:p>898.95892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913" calcext:value-type="float">
            <text:p>913</text:p>
          </table:table-cell>
          <table:table-cell office:value-type="float" office:value="29245.24609" calcext:value-type="float">
            <text:p>29245.24609</text:p>
          </table:table-cell>
          <table:table-cell office:value-type="float" office:value="-989" calcext:value-type="float">
            <text:p>-989</text:p>
          </table:table-cell>
          <table:table-cell office:value-type="string" calcext:value-type="string">
            <text:p>FFFFFC23</text:p>
          </table:table-cell>
          <table:table-cell office:value-type="float" office:value="1040.0238" calcext:value-type="float">
            <text:p>1040.0238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914" calcext:value-type="float">
            <text:p>914</text:p>
          </table:table-cell>
          <table:table-cell office:value-type="float" office:value="29277.27734" calcext:value-type="float">
            <text:p>29277.27734</text:p>
          </table:table-cell>
          <table:table-cell office:value-type="float" office:value="-986" calcext:value-type="float">
            <text:p>-986</text:p>
          </table:table-cell>
          <table:table-cell office:value-type="string" calcext:value-type="string">
            <text:p>FFFFFC26</text:p>
          </table:table-cell>
          <table:table-cell office:value-type="float" office:value="1071.90258" calcext:value-type="float">
            <text:p>1071.90258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915" calcext:value-type="float">
            <text:p>915</text:p>
          </table:table-cell>
          <table:table-cell office:value-type="float" office:value="29309.30859" calcext:value-type="float">
            <text:p>29309.30859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FFFFFC28</text:p>
          </table:table-cell>
          <table:table-cell office:value-type="float" office:value="1187.26269" calcext:value-type="float">
            <text:p>1187.26269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916" calcext:value-type="float">
            <text:p>916</text:p>
          </table:table-cell>
          <table:table-cell office:value-type="float" office:value="29341.34179" calcext:value-type="float">
            <text:p>29341.34179</text:p>
          </table:table-cell>
          <table:table-cell office:value-type="float" office:value="-982" calcext:value-type="float">
            <text:p>-982</text:p>
          </table:table-cell>
          <table:table-cell office:value-type="string" calcext:value-type="string">
            <text:p>FFFFFC2A</text:p>
          </table:table-cell>
          <table:table-cell office:value-type="float" office:value="889.25579" calcext:value-type="float">
            <text:p>889.25579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917" calcext:value-type="float">
            <text:p>917</text:p>
          </table:table-cell>
          <table:table-cell office:value-type="float" office:value="29373.37304" calcext:value-type="float">
            <text:p>29373.37304</text:p>
          </table:table-cell>
          <table:table-cell office:value-type="float" office:value="-980" calcext:value-type="float">
            <text:p>-980</text:p>
          </table:table-cell>
          <table:table-cell office:value-type="string" calcext:value-type="string">
            <text:p>FFFFFC2C</text:p>
          </table:table-cell>
          <table:table-cell office:value-type="float" office:value="1135.9519" calcext:value-type="float">
            <text:p>1135.9519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918" calcext:value-type="float">
            <text:p>918</text:p>
          </table:table-cell>
          <table:table-cell office:value-type="float" office:value="29405.40625" calcext:value-type="float">
            <text:p>29405.40625</text:p>
          </table:table-cell>
          <table:table-cell office:value-type="float" office:value="-978" calcext:value-type="float">
            <text:p>-978</text:p>
          </table:table-cell>
          <table:table-cell office:value-type="string" calcext:value-type="string">
            <text:p>FFFFFC2E</text:p>
          </table:table-cell>
          <table:table-cell office:value-type="float" office:value="1242.81604" calcext:value-type="float">
            <text:p>1242.81604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919" calcext:value-type="float">
            <text:p>919</text:p>
          </table:table-cell>
          <table:table-cell office:value-type="float" office:value="29437.4375" calcext:value-type="float">
            <text:p>29437.4375</text:p>
          </table:table-cell>
          <table:table-cell office:value-type="float" office:value="-977" calcext:value-type="float">
            <text:p>-977</text:p>
          </table:table-cell>
          <table:table-cell office:value-type="string" calcext:value-type="string">
            <text:p>FFFFFC2F</text:p>
          </table:table-cell>
          <table:table-cell office:value-type="float" office:value="1039.73767" calcext:value-type="float">
            <text:p>1039.73767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920" calcext:value-type="float">
            <text:p>920</text:p>
          </table:table-cell>
          <table:table-cell office:value-type="float" office:value="29469.46875" calcext:value-type="float">
            <text:p>29469.46875</text:p>
          </table:table-cell>
          <table:table-cell office:value-type="float" office:value="-976" calcext:value-type="float">
            <text:p>-976</text:p>
          </table:table-cell>
          <table:table-cell office:value-type="string" calcext:value-type="string">
            <text:p>FFFFFC30</text:p>
          </table:table-cell>
          <table:table-cell office:value-type="float" office:value="1074.00305" calcext:value-type="float">
            <text:p>1074.00305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921" calcext:value-type="float">
            <text:p>921</text:p>
          </table:table-cell>
          <table:table-cell office:value-type="float" office:value="29501.50195" calcext:value-type="float">
            <text:p>29501.50195</text:p>
          </table:table-cell>
          <table:table-cell office:value-type="float" office:value="-976" calcext:value-type="float">
            <text:p>-976</text:p>
          </table:table-cell>
          <table:table-cell office:value-type="string" calcext:value-type="string">
            <text:p>FFFFFC30</text:p>
          </table:table-cell>
          <table:table-cell office:value-type="float" office:value="1011.67974" calcext:value-type="float">
            <text:p>1011.67974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922" calcext:value-type="float">
            <text:p>922</text:p>
          </table:table-cell>
          <table:table-cell office:value-type="float" office:value="29533.5332" calcext:value-type="float">
            <text:p>29533.5332</text:p>
          </table:table-cell>
          <table:table-cell office:value-type="float" office:value="-976" calcext:value-type="float">
            <text:p>-976</text:p>
          </table:table-cell>
          <table:table-cell office:value-type="string" calcext:value-type="string">
            <text:p>FFFFFC30</text:p>
          </table:table-cell>
          <table:table-cell office:value-type="float" office:value="946.42523" calcext:value-type="float">
            <text:p>946.42523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923" calcext:value-type="float">
            <text:p>923</text:p>
          </table:table-cell>
          <table:table-cell office:value-type="float" office:value="29565.5664" calcext:value-type="float">
            <text:p>29565.5664</text:p>
          </table:table-cell>
          <table:table-cell office:value-type="float" office:value="-978" calcext:value-type="float">
            <text:p>-978</text:p>
          </table:table-cell>
          <table:table-cell office:value-type="string" calcext:value-type="string">
            <text:p>FFFFFC2E</text:p>
          </table:table-cell>
          <table:table-cell office:value-type="float" office:value="945.94213" calcext:value-type="float">
            <text:p>945.94213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924" calcext:value-type="float">
            <text:p>924</text:p>
          </table:table-cell>
          <table:table-cell office:value-type="float" office:value="29597.59765" calcext:value-type="float">
            <text:p>29597.59765</text:p>
          </table:table-cell>
          <table:table-cell office:value-type="float" office:value="-981" calcext:value-type="float">
            <text:p>-981</text:p>
          </table:table-cell>
          <table:table-cell office:value-type="string" calcext:value-type="string">
            <text:p>FFFFFC2B</text:p>
          </table:table-cell>
          <table:table-cell office:value-type="float" office:value="948.19158" calcext:value-type="float">
            <text:p>948.19158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925" calcext:value-type="float">
            <text:p>925</text:p>
          </table:table-cell>
          <table:table-cell office:value-type="float" office:value="29629.6289" calcext:value-type="float">
            <text:p>29629.6289</text:p>
          </table:table-cell>
          <table:table-cell office:value-type="float" office:value="-987" calcext:value-type="float">
            <text:p>-987</text:p>
          </table:table-cell>
          <table:table-cell office:value-type="string" calcext:value-type="string">
            <text:p>FFFFFC25</text:p>
          </table:table-cell>
          <table:table-cell office:value-type="float" office:value="893.38958" calcext:value-type="float">
            <text:p>893.38958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926" calcext:value-type="float">
            <text:p>926</text:p>
          </table:table-cell>
          <table:table-cell office:value-type="float" office:value="29661.6621" calcext:value-type="float">
            <text:p>29661.6621</text:p>
          </table:table-cell>
          <table:table-cell office:value-type="float" office:value="-992" calcext:value-type="float">
            <text:p>-992</text:p>
          </table:table-cell>
          <table:table-cell office:value-type="string" calcext:value-type="string">
            <text:p>FFFFFC20</text:p>
          </table:table-cell>
          <table:table-cell office:value-type="float" office:value="911.6784" calcext:value-type="float">
            <text:p>911.6784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927" calcext:value-type="float">
            <text:p>927</text:p>
          </table:table-cell>
          <table:table-cell office:value-type="float" office:value="29693.69335" calcext:value-type="float">
            <text:p>29693.69335</text:p>
          </table:table-cell>
          <table:table-cell office:value-type="float" office:value="-996" calcext:value-type="float">
            <text:p>-996</text:p>
          </table:table-cell>
          <table:table-cell office:value-type="string" calcext:value-type="string">
            <text:p>FFFFFC1C</text:p>
          </table:table-cell>
          <table:table-cell office:value-type="float" office:value="1007.95288" calcext:value-type="float">
            <text:p>1007.95288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928" calcext:value-type="float">
            <text:p>928</text:p>
          </table:table-cell>
          <table:table-cell office:value-type="float" office:value="29725.72656" calcext:value-type="float">
            <text:p>29725.72656</text:p>
          </table:table-cell>
          <table:table-cell office:value-type="float" office:value="-1001" calcext:value-type="float">
            <text:p>-1001</text:p>
          </table:table-cell>
          <table:table-cell office:value-type="string" calcext:value-type="string">
            <text:p>FFFFFC17</text:p>
          </table:table-cell>
          <table:table-cell office:value-type="float" office:value="1046.13073" calcext:value-type="float">
            <text:p>1046.13073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929" calcext:value-type="float">
            <text:p>929</text:p>
          </table:table-cell>
          <table:table-cell office:value-type="float" office:value="29757.75781" calcext:value-type="float">
            <text:p>29757.75781</text:p>
          </table:table-cell>
          <table:table-cell office:value-type="float" office:value="-1005" calcext:value-type="float">
            <text:p>-1005</text:p>
          </table:table-cell>
          <table:table-cell office:value-type="string" calcext:value-type="string">
            <text:p>FFFFFC13</text:p>
          </table:table-cell>
          <table:table-cell office:value-type="float" office:value="1077.77172" calcext:value-type="float">
            <text:p>1077.77172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930" calcext:value-type="float">
            <text:p>930</text:p>
          </table:table-cell>
          <table:table-cell office:value-type="float" office:value="29789.78906" calcext:value-type="float">
            <text:p>29789.78906</text:p>
          </table:table-cell>
          <table:table-cell office:value-type="float" office:value="-1009" calcext:value-type="float">
            <text:p>-1009</text:p>
          </table:table-cell>
          <table:table-cell office:value-type="string" calcext:value-type="string">
            <text:p>FFFFFC0F</text:p>
          </table:table-cell>
          <table:table-cell office:value-type="float" office:value="981.89312" calcext:value-type="float">
            <text:p>981.89312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931" calcext:value-type="float">
            <text:p>931</text:p>
          </table:table-cell>
          <table:table-cell office:value-type="float" office:value="29821.82226" calcext:value-type="float">
            <text:p>29821.82226</text:p>
          </table:table-cell>
          <table:table-cell office:value-type="float" office:value="-1015" calcext:value-type="float">
            <text:p>-1015</text:p>
          </table:table-cell>
          <table:table-cell office:value-type="string" calcext:value-type="string">
            <text:p>FFFFFC09</text:p>
          </table:table-cell>
          <table:table-cell office:value-type="float" office:value="1175.8673" calcext:value-type="float">
            <text:p>1175.8673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932" calcext:value-type="float">
            <text:p>932</text:p>
          </table:table-cell>
          <table:table-cell office:value-type="float" office:value="29853.85351" calcext:value-type="float">
            <text:p>29853.85351</text:p>
          </table:table-cell>
          <table:table-cell office:value-type="float" office:value="-1020" calcext:value-type="float">
            <text:p>-1020</text:p>
          </table:table-cell>
          <table:table-cell office:value-type="string" calcext:value-type="string">
            <text:p>FFFFFC04</text:p>
          </table:table-cell>
          <table:table-cell office:value-type="float" office:value="1051.54174" calcext:value-type="float">
            <text:p>1051.54174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933" calcext:value-type="float">
            <text:p>933</text:p>
          </table:table-cell>
          <table:table-cell office:value-type="float" office:value="29885.88671" calcext:value-type="float">
            <text:p>29885.88671</text:p>
          </table:table-cell>
          <table:table-cell office:value-type="float" office:value="-1025" calcext:value-type="float">
            <text:p>-1025</text:p>
          </table:table-cell>
          <table:table-cell office:value-type="string" calcext:value-type="string">
            <text:p>FFFFFBFF</text:p>
          </table:table-cell>
          <table:table-cell office:value-type="float" office:value="1094.95983" calcext:value-type="float">
            <text:p>1094.95983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934" calcext:value-type="float">
            <text:p>934</text:p>
          </table:table-cell>
          <table:table-cell office:value-type="float" office:value="29917.91796" calcext:value-type="float">
            <text:p>29917.91796</text:p>
          </table:table-cell>
          <table:table-cell office:value-type="float" office:value="-1032" calcext:value-type="float">
            <text:p>-1032</text:p>
          </table:table-cell>
          <table:table-cell office:value-type="string" calcext:value-type="string">
            <text:p>FFFFFBF8</text:p>
          </table:table-cell>
          <table:table-cell office:value-type="float" office:value="1055.05676" calcext:value-type="float">
            <text:p>1055.05676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935" calcext:value-type="float">
            <text:p>935</text:p>
          </table:table-cell>
          <table:table-cell office:value-type="float" office:value="29949.94921" calcext:value-type="float">
            <text:p>29949.94921</text:p>
          </table:table-cell>
          <table:table-cell office:value-type="float" office:value="-1039" calcext:value-type="float">
            <text:p>-1039</text:p>
          </table:table-cell>
          <table:table-cell office:value-type="string" calcext:value-type="string">
            <text:p>FFFFFBF1</text:p>
          </table:table-cell>
          <table:table-cell office:value-type="float" office:value="1040.12915" calcext:value-type="float">
            <text:p>1040.12915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936" calcext:value-type="float">
            <text:p>936</text:p>
          </table:table-cell>
          <table:table-cell office:value-type="float" office:value="29981.98242" calcext:value-type="float">
            <text:p>29981.98242</text:p>
          </table:table-cell>
          <table:table-cell office:value-type="float" office:value="-1044" calcext:value-type="float">
            <text:p>-1044</text:p>
          </table:table-cell>
          <table:table-cell office:value-type="string" calcext:value-type="string">
            <text:p>FFFFFBEC</text:p>
          </table:table-cell>
          <table:table-cell office:value-type="float" office:value="1061.92639" calcext:value-type="float">
            <text:p>1061.92639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937" calcext:value-type="float">
            <text:p>937</text:p>
          </table:table-cell>
          <table:table-cell office:value-type="float" office:value="30014.01367" calcext:value-type="float">
            <text:p>30014.01367</text:p>
          </table:table-cell>
          <table:table-cell office:value-type="float" office:value="-1046" calcext:value-type="float">
            <text:p>-1046</text:p>
          </table:table-cell>
          <table:table-cell office:value-type="string" calcext:value-type="string">
            <text:p>FFFFFBEA</text:p>
          </table:table-cell>
          <table:table-cell office:value-type="float" office:value="981.81298" calcext:value-type="float">
            <text:p>981.81298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938" calcext:value-type="float">
            <text:p>938</text:p>
          </table:table-cell>
          <table:table-cell office:value-type="float" office:value="30046.04687" calcext:value-type="float">
            <text:p>30046.04687</text:p>
          </table:table-cell>
          <table:table-cell office:value-type="float" office:value="-1051" calcext:value-type="float">
            <text:p>-1051</text:p>
          </table:table-cell>
          <table:table-cell office:value-type="string" calcext:value-type="string">
            <text:p>FFFFFBE5</text:p>
          </table:table-cell>
          <table:table-cell office:value-type="float" office:value="913.76959" calcext:value-type="float">
            <text:p>913.76959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939" calcext:value-type="float">
            <text:p>939</text:p>
          </table:table-cell>
          <table:table-cell office:value-type="float" office:value="30078.07812" calcext:value-type="float">
            <text:p>30078.07812</text:p>
          </table:table-cell>
          <table:table-cell office:value-type="float" office:value="-1058" calcext:value-type="float">
            <text:p>-1058</text:p>
          </table:table-cell>
          <table:table-cell office:value-type="string" calcext:value-type="string">
            <text:p>FFFFFBDE</text:p>
          </table:table-cell>
          <table:table-cell office:value-type="float" office:value="861.10601" calcext:value-type="float">
            <text:p>861.10601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940" calcext:value-type="float">
            <text:p>940</text:p>
          </table:table-cell>
          <table:table-cell office:value-type="float" office:value="30110.10937" calcext:value-type="float">
            <text:p>30110.10937</text:p>
          </table:table-cell>
          <table:table-cell office:value-type="float" office:value="-1062" calcext:value-type="float">
            <text:p>-1062</text:p>
          </table:table-cell>
          <table:table-cell office:value-type="string" calcext:value-type="string">
            <text:p>FFFFFBDA</text:p>
          </table:table-cell>
          <table:table-cell office:value-type="float" office:value="910.09222" calcext:value-type="float">
            <text:p>910.09222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941" calcext:value-type="float">
            <text:p>941</text:p>
          </table:table-cell>
          <table:table-cell office:value-type="float" office:value="30142.14257" calcext:value-type="float">
            <text:p>30142.14257</text:p>
          </table:table-cell>
          <table:table-cell office:value-type="float" office:value="-1067" calcext:value-type="float">
            <text:p>-1067</text:p>
          </table:table-cell>
          <table:table-cell office:value-type="string" calcext:value-type="string">
            <text:p>FFFFFBD5</text:p>
          </table:table-cell>
          <table:table-cell office:value-type="float" office:value="959.86596" calcext:value-type="float">
            <text:p>959.86596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942" calcext:value-type="float">
            <text:p>942</text:p>
          </table:table-cell>
          <table:table-cell office:value-type="float" office:value="30174.17382" calcext:value-type="float">
            <text:p>30174.17382</text:p>
          </table:table-cell>
          <table:table-cell office:value-type="float" office:value="-1069" calcext:value-type="float">
            <text:p>-1069</text:p>
          </table:table-cell>
          <table:table-cell office:value-type="string" calcext:value-type="string">
            <text:p>FFFFFBD3</text:p>
          </table:table-cell>
          <table:table-cell office:value-type="float" office:value="1044.14746" calcext:value-type="float">
            <text:p>1044.14746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943" calcext:value-type="float">
            <text:p>943</text:p>
          </table:table-cell>
          <table:table-cell office:value-type="float" office:value="30206.20703" calcext:value-type="float">
            <text:p>30206.20703</text:p>
          </table:table-cell>
          <table:table-cell office:value-type="float" office:value="-1072" calcext:value-type="float">
            <text:p>-1072</text:p>
          </table:table-cell>
          <table:table-cell office:value-type="string" calcext:value-type="string">
            <text:p>FFFFFBD0</text:p>
          </table:table-cell>
          <table:table-cell office:value-type="float" office:value="1142.61755" calcext:value-type="float">
            <text:p>1142.61755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944" calcext:value-type="float">
            <text:p>944</text:p>
          </table:table-cell>
          <table:table-cell office:value-type="float" office:value="30238.23828" calcext:value-type="float">
            <text:p>30238.23828</text:p>
          </table:table-cell>
          <table:table-cell office:value-type="float" office:value="-1077" calcext:value-type="float">
            <text:p>-1077</text:p>
          </table:table-cell>
          <table:table-cell office:value-type="string" calcext:value-type="string">
            <text:p>FFFFFBCB</text:p>
          </table:table-cell>
          <table:table-cell office:value-type="float" office:value="989.29846" calcext:value-type="float">
            <text:p>989.29846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945" calcext:value-type="float">
            <text:p>945</text:p>
          </table:table-cell>
          <table:table-cell office:value-type="float" office:value="30270.26953" calcext:value-type="float">
            <text:p>30270.26953</text:p>
          </table:table-cell>
          <table:table-cell office:value-type="float" office:value="-1082" calcext:value-type="float">
            <text:p>-1082</text:p>
          </table:table-cell>
          <table:table-cell office:value-type="string" calcext:value-type="string">
            <text:p>FFFFFBC6</text:p>
          </table:table-cell>
          <table:table-cell office:value-type="float" office:value="1051.58825" calcext:value-type="float">
            <text:p>1051.58825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946" calcext:value-type="float">
            <text:p>946</text:p>
          </table:table-cell>
          <table:table-cell office:value-type="float" office:value="30302.30273" calcext:value-type="float">
            <text:p>30302.30273</text:p>
          </table:table-cell>
          <table:table-cell office:value-type="float" office:value="-1087" calcext:value-type="float">
            <text:p>-1087</text:p>
          </table:table-cell>
          <table:table-cell office:value-type="string" calcext:value-type="string">
            <text:p>FFFFFBC1</text:p>
          </table:table-cell>
          <table:table-cell office:value-type="float" office:value="1098.49389" calcext:value-type="float">
            <text:p>1098.49389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947" calcext:value-type="float">
            <text:p>947</text:p>
          </table:table-cell>
          <table:table-cell office:value-type="float" office:value="30334.33398" calcext:value-type="float">
            <text:p>30334.33398</text:p>
          </table:table-cell>
          <table:table-cell office:value-type="float" office:value="-1091" calcext:value-type="float">
            <text:p>-1091</text:p>
          </table:table-cell>
          <table:table-cell office:value-type="string" calcext:value-type="string">
            <text:p>FFFFFBBD</text:p>
          </table:table-cell>
          <table:table-cell office:value-type="float" office:value="1074.9049" calcext:value-type="float">
            <text:p>1074.9049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948" calcext:value-type="float">
            <text:p>948</text:p>
          </table:table-cell>
          <table:table-cell office:value-type="float" office:value="30366.36718" calcext:value-type="float">
            <text:p>30366.36718</text:p>
          </table:table-cell>
          <table:table-cell office:value-type="float" office:value="-1095" calcext:value-type="float">
            <text:p>-1095</text:p>
          </table:table-cell>
          <table:table-cell office:value-type="string" calcext:value-type="string">
            <text:p>FFFFFBB9</text:p>
          </table:table-cell>
          <table:table-cell office:value-type="float" office:value="1068.53417" calcext:value-type="float">
            <text:p>1068.53417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949" calcext:value-type="float">
            <text:p>949</text:p>
          </table:table-cell>
          <table:table-cell office:value-type="float" office:value="30398.39843" calcext:value-type="float">
            <text:p>30398.39843</text:p>
          </table:table-cell>
          <table:table-cell office:value-type="float" office:value="-1099" calcext:value-type="float">
            <text:p>-1099</text:p>
          </table:table-cell>
          <table:table-cell office:value-type="string" calcext:value-type="string">
            <text:p>FFFFFBB5</text:p>
          </table:table-cell>
          <table:table-cell office:value-type="float" office:value="1067.32055" calcext:value-type="float">
            <text:p>1067.32055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950" calcext:value-type="float">
            <text:p>950</text:p>
          </table:table-cell>
          <table:table-cell office:value-type="float" office:value="30430.42968" calcext:value-type="float">
            <text:p>30430.42968</text:p>
          </table:table-cell>
          <table:table-cell office:value-type="float" office:value="-1102" calcext:value-type="float">
            <text:p>-1102</text:p>
          </table:table-cell>
          <table:table-cell office:value-type="string" calcext:value-type="string">
            <text:p>FFFFFBB2</text:p>
          </table:table-cell>
          <table:table-cell office:value-type="float" office:value="1022.17871" calcext:value-type="float">
            <text:p>1022.17871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951" calcext:value-type="float">
            <text:p>951</text:p>
          </table:table-cell>
          <table:table-cell office:value-type="float" office:value="30462.46289" calcext:value-type="float">
            <text:p>30462.46289</text:p>
          </table:table-cell>
          <table:table-cell office:value-type="float" office:value="-1105" calcext:value-type="float">
            <text:p>-1105</text:p>
          </table:table-cell>
          <table:table-cell office:value-type="string" calcext:value-type="string">
            <text:p>FFFFFBAF</text:p>
          </table:table-cell>
          <table:table-cell office:value-type="float" office:value="937.2052" calcext:value-type="float">
            <text:p>937.2052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952" calcext:value-type="float">
            <text:p>952</text:p>
          </table:table-cell>
          <table:table-cell office:value-type="float" office:value="30494.49414" calcext:value-type="float">
            <text:p>30494.49414</text:p>
          </table:table-cell>
          <table:table-cell office:value-type="float" office:value="-1107" calcext:value-type="float">
            <text:p>-1107</text:p>
          </table:table-cell>
          <table:table-cell office:value-type="string" calcext:value-type="string">
            <text:p>FFFFFBAD</text:p>
          </table:table-cell>
          <table:table-cell office:value-type="float" office:value="884.27233" calcext:value-type="float">
            <text:p>884.27233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953" calcext:value-type="float">
            <text:p>953</text:p>
          </table:table-cell>
          <table:table-cell office:value-type="float" office:value="30526.52734" calcext:value-type="float">
            <text:p>30526.52734</text:p>
          </table:table-cell>
          <table:table-cell office:value-type="float" office:value="-1109" calcext:value-type="float">
            <text:p>-1109</text:p>
          </table:table-cell>
          <table:table-cell office:value-type="string" calcext:value-type="string">
            <text:p>FFFFFBAB</text:p>
          </table:table-cell>
          <table:table-cell office:value-type="float" office:value="873.88854" calcext:value-type="float">
            <text:p>873.88854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954" calcext:value-type="float">
            <text:p>954</text:p>
          </table:table-cell>
          <table:table-cell office:value-type="float" office:value="30558.55859" calcext:value-type="float">
            <text:p>30558.55859</text:p>
          </table:table-cell>
          <table:table-cell office:value-type="float" office:value="-1110" calcext:value-type="float">
            <text:p>-1110</text:p>
          </table:table-cell>
          <table:table-cell office:value-type="string" calcext:value-type="string">
            <text:p>FFFFFBAA</text:p>
          </table:table-cell>
          <table:table-cell office:value-type="float" office:value="849.09942" calcext:value-type="float">
            <text:p>849.09942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955" calcext:value-type="float">
            <text:p>955</text:p>
          </table:table-cell>
          <table:table-cell office:value-type="float" office:value="30590.58984" calcext:value-type="float">
            <text:p>30590.58984</text:p>
          </table:table-cell>
          <table:table-cell office:value-type="float" office:value="-1110" calcext:value-type="float">
            <text:p>-1110</text:p>
          </table:table-cell>
          <table:table-cell office:value-type="string" calcext:value-type="string">
            <text:p>FFFFFBAA</text:p>
          </table:table-cell>
          <table:table-cell office:value-type="float" office:value="923.73059" calcext:value-type="float">
            <text:p>923.73059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956" calcext:value-type="float">
            <text:p>956</text:p>
          </table:table-cell>
          <table:table-cell office:value-type="float" office:value="30622.62304" calcext:value-type="float">
            <text:p>30622.62304</text:p>
          </table:table-cell>
          <table:table-cell office:value-type="float" office:value="-1111" calcext:value-type="float">
            <text:p>-1111</text:p>
          </table:table-cell>
          <table:table-cell office:value-type="string" calcext:value-type="string">
            <text:p>FFFFFBA9</text:p>
          </table:table-cell>
          <table:table-cell office:value-type="float" office:value="1015.68029" calcext:value-type="float">
            <text:p>1015.68029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957" calcext:value-type="float">
            <text:p>957</text:p>
          </table:table-cell>
          <table:table-cell office:value-type="float" office:value="30654.65429" calcext:value-type="float">
            <text:p>30654.65429</text:p>
          </table:table-cell>
          <table:table-cell office:value-type="float" office:value="-1111" calcext:value-type="float">
            <text:p>-1111</text:p>
          </table:table-cell>
          <table:table-cell office:value-type="string" calcext:value-type="string">
            <text:p>FFFFFBA9</text:p>
          </table:table-cell>
          <table:table-cell office:value-type="float" office:value="1187.58557" calcext:value-type="float">
            <text:p>1187.58557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958" calcext:value-type="float">
            <text:p>958</text:p>
          </table:table-cell>
          <table:table-cell office:value-type="float" office:value="30686.6875" calcext:value-type="float">
            <text:p>30686.6875</text:p>
          </table:table-cell>
          <table:table-cell office:value-type="float" office:value="-1112" calcext:value-type="float">
            <text:p>-1112</text:p>
          </table:table-cell>
          <table:table-cell office:value-type="string" calcext:value-type="string">
            <text:p>FFFFFBA8</text:p>
          </table:table-cell>
          <table:table-cell office:value-type="float" office:value="1106.20385" calcext:value-type="float">
            <text:p>1106.20385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959" calcext:value-type="float">
            <text:p>959</text:p>
          </table:table-cell>
          <table:table-cell office:value-type="float" office:value="30718.71875" calcext:value-type="float">
            <text:p>30718.71875</text:p>
          </table:table-cell>
          <table:table-cell office:value-type="float" office:value="-1112" calcext:value-type="float">
            <text:p>-1112</text:p>
          </table:table-cell>
          <table:table-cell office:value-type="string" calcext:value-type="string">
            <text:p>FFFFFBA8</text:p>
          </table:table-cell>
          <table:table-cell office:value-type="float" office:value="1142.88134" calcext:value-type="float">
            <text:p>1142.88134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960" calcext:value-type="float">
            <text:p>960</text:p>
          </table:table-cell>
          <table:table-cell office:value-type="float" office:value="30750.75" calcext:value-type="float">
            <text:p>30750.75</text:p>
          </table:table-cell>
          <table:table-cell office:value-type="float" office:value="-1111" calcext:value-type="float">
            <text:p>-1111</text:p>
          </table:table-cell>
          <table:table-cell office:value-type="string" calcext:value-type="string">
            <text:p>FFFFFBA9</text:p>
          </table:table-cell>
          <table:table-cell office:value-type="float" office:value="1199.03173" calcext:value-type="float">
            <text:p>1199.03173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961" calcext:value-type="float">
            <text:p>961</text:p>
          </table:table-cell>
          <table:table-cell office:value-type="float" office:value="30782.7832" calcext:value-type="float">
            <text:p>30782.7832</text:p>
          </table:table-cell>
          <table:table-cell office:value-type="float" office:value="-1108" calcext:value-type="float">
            <text:p>-1108</text:p>
          </table:table-cell>
          <table:table-cell office:value-type="string" calcext:value-type="string">
            <text:p>FFFFFBAC</text:p>
          </table:table-cell>
          <table:table-cell office:value-type="float" office:value="1206.04968" calcext:value-type="float">
            <text:p>1206.04968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962" calcext:value-type="float">
            <text:p>962</text:p>
          </table:table-cell>
          <table:table-cell office:value-type="float" office:value="30814.81445" calcext:value-type="float">
            <text:p>30814.81445</text:p>
          </table:table-cell>
          <table:table-cell office:value-type="float" office:value="-1104" calcext:value-type="float">
            <text:p>-1104</text:p>
          </table:table-cell>
          <table:table-cell office:value-type="string" calcext:value-type="string">
            <text:p>FFFFFBB0</text:p>
          </table:table-cell>
          <table:table-cell office:value-type="float" office:value="1177.1538" calcext:value-type="float">
            <text:p>1177.1538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963" calcext:value-type="float">
            <text:p>963</text:p>
          </table:table-cell>
          <table:table-cell office:value-type="float" office:value="30846.84765" calcext:value-type="float">
            <text:p>30846.84765</text:p>
          </table:table-cell>
          <table:table-cell office:value-type="float" office:value="-1100" calcext:value-type="float">
            <text:p>-1100</text:p>
          </table:table-cell>
          <table:table-cell office:value-type="string" calcext:value-type="string">
            <text:p>FFFFFBB4</text:p>
          </table:table-cell>
          <table:table-cell office:value-type="float" office:value="1079.5382" calcext:value-type="float">
            <text:p>1079.5382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964" calcext:value-type="float">
            <text:p>964</text:p>
          </table:table-cell>
          <table:table-cell office:value-type="float" office:value="30878.8789" calcext:value-type="float">
            <text:p>30878.8789</text:p>
          </table:table-cell>
          <table:table-cell office:value-type="float" office:value="-1095" calcext:value-type="float">
            <text:p>-1095</text:p>
          </table:table-cell>
          <table:table-cell office:value-type="string" calcext:value-type="string">
            <text:p>FFFFFBB9</text:p>
          </table:table-cell>
          <table:table-cell office:value-type="float" office:value="1015.48858" calcext:value-type="float">
            <text:p>1015.4885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965" calcext:value-type="float">
            <text:p>965</text:p>
          </table:table-cell>
          <table:table-cell office:value-type="float" office:value="30910.91015" calcext:value-type="float">
            <text:p>30910.91015</text:p>
          </table:table-cell>
          <table:table-cell office:value-type="float" office:value="-1091" calcext:value-type="float">
            <text:p>-1091</text:p>
          </table:table-cell>
          <table:table-cell office:value-type="string" calcext:value-type="string">
            <text:p>FFFFFBBD</text:p>
          </table:table-cell>
          <table:table-cell office:value-type="float" office:value="924.12536" calcext:value-type="float">
            <text:p>924.12536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966" calcext:value-type="float">
            <text:p>966</text:p>
          </table:table-cell>
          <table:table-cell office:value-type="float" office:value="30942.94335" calcext:value-type="float">
            <text:p>30942.94335</text:p>
          </table:table-cell>
          <table:table-cell office:value-type="float" office:value="-1087" calcext:value-type="float">
            <text:p>-1087</text:p>
          </table:table-cell>
          <table:table-cell office:value-type="string" calcext:value-type="string">
            <text:p>FFFFFBC1</text:p>
          </table:table-cell>
          <table:table-cell office:value-type="float" office:value="812.4978" calcext:value-type="float">
            <text:p>812.4978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967" calcext:value-type="float">
            <text:p>967</text:p>
          </table:table-cell>
          <table:table-cell office:value-type="float" office:value="30974.9746" calcext:value-type="float">
            <text:p>30974.9746</text:p>
          </table:table-cell>
          <table:table-cell office:value-type="float" office:value="-1082" calcext:value-type="float">
            <text:p>-1082</text:p>
          </table:table-cell>
          <table:table-cell office:value-type="string" calcext:value-type="string">
            <text:p>FFFFFBC6</text:p>
          </table:table-cell>
          <table:table-cell office:value-type="float" office:value="726.59344" calcext:value-type="float">
            <text:p>726.59344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968" calcext:value-type="float">
            <text:p>968</text:p>
          </table:table-cell>
          <table:table-cell office:value-type="float" office:value="31007.00781" calcext:value-type="float">
            <text:p>31007.00781</text:p>
          </table:table-cell>
          <table:table-cell office:value-type="float" office:value="-1076" calcext:value-type="float">
            <text:p>-1076</text:p>
          </table:table-cell>
          <table:table-cell office:value-type="string" calcext:value-type="string">
            <text:p>FFFFFBCC</text:p>
          </table:table-cell>
          <table:table-cell office:value-type="float" office:value="709.203" calcext:value-type="float">
            <text:p>709.203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969" calcext:value-type="float">
            <text:p>969</text:p>
          </table:table-cell>
          <table:table-cell office:value-type="float" office:value="31039.03906" calcext:value-type="float">
            <text:p>31039.03906</text:p>
          </table:table-cell>
          <table:table-cell office:value-type="float" office:value="-1071" calcext:value-type="float">
            <text:p>-1071</text:p>
          </table:table-cell>
          <table:table-cell office:value-type="string" calcext:value-type="string">
            <text:p>FFFFFBD1</text:p>
          </table:table-cell>
          <table:table-cell office:value-type="float" office:value="914.37835" calcext:value-type="float">
            <text:p>914.37835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970" calcext:value-type="float">
            <text:p>970</text:p>
          </table:table-cell>
          <table:table-cell office:value-type="float" office:value="31071.07031" calcext:value-type="float">
            <text:p>31071.07031</text:p>
          </table:table-cell>
          <table:table-cell office:value-type="float" office:value="-1064" calcext:value-type="float">
            <text:p>-1064</text:p>
          </table:table-cell>
          <table:table-cell office:value-type="string" calcext:value-type="string">
            <text:p>FFFFFBD8</text:p>
          </table:table-cell>
          <table:table-cell office:value-type="float" office:value="1095.56042" calcext:value-type="float">
            <text:p>1095.56042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971" calcext:value-type="float">
            <text:p>971</text:p>
          </table:table-cell>
          <table:table-cell office:value-type="float" office:value="31103.10351" calcext:value-type="float">
            <text:p>31103.10351</text:p>
          </table:table-cell>
          <table:table-cell office:value-type="float" office:value="-1058" calcext:value-type="float">
            <text:p>-1058</text:p>
          </table:table-cell>
          <table:table-cell office:value-type="string" calcext:value-type="string">
            <text:p>FFFFFBDE</text:p>
          </table:table-cell>
          <table:table-cell office:value-type="float" office:value="1474.1383" calcext:value-type="float">
            <text:p>1474.1383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972" calcext:value-type="float">
            <text:p>972</text:p>
          </table:table-cell>
          <table:table-cell office:value-type="float" office:value="31135.13476" calcext:value-type="float">
            <text:p>31135.13476</text:p>
          </table:table-cell>
          <table:table-cell office:value-type="float" office:value="-1053" calcext:value-type="float">
            <text:p>-1053</text:p>
          </table:table-cell>
          <table:table-cell office:value-type="string" calcext:value-type="string">
            <text:p>FFFFFBE3</text:p>
          </table:table-cell>
          <table:table-cell office:value-type="float" office:value="1264.80957" calcext:value-type="float">
            <text:p>1264.80957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973" calcext:value-type="float">
            <text:p>973</text:p>
          </table:table-cell>
          <table:table-cell office:value-type="float" office:value="31167.16796" calcext:value-type="float">
            <text:p>31167.16796</text:p>
          </table:table-cell>
          <table:table-cell office:value-type="float" office:value="-1047" calcext:value-type="float">
            <text:p>-1047</text:p>
          </table:table-cell>
          <table:table-cell office:value-type="string" calcext:value-type="string">
            <text:p>FFFFFBE9</text:p>
          </table:table-cell>
          <table:table-cell office:value-type="float" office:value="1524.30493" calcext:value-type="float">
            <text:p>1524.30493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974" calcext:value-type="float">
            <text:p>974</text:p>
          </table:table-cell>
          <table:table-cell office:value-type="float" office:value="31199.19921" calcext:value-type="float">
            <text:p>31199.19921</text:p>
          </table:table-cell>
          <table:table-cell office:value-type="float" office:value="-1040" calcext:value-type="float">
            <text:p>-1040</text:p>
          </table:table-cell>
          <table:table-cell office:value-type="string" calcext:value-type="string">
            <text:p>FFFFFBF0</text:p>
          </table:table-cell>
          <table:table-cell office:value-type="float" office:value="1597.24194" calcext:value-type="float">
            <text:p>1597.24194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975" calcext:value-type="float">
            <text:p>975</text:p>
          </table:table-cell>
          <table:table-cell office:value-type="float" office:value="31231.23046" calcext:value-type="float">
            <text:p>31231.23046</text:p>
          </table:table-cell>
          <table:table-cell office:value-type="float" office:value="-1033" calcext:value-type="float">
            <text:p>-1033</text:p>
          </table:table-cell>
          <table:table-cell office:value-type="string" calcext:value-type="string">
            <text:p>FFFFFBF7</text:p>
          </table:table-cell>
          <table:table-cell office:value-type="float" office:value="1568.7799" calcext:value-type="float">
            <text:p>1568.7799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976" calcext:value-type="float">
            <text:p>976</text:p>
          </table:table-cell>
          <table:table-cell office:value-type="float" office:value="31263.26367" calcext:value-type="float">
            <text:p>31263.26367</text:p>
          </table:table-cell>
          <table:table-cell office:value-type="float" office:value="-1027" calcext:value-type="float">
            <text:p>-1027</text:p>
          </table:table-cell>
          <table:table-cell office:value-type="string" calcext:value-type="string">
            <text:p>FFFFFBFD</text:p>
          </table:table-cell>
          <table:table-cell office:value-type="float" office:value="1605.25439" calcext:value-type="float">
            <text:p>1605.25439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977" calcext:value-type="float">
            <text:p>977</text:p>
          </table:table-cell>
          <table:table-cell office:value-type="float" office:value="31295.29492" calcext:value-type="float">
            <text:p>31295.29492</text:p>
          </table:table-cell>
          <table:table-cell office:value-type="float" office:value="-1022" calcext:value-type="float">
            <text:p>-1022</text:p>
          </table:table-cell>
          <table:table-cell office:value-type="string" calcext:value-type="string">
            <text:p>FFFFFC02</text:p>
          </table:table-cell>
          <table:table-cell office:value-type="float" office:value="1518.80065" calcext:value-type="float">
            <text:p>1518.80065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978" calcext:value-type="float">
            <text:p>978</text:p>
          </table:table-cell>
          <table:table-cell office:value-type="float" office:value="31327.32812" calcext:value-type="float">
            <text:p>31327.32812</text:p>
          </table:table-cell>
          <table:table-cell office:value-type="float" office:value="-1019" calcext:value-type="float">
            <text:p>-1019</text:p>
          </table:table-cell>
          <table:table-cell office:value-type="string" calcext:value-type="string">
            <text:p>FFFFFC05</text:p>
          </table:table-cell>
          <table:table-cell office:value-type="float" office:value="1413.62487" calcext:value-type="float">
            <text:p>1413.62487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979" calcext:value-type="float">
            <text:p>979</text:p>
          </table:table-cell>
          <table:table-cell office:value-type="float" office:value="31359.35937" calcext:value-type="float">
            <text:p>31359.35937</text:p>
          </table:table-cell>
          <table:table-cell office:value-type="float" office:value="-1014" calcext:value-type="float">
            <text:p>-1014</text:p>
          </table:table-cell>
          <table:table-cell office:value-type="string" calcext:value-type="string">
            <text:p>FFFFFC0A</text:p>
          </table:table-cell>
          <table:table-cell office:value-type="float" office:value="1106.93798" calcext:value-type="float">
            <text:p>1106.93798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980" calcext:value-type="float">
            <text:p>980</text:p>
          </table:table-cell>
          <table:table-cell office:value-type="float" office:value="31391.39062" calcext:value-type="float">
            <text:p>31391.39062</text:p>
          </table:table-cell>
          <table:table-cell office:value-type="float" office:value="-1010" calcext:value-type="float">
            <text:p>-1010</text:p>
          </table:table-cell>
          <table:table-cell office:value-type="string" calcext:value-type="string">
            <text:p>FFFFFC0E</text:p>
          </table:table-cell>
          <table:table-cell office:value-type="float" office:value="836.51666" calcext:value-type="float">
            <text:p>836.51666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981" calcext:value-type="float">
            <text:p>981</text:p>
          </table:table-cell>
          <table:table-cell office:value-type="float" office:value="31423.42382" calcext:value-type="float">
            <text:p>31423.42382</text:p>
          </table:table-cell>
          <table:table-cell office:value-type="float" office:value="-1009" calcext:value-type="float">
            <text:p>-1009</text:p>
          </table:table-cell>
          <table:table-cell office:value-type="string" calcext:value-type="string">
            <text:p>FFFFFC0F</text:p>
          </table:table-cell>
          <table:table-cell office:value-type="float" office:value="829.75671" calcext:value-type="float">
            <text:p>829.75671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982" calcext:value-type="float">
            <text:p>982</text:p>
          </table:table-cell>
          <table:table-cell office:value-type="float" office:value="31455.45507" calcext:value-type="float">
            <text:p>31455.45507</text:p>
          </table:table-cell>
          <table:table-cell office:value-type="float" office:value="-1005" calcext:value-type="float">
            <text:p>-1005</text:p>
          </table:table-cell>
          <table:table-cell office:value-type="string" calcext:value-type="string">
            <text:p>FFFFFC13</text:p>
          </table:table-cell>
          <table:table-cell office:value-type="float" office:value="1524.03173" calcext:value-type="float">
            <text:p>1524.03173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983" calcext:value-type="float">
            <text:p>983</text:p>
          </table:table-cell>
          <table:table-cell office:value-type="float" office:value="31487.48828" calcext:value-type="float">
            <text:p>31487.48828</text:p>
          </table:table-cell>
          <table:table-cell office:value-type="float" office:value="-1001" calcext:value-type="float">
            <text:p>-1001</text:p>
          </table:table-cell>
          <table:table-cell office:value-type="string" calcext:value-type="string">
            <text:p>FFFFFC17</text:p>
          </table:table-cell>
          <table:table-cell office:value-type="float" office:value="2927.73632" calcext:value-type="float">
            <text:p>2927.7363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984" calcext:value-type="float">
            <text:p>984</text:p>
          </table:table-cell>
          <table:table-cell office:value-type="float" office:value="31519.51953" calcext:value-type="float">
            <text:p>31519.51953</text:p>
          </table:table-cell>
          <table:table-cell office:value-type="float" office:value="-998" calcext:value-type="float">
            <text:p>-998</text:p>
          </table:table-cell>
          <table:table-cell office:value-type="string" calcext:value-type="string">
            <text:p>FFFFFC1A</text:p>
          </table:table-cell>
          <table:table-cell office:value-type="float" office:value="6289.18505" calcext:value-type="float">
            <text:p>6289.18505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985" calcext:value-type="float">
            <text:p>985</text:p>
          </table:table-cell>
          <table:table-cell office:value-type="float" office:value="31551.55078" calcext:value-type="float">
            <text:p>31551.55078</text:p>
          </table:table-cell>
          <table:table-cell office:value-type="float" office:value="-996" calcext:value-type="float">
            <text:p>-996</text:p>
          </table:table-cell>
          <table:table-cell office:value-type="string" calcext:value-type="string">
            <text:p>FFFFFC1C</text:p>
          </table:table-cell>
          <table:table-cell office:value-type="float" office:value="27937.24218" calcext:value-type="float">
            <text:p>27937.24218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986" calcext:value-type="float">
            <text:p>986</text:p>
          </table:table-cell>
          <table:table-cell office:value-type="float" office:value="31583.58398" calcext:value-type="float">
            <text:p>31583.58398</text:p>
          </table:table-cell>
          <table:table-cell office:value-type="float" office:value="-993" calcext:value-type="float">
            <text:p>-993</text:p>
          </table:table-cell>
          <table:table-cell office:value-type="string" calcext:value-type="string">
            <text:p>FFFFFC1F</text:p>
          </table:table-cell>
          <table:table-cell office:value-type="float" office:value="13681.5791" calcext:value-type="float">
            <text:p>13681.579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987" calcext:value-type="float">
            <text:p>987</text:p>
          </table:table-cell>
          <table:table-cell office:value-type="float" office:value="31615.61523" calcext:value-type="float">
            <text:p>31615.61523</text:p>
          </table:table-cell>
          <table:table-cell office:value-type="float" office:value="-991" calcext:value-type="float">
            <text:p>-991</text:p>
          </table:table-cell>
          <table:table-cell office:value-type="string" calcext:value-type="string">
            <text:p>FFFFFC21</text:p>
          </table:table-cell>
          <table:table-cell office:value-type="float" office:value="5260.72656" calcext:value-type="float">
            <text:p>5260.7265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988" calcext:value-type="float">
            <text:p>988</text:p>
          </table:table-cell>
          <table:table-cell office:value-type="float" office:value="31647.64843" calcext:value-type="float">
            <text:p>31647.64843</text:p>
          </table:table-cell>
          <table:table-cell office:value-type="float" office:value="-988" calcext:value-type="float">
            <text:p>-988</text:p>
          </table:table-cell>
          <table:table-cell office:value-type="string" calcext:value-type="string">
            <text:p>FFFFFC24</text:p>
          </table:table-cell>
          <table:table-cell office:value-type="float" office:value="2608.46044" calcext:value-type="float">
            <text:p>2608.4604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989" calcext:value-type="float">
            <text:p>989</text:p>
          </table:table-cell>
          <table:table-cell office:value-type="float" office:value="31679.67968" calcext:value-type="float">
            <text:p>31679.67968</text:p>
          </table:table-cell>
          <table:table-cell office:value-type="float" office:value="-986" calcext:value-type="float">
            <text:p>-986</text:p>
          </table:table-cell>
          <table:table-cell office:value-type="string" calcext:value-type="string">
            <text:p>FFFFFC26</text:p>
          </table:table-cell>
          <table:table-cell office:value-type="float" office:value="2142.80126" calcext:value-type="float">
            <text:p>2142.8012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990" calcext:value-type="float">
            <text:p>990</text:p>
          </table:table-cell>
          <table:table-cell office:value-type="float" office:value="31711.71093" calcext:value-type="float">
            <text:p>31711.71093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FFFFFC28</text:p>
          </table:table-cell>
          <table:table-cell office:value-type="float" office:value="2060.08642" calcext:value-type="float">
            <text:p>2060.0864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991" calcext:value-type="float">
            <text:p>991</text:p>
          </table:table-cell>
          <table:table-cell office:value-type="float" office:value="31743.74414" calcext:value-type="float">
            <text:p>31743.74414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FFFFFC28</text:p>
          </table:table-cell>
          <table:table-cell office:value-type="float" office:value="2456.01831" calcext:value-type="float">
            <text:p>2456.0183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992" calcext:value-type="float">
            <text:p>992</text:p>
          </table:table-cell>
          <table:table-cell office:value-type="float" office:value="31775.77539" calcext:value-type="float">
            <text:p>31775.77539</text:p>
          </table:table-cell>
          <table:table-cell office:value-type="float" office:value="-984" calcext:value-type="float">
            <text:p>-984</text:p>
          </table:table-cell>
          <table:table-cell office:value-type="string" calcext:value-type="string">
            <text:p>FFFFFC28</text:p>
          </table:table-cell>
          <table:table-cell office:value-type="float" office:value="2940.90795" calcext:value-type="float">
            <text:p>2940.9079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993" calcext:value-type="float">
            <text:p>993</text:p>
          </table:table-cell>
          <table:table-cell office:value-type="float" office:value="31807.80859" calcext:value-type="float">
            <text:p>31807.80859</text:p>
          </table:table-cell>
          <table:table-cell office:value-type="float" office:value="-985" calcext:value-type="float">
            <text:p>-985</text:p>
          </table:table-cell>
          <table:table-cell office:value-type="string" calcext:value-type="string">
            <text:p>FFFFFC27</text:p>
          </table:table-cell>
          <table:table-cell office:value-type="float" office:value="4655.15527" calcext:value-type="float">
            <text:p>4655.1552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994" calcext:value-type="float">
            <text:p>994</text:p>
          </table:table-cell>
          <table:table-cell office:value-type="float" office:value="31839.83984" calcext:value-type="float">
            <text:p>31839.83984</text:p>
          </table:table-cell>
          <table:table-cell office:value-type="float" office:value="-985" calcext:value-type="float">
            <text:p>-985</text:p>
          </table:table-cell>
          <table:table-cell office:value-type="string" calcext:value-type="string">
            <text:p>FFFFFC27</text:p>
          </table:table-cell>
          <table:table-cell office:value-type="float" office:value="3366.28149" calcext:value-type="float">
            <text:p>3366.28149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995" calcext:value-type="float">
            <text:p>995</text:p>
          </table:table-cell>
          <table:table-cell office:value-type="float" office:value="31871.87109" calcext:value-type="float">
            <text:p>31871.87109</text:p>
          </table:table-cell>
          <table:table-cell office:value-type="float" office:value="-985" calcext:value-type="float">
            <text:p>-985</text:p>
          </table:table-cell>
          <table:table-cell office:value-type="string" calcext:value-type="string">
            <text:p>FFFFFC27</text:p>
          </table:table-cell>
          <table:table-cell office:value-type="float" office:value="4051.34667" calcext:value-type="float">
            <text:p>4051.3466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996" calcext:value-type="float">
            <text:p>996</text:p>
          </table:table-cell>
          <table:table-cell office:value-type="float" office:value="31903.90429" calcext:value-type="float">
            <text:p>31903.90429</text:p>
          </table:table-cell>
          <table:table-cell office:value-type="float" office:value="-987" calcext:value-type="float">
            <text:p>-987</text:p>
          </table:table-cell>
          <table:table-cell office:value-type="string" calcext:value-type="string">
            <text:p>FFFFFC25</text:p>
          </table:table-cell>
          <table:table-cell office:value-type="float" office:value="5129.46289" calcext:value-type="float">
            <text:p>5129.4628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997" calcext:value-type="float">
            <text:p>997</text:p>
          </table:table-cell>
          <table:table-cell office:value-type="float" office:value="31935.93554" calcext:value-type="float">
            <text:p>31935.93554</text:p>
          </table:table-cell>
          <table:table-cell office:value-type="float" office:value="-991" calcext:value-type="float">
            <text:p>-991</text:p>
          </table:table-cell>
          <table:table-cell office:value-type="string" calcext:value-type="string">
            <text:p>FFFFFC21</text:p>
          </table:table-cell>
          <table:table-cell office:value-type="float" office:value="6494.3208" calcext:value-type="float">
            <text:p>6494.320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998" calcext:value-type="float">
            <text:p>998</text:p>
          </table:table-cell>
          <table:table-cell office:value-type="float" office:value="31967.96875" calcext:value-type="float">
            <text:p>31967.96875</text:p>
          </table:table-cell>
          <table:table-cell office:value-type="float" office:value="-996" calcext:value-type="float">
            <text:p>-996</text:p>
          </table:table-cell>
          <table:table-cell office:value-type="string" calcext:value-type="string">
            <text:p>FFFFFC1C</text:p>
          </table:table-cell>
          <table:table-cell office:value-type="float" office:value="11631.32128" calcext:value-type="float">
            <text:p>11631.3212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99" calcext:value-type="float">
            <text:p>999</text:p>
          </table:table-cell>
          <table:table-cell office:value-type="float" office:value="32000" calcext:value-type="float">
            <text:p>32000</text:p>
          </table:table-cell>
          <table:table-cell office:value-type="float" office:value="-1001" calcext:value-type="float">
            <text:p>-1001</text:p>
          </table:table-cell>
          <table:table-cell office:value-type="string" calcext:value-type="string">
            <text:p>FFFFFC1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4T13:22:57.242820646</dc:date>
    <meta:editing-duration>PT34M36S</meta:editing-duration>
    <meta:editing-cycles>1</meta:editing-cycles>
    <meta:document-statistic meta:table-count="1" meta:cell-count="6023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8.795cm" svg:height="26.642cm" xlink:href=".." xlink:type="simple" chart:class="chart:scatter" chart:style-name="ch1">
        <chart:legend chart:legend-position="end" svg:x="105.943cm" svg:y="13.022cm" style:legend-expansion="high" chart:style-name="ch2"/>
        <chart:plot-area chart:style-name="ch3" table:cell-range-address="light_check_2.B22:light_check_2.B1021 light_check_2.D22:light_check_2.D1021" svg:x="2.175cm" svg:y="0.532cm" svg:width="101.593cm" svg:height="25.578cm">
          <chartooo:coordinate-region svg:x="3.273cm" svg:y="0.731cm" svg:width="100.123cm" svg:height="25.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ght_check_2.D22:light_check_2.D1021" chart:class="chart:scatter">
            <chart:domain table:cell-range-address="light_check_2.B22:light_check_2.B1021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ight_check_2.B22:light_check_2.B1021</svg:desc>
                </draw:g>
              </table:table-cell>
              <table:table-cell office:value-type="float" office:value="-1007">
                <text:p>-1007</text:p>
                <draw:g>
                  <svg:desc>light_check_2.D22:light_check_2.D10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011">
                <text:p>-1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016">
                <text:p>-1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020">
                <text:p>-10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025">
                <text:p>-1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031">
                <text:p>-1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038">
                <text:p>-1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044">
                <text:p>-1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047">
                <text:p>-1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051">
                <text:p>-1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059">
                <text:p>-1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072">
                <text:p>-1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077">
                <text:p>-10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081">
                <text:p>-10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084">
                <text:p>-1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091">
                <text:p>-10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097">
                <text:p>-1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103">
                <text:p>-1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107">
                <text:p>-11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112">
                <text:p>-1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115">
                <text:p>-1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118">
                <text:p>-1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122">
                <text:p>-1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124">
                <text:p>-11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126">
                <text:p>-1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126">
                <text:p>-11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126">
                <text:p>-11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127">
                <text:p>-11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127">
                <text:p>-11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128">
                <text:p>-1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126">
                <text:p>-11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123">
                <text:p>-11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119">
                <text:p>-11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115">
                <text:p>-11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109">
                <text:p>-11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106">
                <text:p>-1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102">
                <text:p>-11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097">
                <text:p>-10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090">
                <text:p>-10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084">
                <text:p>-10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077">
                <text:p>-10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072">
                <text:p>-10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059">
                <text:p>-10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053">
                <text:p>-10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045">
                <text:p>-1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039">
                <text:p>-10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036">
                <text:p>-10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033">
                <text:p>-10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028">
                <text:p>-10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021">
                <text:p>-10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015">
                <text:p>-10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010">
                <text:p>-10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007">
                <text:p>-10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004">
                <text:p>-1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002">
                <text:p>-10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997">
                <text:p>-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996">
                <text:p>-9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995">
                <text:p>-9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994">
                <text:p>-9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991">
                <text:p>-9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996">
                <text:p>-9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038">
                <text:p>-10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038">
                <text:p>-10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040">
                <text:p>-10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044">
                <text:p>-10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047">
                <text:p>-10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049">
                <text:p>-10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050">
                <text:p>-10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052">
                <text:p>-10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053">
                <text:p>-10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054">
                <text:p>-10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054">
                <text:p>-10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056">
                <text:p>-10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055">
                <text:p>-1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052">
                <text:p>-10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048">
                <text:p>-10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042">
                <text:p>-10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038">
                <text:p>-10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035">
                <text:p>-10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030">
                <text:p>-10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026">
                <text:p>-10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021">
                <text:p>-10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014">
                <text:p>-10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004">
                <text:p>-10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001">
                <text:p>-1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996">
                <text:p>-9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988">
                <text:p>-9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981">
                <text:p>-9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975">
                <text:p>-9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969">
                <text:p>-9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965">
                <text:p>-9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962">
                <text:p>-9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958">
                <text:p>-9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952">
                <text:p>-9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946">
                <text:p>-9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941">
                <text:p>-9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938">
                <text:p>-9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934">
                <text:p>-9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932">
                <text:p>-9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929">
                <text:p>-9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925">
                <text:p>-9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923">
                <text:p>-9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922">
                <text:p>-9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921">
                <text:p>-9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920">
                <text:p>-9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920">
                <text:p>-9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921">
                <text:p>-9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921">
                <text:p>-9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922">
                <text:p>-9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925">
                <text:p>-9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927">
                <text:p>-9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931">
                <text:p>-9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938">
                <text:p>-9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943">
                <text:p>-9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947">
                <text:p>-9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952">
                <text:p>-9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958">
                <text:p>-9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964">
                <text:p>-9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971">
                <text:p>-9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978">
                <text:p>-9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984">
                <text:p>-9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995">
                <text:p>-9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1002">
                <text:p>-10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1009">
                <text:p>-10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1014">
                <text:p>-10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1018">
                <text:p>-10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022">
                <text:p>-10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1026">
                <text:p>-10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1031">
                <text:p>-10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1037">
                <text:p>-10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1042">
                <text:p>-10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1043">
                <text:p>-10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1044">
                <text:p>-10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1047">
                <text:p>-10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1051">
                <text:p>-10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1054">
                <text:p>-10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1056">
                <text:p>-10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1058">
                <text:p>-10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1062">
                <text:p>-10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1063">
                <text:p>-10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1062">
                <text:p>-10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1061">
                <text:p>-10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1058">
                <text:p>-10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1054">
                <text:p>-10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1050">
                <text:p>-10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1046">
                <text:p>-10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1043">
                <text:p>-10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1039">
                <text:p>-10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1034">
                <text:p>-10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1028">
                <text:p>-10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1022">
                <text:p>-10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1015">
                <text:p>-10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1003">
                <text:p>-10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994">
                <text:p>-9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987">
                <text:p>-9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981">
                <text:p>-9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977">
                <text:p>-9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973">
                <text:p>-9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969">
                <text:p>-9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965">
                <text:p>-9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959">
                <text:p>-9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952">
                <text:p>-9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946">
                <text:p>-9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943">
                <text:p>-9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937">
                <text:p>-9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935">
                <text:p>-9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932">
                <text:p>-9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930">
                <text:p>-9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928">
                <text:p>-9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927">
                <text:p>-9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926">
                <text:p>-9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926">
                <text:p>-9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926">
                <text:p>-9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926">
                <text:p>-9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927">
                <text:p>-9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930">
                <text:p>-93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933">
                <text:p>-9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939">
                <text:p>-9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944">
                <text:p>-9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949">
                <text:p>-9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954">
                <text:p>-9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958">
                <text:p>-9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962">
                <text:p>-9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968">
                <text:p>-9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975">
                <text:p>-9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982">
                <text:p>-9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989">
                <text:p>-9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995">
                <text:p>-9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001">
                <text:p>-10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007">
                <text:p>-10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013">
                <text:p>-10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019">
                <text:p>-10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023">
                <text:p>-10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026">
                <text:p>-10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030">
                <text:p>-103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033">
                <text:p>-10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034">
                <text:p>-10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039">
                <text:p>-10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1044">
                <text:p>-10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048">
                <text:p>-10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050">
                <text:p>-105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053">
                <text:p>-10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056">
                <text:p>-10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059">
                <text:p>-10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1061">
                <text:p>-10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1062">
                <text:p>-10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1064">
                <text:p>-10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1065">
                <text:p>-10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1065">
                <text:p>-10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1063">
                <text:p>-10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1061">
                <text:p>-10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1058">
                <text:p>-10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1053">
                <text:p>-10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1049">
                <text:p>-10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1045">
                <text:p>-10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1041">
                <text:p>-10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1037">
                <text:p>-10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1031">
                <text:p>-10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1025">
                <text:p>-10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018">
                <text:p>-10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1011">
                <text:p>-10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1006">
                <text:p>-10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1003">
                <text:p>-10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998">
                <text:p>-9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983">
                <text:p>-9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979">
                <text:p>-9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971">
                <text:p>-9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967">
                <text:p>-9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962">
                <text:p>-9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957">
                <text:p>-9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950">
                <text:p>-95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945">
                <text:p>-9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942">
                <text:p>-9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939">
                <text:p>-9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937">
                <text:p>-9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935">
                <text:p>-9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933">
                <text:p>-9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933">
                <text:p>-9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932">
                <text:p>-9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931">
                <text:p>-9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932">
                <text:p>-9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931">
                <text:p>-9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930">
                <text:p>-93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931">
                <text:p>-9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933">
                <text:p>-9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938">
                <text:p>-9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944">
                <text:p>-9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949">
                <text:p>-9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955">
                <text:p>-9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959">
                <text:p>-9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963">
                <text:p>-9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969">
                <text:p>-9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975">
                <text:p>-9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982">
                <text:p>-9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988">
                <text:p>-9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993">
                <text:p>-9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007">
                <text:p>-10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1014">
                <text:p>-10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1021">
                <text:p>-10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1027">
                <text:p>-10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032">
                <text:p>-10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1035">
                <text:p>-10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1036">
                <text:p>-10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1036">
                <text:p>-10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1040">
                <text:p>-104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1046">
                <text:p>-10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1051">
                <text:p>-10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1056">
                <text:p>-10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1063">
                <text:p>-10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1067">
                <text:p>-10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1070">
                <text:p>-10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1073">
                <text:p>-10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1072">
                <text:p>-10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073">
                <text:p>-10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1074">
                <text:p>-10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1074">
                <text:p>-10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1075">
                <text:p>-10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1075">
                <text:p>-10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1073">
                <text:p>-10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1069">
                <text:p>-10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1062">
                <text:p>-10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1057">
                <text:p>-10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053">
                <text:p>-10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1048">
                <text:p>-10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043">
                <text:p>-10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037">
                <text:p>-103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1029">
                <text:p>-10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1023">
                <text:p>-10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1018">
                <text:p>-10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1012">
                <text:p>-10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007">
                <text:p>-10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1003">
                <text:p>-10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998">
                <text:p>-9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993">
                <text:p>-9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988">
                <text:p>-9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984">
                <text:p>-9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979">
                <text:p>-9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973">
                <text:p>-9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967">
                <text:p>-9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962">
                <text:p>-96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958">
                <text:p>-9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954">
                <text:p>-9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951">
                <text:p>-9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949">
                <text:p>-9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946">
                <text:p>-9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944">
                <text:p>-9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944">
                <text:p>-9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942">
                <text:p>-9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941">
                <text:p>-9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941">
                <text:p>-9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941">
                <text:p>-9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943">
                <text:p>-9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948">
                <text:p>-9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954">
                <text:p>-95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964">
                <text:p>-9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968">
                <text:p>-9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972">
                <text:p>-9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977">
                <text:p>-9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983">
                <text:p>-9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989">
                <text:p>-9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996">
                <text:p>-9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1002">
                <text:p>-10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1015">
                <text:p>-10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1021">
                <text:p>-10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1027">
                <text:p>-10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1033">
                <text:p>-10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1038">
                <text:p>-10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1040">
                <text:p>-104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1039">
                <text:p>-10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1042">
                <text:p>-10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1047">
                <text:p>-10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1052">
                <text:p>-10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1057">
                <text:p>-10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1062">
                <text:p>-106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1068">
                <text:p>-10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1070">
                <text:p>-107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1073">
                <text:p>-10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1075">
                <text:p>-10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1076">
                <text:p>-10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1077">
                <text:p>-10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1078">
                <text:p>-107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1079">
                <text:p>-10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1080">
                <text:p>-10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1078">
                <text:p>-10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1078">
                <text:p>-10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1077">
                <text:p>-10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1073">
                <text:p>-10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1069">
                <text:p>-10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1065">
                <text:p>-10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1055">
                <text:p>-10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1050">
                <text:p>-105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1045">
                <text:p>-10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1039">
                <text:p>-103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1032">
                <text:p>-10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1025">
                <text:p>-10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1018">
                <text:p>-10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1011">
                <text:p>-10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1006">
                <text:p>-10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1002">
                <text:p>-10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998">
                <text:p>-9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988">
                <text:p>-9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985">
                <text:p>-9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980">
                <text:p>-98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974">
                <text:p>-9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968">
                <text:p>-9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962">
                <text:p>-9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957">
                <text:p>-9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954">
                <text:p>-95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951">
                <text:p>-9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948">
                <text:p>-9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946">
                <text:p>-9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944">
                <text:p>-9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942">
                <text:p>-9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942">
                <text:p>-9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941">
                <text:p>-9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942">
                <text:p>-9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945">
                <text:p>-9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951">
                <text:p>-9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957">
                <text:p>-95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962">
                <text:p>-9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965">
                <text:p>-9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971">
                <text:p>-9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981">
                <text:p>-9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987">
                <text:p>-9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993">
                <text:p>-9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999">
                <text:p>-9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1005">
                <text:p>-10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1012">
                <text:p>-10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1020">
                <text:p>-102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1027">
                <text:p>-10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1033">
                <text:p>-10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1037">
                <text:p>-103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1039">
                <text:p>-10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1039">
                <text:p>-10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1041">
                <text:p>-104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1046">
                <text:p>-104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1052">
                <text:p>-10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1057">
                <text:p>-10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1062">
                <text:p>-10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1065">
                <text:p>-106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1068">
                <text:p>-106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1071">
                <text:p>-10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1075">
                <text:p>-10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1076">
                <text:p>-107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1078">
                <text:p>-10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1081">
                <text:p>-10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1081">
                <text:p>-108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1081">
                <text:p>-108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1081">
                <text:p>-10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1081">
                <text:p>-10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1081">
                <text:p>-10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1080">
                <text:p>-108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1076">
                <text:p>-10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1073">
                <text:p>-10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1069">
                <text:p>-106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1064">
                <text:p>-106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1059">
                <text:p>-10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1055">
                <text:p>-10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1050">
                <text:p>-105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1044">
                <text:p>-10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1037">
                <text:p>-10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1032">
                <text:p>-10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1026">
                <text:p>-10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1020">
                <text:p>-102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-1014">
                <text:p>-10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1003">
                <text:p>-10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997">
                <text:p>-99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993">
                <text:p>-9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988">
                <text:p>-9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-983">
                <text:p>-9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977">
                <text:p>-9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971">
                <text:p>-9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967">
                <text:p>-9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965">
                <text:p>-9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962">
                <text:p>-96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957">
                <text:p>-9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954">
                <text:p>-95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952">
                <text:p>-9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952">
                <text:p>-95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952">
                <text:p>-9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951">
                <text:p>-9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950">
                <text:p>-95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951">
                <text:p>-95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952">
                <text:p>-9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955">
                <text:p>-9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958">
                <text:p>-95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962">
                <text:p>-96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968">
                <text:p>-9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973">
                <text:p>-9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977">
                <text:p>-9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981">
                <text:p>-98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986">
                <text:p>-9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999">
                <text:p>-9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1006">
                <text:p>-10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1012">
                <text:p>-10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1019">
                <text:p>-10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1025">
                <text:p>-10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1032">
                <text:p>-10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1038">
                <text:p>-10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-1043">
                <text:p>-104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-1043">
                <text:p>-104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-1044">
                <text:p>-104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-1048">
                <text:p>-104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-1052">
                <text:p>-105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-1058">
                <text:p>-105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-1065">
                <text:p>-10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-1069">
                <text:p>-10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-1073">
                <text:p>-107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-1077">
                <text:p>-107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-1079">
                <text:p>-107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-1081">
                <text:p>-108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-1083">
                <text:p>-108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-1085">
                <text:p>-10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-1087">
                <text:p>-108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-1089">
                <text:p>-10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-1091">
                <text:p>-10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-1091">
                <text:p>-10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-1091">
                <text:p>-109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-1092">
                <text:p>-10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-1090">
                <text:p>-109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-1086">
                <text:p>-108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-1081">
                <text:p>-108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-1076">
                <text:p>-10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-1072">
                <text:p>-107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-1068">
                <text:p>-106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-1063">
                <text:p>-10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-1058">
                <text:p>-10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-1052">
                <text:p>-105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-1046">
                <text:p>-10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-1040">
                <text:p>-104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-1033">
                <text:p>-10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-1027">
                <text:p>-102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-1021">
                <text:p>-10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-1013">
                <text:p>-10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-1007">
                <text:p>-10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-1004">
                <text:p>-10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-1002">
                <text:p>-10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-998">
                <text:p>-9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-995">
                <text:p>-99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-983">
                <text:p>-98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-977">
                <text:p>-97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-973">
                <text:p>-97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-967">
                <text:p>-9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-964">
                <text:p>-96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-961">
                <text:p>-96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-957">
                <text:p>-9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-955">
                <text:p>-9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-954">
                <text:p>-95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-954">
                <text:p>-95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-954">
                <text:p>-9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-953">
                <text:p>-9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-954">
                <text:p>-95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-955">
                <text:p>-9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-957">
                <text:p>-95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-961">
                <text:p>-96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-965">
                <text:p>-96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-974">
                <text:p>-97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-978">
                <text:p>-97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-982">
                <text:p>-98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-988">
                <text:p>-98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-995">
                <text:p>-99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-1001">
                <text:p>-10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-1007">
                <text:p>-10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-1013">
                <text:p>-10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-1019">
                <text:p>-10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-1031">
                <text:p>-103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-1037">
                <text:p>-103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-1041">
                <text:p>-104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-1041">
                <text:p>-10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-1043">
                <text:p>-104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-1048">
                <text:p>-104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-1053">
                <text:p>-105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-1058">
                <text:p>-10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-1064">
                <text:p>-106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-1068">
                <text:p>-106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-1071">
                <text:p>-107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-1073">
                <text:p>-10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-1075">
                <text:p>-10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-1078">
                <text:p>-10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-1081">
                <text:p>-108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-1084">
                <text:p>-108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-1087">
                <text:p>-108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-1089">
                <text:p>-108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-1089">
                <text:p>-108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-1090">
                <text:p>-109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-1091">
                <text:p>-10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-1090">
                <text:p>-109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-1087">
                <text:p>-108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-1084">
                <text:p>-108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-1079">
                <text:p>-10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-1075">
                <text:p>-10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-1072">
                <text:p>-107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-1068">
                <text:p>-106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-1064">
                <text:p>-10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-1058">
                <text:p>-105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-1052">
                <text:p>-10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-1046">
                <text:p>-104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-1040">
                <text:p>-104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-1034">
                <text:p>-103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-1026">
                <text:p>-10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-1021">
                <text:p>-10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-1014">
                <text:p>-101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-1005">
                <text:p>-10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-1002">
                <text:p>-10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-999">
                <text:p>-99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-995">
                <text:p>-9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-985">
                <text:p>-98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-980">
                <text:p>-98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-974">
                <text:p>-97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-968">
                <text:p>-96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-966">
                <text:p>-96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-963">
                <text:p>-96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-961">
                <text:p>-96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-959">
                <text:p>-95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-959">
                <text:p>-95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-958">
                <text:p>-95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-959">
                <text:p>-95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-959">
                <text:p>-95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-959">
                <text:p>-95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-959">
                <text:p>-95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-961">
                <text:p>-96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-966">
                <text:p>-96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-971">
                <text:p>-97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-975">
                <text:p>-97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-980">
                <text:p>-98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-985">
                <text:p>-98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-997">
                <text:p>-99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-1003">
                <text:p>-100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-1009">
                <text:p>-100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-1015">
                <text:p>-10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-1020">
                <text:p>-102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-1027">
                <text:p>-102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-1034">
                <text:p>-103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-1042">
                <text:p>-104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-1047">
                <text:p>-104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-1049">
                <text:p>-104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-1051">
                <text:p>-10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-1055">
                <text:p>-105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-1065">
                <text:p>-106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-1071">
                <text:p>-10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-1076">
                <text:p>-107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-1080">
                <text:p>-108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-1083">
                <text:p>-108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-1087">
                <text:p>-108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-1091">
                <text:p>-109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-1094">
                <text:p>-109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-1096">
                <text:p>-109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-1098">
                <text:p>-109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-1100">
                <text:p>-11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-1102">
                <text:p>-110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-1103">
                <text:p>-110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-1105">
                <text:p>-11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-1106">
                <text:p>-110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-1105">
                <text:p>-11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-1103">
                <text:p>-110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-1099">
                <text:p>-10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-1094">
                <text:p>-109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-1090">
                <text:p>-109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-1086">
                <text:p>-108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-1081">
                <text:p>-108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-1076">
                <text:p>-107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-1071">
                <text:p>-107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-1065">
                <text:p>-106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-1059">
                <text:p>-105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-1053">
                <text:p>-105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-1047">
                <text:p>-104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-1041">
                <text:p>-104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-1035">
                <text:p>-103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-1028">
                <text:p>-10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-1021">
                <text:p>-102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-1014">
                <text:p>-101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-1006">
                <text:p>-100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-1006">
                <text:p>-100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-1002">
                <text:p>-100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-997">
                <text:p>-99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-991">
                <text:p>-9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-986">
                <text:p>-98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-982">
                <text:p>-98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-979">
                <text:p>-97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-977">
                <text:p>-97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-975">
                <text:p>-9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-972">
                <text:p>-97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-969">
                <text:p>-96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-968">
                <text:p>-96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-967">
                <text:p>-96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-967">
                <text:p>-96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-967">
                <text:p>-96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-968">
                <text:p>-9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-968">
                <text:p>-9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-969">
                <text:p>-96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-972">
                <text:p>-97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-977">
                <text:p>-97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-981">
                <text:p>-98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-986">
                <text:p>-98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-991">
                <text:p>-9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-996">
                <text:p>-99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-1001">
                <text:p>-100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-1006">
                <text:p>-100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-1012">
                <text:p>-101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-1019">
                <text:p>-10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-1026">
                <text:p>-102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-1032">
                <text:p>-103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-1038">
                <text:p>-103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-1043">
                <text:p>-104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-1046">
                <text:p>-104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-1050">
                <text:p>-105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-1054">
                <text:p>-105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-1058">
                <text:p>-105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-1062">
                <text:p>-106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-1072">
                <text:p>-107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-1077">
                <text:p>-107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-1082">
                <text:p>-108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-1085">
                <text:p>-108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-1087">
                <text:p>-108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-1090">
                <text:p>-109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-1094">
                <text:p>-109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-1097">
                <text:p>-109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-1099">
                <text:p>-109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-1101">
                <text:p>-110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-1102">
                <text:p>-110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-1102">
                <text:p>-110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-1102">
                <text:p>-110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-1103">
                <text:p>-110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-1103">
                <text:p>-110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-1101">
                <text:p>-110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-1097">
                <text:p>-109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-1093">
                <text:p>-109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-1084">
                <text:p>-108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-1080">
                <text:p>-108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-1075">
                <text:p>-107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-1069">
                <text:p>-106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-1064">
                <text:p>-106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-1056">
                <text:p>-105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-1051">
                <text:p>-105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-1045">
                <text:p>-104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-1037">
                <text:p>-103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-1031">
                <text:p>-103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-1017">
                <text:p>-101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-1011">
                <text:p>-101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-1006">
                <text:p>-100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-1001">
                <text:p>-100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-994">
                <text:p>-99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-988">
                <text:p>-98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-982">
                <text:p>-98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-979">
                <text:p>-97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-977">
                <text:p>-97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-975">
                <text:p>-9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-971">
                <text:p>-97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-967">
                <text:p>-96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-966">
                <text:p>-96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-965">
                <text:p>-96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-964">
                <text:p>-96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-965">
                <text:p>-96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-965">
                <text:p>-96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-964">
                <text:p>-96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-964">
                <text:p>-96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-965">
                <text:p>-96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-969">
                <text:p>-96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-974">
                <text:p>-97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-980">
                <text:p>-98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-984">
                <text:p>-98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-989">
                <text:p>-98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-994">
                <text:p>-99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-999">
                <text:p>-99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-1005">
                <text:p>-100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-1011">
                <text:p>-10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-1018">
                <text:p>-10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-1031">
                <text:p>-103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-1038">
                <text:p>-103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-1043">
                <text:p>-104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-1047">
                <text:p>-104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-1051">
                <text:p>-105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-1055">
                <text:p>-10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-1059">
                <text:p>-105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-1063">
                <text:p>-106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-1068">
                <text:p>-106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-1073">
                <text:p>-107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-1079">
                <text:p>-107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-1084">
                <text:p>-108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-1091">
                <text:p>-10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-1095">
                <text:p>-109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-1098">
                <text:p>-109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-1101">
                <text:p>-110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-1106">
                <text:p>-110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-1107">
                <text:p>-110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-1109">
                <text:p>-110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-1109">
                <text:p>-110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-1110">
                <text:p>-111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-1111">
                <text:p>-111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-1112">
                <text:p>-11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-1110">
                <text:p>-111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-1106">
                <text:p>-110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-1102">
                <text:p>-110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-1098">
                <text:p>-10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-1093">
                <text:p>-109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-1085">
                <text:p>-108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-1081">
                <text:p>-108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-1075">
                <text:p>-107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-1069">
                <text:p>-106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-1063">
                <text:p>-106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-1057">
                <text:p>-105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-1050">
                <text:p>-105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-1043">
                <text:p>-104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-1037">
                <text:p>-103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-1031">
                <text:p>-103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-1020">
                <text:p>-102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-1016">
                <text:p>-10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-1013">
                <text:p>-10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-1012">
                <text:p>-10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-1002">
                <text:p>-100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-997">
                <text:p>-99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-995">
                <text:p>-99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-988">
                <text:p>-98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-986">
                <text:p>-98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-983">
                <text:p>-98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-981">
                <text:p>-98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-980">
                <text:p>-98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-980">
                <text:p>-98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-980">
                <text:p>-98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-980">
                <text:p>-98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-979">
                <text:p>-97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-980">
                <text:p>-98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-981">
                <text:p>-98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-984">
                <text:p>-98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-988">
                <text:p>-98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-993">
                <text:p>-99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-999">
                <text:p>-99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-1004">
                <text:p>-10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-1009">
                <text:p>-100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-1013">
                <text:p>-101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-1019">
                <text:p>-101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-1026">
                <text:p>-102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-1033">
                <text:p>-103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-1037">
                <text:p>-103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-1041">
                <text:p>-104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-1044">
                <text:p>-104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-1048">
                <text:p>-104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-1056">
                <text:p>-105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-1062">
                <text:p>-106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-1071">
                <text:p>-107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-1074">
                <text:p>-107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-1078">
                <text:p>-107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-1083">
                <text:p>-108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-1093">
                <text:p>-109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-1097">
                <text:p>-109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-1101">
                <text:p>-110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-1107">
                <text:p>-110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-1109">
                <text:p>-110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-1111">
                <text:p>-111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-1113">
                <text:p>-111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-1114">
                <text:p>-11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-1114">
                <text:p>-11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-1115">
                <text:p>-111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-1116">
                <text:p>-11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-1117">
                <text:p>-111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-1117">
                <text:p>-111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-1115">
                <text:p>-11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-1112">
                <text:p>-111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-1108">
                <text:p>-110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-1103">
                <text:p>-110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-1099">
                <text:p>-109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-1096">
                <text:p>-109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-1091">
                <text:p>-109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-1086">
                <text:p>-108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-1080">
                <text:p>-108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-1073">
                <text:p>-107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-1065">
                <text:p>-106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-1058">
                <text:p>-105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-1053">
                <text:p>-105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-1048">
                <text:p>-104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-1040">
                <text:p>-104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-1032">
                <text:p>-103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-1027">
                <text:p>-102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-1023">
                <text:p>-102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-1019">
                <text:p>-101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-1015">
                <text:p>-101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-1010">
                <text:p>-101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-1007">
                <text:p>-100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-1002">
                <text:p>-100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-996">
                <text:p>-99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-993">
                <text:p>-99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-991">
                <text:p>-99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-989">
                <text:p>-98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-986">
                <text:p>-98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-984">
                <text:p>-98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-982">
                <text:p>-98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-980">
                <text:p>-98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-978">
                <text:p>-97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-977">
                <text:p>-97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-978">
                <text:p>-97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-981">
                <text:p>-98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-987">
                <text:p>-98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-996">
                <text:p>-99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-1001">
                <text:p>-100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-1005">
                <text:p>-100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-1009">
                <text:p>-10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-1015">
                <text:p>-101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-1020">
                <text:p>-102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-1025">
                <text:p>-102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-1032">
                <text:p>-10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-1039">
                <text:p>-103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-1044">
                <text:p>-104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-1046">
                <text:p>-104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-1051">
                <text:p>-105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-1058">
                <text:p>-105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-1062">
                <text:p>-106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-1067">
                <text:p>-106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-1069">
                <text:p>-106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-1072">
                <text:p>-107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-1077">
                <text:p>-107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-1082">
                <text:p>-108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-1087">
                <text:p>-108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-1091">
                <text:p>-10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-1095">
                <text:p>-109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-1099">
                <text:p>-109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-1102">
                <text:p>-110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-1105">
                <text:p>-11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-1107">
                <text:p>-110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-1109">
                <text:p>-110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-1110">
                <text:p>-111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-1110">
                <text:p>-111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-1111">
                <text:p>-111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-1111">
                <text:p>-111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-1112">
                <text:p>-111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-1112">
                <text:p>-111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-1111">
                <text:p>-111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-1108">
                <text:p>-110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-1100">
                <text:p>-110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-1095">
                <text:p>-109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-1091">
                <text:p>-109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-1087">
                <text:p>-108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-1082">
                <text:p>-108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-1076">
                <text:p>-107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-1071">
                <text:p>-107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-1064">
                <text:p>-106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-1058">
                <text:p>-105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-1053">
                <text:p>-105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-1047">
                <text:p>-104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-1040">
                <text:p>-104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-1033">
                <text:p>-103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-1027">
                <text:p>-102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-1022">
                <text:p>-102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-1019">
                <text:p>-10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-1014">
                <text:p>-101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-1010">
                <text:p>-101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-1009">
                <text:p>-100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-1005">
                <text:p>-100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-1001">
                <text:p>-100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-998">
                <text:p>-99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-996">
                <text:p>-99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-993">
                <text:p>-99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-991">
                <text:p>-99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-988">
                <text:p>-98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-986">
                <text:p>-98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-984">
                <text:p>-98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-984">
                <text:p>-98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-984">
                <text:p>-98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-985">
                <text:p>-98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-985">
                <text:p>-98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-985">
                <text:p>-98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-987">
                <text:p>-98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-991">
                <text:p>-99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-996">
                <text:p>-99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-1001">
                <text:p>-1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2.12cm" svg:height="20.608cm" xlink:href=".." xlink:type="simple" chart:class="chart:scatter" chart:style-name="ch1">
        <chart:legend chart:legend-position="end" svg:x="49.294cm" svg:y="10.005cm" style:legend-expansion="high" chart:style-name="ch2"/>
        <chart:plot-area chart:style-name="ch3" table:cell-range-address="light_check_2.C22:light_check_2.C1021 light_check_2.F22:light_check_2.F1021" svg:x="1.042cm" svg:y="0.412cm" svg:width="47.21cm" svg:height="19.784cm">
          <chartooo:coordinate-region svg:x="2.219cm" svg:y="0.611cm" svg:width="45.568cm" svg:height="18.9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ght_check_2.F22:light_check_2.F1021" chart:class="chart:scatter">
            <chart:domain table:cell-range-address="light_check_2.C22:light_check_2.C1021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ight_check_2.C22:light_check_2.C1021</svg:desc>
                </draw:g>
              </table:table-cell>
              <table:table-cell office:value-type="float" office:value="0">
                <text:p>0</text:p>
                <draw:g>
                  <svg:desc>light_check_2.F22:light_check_2.F10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03203">
                <text:p>32.03203</text:p>
              </table:table-cell>
              <table:table-cell office:value-type="float" office:value="11631.32128">
                <text:p>11631.32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06406">
                <text:p>64.06406</text:p>
              </table:table-cell>
              <table:table-cell office:value-type="float" office:value="6494.3208">
                <text:p>6494.3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.09609">
                <text:p>96.09609</text:p>
              </table:table-cell>
              <table:table-cell office:value-type="float" office:value="5129.46289">
                <text:p>5129.46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.12812">
                <text:p>128.12812</text:p>
              </table:table-cell>
              <table:table-cell office:value-type="float" office:value="4051.34667">
                <text:p>4051.34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.16015">
                <text:p>160.16015</text:p>
              </table:table-cell>
              <table:table-cell office:value-type="float" office:value="3366.28149">
                <text:p>3366.28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.19219">
                <text:p>192.19219</text:p>
              </table:table-cell>
              <table:table-cell office:value-type="float" office:value="4655.15527">
                <text:p>4655.15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4.22422">
                <text:p>224.22422</text:p>
              </table:table-cell>
              <table:table-cell office:value-type="float" office:value="2940.90795">
                <text:p>2940.90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.25625">
                <text:p>256.25625</text:p>
              </table:table-cell>
              <table:table-cell office:value-type="float" office:value="2456.01831">
                <text:p>2456.018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.28829">
                <text:p>288.28829</text:p>
              </table:table-cell>
              <table:table-cell office:value-type="float" office:value="2060.08642">
                <text:p>2060.08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0.32031">
                <text:p>320.32031</text:p>
              </table:table-cell>
              <table:table-cell office:value-type="float" office:value="2142.80126">
                <text:p>2142.80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2.35235">
                <text:p>352.35235</text:p>
              </table:table-cell>
              <table:table-cell office:value-type="float" office:value="2608.46044">
                <text:p>2608.460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.38439">
                <text:p>384.38439</text:p>
              </table:table-cell>
              <table:table-cell office:value-type="float" office:value="5260.72656">
                <text:p>5260.72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6.41641">
                <text:p>416.41641</text:p>
              </table:table-cell>
              <table:table-cell office:value-type="float" office:value="13681.5791">
                <text:p>13681.57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.44845">
                <text:p>448.44845</text:p>
              </table:table-cell>
              <table:table-cell office:value-type="float" office:value="27937.24218">
                <text:p>27937.242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0.48046">
                <text:p>480.48046</text:p>
              </table:table-cell>
              <table:table-cell office:value-type="float" office:value="6289.18505">
                <text:p>6289.185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2.51251">
                <text:p>512.51251</text:p>
              </table:table-cell>
              <table:table-cell office:value-type="float" office:value="2927.73632">
                <text:p>2927.73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4.54455">
                <text:p>544.54455</text:p>
              </table:table-cell>
              <table:table-cell office:value-type="float" office:value="1524.03173">
                <text:p>1524.03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6.57659">
                <text:p>576.57659</text:p>
              </table:table-cell>
              <table:table-cell office:value-type="float" office:value="829.75671">
                <text:p>829.756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8.60858">
                <text:p>608.60858</text:p>
              </table:table-cell>
              <table:table-cell office:value-type="float" office:value="836.51666">
                <text:p>836.516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0.64062">
                <text:p>640.64062</text:p>
              </table:table-cell>
              <table:table-cell office:value-type="float" office:value="1106.93798">
                <text:p>1106.937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2.67266">
                <text:p>672.67266</text:p>
              </table:table-cell>
              <table:table-cell office:value-type="float" office:value="1413.62487">
                <text:p>1413.624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4.70471">
                <text:p>704.70471</text:p>
              </table:table-cell>
              <table:table-cell office:value-type="float" office:value="1518.80065">
                <text:p>1518.800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6.73675">
                <text:p>736.73675</text:p>
              </table:table-cell>
              <table:table-cell office:value-type="float" office:value="1605.25439">
                <text:p>1605.254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8.76879">
                <text:p>768.76879</text:p>
              </table:table-cell>
              <table:table-cell office:value-type="float" office:value="1568.7799">
                <text:p>1568.77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.80078">
                <text:p>800.80078</text:p>
              </table:table-cell>
              <table:table-cell office:value-type="float" office:value="1597.24194">
                <text:p>1597.241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2.83282">
                <text:p>832.83282</text:p>
              </table:table-cell>
              <table:table-cell office:value-type="float" office:value="1524.30493">
                <text:p>1524.304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64.86486">
                <text:p>864.86486</text:p>
              </table:table-cell>
              <table:table-cell office:value-type="float" office:value="1264.80957">
                <text:p>1264.809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6.89691">
                <text:p>896.89691</text:p>
              </table:table-cell>
              <table:table-cell office:value-type="float" office:value="1474.1383">
                <text:p>1474.13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8.92895">
                <text:p>928.92895</text:p>
              </table:table-cell>
              <table:table-cell office:value-type="float" office:value="1095.56042">
                <text:p>1095.560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0.96093">
                <text:p>960.96093</text:p>
              </table:table-cell>
              <table:table-cell office:value-type="float" office:value="914.37835">
                <text:p>914.378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2.99298">
                <text:p>992.99298</text:p>
              </table:table-cell>
              <table:table-cell office:value-type="float" office:value="709.203">
                <text:p>709.2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5.02502">
                <text:p>1025.02502</text:p>
              </table:table-cell>
              <table:table-cell office:value-type="float" office:value="726.59344">
                <text:p>726.593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57.057">
                <text:p>1057.057</text:p>
              </table:table-cell>
              <table:table-cell office:value-type="float" office:value="812.4978">
                <text:p>812.49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9.08911">
                <text:p>1089.08911</text:p>
              </table:table-cell>
              <table:table-cell office:value-type="float" office:value="924.12536">
                <text:p>924.125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1.12109">
                <text:p>1121.12109</text:p>
              </table:table-cell>
              <table:table-cell office:value-type="float" office:value="1015.48858">
                <text:p>1015.488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3.15319">
                <text:p>1153.15319</text:p>
              </table:table-cell>
              <table:table-cell office:value-type="float" office:value="1079.5382">
                <text:p>1079.53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85.18518">
                <text:p>1185.18518</text:p>
              </table:table-cell>
              <table:table-cell office:value-type="float" office:value="1177.1538">
                <text:p>1177.15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17.21716">
                <text:p>1217.21716</text:p>
              </table:table-cell>
              <table:table-cell office:value-type="float" office:value="1206.04968">
                <text:p>1206.049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49.24926">
                <text:p>1249.24926</text:p>
              </table:table-cell>
              <table:table-cell office:value-type="float" office:value="1199.03173">
                <text:p>1199.031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1.28125">
                <text:p>1281.28125</text:p>
              </table:table-cell>
              <table:table-cell office:value-type="float" office:value="1142.88134">
                <text:p>1142.881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3.31335">
                <text:p>1313.31335</text:p>
              </table:table-cell>
              <table:table-cell office:value-type="float" office:value="1106.20385">
                <text:p>1106.203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5.34533">
                <text:p>1345.34533</text:p>
              </table:table-cell>
              <table:table-cell office:value-type="float" office:value="1187.58557">
                <text:p>1187.585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77.37731">
                <text:p>1377.37731</text:p>
              </table:table-cell>
              <table:table-cell office:value-type="float" office:value="1015.68029">
                <text:p>1015.680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09.40942">
                <text:p>1409.40942</text:p>
              </table:table-cell>
              <table:table-cell office:value-type="float" office:value="923.73059">
                <text:p>923.73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41.4414">
                <text:p>1441.4414</text:p>
              </table:table-cell>
              <table:table-cell office:value-type="float" office:value="849.09942">
                <text:p>849.099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3.47351">
                <text:p>1473.47351</text:p>
              </table:table-cell>
              <table:table-cell office:value-type="float" office:value="873.88854">
                <text:p>873.888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5.50549">
                <text:p>1505.50549</text:p>
              </table:table-cell>
              <table:table-cell office:value-type="float" office:value="884.27233">
                <text:p>884.272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7.53759">
                <text:p>1537.53759</text:p>
              </table:table-cell>
              <table:table-cell office:value-type="float" office:value="937.2052">
                <text:p>937.20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69.56958">
                <text:p>1569.56958</text:p>
              </table:table-cell>
              <table:table-cell office:value-type="float" office:value="1022.17871">
                <text:p>1022.178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01.60156">
                <text:p>1601.60156</text:p>
              </table:table-cell>
              <table:table-cell office:value-type="float" office:value="1067.32055">
                <text:p>1067.320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33.63366">
                <text:p>1633.63366</text:p>
              </table:table-cell>
              <table:table-cell office:value-type="float" office:value="1068.53417">
                <text:p>1068.534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5.66564">
                <text:p>1665.66564</text:p>
              </table:table-cell>
              <table:table-cell office:value-type="float" office:value="1074.9049">
                <text:p>1074.90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7.69775">
                <text:p>1697.69775</text:p>
              </table:table-cell>
              <table:table-cell office:value-type="float" office:value="1098.49389">
                <text:p>1098.493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29.72973">
                <text:p>1729.72973</text:p>
              </table:table-cell>
              <table:table-cell office:value-type="float" office:value="1051.58825">
                <text:p>1051.58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61.76171">
                <text:p>1761.76171</text:p>
              </table:table-cell>
              <table:table-cell office:value-type="float" office:value="989.29846">
                <text:p>989.298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3.79382">
                <text:p>1793.79382</text:p>
              </table:table-cell>
              <table:table-cell office:value-type="float" office:value="1142.61755">
                <text:p>1142.617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25.8258">
                <text:p>1825.8258</text:p>
              </table:table-cell>
              <table:table-cell office:value-type="float" office:value="1044.14746">
                <text:p>1044.14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57.85791">
                <text:p>1857.85791</text:p>
              </table:table-cell>
              <table:table-cell office:value-type="float" office:value="959.86596">
                <text:p>959.865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89.88989">
                <text:p>1889.88989</text:p>
              </table:table-cell>
              <table:table-cell office:value-type="float" office:value="910.09222">
                <text:p>910.092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21.92187">
                <text:p>1921.92187</text:p>
              </table:table-cell>
              <table:table-cell office:value-type="float" office:value="861.10601">
                <text:p>861.106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53.95397">
                <text:p>1953.95397</text:p>
              </table:table-cell>
              <table:table-cell office:value-type="float" office:value="913.76959">
                <text:p>913.769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.98596">
                <text:p>1985.98596</text:p>
              </table:table-cell>
              <table:table-cell office:value-type="float" office:value="981.81298">
                <text:p>981.812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18.01806">
                <text:p>2018.01806</text:p>
              </table:table-cell>
              <table:table-cell office:value-type="float" office:value="1061.92639">
                <text:p>1061.926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50.05004">
                <text:p>2050.05004</text:p>
              </table:table-cell>
              <table:table-cell office:value-type="float" office:value="1040.12915">
                <text:p>1040.129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2.08203">
                <text:p>2082.08203</text:p>
              </table:table-cell>
              <table:table-cell office:value-type="float" office:value="1055.05676">
                <text:p>1055.056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14.11401">
                <text:p>2114.11401</text:p>
              </table:table-cell>
              <table:table-cell office:value-type="float" office:value="1094.95983">
                <text:p>1094.959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46.14624">
                <text:p>2146.14624</text:p>
              </table:table-cell>
              <table:table-cell office:value-type="float" office:value="1051.54174">
                <text:p>1051.541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78.17822">
                <text:p>2178.17822</text:p>
              </table:table-cell>
              <table:table-cell office:value-type="float" office:value="1175.8673">
                <text:p>1175.86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10.2102">
                <text:p>2210.2102</text:p>
              </table:table-cell>
              <table:table-cell office:value-type="float" office:value="981.89312">
                <text:p>981.893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42.24218">
                <text:p>2242.24218</text:p>
              </table:table-cell>
              <table:table-cell office:value-type="float" office:value="1077.77172">
                <text:p>1077.771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74.27416">
                <text:p>2274.27416</text:p>
              </table:table-cell>
              <table:table-cell office:value-type="float" office:value="1046.13073">
                <text:p>1046.130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06.30639">
                <text:p>2306.30639</text:p>
              </table:table-cell>
              <table:table-cell office:value-type="float" office:value="1007.95288">
                <text:p>1007.952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38.33837">
                <text:p>2338.33837</text:p>
              </table:table-cell>
              <table:table-cell office:value-type="float" office:value="911.6784">
                <text:p>911.67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70.37036">
                <text:p>2370.37036</text:p>
              </table:table-cell>
              <table:table-cell office:value-type="float" office:value="893.38958">
                <text:p>893.389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02.40234">
                <text:p>2402.40234</text:p>
              </table:table-cell>
              <table:table-cell office:value-type="float" office:value="948.19158">
                <text:p>948.191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34.43432">
                <text:p>2434.43432</text:p>
              </table:table-cell>
              <table:table-cell office:value-type="float" office:value="945.94213">
                <text:p>945.942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66.46655">
                <text:p>2466.46655</text:p>
              </table:table-cell>
              <table:table-cell office:value-type="float" office:value="946.42523">
                <text:p>946.425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98.49853">
                <text:p>2498.49853</text:p>
              </table:table-cell>
              <table:table-cell office:value-type="float" office:value="1011.67974">
                <text:p>1011.679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30.53051">
                <text:p>2530.53051</text:p>
              </table:table-cell>
              <table:table-cell office:value-type="float" office:value="1074.00305">
                <text:p>1074.003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62.5625">
                <text:p>2562.5625</text:p>
              </table:table-cell>
              <table:table-cell office:value-type="float" office:value="1039.73767">
                <text:p>1039.737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94.59448">
                <text:p>2594.59448</text:p>
              </table:table-cell>
              <table:table-cell office:value-type="float" office:value="1242.81604">
                <text:p>1242.816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26.6267">
                <text:p>2626.6267</text:p>
              </table:table-cell>
              <table:table-cell office:value-type="float" office:value="1135.9519">
                <text:p>1135.95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58.65869">
                <text:p>2658.65869</text:p>
              </table:table-cell>
              <table:table-cell office:value-type="float" office:value="889.25579">
                <text:p>889.255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90.69067">
                <text:p>2690.69067</text:p>
              </table:table-cell>
              <table:table-cell office:value-type="float" office:value="1187.26269">
                <text:p>1187.262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22.72265">
                <text:p>2722.72265</text:p>
              </table:table-cell>
              <table:table-cell office:value-type="float" office:value="1071.90258">
                <text:p>1071.902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54.75463">
                <text:p>2754.75463</text:p>
              </table:table-cell>
              <table:table-cell office:value-type="float" office:value="1040.0238">
                <text:p>1040.02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86.78686">
                <text:p>2786.78686</text:p>
              </table:table-cell>
              <table:table-cell office:value-type="float" office:value="898.95892">
                <text:p>898.958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18.81884">
                <text:p>2818.81884</text:p>
              </table:table-cell>
              <table:table-cell office:value-type="float" office:value="974.93713">
                <text:p>974.937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50.85083">
                <text:p>2850.85083</text:p>
              </table:table-cell>
              <table:table-cell office:value-type="float" office:value="810.40966">
                <text:p>810.409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82.88281">
                <text:p>2882.88281</text:p>
              </table:table-cell>
              <table:table-cell office:value-type="float" office:value="862.36517">
                <text:p>862.36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14.91479">
                <text:p>2914.91479</text:p>
              </table:table-cell>
              <table:table-cell office:value-type="float" office:value="998.29095">
                <text:p>998.290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46.94702">
                <text:p>2946.94702</text:p>
              </table:table-cell>
              <table:table-cell office:value-type="float" office:value="1020.92462">
                <text:p>1020.924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78.979">
                <text:p>2978.979</text:p>
              </table:table-cell>
              <table:table-cell office:value-type="float" office:value="1050.11413">
                <text:p>1050.114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11.01098">
                <text:p>3011.01098</text:p>
              </table:table-cell>
              <table:table-cell office:value-type="float" office:value="980.66052">
                <text:p>980.660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43.04296">
                <text:p>3043.04296</text:p>
              </table:table-cell>
              <table:table-cell office:value-type="float" office:value="820.89038">
                <text:p>820.890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75.07519">
                <text:p>3075.07519</text:p>
              </table:table-cell>
              <table:table-cell office:value-type="float" office:value="1550.55603">
                <text:p>1550.556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07.10717">
                <text:p>3107.10717</text:p>
              </table:table-cell>
              <table:table-cell office:value-type="float" office:value="1031.30883">
                <text:p>1031.308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39.13916">
                <text:p>3139.13916</text:p>
              </table:table-cell>
              <table:table-cell office:value-type="float" office:value="1105.83581">
                <text:p>1105.835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71.17114">
                <text:p>3171.17114</text:p>
              </table:table-cell>
              <table:table-cell office:value-type="float" office:value="1018.04315">
                <text:p>1018.043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03.20312">
                <text:p>3203.20312</text:p>
              </table:table-cell>
              <table:table-cell office:value-type="float" office:value="1019.09826">
                <text:p>1019.098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35.23535">
                <text:p>3235.23535</text:p>
              </table:table-cell>
              <table:table-cell office:value-type="float" office:value="906.17248">
                <text:p>906.172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67.26733">
                <text:p>3267.26733</text:p>
              </table:table-cell>
              <table:table-cell office:value-type="float" office:value="922.63751">
                <text:p>922.637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99.29931">
                <text:p>3299.29931</text:p>
              </table:table-cell>
              <table:table-cell office:value-type="float" office:value="911.42407">
                <text:p>911.424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31.33129">
                <text:p>3331.33129</text:p>
              </table:table-cell>
              <table:table-cell office:value-type="float" office:value="927.23077">
                <text:p>927.230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63.36328">
                <text:p>3363.36328</text:p>
              </table:table-cell>
              <table:table-cell office:value-type="float" office:value="969.79254">
                <text:p>969.792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95.3955">
                <text:p>3395.3955</text:p>
              </table:table-cell>
              <table:table-cell office:value-type="float" office:value="1002.27929">
                <text:p>1002.279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27.42749">
                <text:p>3427.42749</text:p>
              </table:table-cell>
              <table:table-cell office:value-type="float" office:value="1046.27526">
                <text:p>1046.275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59.45947">
                <text:p>3459.45947</text:p>
              </table:table-cell>
              <table:table-cell office:value-type="float" office:value="979.90039">
                <text:p>979.900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91.49145">
                <text:p>3491.49145</text:p>
              </table:table-cell>
              <table:table-cell office:value-type="float" office:value="1070.14526">
                <text:p>1070.145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23.52343">
                <text:p>3523.52343</text:p>
              </table:table-cell>
              <table:table-cell office:value-type="float" office:value="1114.8081">
                <text:p>1114.80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55.55566">
                <text:p>3555.55566</text:p>
              </table:table-cell>
              <table:table-cell office:value-type="float" office:value="954.94976">
                <text:p>954.949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87.58764">
                <text:p>3587.58764</text:p>
              </table:table-cell>
              <table:table-cell office:value-type="float" office:value="1025.42932">
                <text:p>1025.429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19.61962">
                <text:p>3619.61962</text:p>
              </table:table-cell>
              <table:table-cell office:value-type="float" office:value="1029.39086">
                <text:p>1029.390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51.65161">
                <text:p>3651.65161</text:p>
              </table:table-cell>
              <table:table-cell office:value-type="float" office:value="986.64801">
                <text:p>986.648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83.68359">
                <text:p>3683.68359</text:p>
              </table:table-cell>
              <table:table-cell office:value-type="float" office:value="951.86175">
                <text:p>951.861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15.71582">
                <text:p>3715.71582</text:p>
              </table:table-cell>
              <table:table-cell office:value-type="float" office:value="961.4793">
                <text:p>961.47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47.7478">
                <text:p>3747.7478</text:p>
              </table:table-cell>
              <table:table-cell office:value-type="float" office:value="938.4544">
                <text:p>938.45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79.77978">
                <text:p>3779.77978</text:p>
              </table:table-cell>
              <table:table-cell office:value-type="float" office:value="904.56146">
                <text:p>904.561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11.81176">
                <text:p>3811.81176</text:p>
              </table:table-cell>
              <table:table-cell office:value-type="float" office:value="969.78607">
                <text:p>969.786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43.84375">
                <text:p>3843.84375</text:p>
              </table:table-cell>
              <table:table-cell office:value-type="float" office:value="1031.69201">
                <text:p>1031.692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75.87597">
                <text:p>3875.87597</text:p>
              </table:table-cell>
              <table:table-cell office:value-type="float" office:value="988.89508">
                <text:p>988.895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07.90795">
                <text:p>3907.90795</text:p>
              </table:table-cell>
              <table:table-cell office:value-type="float" office:value="1090.29528">
                <text:p>1090.295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39.93994">
                <text:p>3939.93994</text:p>
              </table:table-cell>
              <table:table-cell office:value-type="float" office:value="1005.53564">
                <text:p>1005.535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71.97192">
                <text:p>3971.97192</text:p>
              </table:table-cell>
              <table:table-cell office:value-type="float" office:value="1152.65588">
                <text:p>1152.655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04.0039">
                <text:p>4004.0039</text:p>
              </table:table-cell>
              <table:table-cell office:value-type="float" office:value="994.92358">
                <text:p>994.923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36.03613">
                <text:p>4036.03613</text:p>
              </table:table-cell>
              <table:table-cell office:value-type="float" office:value="1043.50781">
                <text:p>1043.507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68.06811">
                <text:p>4068.06811</text:p>
              </table:table-cell>
              <table:table-cell office:value-type="float" office:value="985.02893">
                <text:p>985.028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00.10009">
                <text:p>4100.10009</text:p>
              </table:table-cell>
              <table:table-cell office:value-type="float" office:value="1003.97412">
                <text:p>1003.974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32.13232">
                <text:p>4132.13232</text:p>
              </table:table-cell>
              <table:table-cell office:value-type="float" office:value="990.1098">
                <text:p>990.10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164.16406">
                <text:p>4164.16406</text:p>
              </table:table-cell>
              <table:table-cell office:value-type="float" office:value="941.7293">
                <text:p>941.72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96.19628">
                <text:p>4196.19628</text:p>
              </table:table-cell>
              <table:table-cell office:value-type="float" office:value="946.82592">
                <text:p>946.825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28.22802">
                <text:p>4228.22802</text:p>
              </table:table-cell>
              <table:table-cell office:value-type="float" office:value="948.91094">
                <text:p>948.910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60.26025">
                <text:p>4260.26025</text:p>
              </table:table-cell>
              <table:table-cell office:value-type="float" office:value="954.65405">
                <text:p>954.654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92.29248">
                <text:p>4292.29248</text:p>
              </table:table-cell>
              <table:table-cell office:value-type="float" office:value="990.14703">
                <text:p>990.147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24.32421">
                <text:p>4324.32421</text:p>
              </table:table-cell>
              <table:table-cell office:value-type="float" office:value="1106.8684">
                <text:p>1106.86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56.35644">
                <text:p>4356.35644</text:p>
              </table:table-cell>
              <table:table-cell office:value-type="float" office:value="996.34729">
                <text:p>996.347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88.38818">
                <text:p>4388.38818</text:p>
              </table:table-cell>
              <table:table-cell office:value-type="float" office:value="1044.65832">
                <text:p>1044.658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20.42041">
                <text:p>4420.42041</text:p>
              </table:table-cell>
              <table:table-cell office:value-type="float" office:value="1120.12939">
                <text:p>1120.129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52.45263">
                <text:p>4452.45263</text:p>
              </table:table-cell>
              <table:table-cell office:value-type="float" office:value="992.77227">
                <text:p>992.772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84.48437">
                <text:p>4484.48437</text:p>
              </table:table-cell>
              <table:table-cell office:value-type="float" office:value="987.27862">
                <text:p>987.278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16.5166">
                <text:p>4516.5166</text:p>
              </table:table-cell>
              <table:table-cell office:value-type="float" office:value="1056.84082">
                <text:p>1056.840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48.54833">
                <text:p>4548.54833</text:p>
              </table:table-cell>
              <table:table-cell office:value-type="float" office:value="1037.13708">
                <text:p>1037.137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80.58056">
                <text:p>4580.58056</text:p>
              </table:table-cell>
              <table:table-cell office:value-type="float" office:value="969.88189">
                <text:p>969.881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12.61279">
                <text:p>4612.61279</text:p>
              </table:table-cell>
              <table:table-cell office:value-type="float" office:value="961.85766">
                <text:p>961.857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44.64453">
                <text:p>4644.64453</text:p>
              </table:table-cell>
              <table:table-cell office:value-type="float" office:value="960.38989">
                <text:p>960.389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76.67675">
                <text:p>4676.67675</text:p>
              </table:table-cell>
              <table:table-cell office:value-type="float" office:value="976.63085">
                <text:p>976.630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08.70849">
                <text:p>4708.70849</text:p>
              </table:table-cell>
              <table:table-cell office:value-type="float" office:value="973.03509">
                <text:p>973.035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740.74072">
                <text:p>4740.74072</text:p>
              </table:table-cell>
              <table:table-cell office:value-type="float" office:value="1030.54394">
                <text:p>1030.543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72.77294">
                <text:p>4772.77294</text:p>
              </table:table-cell>
              <table:table-cell office:value-type="float" office:value="958.03961">
                <text:p>958.039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04.80468">
                <text:p>4804.80468</text:p>
              </table:table-cell>
              <table:table-cell office:value-type="float" office:value="1017.7987">
                <text:p>1017.79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36.83691">
                <text:p>4836.83691</text:p>
              </table:table-cell>
              <table:table-cell office:value-type="float" office:value="1152.14355">
                <text:p>1152.143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68.86865">
                <text:p>4868.86865</text:p>
              </table:table-cell>
              <table:table-cell office:value-type="float" office:value="1139.10498">
                <text:p>1139.104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00.90087">
                <text:p>4900.90087</text:p>
              </table:table-cell>
              <table:table-cell office:value-type="float" office:value="1099.73498">
                <text:p>1099.734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32.9331">
                <text:p>4932.9331</text:p>
              </table:table-cell>
              <table:table-cell office:value-type="float" office:value="1090.20202">
                <text:p>1090.202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64.96484">
                <text:p>4964.96484</text:p>
              </table:table-cell>
              <table:table-cell office:value-type="float" office:value="1122.48376">
                <text:p>1122.48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96.99707">
                <text:p>4996.99707</text:p>
              </table:table-cell>
              <table:table-cell office:value-type="float" office:value="1051.46789">
                <text:p>1051.467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29.0288">
                <text:p>5029.0288</text:p>
              </table:table-cell>
              <table:table-cell office:value-type="float" office:value="1015.20483">
                <text:p>1015.204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61.06103">
                <text:p>5061.06103</text:p>
              </table:table-cell>
              <table:table-cell office:value-type="float" office:value="1031.50915">
                <text:p>1031.509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93.09326">
                <text:p>5093.09326</text:p>
              </table:table-cell>
              <table:table-cell office:value-type="float" office:value="990.60302">
                <text:p>990.603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25.125">
                <text:p>5125.125</text:p>
              </table:table-cell>
              <table:table-cell office:value-type="float" office:value="961.36389">
                <text:p>961.363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157.15722">
                <text:p>5157.15722</text:p>
              </table:table-cell>
              <table:table-cell office:value-type="float" office:value="971.51409">
                <text:p>971.514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189.18896">
                <text:p>5189.18896</text:p>
              </table:table-cell>
              <table:table-cell office:value-type="float" office:value="937.40197">
                <text:p>937.401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21.22119">
                <text:p>5221.22119</text:p>
              </table:table-cell>
              <table:table-cell office:value-type="float" office:value="979.57415">
                <text:p>979.574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53.25341">
                <text:p>5253.25341</text:p>
              </table:table-cell>
              <table:table-cell office:value-type="float" office:value="1046.16516">
                <text:p>1046.165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85.28515">
                <text:p>5285.28515</text:p>
              </table:table-cell>
              <table:table-cell office:value-type="float" office:value="992.34625">
                <text:p>992.346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317.31738">
                <text:p>5317.31738</text:p>
              </table:table-cell>
              <table:table-cell office:value-type="float" office:value="1036.75561">
                <text:p>1036.755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49.34912">
                <text:p>5349.34912</text:p>
              </table:table-cell>
              <table:table-cell office:value-type="float" office:value="1047.62292">
                <text:p>1047.622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381.38134">
                <text:p>5381.38134</text:p>
              </table:table-cell>
              <table:table-cell office:value-type="float" office:value="1043.01623">
                <text:p>1043.016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413.41357">
                <text:p>5413.41357</text:p>
              </table:table-cell>
              <table:table-cell office:value-type="float" office:value="1050.13916">
                <text:p>1050.139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45.44531">
                <text:p>5445.44531</text:p>
              </table:table-cell>
              <table:table-cell office:value-type="float" office:value="1028.49523">
                <text:p>1028.495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77.47753">
                <text:p>5477.47753</text:p>
              </table:table-cell>
              <table:table-cell office:value-type="float" office:value="996.85925">
                <text:p>996.859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09.50927">
                <text:p>5509.50927</text:p>
              </table:table-cell>
              <table:table-cell office:value-type="float" office:value="1014.46252">
                <text:p>1014.462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41.5415">
                <text:p>5541.5415</text:p>
              </table:table-cell>
              <table:table-cell office:value-type="float" office:value="983.50781">
                <text:p>983.507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73.57373">
                <text:p>5573.57373</text:p>
              </table:table-cell>
              <table:table-cell office:value-type="float" office:value="963.9602">
                <text:p>963.96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05.60546">
                <text:p>5605.60546</text:p>
              </table:table-cell>
              <table:table-cell office:value-type="float" office:value="994.25701">
                <text:p>994.257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637.63769">
                <text:p>5637.63769</text:p>
              </table:table-cell>
              <table:table-cell office:value-type="float" office:value="1035.81787">
                <text:p>1035.817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669.66943">
                <text:p>5669.66943</text:p>
              </table:table-cell>
              <table:table-cell office:value-type="float" office:value="1045.20837">
                <text:p>1045.208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701.70166">
                <text:p>5701.70166</text:p>
              </table:table-cell>
              <table:table-cell office:value-type="float" office:value="1019.50091">
                <text:p>1019.500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33.73388">
                <text:p>5733.73388</text:p>
              </table:table-cell>
              <table:table-cell office:value-type="float" office:value="990.65234">
                <text:p>990.652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765.76562">
                <text:p>5765.76562</text:p>
              </table:table-cell>
              <table:table-cell office:value-type="float" office:value="1047.31652">
                <text:p>1047.316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797.79785">
                <text:p>5797.79785</text:p>
              </table:table-cell>
              <table:table-cell office:value-type="float" office:value="1045.42541">
                <text:p>1045.425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829.82958">
                <text:p>5829.82958</text:p>
              </table:table-cell>
              <table:table-cell office:value-type="float" office:value="1037.51416">
                <text:p>1037.514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861.86181">
                <text:p>5861.86181</text:p>
              </table:table-cell>
              <table:table-cell office:value-type="float" office:value="1034.60034">
                <text:p>1034.600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893.89404">
                <text:p>5893.89404</text:p>
              </table:table-cell>
              <table:table-cell office:value-type="float" office:value="1003.66461">
                <text:p>1003.664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925.92578">
                <text:p>5925.92578</text:p>
              </table:table-cell>
              <table:table-cell office:value-type="float" office:value="986.60534">
                <text:p>986.605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957.958">
                <text:p>5957.958</text:p>
              </table:table-cell>
              <table:table-cell office:value-type="float" office:value="994.18499">
                <text:p>994.184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989.98974">
                <text:p>5989.98974</text:p>
              </table:table-cell>
              <table:table-cell office:value-type="float" office:value="986.72753">
                <text:p>986.727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022.02197">
                <text:p>6022.02197</text:p>
              </table:table-cell>
              <table:table-cell office:value-type="float" office:value="982.18157">
                <text:p>982.181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54.05419">
                <text:p>6054.05419</text:p>
              </table:table-cell>
              <table:table-cell office:value-type="float" office:value="995.83819">
                <text:p>995.838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86.08593">
                <text:p>6086.08593</text:p>
              </table:table-cell>
              <table:table-cell office:value-type="float" office:value="1015.43597">
                <text:p>1015.435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18.11816">
                <text:p>6118.11816</text:p>
              </table:table-cell>
              <table:table-cell office:value-type="float" office:value="972.98974">
                <text:p>972.989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50.15039">
                <text:p>6150.15039</text:p>
              </table:table-cell>
              <table:table-cell office:value-type="float" office:value="1014.34466">
                <text:p>1014.344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82.18212">
                <text:p>6182.18212</text:p>
              </table:table-cell>
              <table:table-cell office:value-type="float" office:value="1058.59875">
                <text:p>1058.598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14.21435">
                <text:p>6214.21435</text:p>
              </table:table-cell>
              <table:table-cell office:value-type="float" office:value="1035.30541">
                <text:p>1035.305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46.24609">
                <text:p>6246.24609</text:p>
              </table:table-cell>
              <table:table-cell office:value-type="float" office:value="1036.49462">
                <text:p>1036.494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78.27832">
                <text:p>6278.27832</text:p>
              </table:table-cell>
              <table:table-cell office:value-type="float" office:value="1024.46057">
                <text:p>1024.460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310.31054">
                <text:p>6310.31054</text:p>
              </table:table-cell>
              <table:table-cell office:value-type="float" office:value="1004.82714">
                <text:p>1004.827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42.34228">
                <text:p>6342.34228</text:p>
              </table:table-cell>
              <table:table-cell office:value-type="float" office:value="1002.78851">
                <text:p>1002.788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374.37451">
                <text:p>6374.37451</text:p>
              </table:table-cell>
              <table:table-cell office:value-type="float" office:value="996.95074">
                <text:p>996.950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406.40625">
                <text:p>6406.40625</text:p>
              </table:table-cell>
              <table:table-cell office:value-type="float" office:value="985.47155">
                <text:p>985.471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438.43847">
                <text:p>6438.43847</text:p>
              </table:table-cell>
              <table:table-cell office:value-type="float" office:value="977.18908">
                <text:p>977.189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470.4707">
                <text:p>6470.4707</text:p>
              </table:table-cell>
              <table:table-cell office:value-type="float" office:value="1014.89752">
                <text:p>1014.897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502.50244">
                <text:p>6502.50244</text:p>
              </table:table-cell>
              <table:table-cell office:value-type="float" office:value="938.87908">
                <text:p>938.879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534.53466">
                <text:p>6534.53466</text:p>
              </table:table-cell>
              <table:table-cell office:value-type="float" office:value="981.80407">
                <text:p>981.804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66.5664">
                <text:p>6566.5664</text:p>
              </table:table-cell>
              <table:table-cell office:value-type="float" office:value="1007.86303">
                <text:p>1007.863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598.59863">
                <text:p>6598.59863</text:p>
              </table:table-cell>
              <table:table-cell office:value-type="float" office:value="991.96862">
                <text:p>991.968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630.63085">
                <text:p>6630.63085</text:p>
              </table:table-cell>
              <table:table-cell office:value-type="float" office:value="1011.75762">
                <text:p>1011.757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662.66259">
                <text:p>6662.66259</text:p>
              </table:table-cell>
              <table:table-cell office:value-type="float" office:value="1012.05255">
                <text:p>1012.052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694.69482">
                <text:p>6694.69482</text:p>
              </table:table-cell>
              <table:table-cell office:value-type="float" office:value="1016.62982">
                <text:p>1016.629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26.72656">
                <text:p>6726.72656</text:p>
              </table:table-cell>
              <table:table-cell office:value-type="float" office:value="1032.61962">
                <text:p>1032.619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758.75878">
                <text:p>6758.75878</text:p>
              </table:table-cell>
              <table:table-cell office:value-type="float" office:value="1028.15039">
                <text:p>1028.150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790.79101">
                <text:p>6790.79101</text:p>
              </table:table-cell>
              <table:table-cell office:value-type="float" office:value="1023.54205">
                <text:p>1023.542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822.82275">
                <text:p>6822.82275</text:p>
              </table:table-cell>
              <table:table-cell office:value-type="float" office:value="982.17285">
                <text:p>982.172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854.85498">
                <text:p>6854.85498</text:p>
              </table:table-cell>
              <table:table-cell office:value-type="float" office:value="978.80938">
                <text:p>978.809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886.88671">
                <text:p>6886.88671</text:p>
              </table:table-cell>
              <table:table-cell office:value-type="float" office:value="955.14935">
                <text:p>955.149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18.91894">
                <text:p>6918.91894</text:p>
              </table:table-cell>
              <table:table-cell office:value-type="float" office:value="953.16577">
                <text:p>953.165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950.95117">
                <text:p>6950.95117</text:p>
              </table:table-cell>
              <table:table-cell office:value-type="float" office:value="972.9013">
                <text:p>972.90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82.98291">
                <text:p>6982.98291</text:p>
              </table:table-cell>
              <table:table-cell office:value-type="float" office:value="986.99188">
                <text:p>986.991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15.01513">
                <text:p>7015.01513</text:p>
              </table:table-cell>
              <table:table-cell office:value-type="float" office:value="1008.53466">
                <text:p>1008.534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47.04687">
                <text:p>7047.04687</text:p>
              </table:table-cell>
              <table:table-cell office:value-type="float" office:value="1004.43139">
                <text:p>1004.431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79.0791">
                <text:p>7079.0791</text:p>
              </table:table-cell>
              <table:table-cell office:value-type="float" office:value="1028.10168">
                <text:p>1028.101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111.11132">
                <text:p>7111.11132</text:p>
              </table:table-cell>
              <table:table-cell office:value-type="float" office:value="1029.75659">
                <text:p>1029.756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143.14306">
                <text:p>7143.14306</text:p>
              </table:table-cell>
              <table:table-cell office:value-type="float" office:value="1035.06701">
                <text:p>1035.067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175.17529">
                <text:p>7175.17529</text:p>
              </table:table-cell>
              <table:table-cell office:value-type="float" office:value="1008.92095">
                <text:p>1008.920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07.20703">
                <text:p>7207.20703</text:p>
              </table:table-cell>
              <table:table-cell office:value-type="float" office:value="1039.82629">
                <text:p>1039.826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39.23925">
                <text:p>7239.23925</text:p>
              </table:table-cell>
              <table:table-cell office:value-type="float" office:value="1017.05566">
                <text:p>1017.055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271.27148">
                <text:p>7271.27148</text:p>
              </table:table-cell>
              <table:table-cell office:value-type="float" office:value="981.13574">
                <text:p>981.135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03.30322">
                <text:p>7303.30322</text:p>
              </table:table-cell>
              <table:table-cell office:value-type="float" office:value="975.79071">
                <text:p>975.790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35.33544">
                <text:p>7335.33544</text:p>
              </table:table-cell>
              <table:table-cell office:value-type="float" office:value="966.02111">
                <text:p>966.021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67.36718">
                <text:p>7367.36718</text:p>
              </table:table-cell>
              <table:table-cell office:value-type="float" office:value="994.50646">
                <text:p>994.506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99.39941">
                <text:p>7399.39941</text:p>
              </table:table-cell>
              <table:table-cell office:value-type="float" office:value="999.9793">
                <text:p>999.97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31.43164">
                <text:p>7431.43164</text:p>
              </table:table-cell>
              <table:table-cell office:value-type="float" office:value="991.27197">
                <text:p>991.271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63.46337">
                <text:p>7463.46337</text:p>
              </table:table-cell>
              <table:table-cell office:value-type="float" office:value="974.57623">
                <text:p>974.576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495.4956">
                <text:p>7495.4956</text:p>
              </table:table-cell>
              <table:table-cell office:value-type="float" office:value="989.31292">
                <text:p>989.312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27.52734">
                <text:p>7527.52734</text:p>
              </table:table-cell>
              <table:table-cell office:value-type="float" office:value="1038.27575">
                <text:p>1038.275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59.55957">
                <text:p>7559.55957</text:p>
              </table:table-cell>
              <table:table-cell office:value-type="float" office:value="1017.40649">
                <text:p>1017.406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591.59179">
                <text:p>7591.59179</text:p>
              </table:table-cell>
              <table:table-cell office:value-type="float" office:value="1014.89465">
                <text:p>1014.894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623.62353">
                <text:p>7623.62353</text:p>
              </table:table-cell>
              <table:table-cell office:value-type="float" office:value="1012.00964">
                <text:p>1012.009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655.65576">
                <text:p>7655.65576</text:p>
              </table:table-cell>
              <table:table-cell office:value-type="float" office:value="1030.3999">
                <text:p>1030.39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687.6875">
                <text:p>7687.6875</text:p>
              </table:table-cell>
              <table:table-cell office:value-type="float" office:value="1006.17321">
                <text:p>1006.173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719.71972">
                <text:p>7719.71972</text:p>
              </table:table-cell>
              <table:table-cell office:value-type="float" office:value="1013.70593">
                <text:p>1013.705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751.75195">
                <text:p>7751.75195</text:p>
              </table:table-cell>
              <table:table-cell office:value-type="float" office:value="990.44512">
                <text:p>990.445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783.78369">
                <text:p>7783.78369</text:p>
              </table:table-cell>
              <table:table-cell office:value-type="float" office:value="1010.64953">
                <text:p>1010.649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815.81591">
                <text:p>7815.81591</text:p>
              </table:table-cell>
              <table:table-cell office:value-type="float" office:value="947.52227">
                <text:p>947.522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847.84765">
                <text:p>7847.84765</text:p>
              </table:table-cell>
              <table:table-cell office:value-type="float" office:value="946.37463">
                <text:p>946.374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879.87988">
                <text:p>7879.87988</text:p>
              </table:table-cell>
              <table:table-cell office:value-type="float" office:value="974.80517">
                <text:p>974.805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11.9121">
                <text:p>7911.9121</text:p>
              </table:table-cell>
              <table:table-cell office:value-type="float" office:value="977.79248">
                <text:p>977.792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43.94384">
                <text:p>7943.94384</text:p>
              </table:table-cell>
              <table:table-cell office:value-type="float" office:value="973.33483">
                <text:p>973.334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975.97607">
                <text:p>7975.97607</text:p>
              </table:table-cell>
              <table:table-cell office:value-type="float" office:value="1007.32965">
                <text:p>1007.329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08.00781">
                <text:p>8008.00781</text:p>
              </table:table-cell>
              <table:table-cell office:value-type="float" office:value="1019.24133">
                <text:p>1019.241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40.04003">
                <text:p>8040.04003</text:p>
              </table:table-cell>
              <table:table-cell office:value-type="float" office:value="1035.2351">
                <text:p>1035.23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72.07226">
                <text:p>8072.07226</text:p>
              </table:table-cell>
              <table:table-cell office:value-type="float" office:value="1032.24047">
                <text:p>1032.240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104.104">
                <text:p>8104.104</text:p>
              </table:table-cell>
              <table:table-cell office:value-type="float" office:value="1059.55212">
                <text:p>1059.552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136.13623">
                <text:p>8136.13623</text:p>
              </table:table-cell>
              <table:table-cell office:value-type="float" office:value="1051.10107">
                <text:p>1051.101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168.16796">
                <text:p>8168.16796</text:p>
              </table:table-cell>
              <table:table-cell office:value-type="float" office:value="1009.58227">
                <text:p>1009.582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200.20019">
                <text:p>8200.20019</text:p>
              </table:table-cell>
              <table:table-cell office:value-type="float" office:value="984.81677">
                <text:p>984.816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232.23242">
                <text:p>8232.23242</text:p>
              </table:table-cell>
              <table:table-cell office:value-type="float" office:value="929.19769">
                <text:p>929.197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264.26464">
                <text:p>8264.26464</text:p>
              </table:table-cell>
              <table:table-cell office:value-type="float" office:value="988.99737">
                <text:p>988.997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296.29589">
                <text:p>8296.29589</text:p>
              </table:table-cell>
              <table:table-cell office:value-type="float" office:value="963.12011">
                <text:p>963.120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328.32812">
                <text:p>8328.32812</text:p>
              </table:table-cell>
              <table:table-cell office:value-type="float" office:value="981.28808">
                <text:p>981.288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360.36035">
                <text:p>8360.36035</text:p>
              </table:table-cell>
              <table:table-cell office:value-type="float" office:value="982.61743">
                <text:p>982.617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392.39257">
                <text:p>8392.39257</text:p>
              </table:table-cell>
              <table:table-cell office:value-type="float" office:value="978.17993">
                <text:p>978.179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424.4248">
                <text:p>8424.4248</text:p>
              </table:table-cell>
              <table:table-cell office:value-type="float" office:value="1041.29589">
                <text:p>1041.295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456.45605">
                <text:p>8456.45605</text:p>
              </table:table-cell>
              <table:table-cell office:value-type="float" office:value="1022.96429">
                <text:p>1022.964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488.48828">
                <text:p>8488.48828</text:p>
              </table:table-cell>
              <table:table-cell office:value-type="float" office:value="1007.38476">
                <text:p>1007.384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520.5205">
                <text:p>8520.5205</text:p>
              </table:table-cell>
              <table:table-cell office:value-type="float" office:value="1045.45983">
                <text:p>1045.459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552.55273">
                <text:p>8552.55273</text:p>
              </table:table-cell>
              <table:table-cell office:value-type="float" office:value="1044.02587">
                <text:p>1044.025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584.58496">
                <text:p>8584.58496</text:p>
              </table:table-cell>
              <table:table-cell office:value-type="float" office:value="1022.69671">
                <text:p>1022.696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616.61621">
                <text:p>8616.61621</text:p>
              </table:table-cell>
              <table:table-cell office:value-type="float" office:value="998.25366">
                <text:p>998.253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648.64843">
                <text:p>8648.64843</text:p>
              </table:table-cell>
              <table:table-cell office:value-type="float" office:value="988.58465">
                <text:p>988.584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680.68066">
                <text:p>8680.68066</text:p>
              </table:table-cell>
              <table:table-cell office:value-type="float" office:value="980.43487">
                <text:p>980.434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712.71289">
                <text:p>8712.71289</text:p>
              </table:table-cell>
              <table:table-cell office:value-type="float" office:value="1000.43939">
                <text:p>1000.439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744.74511">
                <text:p>8744.74511</text:p>
              </table:table-cell>
              <table:table-cell office:value-type="float" office:value="980.94805">
                <text:p>980.948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776.77636">
                <text:p>8776.77636</text:p>
              </table:table-cell>
              <table:table-cell office:value-type="float" office:value="997.53839">
                <text:p>997.538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808.80859">
                <text:p>8808.80859</text:p>
              </table:table-cell>
              <table:table-cell office:value-type="float" office:value="991.2052">
                <text:p>991.20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840.84082">
                <text:p>8840.84082</text:p>
              </table:table-cell>
              <table:table-cell office:value-type="float" office:value="993.05163">
                <text:p>993.051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872.87304">
                <text:p>8872.87304</text:p>
              </table:table-cell>
              <table:table-cell office:value-type="float" office:value="1016.94702">
                <text:p>1016.947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904.90527">
                <text:p>8904.90527</text:p>
              </table:table-cell>
              <table:table-cell office:value-type="float" office:value="996.7741">
                <text:p>996.77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936.93652">
                <text:p>8936.93652</text:p>
              </table:table-cell>
              <table:table-cell office:value-type="float" office:value="1030.81018">
                <text:p>1030.810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968.96875">
                <text:p>8968.96875</text:p>
              </table:table-cell>
              <table:table-cell office:value-type="float" office:value="1052.74279">
                <text:p>1052.742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001.00097">
                <text:p>9001.00097</text:p>
              </table:table-cell>
              <table:table-cell office:value-type="float" office:value="1040.03894">
                <text:p>1040.038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033.0332">
                <text:p>9033.0332</text:p>
              </table:table-cell>
              <table:table-cell office:value-type="float" office:value="1035.4801">
                <text:p>1035.48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65.06542">
                <text:p>9065.06542</text:p>
              </table:table-cell>
              <table:table-cell office:value-type="float" office:value="1024.91662">
                <text:p>1024.916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097.09667">
                <text:p>9097.09667</text:p>
              </table:table-cell>
              <table:table-cell office:value-type="float" office:value="1022.5036">
                <text:p>1022.50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129.1289">
                <text:p>9129.1289</text:p>
              </table:table-cell>
              <table:table-cell office:value-type="float" office:value="980.03936">
                <text:p>980.039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161.16113">
                <text:p>9161.16113</text:p>
              </table:table-cell>
              <table:table-cell office:value-type="float" office:value="985.82415">
                <text:p>985.824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193.19335">
                <text:p>9193.19335</text:p>
              </table:table-cell>
              <table:table-cell office:value-type="float" office:value="978.67193">
                <text:p>978.671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225.22558">
                <text:p>9225.22558</text:p>
              </table:table-cell>
              <table:table-cell office:value-type="float" office:value="968.88586">
                <text:p>968.885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257.25683">
                <text:p>9257.25683</text:p>
              </table:table-cell>
              <table:table-cell office:value-type="float" office:value="983.78582">
                <text:p>983.785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289.28906">
                <text:p>9289.28906</text:p>
              </table:table-cell>
              <table:table-cell office:value-type="float" office:value="963.90905">
                <text:p>963.909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321.32128">
                <text:p>9321.32128</text:p>
              </table:table-cell>
              <table:table-cell office:value-type="float" office:value="1034.21398">
                <text:p>1034.213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353.35351">
                <text:p>9353.35351</text:p>
              </table:table-cell>
              <table:table-cell office:value-type="float" office:value="1027.56835">
                <text:p>1027.568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385.38574">
                <text:p>9385.38574</text:p>
              </table:table-cell>
              <table:table-cell office:value-type="float" office:value="1022.01678">
                <text:p>1022.016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417.41699">
                <text:p>9417.41699</text:p>
              </table:table-cell>
              <table:table-cell office:value-type="float" office:value="1018.64361">
                <text:p>1018.643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449.44921">
                <text:p>9449.44921</text:p>
              </table:table-cell>
              <table:table-cell office:value-type="float" office:value="1032.80834">
                <text:p>1032.808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481.48144">
                <text:p>9481.48144</text:p>
              </table:table-cell>
              <table:table-cell office:value-type="float" office:value="1018.00671">
                <text:p>1018.006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513.51367">
                <text:p>9513.51367</text:p>
              </table:table-cell>
              <table:table-cell office:value-type="float" office:value="1025.2423">
                <text:p>1025.24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545.54589">
                <text:p>9545.54589</text:p>
              </table:table-cell>
              <table:table-cell office:value-type="float" office:value="1006.74267">
                <text:p>1006.742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577.57714">
                <text:p>9577.57714</text:p>
              </table:table-cell>
              <table:table-cell office:value-type="float" office:value="994.14532">
                <text:p>994.145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609.60937">
                <text:p>9609.60937</text:p>
              </table:table-cell>
              <table:table-cell office:value-type="float" office:value="1012.14337">
                <text:p>1012.143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641.6416">
                <text:p>9641.6416</text:p>
              </table:table-cell>
              <table:table-cell office:value-type="float" office:value="986.06433">
                <text:p>986.064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673.67382">
                <text:p>9673.67382</text:p>
              </table:table-cell>
              <table:table-cell office:value-type="float" office:value="982.23309">
                <text:p>982.233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705.70605">
                <text:p>9705.70605</text:p>
              </table:table-cell>
              <table:table-cell office:value-type="float" office:value="974.03417">
                <text:p>974.034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737.7373">
                <text:p>9737.7373</text:p>
              </table:table-cell>
              <table:table-cell office:value-type="float" office:value="979.43682">
                <text:p>979.436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769.76953">
                <text:p>9769.76953</text:p>
              </table:table-cell>
              <table:table-cell office:value-type="float" office:value="1010.91955">
                <text:p>1010.919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801.80175">
                <text:p>9801.80175</text:p>
              </table:table-cell>
              <table:table-cell office:value-type="float" office:value="1012.20507">
                <text:p>1012.205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833.83398">
                <text:p>9833.83398</text:p>
              </table:table-cell>
              <table:table-cell office:value-type="float" office:value="1026.96496">
                <text:p>1026.964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865.86621">
                <text:p>9865.86621</text:p>
              </table:table-cell>
              <table:table-cell office:value-type="float" office:value="1019.94677">
                <text:p>1019.946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897.89746">
                <text:p>9897.89746</text:p>
              </table:table-cell>
              <table:table-cell office:value-type="float" office:value="1024.58801">
                <text:p>1024.588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29.92968">
                <text:p>9929.92968</text:p>
              </table:table-cell>
              <table:table-cell office:value-type="float" office:value="1021.21282">
                <text:p>1021.212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961.96191">
                <text:p>9961.96191</text:p>
              </table:table-cell>
              <table:table-cell office:value-type="float" office:value="1024.87841">
                <text:p>1024.878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993.99414">
                <text:p>9993.99414</text:p>
              </table:table-cell>
              <table:table-cell office:value-type="float" office:value="1000.34802">
                <text:p>1000.3480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026.02636">
                <text:p>10026.02636</text:p>
              </table:table-cell>
              <table:table-cell office:value-type="float" office:value="987.04199">
                <text:p>987.041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058.05761">
                <text:p>10058.05761</text:p>
              </table:table-cell>
              <table:table-cell office:value-type="float" office:value="980.13366">
                <text:p>980.133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90.08984">
                <text:p>10090.08984</text:p>
              </table:table-cell>
              <table:table-cell office:value-type="float" office:value="989.85784">
                <text:p>989.857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122.12207">
                <text:p>10122.12207</text:p>
              </table:table-cell>
              <table:table-cell office:value-type="float" office:value="981.57006">
                <text:p>981.5700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154.15429">
                <text:p>10154.15429</text:p>
              </table:table-cell>
              <table:table-cell office:value-type="float" office:value="997.63208">
                <text:p>997.632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186.18652">
                <text:p>10186.18652</text:p>
              </table:table-cell>
              <table:table-cell office:value-type="float" office:value="976.86614">
                <text:p>976.866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218.21777">
                <text:p>10218.21777</text:p>
              </table:table-cell>
              <table:table-cell office:value-type="float" office:value="1000.24591">
                <text:p>1000.245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250.25">
                <text:p>10250.25</text:p>
              </table:table-cell>
              <table:table-cell office:value-type="float" office:value="1008.57562">
                <text:p>1008.575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282.28222">
                <text:p>10282.28222</text:p>
              </table:table-cell>
              <table:table-cell office:value-type="float" office:value="1013.19323">
                <text:p>1013.193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314.31445">
                <text:p>10314.31445</text:p>
              </table:table-cell>
              <table:table-cell office:value-type="float" office:value="1016.55108">
                <text:p>1016.551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346.34667">
                <text:p>10346.34667</text:p>
              </table:table-cell>
              <table:table-cell office:value-type="float" office:value="1021.39166">
                <text:p>1021.391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378.37792">
                <text:p>10378.37792</text:p>
              </table:table-cell>
              <table:table-cell office:value-type="float" office:value="1018.49298">
                <text:p>1018.492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410.41015">
                <text:p>10410.41015</text:p>
              </table:table-cell>
              <table:table-cell office:value-type="float" office:value="1015.63165">
                <text:p>1015.631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442.44238">
                <text:p>10442.44238</text:p>
              </table:table-cell>
              <table:table-cell office:value-type="float" office:value="973.815">
                <text:p>973.8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474.4746">
                <text:p>10474.4746</text:p>
              </table:table-cell>
              <table:table-cell office:value-type="float" office:value="1023.5418">
                <text:p>1023.54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506.50683">
                <text:p>10506.50683</text:p>
              </table:table-cell>
              <table:table-cell office:value-type="float" office:value="980.14044">
                <text:p>980.140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538.53808">
                <text:p>10538.53808</text:p>
              </table:table-cell>
              <table:table-cell office:value-type="float" office:value="984.14752">
                <text:p>984.147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570.57031">
                <text:p>10570.57031</text:p>
              </table:table-cell>
              <table:table-cell office:value-type="float" office:value="992.87536">
                <text:p>992.875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602.60253">
                <text:p>10602.60253</text:p>
              </table:table-cell>
              <table:table-cell office:value-type="float" office:value="987.09423">
                <text:p>987.094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634.63476">
                <text:p>10634.63476</text:p>
              </table:table-cell>
              <table:table-cell office:value-type="float" office:value="1008.48181">
                <text:p>1008.481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666.66699">
                <text:p>10666.66699</text:p>
              </table:table-cell>
              <table:table-cell office:value-type="float" office:value="1005.95678">
                <text:p>1005.956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698.69824">
                <text:p>10698.69824</text:p>
              </table:table-cell>
              <table:table-cell office:value-type="float" office:value="1025.54138">
                <text:p>1025.541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730.73046">
                <text:p>10730.73046</text:p>
              </table:table-cell>
              <table:table-cell office:value-type="float" office:value="1029.17102">
                <text:p>1029.171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762.76269">
                <text:p>10762.76269</text:p>
              </table:table-cell>
              <table:table-cell office:value-type="float" office:value="1021.37322">
                <text:p>1021.373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794.79492">
                <text:p>10794.79492</text:p>
              </table:table-cell>
              <table:table-cell office:value-type="float" office:value="1042.00402">
                <text:p>1042.004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826.82714">
                <text:p>10826.82714</text:p>
              </table:table-cell>
              <table:table-cell office:value-type="float" office:value="1023.3125">
                <text:p>1023.31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858.85839">
                <text:p>10858.85839</text:p>
              </table:table-cell>
              <table:table-cell office:value-type="float" office:value="1018.19122">
                <text:p>1018.191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890.89062">
                <text:p>10890.89062</text:p>
              </table:table-cell>
              <table:table-cell office:value-type="float" office:value="1008.51245">
                <text:p>1008.512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922.92285">
                <text:p>10922.92285</text:p>
              </table:table-cell>
              <table:table-cell office:value-type="float" office:value="999.57641">
                <text:p>999.576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954.95507">
                <text:p>10954.95507</text:p>
              </table:table-cell>
              <table:table-cell office:value-type="float" office:value="980.3626">
                <text:p>980.36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986.9873">
                <text:p>10986.9873</text:p>
              </table:table-cell>
              <table:table-cell office:value-type="float" office:value="1000.50457">
                <text:p>1000.504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019.01855">
                <text:p>11019.01855</text:p>
              </table:table-cell>
              <table:table-cell office:value-type="float" office:value="971.61218">
                <text:p>971.612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051.05078">
                <text:p>11051.05078</text:p>
              </table:table-cell>
              <table:table-cell office:value-type="float" office:value="982.3114">
                <text:p>982.31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083.083">
                <text:p>11083.083</text:p>
              </table:table-cell>
              <table:table-cell office:value-type="float" office:value="975.30401">
                <text:p>975.304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115.11523">
                <text:p>11115.11523</text:p>
              </table:table-cell>
              <table:table-cell office:value-type="float" office:value="1007.60369">
                <text:p>1007.603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147.14746">
                <text:p>11147.14746</text:p>
              </table:table-cell>
              <table:table-cell office:value-type="float" office:value="1003.43206">
                <text:p>1003.432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179.17871">
                <text:p>11179.17871</text:p>
              </table:table-cell>
              <table:table-cell office:value-type="float" office:value="997.18774">
                <text:p>997.187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211.21093">
                <text:p>11211.21093</text:p>
              </table:table-cell>
              <table:table-cell office:value-type="float" office:value="1006.43975">
                <text:p>1006.439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243.24316">
                <text:p>11243.24316</text:p>
              </table:table-cell>
              <table:table-cell office:value-type="float" office:value="1041.40002">
                <text:p>1041.400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275.27539">
                <text:p>11275.27539</text:p>
              </table:table-cell>
              <table:table-cell office:value-type="float" office:value="1024.2677">
                <text:p>1024.26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307.30761">
                <text:p>11307.30761</text:p>
              </table:table-cell>
              <table:table-cell office:value-type="float" office:value="1011.24865">
                <text:p>1011.248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339.33886">
                <text:p>11339.33886</text:p>
              </table:table-cell>
              <table:table-cell office:value-type="float" office:value="1010.57781">
                <text:p>1010.577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371.37109">
                <text:p>11371.37109</text:p>
              </table:table-cell>
              <table:table-cell office:value-type="float" office:value="999.98974">
                <text:p>999.989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403.40332">
                <text:p>11403.40332</text:p>
              </table:table-cell>
              <table:table-cell office:value-type="float" office:value="971.08331">
                <text:p>971.0833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435.43554">
                <text:p>11435.43554</text:p>
              </table:table-cell>
              <table:table-cell office:value-type="float" office:value="974.64086">
                <text:p>974.640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467.46777">
                <text:p>11467.46777</text:p>
              </table:table-cell>
              <table:table-cell office:value-type="float" office:value="981.76422">
                <text:p>981.764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499.49902">
                <text:p>11499.49902</text:p>
              </table:table-cell>
              <table:table-cell office:value-type="float" office:value="981.36883">
                <text:p>981.368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531.53125">
                <text:p>11531.53125</text:p>
              </table:table-cell>
              <table:table-cell office:value-type="float" office:value="969.2359">
                <text:p>969.23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563.56347">
                <text:p>11563.56347</text:p>
              </table:table-cell>
              <table:table-cell office:value-type="float" office:value="991.19628">
                <text:p>991.196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595.5957">
                <text:p>11595.5957</text:p>
              </table:table-cell>
              <table:table-cell office:value-type="float" office:value="1012.31567">
                <text:p>1012.315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627.62792">
                <text:p>11627.62792</text:p>
              </table:table-cell>
              <table:table-cell office:value-type="float" office:value="1027.48022">
                <text:p>1027.480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659.65917">
                <text:p>11659.65917</text:p>
              </table:table-cell>
              <table:table-cell office:value-type="float" office:value="1033.3739">
                <text:p>1033.37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691.6914">
                <text:p>11691.6914</text:p>
              </table:table-cell>
              <table:table-cell office:value-type="float" office:value="1039.28906">
                <text:p>1039.289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723.72363">
                <text:p>11723.72363</text:p>
              </table:table-cell>
              <table:table-cell office:value-type="float" office:value="1035.7395">
                <text:p>1035.73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755.75585">
                <text:p>11755.75585</text:p>
              </table:table-cell>
              <table:table-cell office:value-type="float" office:value="1021.80731">
                <text:p>1021.807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787.78808">
                <text:p>11787.78808</text:p>
              </table:table-cell>
              <table:table-cell office:value-type="float" office:value="1013.68768">
                <text:p>1013.687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819.81933">
                <text:p>11819.81933</text:p>
              </table:table-cell>
              <table:table-cell office:value-type="float" office:value="987.46868">
                <text:p>987.468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851.85156">
                <text:p>11851.85156</text:p>
              </table:table-cell>
              <table:table-cell office:value-type="float" office:value="980.16375">
                <text:p>980.163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883.88378">
                <text:p>11883.88378</text:p>
              </table:table-cell>
              <table:table-cell office:value-type="float" office:value="972.79675">
                <text:p>972.796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915.91601">
                <text:p>11915.91601</text:p>
              </table:table-cell>
              <table:table-cell office:value-type="float" office:value="997.62896">
                <text:p>997.628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947.94824">
                <text:p>11947.94824</text:p>
              </table:table-cell>
              <table:table-cell office:value-type="float" office:value="984.40924">
                <text:p>984.409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979.97949">
                <text:p>11979.97949</text:p>
              </table:table-cell>
              <table:table-cell office:value-type="float" office:value="1002.00329">
                <text:p>1002.003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012.01171">
                <text:p>12012.01171</text:p>
              </table:table-cell>
              <table:table-cell office:value-type="float" office:value="995.5083">
                <text:p>995.50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044.04394">
                <text:p>12044.04394</text:p>
              </table:table-cell>
              <table:table-cell office:value-type="float" office:value="1013.28509">
                <text:p>1013.285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076.07617">
                <text:p>12076.07617</text:p>
              </table:table-cell>
              <table:table-cell office:value-type="float" office:value="1016.61047">
                <text:p>1016.610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108.10839">
                <text:p>12108.10839</text:p>
              </table:table-cell>
              <table:table-cell office:value-type="float" office:value="1020.57525">
                <text:p>1020.575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140.14062">
                <text:p>12140.14062</text:p>
              </table:table-cell>
              <table:table-cell office:value-type="float" office:value="1030.46203">
                <text:p>1030.462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172.17187">
                <text:p>12172.17187</text:p>
              </table:table-cell>
              <table:table-cell office:value-type="float" office:value="1024.37768">
                <text:p>1024.377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204.2041">
                <text:p>12204.2041</text:p>
              </table:table-cell>
              <table:table-cell office:value-type="float" office:value="1031.28759">
                <text:p>1031.287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236.23632">
                <text:p>12236.23632</text:p>
              </table:table-cell>
              <table:table-cell office:value-type="float" office:value="1013.87396">
                <text:p>1013.873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268.26855">
                <text:p>12268.26855</text:p>
              </table:table-cell>
              <table:table-cell office:value-type="float" office:value="1003.09344">
                <text:p>1003.093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300.30078">
                <text:p>12300.30078</text:p>
              </table:table-cell>
              <table:table-cell office:value-type="float" office:value="1000.95324">
                <text:p>1000.953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332.33203">
                <text:p>12332.33203</text:p>
              </table:table-cell>
              <table:table-cell office:value-type="float" office:value="991.01519">
                <text:p>991.015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364.36425">
                <text:p>12364.36425</text:p>
              </table:table-cell>
              <table:table-cell office:value-type="float" office:value="988.0368">
                <text:p>988.03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396.39648">
                <text:p>12396.39648</text:p>
              </table:table-cell>
              <table:table-cell office:value-type="float" office:value="981.71148">
                <text:p>981.711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428.42871">
                <text:p>12428.42871</text:p>
              </table:table-cell>
              <table:table-cell office:value-type="float" office:value="996.54107">
                <text:p>996.541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460.46093">
                <text:p>12460.46093</text:p>
              </table:table-cell>
              <table:table-cell office:value-type="float" office:value="1003.3258">
                <text:p>1003.32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492.49218">
                <text:p>12492.49218</text:p>
              </table:table-cell>
              <table:table-cell office:value-type="float" office:value="988.37304">
                <text:p>988.373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524.52441">
                <text:p>12524.52441</text:p>
              </table:table-cell>
              <table:table-cell office:value-type="float" office:value="1013.55987">
                <text:p>1013.5598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556.55664">
                <text:p>12556.55664</text:p>
              </table:table-cell>
              <table:table-cell office:value-type="float" office:value="1023.7807">
                <text:p>1023.78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588.58886">
                <text:p>12588.58886</text:p>
              </table:table-cell>
              <table:table-cell office:value-type="float" office:value="1025.9165">
                <text:p>1025.916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620.62109">
                <text:p>12620.62109</text:p>
              </table:table-cell>
              <table:table-cell office:value-type="float" office:value="1022.20947">
                <text:p>1022.209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652.65234">
                <text:p>12652.65234</text:p>
              </table:table-cell>
              <table:table-cell office:value-type="float" office:value="1024.66308">
                <text:p>1024.663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684.68457">
                <text:p>12684.68457</text:p>
              </table:table-cell>
              <table:table-cell office:value-type="float" office:value="1014.91033">
                <text:p>1014.910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716.71679">
                <text:p>12716.71679</text:p>
              </table:table-cell>
              <table:table-cell office:value-type="float" office:value="1003.89691">
                <text:p>1003.896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748.74902">
                <text:p>12748.74902</text:p>
              </table:table-cell>
              <table:table-cell office:value-type="float" office:value="1002.35382">
                <text:p>1002.353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780.78125">
                <text:p>12780.78125</text:p>
              </table:table-cell>
              <table:table-cell office:value-type="float" office:value="1002.2727">
                <text:p>1002.27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812.8125">
                <text:p>12812.8125</text:p>
              </table:table-cell>
              <table:table-cell office:value-type="float" office:value="980.96728">
                <text:p>980.9672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844.84472">
                <text:p>12844.84472</text:p>
              </table:table-cell>
              <table:table-cell office:value-type="float" office:value="986.76806">
                <text:p>986.768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876.87695">
                <text:p>12876.87695</text:p>
              </table:table-cell>
              <table:table-cell office:value-type="float" office:value="987.85858">
                <text:p>987.858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908.90917">
                <text:p>12908.90917</text:p>
              </table:table-cell>
              <table:table-cell office:value-type="float" office:value="990.66784">
                <text:p>990.667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940.9414">
                <text:p>12940.9414</text:p>
              </table:table-cell>
              <table:table-cell office:value-type="float" office:value="1011.17828">
                <text:p>1011.178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972.97265">
                <text:p>12972.97265</text:p>
              </table:table-cell>
              <table:table-cell office:value-type="float" office:value="1002.9906">
                <text:p>1002.99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005.00488">
                <text:p>13005.00488</text:p>
              </table:table-cell>
              <table:table-cell office:value-type="float" office:value="1027.16076">
                <text:p>1027.160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037.0371">
                <text:p>13037.0371</text:p>
              </table:table-cell>
              <table:table-cell office:value-type="float" office:value="1013.06103">
                <text:p>1013.061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069.06933">
                <text:p>13069.06933</text:p>
              </table:table-cell>
              <table:table-cell office:value-type="float" office:value="1018.43713">
                <text:p>1018.437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101.10156">
                <text:p>13101.10156</text:p>
              </table:table-cell>
              <table:table-cell office:value-type="float" office:value="1025.52893">
                <text:p>1025.528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133.13281">
                <text:p>13133.13281</text:p>
              </table:table-cell>
              <table:table-cell office:value-type="float" office:value="1015.46765">
                <text:p>1015.4676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165.16503">
                <text:p>13165.16503</text:p>
              </table:table-cell>
              <table:table-cell office:value-type="float" office:value="1006.6441">
                <text:p>1006.64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197.19726">
                <text:p>13197.19726</text:p>
              </table:table-cell>
              <table:table-cell office:value-type="float" office:value="995.89605">
                <text:p>995.896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229.22949">
                <text:p>13229.22949</text:p>
              </table:table-cell>
              <table:table-cell office:value-type="float" office:value="976.73156">
                <text:p>976.731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261.26171">
                <text:p>13261.26171</text:p>
              </table:table-cell>
              <table:table-cell office:value-type="float" office:value="974.37811">
                <text:p>974.378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293.29296">
                <text:p>13293.29296</text:p>
              </table:table-cell>
              <table:table-cell office:value-type="float" office:value="989.6513">
                <text:p>989.65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325.32519">
                <text:p>13325.32519</text:p>
              </table:table-cell>
              <table:table-cell office:value-type="float" office:value="988.31304">
                <text:p>988.313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357.35742">
                <text:p>13357.35742</text:p>
              </table:table-cell>
              <table:table-cell office:value-type="float" office:value="990.10711">
                <text:p>990.107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389.38964">
                <text:p>13389.38964</text:p>
              </table:table-cell>
              <table:table-cell office:value-type="float" office:value="1000.00421">
                <text:p>1000.004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421.42187">
                <text:p>13421.42187</text:p>
              </table:table-cell>
              <table:table-cell office:value-type="float" office:value="1019.73968">
                <text:p>1019.739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453.45312">
                <text:p>13453.45312</text:p>
              </table:table-cell>
              <table:table-cell office:value-type="float" office:value="1034.64514">
                <text:p>1034.645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485.48535">
                <text:p>13485.48535</text:p>
              </table:table-cell>
              <table:table-cell office:value-type="float" office:value="1015.74432">
                <text:p>1015.744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517.51757">
                <text:p>13517.51757</text:p>
              </table:table-cell>
              <table:table-cell office:value-type="float" office:value="1027.34069">
                <text:p>1027.340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549.5498">
                <text:p>13549.5498</text:p>
              </table:table-cell>
              <table:table-cell office:value-type="float" office:value="1014.70996">
                <text:p>1014.709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581.58203">
                <text:p>13581.58203</text:p>
              </table:table-cell>
              <table:table-cell office:value-type="float" office:value="1022.04449">
                <text:p>1022.0444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613.61328">
                <text:p>13613.61328</text:p>
              </table:table-cell>
              <table:table-cell office:value-type="float" office:value="1004.75891">
                <text:p>1004.758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645.6455">
                <text:p>13645.6455</text:p>
              </table:table-cell>
              <table:table-cell office:value-type="float" office:value="998.58526">
                <text:p>998.585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677.67773">
                <text:p>13677.67773</text:p>
              </table:table-cell>
              <table:table-cell office:value-type="float" office:value="984.97674">
                <text:p>984.976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709.70996">
                <text:p>13709.70996</text:p>
              </table:table-cell>
              <table:table-cell office:value-type="float" office:value="986.89196">
                <text:p>986.891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741.74218">
                <text:p>13741.74218</text:p>
              </table:table-cell>
              <table:table-cell office:value-type="float" office:value="991.15545">
                <text:p>991.155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773.77343">
                <text:p>13773.77343</text:p>
              </table:table-cell>
              <table:table-cell office:value-type="float" office:value="985.67156">
                <text:p>985.671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805.80566">
                <text:p>13805.80566</text:p>
              </table:table-cell>
              <table:table-cell office:value-type="float" office:value="993.00903">
                <text:p>993.009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837.83789">
                <text:p>13837.83789</text:p>
              </table:table-cell>
              <table:table-cell office:value-type="float" office:value="1011.96582">
                <text:p>1011.965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869.87011">
                <text:p>13869.87011</text:p>
              </table:table-cell>
              <table:table-cell office:value-type="float" office:value="1011.43261">
                <text:p>1011.4326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901.90234">
                <text:p>13901.90234</text:p>
              </table:table-cell>
              <table:table-cell office:value-type="float" office:value="1021.1026">
                <text:p>1021.102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933.93359">
                <text:p>13933.93359</text:p>
              </table:table-cell>
              <table:table-cell office:value-type="float" office:value="1028.43811">
                <text:p>1028.438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965.96582">
                <text:p>13965.96582</text:p>
              </table:table-cell>
              <table:table-cell office:value-type="float" office:value="1025.58874">
                <text:p>1025.5887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997.99804">
                <text:p>13997.99804</text:p>
              </table:table-cell>
              <table:table-cell office:value-type="float" office:value="1033.73596">
                <text:p>1033.7359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030.03027">
                <text:p>14030.03027</text:p>
              </table:table-cell>
              <table:table-cell office:value-type="float" office:value="1018.80938">
                <text:p>1018.809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062.0625">
                <text:p>14062.0625</text:p>
              </table:table-cell>
              <table:table-cell office:value-type="float" office:value="1003.10876">
                <text:p>1003.1087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094.09375">
                <text:p>14094.09375</text:p>
              </table:table-cell>
              <table:table-cell office:value-type="float" office:value="1007.35418">
                <text:p>1007.354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126.12597">
                <text:p>14126.12597</text:p>
              </table:table-cell>
              <table:table-cell office:value-type="float" office:value="995.35711">
                <text:p>995.357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158.1582">
                <text:p>14158.1582</text:p>
              </table:table-cell>
              <table:table-cell office:value-type="float" office:value="991.51916">
                <text:p>991.519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190.19042">
                <text:p>14190.19042</text:p>
              </table:table-cell>
              <table:table-cell office:value-type="float" office:value="974.65563">
                <text:p>974.655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222.22265">
                <text:p>14222.22265</text:p>
              </table:table-cell>
              <table:table-cell office:value-type="float" office:value="984.03729">
                <text:p>984.037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254.2539">
                <text:p>14254.2539</text:p>
              </table:table-cell>
              <table:table-cell office:value-type="float" office:value="994.77691">
                <text:p>994.776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286.28613">
                <text:p>14286.28613</text:p>
              </table:table-cell>
              <table:table-cell office:value-type="float" office:value="1000.45935">
                <text:p>1000.459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318.31835">
                <text:p>14318.31835</text:p>
              </table:table-cell>
              <table:table-cell office:value-type="float" office:value="1017.51898">
                <text:p>1017.5189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350.35058">
                <text:p>14350.35058</text:p>
              </table:table-cell>
              <table:table-cell office:value-type="float" office:value="1019.78088">
                <text:p>1019.780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382.38281">
                <text:p>14382.38281</text:p>
              </table:table-cell>
              <table:table-cell office:value-type="float" office:value="1033.76196">
                <text:p>1033.761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414.41406">
                <text:p>14414.41406</text:p>
              </table:table-cell>
              <table:table-cell office:value-type="float" office:value="1014.5935">
                <text:p>1014.59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446.44628">
                <text:p>14446.44628</text:p>
              </table:table-cell>
              <table:table-cell office:value-type="float" office:value="1014.43743">
                <text:p>1014.4374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478.47851">
                <text:p>14478.47851</text:p>
              </table:table-cell>
              <table:table-cell office:value-type="float" office:value="1017.914">
                <text:p>1017.9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510.51074">
                <text:p>14510.51074</text:p>
              </table:table-cell>
              <table:table-cell office:value-type="float" office:value="995.42352">
                <text:p>995.4235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542.54296">
                <text:p>14542.54296</text:p>
              </table:table-cell>
              <table:table-cell office:value-type="float" office:value="996.79919">
                <text:p>996.799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574.57421">
                <text:p>14574.57421</text:p>
              </table:table-cell>
              <table:table-cell office:value-type="float" office:value="982.15234">
                <text:p>982.1523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606.60644">
                <text:p>14606.60644</text:p>
              </table:table-cell>
              <table:table-cell office:value-type="float" office:value="976.19873">
                <text:p>976.1987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638.63867">
                <text:p>14638.63867</text:p>
              </table:table-cell>
              <table:table-cell office:value-type="float" office:value="973.88989">
                <text:p>973.889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670.67089">
                <text:p>14670.67089</text:p>
              </table:table-cell>
              <table:table-cell office:value-type="float" office:value="977.26513">
                <text:p>977.265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702.70312">
                <text:p>14702.70312</text:p>
              </table:table-cell>
              <table:table-cell office:value-type="float" office:value="980.3988">
                <text:p>980.398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734.73437">
                <text:p>14734.73437</text:p>
              </table:table-cell>
              <table:table-cell office:value-type="float" office:value="1000.24835">
                <text:p>1000.248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766.7666">
                <text:p>14766.7666</text:p>
              </table:table-cell>
              <table:table-cell office:value-type="float" office:value="1013.23925">
                <text:p>1013.239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798.79882">
                <text:p>14798.79882</text:p>
              </table:table-cell>
              <table:table-cell office:value-type="float" office:value="1005.41601">
                <text:p>1005.4160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830.83105">
                <text:p>14830.83105</text:p>
              </table:table-cell>
              <table:table-cell office:value-type="float" office:value="1018.68194">
                <text:p>1018.6819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862.86328">
                <text:p>14862.86328</text:p>
              </table:table-cell>
              <table:table-cell office:value-type="float" office:value="1018.94592">
                <text:p>1018.945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894.89453">
                <text:p>14894.89453</text:p>
              </table:table-cell>
              <table:table-cell office:value-type="float" office:value="1031.67382">
                <text:p>1031.6738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926.92675">
                <text:p>14926.92675</text:p>
              </table:table-cell>
              <table:table-cell office:value-type="float" office:value="1018.32073">
                <text:p>1018.320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958.95898">
                <text:p>14958.95898</text:p>
              </table:table-cell>
              <table:table-cell office:value-type="float" office:value="1013.32879">
                <text:p>1013.328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990.99121">
                <text:p>14990.99121</text:p>
              </table:table-cell>
              <table:table-cell office:value-type="float" office:value="1000.45532">
                <text:p>1000.455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023.02343">
                <text:p>15023.02343</text:p>
              </table:table-cell>
              <table:table-cell office:value-type="float" office:value="987.9978">
                <text:p>987.997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055.05468">
                <text:p>15055.05468</text:p>
              </table:table-cell>
              <table:table-cell office:value-type="float" office:value="993.72497">
                <text:p>993.724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087.08691">
                <text:p>15087.08691</text:p>
              </table:table-cell>
              <table:table-cell office:value-type="float" office:value="979.10687">
                <text:p>979.1068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119.11914">
                <text:p>15119.11914</text:p>
              </table:table-cell>
              <table:table-cell office:value-type="float" office:value="983.70092">
                <text:p>983.700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151.15136">
                <text:p>15151.15136</text:p>
              </table:table-cell>
              <table:table-cell office:value-type="float" office:value="998.62664">
                <text:p>998.626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183.18359">
                <text:p>15183.18359</text:p>
              </table:table-cell>
              <table:table-cell office:value-type="float" office:value="1007.01776">
                <text:p>1007.017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215.21484">
                <text:p>15215.21484</text:p>
              </table:table-cell>
              <table:table-cell office:value-type="float" office:value="1014.32836">
                <text:p>1014.328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247.24707">
                <text:p>15247.24707</text:p>
              </table:table-cell>
              <table:table-cell office:value-type="float" office:value="1016.47711">
                <text:p>1016.477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279.27929">
                <text:p>15279.27929</text:p>
              </table:table-cell>
              <table:table-cell office:value-type="float" office:value="1019.23675">
                <text:p>1019.236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311.31152">
                <text:p>15311.31152</text:p>
              </table:table-cell>
              <table:table-cell office:value-type="float" office:value="1027.21911">
                <text:p>1027.219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343.34375">
                <text:p>15343.34375</text:p>
              </table:table-cell>
              <table:table-cell office:value-type="float" office:value="1020.05969">
                <text:p>1020.059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375.375">
                <text:p>15375.375</text:p>
              </table:table-cell>
              <table:table-cell office:value-type="float" office:value="1014.46734">
                <text:p>1014.467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407.40722">
                <text:p>15407.40722</text:p>
              </table:table-cell>
              <table:table-cell office:value-type="float" office:value="1009.49969">
                <text:p>1009.4996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439.43945">
                <text:p>15439.43945</text:p>
              </table:table-cell>
              <table:table-cell office:value-type="float" office:value="996.94934">
                <text:p>996.9493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471.47167">
                <text:p>15471.47167</text:p>
              </table:table-cell>
              <table:table-cell office:value-type="float" office:value="993.63">
                <text:p>993.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503.5039">
                <text:p>15503.5039</text:p>
              </table:table-cell>
              <table:table-cell office:value-type="float" office:value="994.63702">
                <text:p>994.637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535.53515">
                <text:p>15535.53515</text:p>
              </table:table-cell>
              <table:table-cell office:value-type="float" office:value="988.81011">
                <text:p>988.810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567.56738">
                <text:p>15567.56738</text:p>
              </table:table-cell>
              <table:table-cell office:value-type="float" office:value="986.52093">
                <text:p>986.5209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599.5996">
                <text:p>15599.5996</text:p>
              </table:table-cell>
              <table:table-cell office:value-type="float" office:value="992.92431">
                <text:p>992.924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631.63183">
                <text:p>15631.63183</text:p>
              </table:table-cell>
              <table:table-cell office:value-type="float" office:value="1005.46905">
                <text:p>1005.469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663.66406">
                <text:p>15663.66406</text:p>
              </table:table-cell>
              <table:table-cell office:value-type="float" office:value="998.25323">
                <text:p>998.253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695.69531">
                <text:p>15695.69531</text:p>
              </table:table-cell>
              <table:table-cell office:value-type="float" office:value="1011.44793">
                <text:p>1011.447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727.72753">
                <text:p>15727.72753</text:p>
              </table:table-cell>
              <table:table-cell office:value-type="float" office:value="1018.78033">
                <text:p>1018.780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759.75976">
                <text:p>15759.75976</text:p>
              </table:table-cell>
              <table:table-cell office:value-type="float" office:value="1023.9439">
                <text:p>1023.94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791.79199">
                <text:p>15791.79199</text:p>
              </table:table-cell>
              <table:table-cell office:value-type="float" office:value="1021.64562">
                <text:p>1021.6456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823.82421">
                <text:p>15823.82421</text:p>
              </table:table-cell>
              <table:table-cell office:value-type="float" office:value="1023.04467">
                <text:p>1023.044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855.85546">
                <text:p>15855.85546</text:p>
              </table:table-cell>
              <table:table-cell office:value-type="float" office:value="1014.93341">
                <text:p>1014.933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887.88769">
                <text:p>15887.88769</text:p>
              </table:table-cell>
              <table:table-cell office:value-type="float" office:value="1011.58026">
                <text:p>1011.5802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919.91992">
                <text:p>15919.91992</text:p>
              </table:table-cell>
              <table:table-cell office:value-type="float" office:value="1003.47894">
                <text:p>1003.4789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951.95214">
                <text:p>15951.95214</text:p>
              </table:table-cell>
              <table:table-cell office:value-type="float" office:value="996.96557">
                <text:p>996.9655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983.98437">
                <text:p>15983.98437</text:p>
              </table:table-cell>
              <table:table-cell office:value-type="float" office:value="997.31597">
                <text:p>997.3159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016.01562">
                <text:p>16016.01562</text:p>
              </table:table-cell>
              <table:table-cell office:value-type="float" office:value="997.31597">
                <text:p>997.3159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048.04785">
                <text:p>16048.04785</text:p>
              </table:table-cell>
              <table:table-cell office:value-type="float" office:value="996.96557">
                <text:p>996.9655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080.08007">
                <text:p>16080.08007</text:p>
              </table:table-cell>
              <table:table-cell office:value-type="float" office:value="1003.47894">
                <text:p>1003.4789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112.1123">
                <text:p>16112.1123</text:p>
              </table:table-cell>
              <table:table-cell office:value-type="float" office:value="1011.58026">
                <text:p>1011.5802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144.14453">
                <text:p>16144.14453</text:p>
              </table:table-cell>
              <table:table-cell office:value-type="float" office:value="1014.93341">
                <text:p>1014.9334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176.17578">
                <text:p>16176.17578</text:p>
              </table:table-cell>
              <table:table-cell office:value-type="float" office:value="1023.04467">
                <text:p>1023.044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208.208">
                <text:p>16208.208</text:p>
              </table:table-cell>
              <table:table-cell office:value-type="float" office:value="1021.64562">
                <text:p>1021.645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240.24023">
                <text:p>16240.24023</text:p>
              </table:table-cell>
              <table:table-cell office:value-type="float" office:value="1023.9439">
                <text:p>1023.943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272.27246">
                <text:p>16272.27246</text:p>
              </table:table-cell>
              <table:table-cell office:value-type="float" office:value="1018.78033">
                <text:p>1018.780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304.30468">
                <text:p>16304.30468</text:p>
              </table:table-cell>
              <table:table-cell office:value-type="float" office:value="1011.44793">
                <text:p>1011.4479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336.33593">
                <text:p>16336.33593</text:p>
              </table:table-cell>
              <table:table-cell office:value-type="float" office:value="998.25323">
                <text:p>998.2532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368.36816">
                <text:p>16368.36816</text:p>
              </table:table-cell>
              <table:table-cell office:value-type="float" office:value="1005.46905">
                <text:p>1005.469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400.40039">
                <text:p>16400.40039</text:p>
              </table:table-cell>
              <table:table-cell office:value-type="float" office:value="992.92431">
                <text:p>992.9243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432.43164">
                <text:p>16432.43164</text:p>
              </table:table-cell>
              <table:table-cell office:value-type="float" office:value="986.52093">
                <text:p>986.5209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464.46484">
                <text:p>16464.46484</text:p>
              </table:table-cell>
              <table:table-cell office:value-type="float" office:value="988.81011">
                <text:p>988.8101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496.49609">
                <text:p>16496.49609</text:p>
              </table:table-cell>
              <table:table-cell office:value-type="float" office:value="994.63702">
                <text:p>994.6370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528.52929">
                <text:p>16528.52929</text:p>
              </table:table-cell>
              <table:table-cell office:value-type="float" office:value="993.63">
                <text:p>993.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560.56054">
                <text:p>16560.56054</text:p>
              </table:table-cell>
              <table:table-cell office:value-type="float" office:value="996.94934">
                <text:p>996.9493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592.59179">
                <text:p>16592.59179</text:p>
              </table:table-cell>
              <table:table-cell office:value-type="float" office:value="1009.49969">
                <text:p>1009.4996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624.625">
                <text:p>16624.625</text:p>
              </table:table-cell>
              <table:table-cell office:value-type="float" office:value="1014.46734">
                <text:p>1014.467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656.65625">
                <text:p>16656.65625</text:p>
              </table:table-cell>
              <table:table-cell office:value-type="float" office:value="1020.05969">
                <text:p>1020.0596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688.68945">
                <text:p>16688.68945</text:p>
              </table:table-cell>
              <table:table-cell office:value-type="float" office:value="1027.21911">
                <text:p>1027.2191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720.7207">
                <text:p>16720.7207</text:p>
              </table:table-cell>
              <table:table-cell office:value-type="float" office:value="1019.23675">
                <text:p>1019.236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752.75195">
                <text:p>16752.75195</text:p>
              </table:table-cell>
              <table:table-cell office:value-type="float" office:value="1016.47711">
                <text:p>1016.4771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784.78515">
                <text:p>16784.78515</text:p>
              </table:table-cell>
              <table:table-cell office:value-type="float" office:value="1014.32836">
                <text:p>1014.328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816.8164">
                <text:p>16816.8164</text:p>
              </table:table-cell>
              <table:table-cell office:value-type="float" office:value="1007.01776">
                <text:p>1007.017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848.8496">
                <text:p>16848.8496</text:p>
              </table:table-cell>
              <table:table-cell office:value-type="float" office:value="998.62664">
                <text:p>998.6266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880.88085">
                <text:p>16880.88085</text:p>
              </table:table-cell>
              <table:table-cell office:value-type="float" office:value="983.70092">
                <text:p>983.700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912.9121">
                <text:p>16912.9121</text:p>
              </table:table-cell>
              <table:table-cell office:value-type="float" office:value="979.10687">
                <text:p>979.106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944.94531">
                <text:p>16944.94531</text:p>
              </table:table-cell>
              <table:table-cell office:value-type="float" office:value="993.72497">
                <text:p>993.724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976.97656">
                <text:p>16976.97656</text:p>
              </table:table-cell>
              <table:table-cell office:value-type="float" office:value="987.9978">
                <text:p>987.99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009.00976">
                <text:p>17009.00976</text:p>
              </table:table-cell>
              <table:table-cell office:value-type="float" office:value="1000.45532">
                <text:p>1000.455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041.04101">
                <text:p>17041.04101</text:p>
              </table:table-cell>
              <table:table-cell office:value-type="float" office:value="1013.32879">
                <text:p>1013.3287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073.07226">
                <text:p>17073.07226</text:p>
              </table:table-cell>
              <table:table-cell office:value-type="float" office:value="1018.32073">
                <text:p>1018.320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105.10546">
                <text:p>17105.10546</text:p>
              </table:table-cell>
              <table:table-cell office:value-type="float" office:value="1031.67382">
                <text:p>1031.6738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137.13671">
                <text:p>17137.13671</text:p>
              </table:table-cell>
              <table:table-cell office:value-type="float" office:value="1018.94592">
                <text:p>1018.945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169.16992">
                <text:p>17169.16992</text:p>
              </table:table-cell>
              <table:table-cell office:value-type="float" office:value="1018.68194">
                <text:p>1018.6819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201.20117">
                <text:p>17201.20117</text:p>
              </table:table-cell>
              <table:table-cell office:value-type="float" office:value="1005.41601">
                <text:p>1005.416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233.23242">
                <text:p>17233.23242</text:p>
              </table:table-cell>
              <table:table-cell office:value-type="float" office:value="1013.23925">
                <text:p>1013.239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265.26562">
                <text:p>17265.26562</text:p>
              </table:table-cell>
              <table:table-cell office:value-type="float" office:value="1000.24835">
                <text:p>1000.2483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297.29687">
                <text:p>17297.29687</text:p>
              </table:table-cell>
              <table:table-cell office:value-type="float" office:value="980.3988">
                <text:p>980.39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329.33007">
                <text:p>17329.33007</text:p>
              </table:table-cell>
              <table:table-cell office:value-type="float" office:value="977.26513">
                <text:p>977.265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361.36132">
                <text:p>17361.36132</text:p>
              </table:table-cell>
              <table:table-cell office:value-type="float" office:value="973.88989">
                <text:p>973.889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393.39257">
                <text:p>17393.39257</text:p>
              </table:table-cell>
              <table:table-cell office:value-type="float" office:value="976.19873">
                <text:p>976.1987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425.42578">
                <text:p>17425.42578</text:p>
              </table:table-cell>
              <table:table-cell office:value-type="float" office:value="982.15234">
                <text:p>982.1523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457.45703">
                <text:p>17457.45703</text:p>
              </table:table-cell>
              <table:table-cell office:value-type="float" office:value="996.79919">
                <text:p>996.799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489.49023">
                <text:p>17489.49023</text:p>
              </table:table-cell>
              <table:table-cell office:value-type="float" office:value="995.42352">
                <text:p>995.423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521.52148">
                <text:p>17521.52148</text:p>
              </table:table-cell>
              <table:table-cell office:value-type="float" office:value="1017.914">
                <text:p>1017.91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553.55273">
                <text:p>17553.55273</text:p>
              </table:table-cell>
              <table:table-cell office:value-type="float" office:value="1014.43743">
                <text:p>1014.4374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585.58593">
                <text:p>17585.58593</text:p>
              </table:table-cell>
              <table:table-cell office:value-type="float" office:value="1014.5935">
                <text:p>1014.593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617.61718">
                <text:p>17617.61718</text:p>
              </table:table-cell>
              <table:table-cell office:value-type="float" office:value="1033.76196">
                <text:p>1033.7619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649.65039">
                <text:p>17649.65039</text:p>
              </table:table-cell>
              <table:table-cell office:value-type="float" office:value="1019.78088">
                <text:p>1019.7808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681.68164">
                <text:p>17681.68164</text:p>
              </table:table-cell>
              <table:table-cell office:value-type="float" office:value="1017.51898">
                <text:p>1017.5189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713.71289">
                <text:p>17713.71289</text:p>
              </table:table-cell>
              <table:table-cell office:value-type="float" office:value="1000.45935">
                <text:p>1000.459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745.74609">
                <text:p>17745.74609</text:p>
              </table:table-cell>
              <table:table-cell office:value-type="float" office:value="994.77691">
                <text:p>994.776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777.77734">
                <text:p>17777.77734</text:p>
              </table:table-cell>
              <table:table-cell office:value-type="float" office:value="984.03729">
                <text:p>984.037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809.81054">
                <text:p>17809.81054</text:p>
              </table:table-cell>
              <table:table-cell office:value-type="float" office:value="974.65563">
                <text:p>974.655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841.84179">
                <text:p>17841.84179</text:p>
              </table:table-cell>
              <table:table-cell office:value-type="float" office:value="991.51916">
                <text:p>991.519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873.87304">
                <text:p>17873.87304</text:p>
              </table:table-cell>
              <table:table-cell office:value-type="float" office:value="995.35711">
                <text:p>995.357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905.90625">
                <text:p>17905.90625</text:p>
              </table:table-cell>
              <table:table-cell office:value-type="float" office:value="1007.35418">
                <text:p>1007.3541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937.9375">
                <text:p>17937.9375</text:p>
              </table:table-cell>
              <table:table-cell office:value-type="float" office:value="1003.10876">
                <text:p>1003.108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969.9707">
                <text:p>17969.9707</text:p>
              </table:table-cell>
              <table:table-cell office:value-type="float" office:value="1018.80938">
                <text:p>1018.8093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002.00195">
                <text:p>18002.00195</text:p>
              </table:table-cell>
              <table:table-cell office:value-type="float" office:value="1033.73596">
                <text:p>1033.7359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034.0332">
                <text:p>18034.0332</text:p>
              </table:table-cell>
              <table:table-cell office:value-type="float" office:value="1025.58874">
                <text:p>1025.5887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066.0664">
                <text:p>18066.0664</text:p>
              </table:table-cell>
              <table:table-cell office:value-type="float" office:value="1028.43811">
                <text:p>1028.438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098.09765">
                <text:p>18098.09765</text:p>
              </table:table-cell>
              <table:table-cell office:value-type="float" office:value="1021.1026">
                <text:p>1021.102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130.13085">
                <text:p>18130.13085</text:p>
              </table:table-cell>
              <table:table-cell office:value-type="float" office:value="1011.43261">
                <text:p>1011.4326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162.1621">
                <text:p>18162.1621</text:p>
              </table:table-cell>
              <table:table-cell office:value-type="float" office:value="1011.96582">
                <text:p>1011.9658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194.19335">
                <text:p>18194.19335</text:p>
              </table:table-cell>
              <table:table-cell office:value-type="float" office:value="993.00903">
                <text:p>993.0090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8226.22656">
                <text:p>18226.22656</text:p>
              </table:table-cell>
              <table:table-cell office:value-type="float" office:value="985.67156">
                <text:p>985.671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8258.25781">
                <text:p>18258.25781</text:p>
              </table:table-cell>
              <table:table-cell office:value-type="float" office:value="991.15545">
                <text:p>991.1554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8290.29101">
                <text:p>18290.29101</text:p>
              </table:table-cell>
              <table:table-cell office:value-type="float" office:value="986.89196">
                <text:p>986.891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8322.32226">
                <text:p>18322.32226</text:p>
              </table:table-cell>
              <table:table-cell office:value-type="float" office:value="984.97674">
                <text:p>984.9767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354.35351">
                <text:p>18354.35351</text:p>
              </table:table-cell>
              <table:table-cell office:value-type="float" office:value="998.58526">
                <text:p>998.5852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386.38671">
                <text:p>18386.38671</text:p>
              </table:table-cell>
              <table:table-cell office:value-type="float" office:value="1004.75891">
                <text:p>1004.7589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8418.41796">
                <text:p>18418.41796</text:p>
              </table:table-cell>
              <table:table-cell office:value-type="float" office:value="1022.04449">
                <text:p>1022.0444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8450.45117">
                <text:p>18450.45117</text:p>
              </table:table-cell>
              <table:table-cell office:value-type="float" office:value="1014.70996">
                <text:p>1014.7099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8482.48242">
                <text:p>18482.48242</text:p>
              </table:table-cell>
              <table:table-cell office:value-type="float" office:value="1027.34069">
                <text:p>1027.3406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514.51367">
                <text:p>18514.51367</text:p>
              </table:table-cell>
              <table:table-cell office:value-type="float" office:value="1015.74432">
                <text:p>1015.744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8546.54687">
                <text:p>18546.54687</text:p>
              </table:table-cell>
              <table:table-cell office:value-type="float" office:value="1034.64514">
                <text:p>1034.6451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8578.57812">
                <text:p>18578.57812</text:p>
              </table:table-cell>
              <table:table-cell office:value-type="float" office:value="1019.73968">
                <text:p>1019.739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610.61132">
                <text:p>18610.61132</text:p>
              </table:table-cell>
              <table:table-cell office:value-type="float" office:value="1000.00421">
                <text:p>1000.0042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8642.64257">
                <text:p>18642.64257</text:p>
              </table:table-cell>
              <table:table-cell office:value-type="float" office:value="990.10711">
                <text:p>990.107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674.67382">
                <text:p>18674.67382</text:p>
              </table:table-cell>
              <table:table-cell office:value-type="float" office:value="988.31304">
                <text:p>988.3130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706.70703">
                <text:p>18706.70703</text:p>
              </table:table-cell>
              <table:table-cell office:value-type="float" office:value="989.6513">
                <text:p>989.65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738.73828">
                <text:p>18738.73828</text:p>
              </table:table-cell>
              <table:table-cell office:value-type="float" office:value="974.37811">
                <text:p>974.3781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8770.77148">
                <text:p>18770.77148</text:p>
              </table:table-cell>
              <table:table-cell office:value-type="float" office:value="976.73156">
                <text:p>976.731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802.80273">
                <text:p>18802.80273</text:p>
              </table:table-cell>
              <table:table-cell office:value-type="float" office:value="995.89605">
                <text:p>995.896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8834.83398">
                <text:p>18834.83398</text:p>
              </table:table-cell>
              <table:table-cell office:value-type="float" office:value="1006.6441">
                <text:p>1006.644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866.86718">
                <text:p>18866.86718</text:p>
              </table:table-cell>
              <table:table-cell office:value-type="float" office:value="1015.46765">
                <text:p>1015.4676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898.89843">
                <text:p>18898.89843</text:p>
              </table:table-cell>
              <table:table-cell office:value-type="float" office:value="1025.52893">
                <text:p>1025.5289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930.93164">
                <text:p>18930.93164</text:p>
              </table:table-cell>
              <table:table-cell office:value-type="float" office:value="1018.43713">
                <text:p>1018.437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962.96289">
                <text:p>18962.96289</text:p>
              </table:table-cell>
              <table:table-cell office:value-type="float" office:value="1013.06103">
                <text:p>1013.0610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994.99414">
                <text:p>18994.99414</text:p>
              </table:table-cell>
              <table:table-cell office:value-type="float" office:value="1027.16076">
                <text:p>1027.1607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027.02734">
                <text:p>19027.02734</text:p>
              </table:table-cell>
              <table:table-cell office:value-type="float" office:value="1002.9906">
                <text:p>1002.990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059.05859">
                <text:p>19059.05859</text:p>
              </table:table-cell>
              <table:table-cell office:value-type="float" office:value="1011.17828">
                <text:p>1011.178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091.09179">
                <text:p>19091.09179</text:p>
              </table:table-cell>
              <table:table-cell office:value-type="float" office:value="990.66784">
                <text:p>990.6678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123.12304">
                <text:p>19123.12304</text:p>
              </table:table-cell>
              <table:table-cell office:value-type="float" office:value="987.85858">
                <text:p>987.8585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155.15429">
                <text:p>19155.15429</text:p>
              </table:table-cell>
              <table:table-cell office:value-type="float" office:value="986.76806">
                <text:p>986.7680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187.1875">
                <text:p>19187.1875</text:p>
              </table:table-cell>
              <table:table-cell office:value-type="float" office:value="980.96728">
                <text:p>980.9672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9219.21875">
                <text:p>19219.21875</text:p>
              </table:table-cell>
              <table:table-cell office:value-type="float" office:value="1002.2727">
                <text:p>1002.272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251.25195">
                <text:p>19251.25195</text:p>
              </table:table-cell>
              <table:table-cell office:value-type="float" office:value="1002.35382">
                <text:p>1002.3538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283.2832">
                <text:p>19283.2832</text:p>
              </table:table-cell>
              <table:table-cell office:value-type="float" office:value="1003.89691">
                <text:p>1003.8969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315.31445">
                <text:p>19315.31445</text:p>
              </table:table-cell>
              <table:table-cell office:value-type="float" office:value="1014.91033">
                <text:p>1014.910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347.34765">
                <text:p>19347.34765</text:p>
              </table:table-cell>
              <table:table-cell office:value-type="float" office:value="1024.66308">
                <text:p>1024.6630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379.3789">
                <text:p>19379.3789</text:p>
              </table:table-cell>
              <table:table-cell office:value-type="float" office:value="1022.20947">
                <text:p>1022.2094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411.4121">
                <text:p>19411.4121</text:p>
              </table:table-cell>
              <table:table-cell office:value-type="float" office:value="1025.9165">
                <text:p>1025.916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443.44335">
                <text:p>19443.44335</text:p>
              </table:table-cell>
              <table:table-cell office:value-type="float" office:value="1023.7807">
                <text:p>1023.780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9475.4746">
                <text:p>19475.4746</text:p>
              </table:table-cell>
              <table:table-cell office:value-type="float" office:value="1013.55987">
                <text:p>1013.5598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9507.50781">
                <text:p>19507.50781</text:p>
              </table:table-cell>
              <table:table-cell office:value-type="float" office:value="988.37304">
                <text:p>988.373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539.53906">
                <text:p>19539.53906</text:p>
              </table:table-cell>
              <table:table-cell office:value-type="float" office:value="1003.3258">
                <text:p>1003.325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571.57226">
                <text:p>19571.57226</text:p>
              </table:table-cell>
              <table:table-cell office:value-type="float" office:value="996.54107">
                <text:p>996.5410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603.60351">
                <text:p>19603.60351</text:p>
              </table:table-cell>
              <table:table-cell office:value-type="float" office:value="981.71148">
                <text:p>981.7114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635.63476">
                <text:p>19635.63476</text:p>
              </table:table-cell>
              <table:table-cell office:value-type="float" office:value="988.0368">
                <text:p>988.036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667.66796">
                <text:p>19667.66796</text:p>
              </table:table-cell>
              <table:table-cell office:value-type="float" office:value="991.01519">
                <text:p>991.015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699.69921">
                <text:p>19699.69921</text:p>
              </table:table-cell>
              <table:table-cell office:value-type="float" office:value="1000.95324">
                <text:p>1000.9532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731.73242">
                <text:p>19731.73242</text:p>
              </table:table-cell>
              <table:table-cell office:value-type="float" office:value="1003.09344">
                <text:p>1003.0934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763.76367">
                <text:p>19763.76367</text:p>
              </table:table-cell>
              <table:table-cell office:value-type="float" office:value="1013.87396">
                <text:p>1013.8739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795.79492">
                <text:p>19795.79492</text:p>
              </table:table-cell>
              <table:table-cell office:value-type="float" office:value="1031.28759">
                <text:p>1031.2875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827.82812">
                <text:p>19827.82812</text:p>
              </table:table-cell>
              <table:table-cell office:value-type="float" office:value="1024.37768">
                <text:p>1024.3776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859.85937">
                <text:p>19859.85937</text:p>
              </table:table-cell>
              <table:table-cell office:value-type="float" office:value="1030.46203">
                <text:p>1030.4620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891.89257">
                <text:p>19891.89257</text:p>
              </table:table-cell>
              <table:table-cell office:value-type="float" office:value="1020.57525">
                <text:p>1020.5752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9923.92382">
                <text:p>19923.92382</text:p>
              </table:table-cell>
              <table:table-cell office:value-type="float" office:value="1016.61047">
                <text:p>1016.6104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955.95507">
                <text:p>19955.95507</text:p>
              </table:table-cell>
              <table:table-cell office:value-type="float" office:value="1013.28509">
                <text:p>1013.2850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9987.98828">
                <text:p>19987.98828</text:p>
              </table:table-cell>
              <table:table-cell office:value-type="float" office:value="995.5083">
                <text:p>995.508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020.01953">
                <text:p>20020.01953</text:p>
              </table:table-cell>
              <table:table-cell office:value-type="float" office:value="1002.00329">
                <text:p>1002.0032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052.05273">
                <text:p>20052.05273</text:p>
              </table:table-cell>
              <table:table-cell office:value-type="float" office:value="984.40924">
                <text:p>984.4092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084.08398">
                <text:p>20084.08398</text:p>
              </table:table-cell>
              <table:table-cell office:value-type="float" office:value="997.62896">
                <text:p>997.6289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116.11523">
                <text:p>20116.11523</text:p>
              </table:table-cell>
              <table:table-cell office:value-type="float" office:value="972.79675">
                <text:p>972.7967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148.14843">
                <text:p>20148.14843</text:p>
              </table:table-cell>
              <table:table-cell office:value-type="float" office:value="980.16375">
                <text:p>980.1637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180.17968">
                <text:p>20180.17968</text:p>
              </table:table-cell>
              <table:table-cell office:value-type="float" office:value="987.46868">
                <text:p>987.468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212.21289">
                <text:p>20212.21289</text:p>
              </table:table-cell>
              <table:table-cell office:value-type="float" office:value="1013.68768">
                <text:p>1013.6876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244.24414">
                <text:p>20244.24414</text:p>
              </table:table-cell>
              <table:table-cell office:value-type="float" office:value="1021.80731">
                <text:p>1021.807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276.27539">
                <text:p>20276.27539</text:p>
              </table:table-cell>
              <table:table-cell office:value-type="float" office:value="1035.7395">
                <text:p>1035.739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308.30859">
                <text:p>20308.30859</text:p>
              </table:table-cell>
              <table:table-cell office:value-type="float" office:value="1039.28906">
                <text:p>1039.2890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340.33984">
                <text:p>20340.33984</text:p>
              </table:table-cell>
              <table:table-cell office:value-type="float" office:value="1033.3739">
                <text:p>1033.373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372.37304">
                <text:p>20372.37304</text:p>
              </table:table-cell>
              <table:table-cell office:value-type="float" office:value="1027.48022">
                <text:p>1027.480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404.40429">
                <text:p>20404.40429</text:p>
              </table:table-cell>
              <table:table-cell office:value-type="float" office:value="1012.31567">
                <text:p>1012.3156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436.43554">
                <text:p>20436.43554</text:p>
              </table:table-cell>
              <table:table-cell office:value-type="float" office:value="991.19628">
                <text:p>991.1962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468.46875">
                <text:p>20468.46875</text:p>
              </table:table-cell>
              <table:table-cell office:value-type="float" office:value="969.2359">
                <text:p>969.23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500.5">
                <text:p>20500.5</text:p>
              </table:table-cell>
              <table:table-cell office:value-type="float" office:value="981.36883">
                <text:p>981.368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532.5332">
                <text:p>20532.5332</text:p>
              </table:table-cell>
              <table:table-cell office:value-type="float" office:value="981.76422">
                <text:p>981.764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564.56445">
                <text:p>20564.56445</text:p>
              </table:table-cell>
              <table:table-cell office:value-type="float" office:value="974.64086">
                <text:p>974.6408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596.5957">
                <text:p>20596.5957</text:p>
              </table:table-cell>
              <table:table-cell office:value-type="float" office:value="971.08331">
                <text:p>971.083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628.6289">
                <text:p>20628.6289</text:p>
              </table:table-cell>
              <table:table-cell office:value-type="float" office:value="999.98974">
                <text:p>999.9897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660.66015">
                <text:p>20660.66015</text:p>
              </table:table-cell>
              <table:table-cell office:value-type="float" office:value="1010.57781">
                <text:p>1010.577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692.69335">
                <text:p>20692.69335</text:p>
              </table:table-cell>
              <table:table-cell office:value-type="float" office:value="1011.24865">
                <text:p>1011.248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724.7246">
                <text:p>20724.7246</text:p>
              </table:table-cell>
              <table:table-cell office:value-type="float" office:value="1024.2677">
                <text:p>1024.26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756.75585">
                <text:p>20756.75585</text:p>
              </table:table-cell>
              <table:table-cell office:value-type="float" office:value="1041.40002">
                <text:p>1041.400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788.78906">
                <text:p>20788.78906</text:p>
              </table:table-cell>
              <table:table-cell office:value-type="float" office:value="1006.43975">
                <text:p>1006.4397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820.82031">
                <text:p>20820.82031</text:p>
              </table:table-cell>
              <table:table-cell office:value-type="float" office:value="997.18774">
                <text:p>997.1877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852.85351">
                <text:p>20852.85351</text:p>
              </table:table-cell>
              <table:table-cell office:value-type="float" office:value="1003.43206">
                <text:p>1003.4320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884.88476">
                <text:p>20884.88476</text:p>
              </table:table-cell>
              <table:table-cell office:value-type="float" office:value="1007.60369">
                <text:p>1007.6036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916.91601">
                <text:p>20916.91601</text:p>
              </table:table-cell>
              <table:table-cell office:value-type="float" office:value="975.30401">
                <text:p>975.3040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948.94921">
                <text:p>20948.94921</text:p>
              </table:table-cell>
              <table:table-cell office:value-type="float" office:value="982.3114">
                <text:p>982.31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980.98046">
                <text:p>20980.98046</text:p>
              </table:table-cell>
              <table:table-cell office:value-type="float" office:value="971.61218">
                <text:p>971.6121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013.01367">
                <text:p>21013.01367</text:p>
              </table:table-cell>
              <table:table-cell office:value-type="float" office:value="1000.50457">
                <text:p>1000.504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045.04492">
                <text:p>21045.04492</text:p>
              </table:table-cell>
              <table:table-cell office:value-type="float" office:value="980.3626">
                <text:p>980.36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1077.07617">
                <text:p>21077.07617</text:p>
              </table:table-cell>
              <table:table-cell office:value-type="float" office:value="999.57641">
                <text:p>999.5764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1109.10937">
                <text:p>21109.10937</text:p>
              </table:table-cell>
              <table:table-cell office:value-type="float" office:value="1008.51245">
                <text:p>1008.5124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1141.14062">
                <text:p>21141.14062</text:p>
              </table:table-cell>
              <table:table-cell office:value-type="float" office:value="1018.19122">
                <text:p>1018.1912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1173.17382">
                <text:p>21173.17382</text:p>
              </table:table-cell>
              <table:table-cell office:value-type="float" office:value="1023.3125">
                <text:p>1023.31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1205.20507">
                <text:p>21205.20507</text:p>
              </table:table-cell>
              <table:table-cell office:value-type="float" office:value="1042.00402">
                <text:p>1042.0040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1237.23632">
                <text:p>21237.23632</text:p>
              </table:table-cell>
              <table:table-cell office:value-type="float" office:value="1021.37322">
                <text:p>1021.3732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1269.26953">
                <text:p>21269.26953</text:p>
              </table:table-cell>
              <table:table-cell office:value-type="float" office:value="1029.17102">
                <text:p>1029.1710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301.30078">
                <text:p>21301.30078</text:p>
              </table:table-cell>
              <table:table-cell office:value-type="float" office:value="1025.54138">
                <text:p>1025.5413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1333.33398">
                <text:p>21333.33398</text:p>
              </table:table-cell>
              <table:table-cell office:value-type="float" office:value="1005.95678">
                <text:p>1005.9567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1365.36523">
                <text:p>21365.36523</text:p>
              </table:table-cell>
              <table:table-cell office:value-type="float" office:value="1008.48181">
                <text:p>1008.4818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1397.39648">
                <text:p>21397.39648</text:p>
              </table:table-cell>
              <table:table-cell office:value-type="float" office:value="987.09423">
                <text:p>987.094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1429.42968">
                <text:p>21429.42968</text:p>
              </table:table-cell>
              <table:table-cell office:value-type="float" office:value="992.87536">
                <text:p>992.8753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1461.46093">
                <text:p>21461.46093</text:p>
              </table:table-cell>
              <table:table-cell office:value-type="float" office:value="984.14752">
                <text:p>984.1475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1493.49414">
                <text:p>21493.49414</text:p>
              </table:table-cell>
              <table:table-cell office:value-type="float" office:value="980.14044">
                <text:p>980.1404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1525.52539">
                <text:p>21525.52539</text:p>
              </table:table-cell>
              <table:table-cell office:value-type="float" office:value="1023.5418">
                <text:p>1023.541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1557.55664">
                <text:p>21557.55664</text:p>
              </table:table-cell>
              <table:table-cell office:value-type="float" office:value="973.815">
                <text:p>973.8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589.58984">
                <text:p>21589.58984</text:p>
              </table:table-cell>
              <table:table-cell office:value-type="float" office:value="1015.63165">
                <text:p>1015.6316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1621.62109">
                <text:p>21621.62109</text:p>
              </table:table-cell>
              <table:table-cell office:value-type="float" office:value="1018.49298">
                <text:p>1018.4929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1653.65429">
                <text:p>21653.65429</text:p>
              </table:table-cell>
              <table:table-cell office:value-type="float" office:value="1021.39166">
                <text:p>1021.3916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1685.68554">
                <text:p>21685.68554</text:p>
              </table:table-cell>
              <table:table-cell office:value-type="float" office:value="1016.55108">
                <text:p>1016.5510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1717.71679">
                <text:p>21717.71679</text:p>
              </table:table-cell>
              <table:table-cell office:value-type="float" office:value="1013.19323">
                <text:p>1013.1932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1749.75">
                <text:p>21749.75</text:p>
              </table:table-cell>
              <table:table-cell office:value-type="float" office:value="1008.57562">
                <text:p>1008.5756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781.78125">
                <text:p>21781.78125</text:p>
              </table:table-cell>
              <table:table-cell office:value-type="float" office:value="1000.24591">
                <text:p>1000.2459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1813.81445">
                <text:p>21813.81445</text:p>
              </table:table-cell>
              <table:table-cell office:value-type="float" office:value="976.86614">
                <text:p>976.866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1845.8457">
                <text:p>21845.8457</text:p>
              </table:table-cell>
              <table:table-cell office:value-type="float" office:value="997.63208">
                <text:p>997.6320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877.87695">
                <text:p>21877.87695</text:p>
              </table:table-cell>
              <table:table-cell office:value-type="float" office:value="981.57006">
                <text:p>981.5700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1909.91015">
                <text:p>21909.91015</text:p>
              </table:table-cell>
              <table:table-cell office:value-type="float" office:value="989.85784">
                <text:p>989.8578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941.9414">
                <text:p>21941.9414</text:p>
              </table:table-cell>
              <table:table-cell office:value-type="float" office:value="980.13366">
                <text:p>980.1336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973.9746">
                <text:p>21973.9746</text:p>
              </table:table-cell>
              <table:table-cell office:value-type="float" office:value="987.04199">
                <text:p>987.0419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006.00585">
                <text:p>22006.00585</text:p>
              </table:table-cell>
              <table:table-cell office:value-type="float" office:value="1000.34802">
                <text:p>1000.3480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2038.0371">
                <text:p>22038.0371</text:p>
              </table:table-cell>
              <table:table-cell office:value-type="float" office:value="1024.87841">
                <text:p>1024.8784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2070.07031">
                <text:p>22070.07031</text:p>
              </table:table-cell>
              <table:table-cell office:value-type="float" office:value="1021.21282">
                <text:p>1021.2128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2102.10156">
                <text:p>22102.10156</text:p>
              </table:table-cell>
              <table:table-cell office:value-type="float" office:value="1024.58801">
                <text:p>1024.5880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2134.13476">
                <text:p>22134.13476</text:p>
              </table:table-cell>
              <table:table-cell office:value-type="float" office:value="1019.94677">
                <text:p>1019.9467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2166.16601">
                <text:p>22166.16601</text:p>
              </table:table-cell>
              <table:table-cell office:value-type="float" office:value="1026.96496">
                <text:p>1026.9649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2198.19726">
                <text:p>22198.19726</text:p>
              </table:table-cell>
              <table:table-cell office:value-type="float" office:value="1012.20507">
                <text:p>1012.2050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2230.23046">
                <text:p>22230.23046</text:p>
              </table:table-cell>
              <table:table-cell office:value-type="float" office:value="1010.91955">
                <text:p>1010.919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2262.26171">
                <text:p>22262.26171</text:p>
              </table:table-cell>
              <table:table-cell office:value-type="float" office:value="979.43682">
                <text:p>979.4368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2294.29492">
                <text:p>22294.29492</text:p>
              </table:table-cell>
              <table:table-cell office:value-type="float" office:value="974.03417">
                <text:p>974.0341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2326.32617">
                <text:p>22326.32617</text:p>
              </table:table-cell>
              <table:table-cell office:value-type="float" office:value="982.23309">
                <text:p>982.2330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2358.35742">
                <text:p>22358.35742</text:p>
              </table:table-cell>
              <table:table-cell office:value-type="float" office:value="986.06433">
                <text:p>986.064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2390.39062">
                <text:p>22390.39062</text:p>
              </table:table-cell>
              <table:table-cell office:value-type="float" office:value="1012.14337">
                <text:p>1012.143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2422.42187">
                <text:p>22422.42187</text:p>
              </table:table-cell>
              <table:table-cell office:value-type="float" office:value="994.14532">
                <text:p>994.145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2454.45507">
                <text:p>22454.45507</text:p>
              </table:table-cell>
              <table:table-cell office:value-type="float" office:value="1006.74267">
                <text:p>1006.7426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2486.48632">
                <text:p>22486.48632</text:p>
              </table:table-cell>
              <table:table-cell office:value-type="float" office:value="1025.2423">
                <text:p>1025.242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2518.51757">
                <text:p>22518.51757</text:p>
              </table:table-cell>
              <table:table-cell office:value-type="float" office:value="1018.00671">
                <text:p>1018.0067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2550.55078">
                <text:p>22550.55078</text:p>
              </table:table-cell>
              <table:table-cell office:value-type="float" office:value="1032.80834">
                <text:p>1032.8083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2582.58203">
                <text:p>22582.58203</text:p>
              </table:table-cell>
              <table:table-cell office:value-type="float" office:value="1018.64361">
                <text:p>1018.6436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2614.61523">
                <text:p>22614.61523</text:p>
              </table:table-cell>
              <table:table-cell office:value-type="float" office:value="1022.01678">
                <text:p>1022.0167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2646.64648">
                <text:p>22646.64648</text:p>
              </table:table-cell>
              <table:table-cell office:value-type="float" office:value="1027.56835">
                <text:p>1027.5683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2678.67773">
                <text:p>22678.67773</text:p>
              </table:table-cell>
              <table:table-cell office:value-type="float" office:value="1034.21398">
                <text:p>1034.213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2710.71093">
                <text:p>22710.71093</text:p>
              </table:table-cell>
              <table:table-cell office:value-type="float" office:value="963.90905">
                <text:p>963.9090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2742.74218">
                <text:p>22742.74218</text:p>
              </table:table-cell>
              <table:table-cell office:value-type="float" office:value="983.78582">
                <text:p>983.7858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2774.77539">
                <text:p>22774.77539</text:p>
              </table:table-cell>
              <table:table-cell office:value-type="float" office:value="968.88586">
                <text:p>968.8858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2806.80664">
                <text:p>22806.80664</text:p>
              </table:table-cell>
              <table:table-cell office:value-type="float" office:value="978.67193">
                <text:p>978.6719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2838.83789">
                <text:p>22838.83789</text:p>
              </table:table-cell>
              <table:table-cell office:value-type="float" office:value="985.82415">
                <text:p>985.8241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2870.87109">
                <text:p>22870.87109</text:p>
              </table:table-cell>
              <table:table-cell office:value-type="float" office:value="980.03936">
                <text:p>980.039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2902.90234">
                <text:p>22902.90234</text:p>
              </table:table-cell>
              <table:table-cell office:value-type="float" office:value="1022.5036">
                <text:p>1022.503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2934.93554">
                <text:p>22934.93554</text:p>
              </table:table-cell>
              <table:table-cell office:value-type="float" office:value="1024.91662">
                <text:p>1024.9166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2966.96679">
                <text:p>22966.96679</text:p>
              </table:table-cell>
              <table:table-cell office:value-type="float" office:value="1035.4801">
                <text:p>1035.480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2998.99804">
                <text:p>22998.99804</text:p>
              </table:table-cell>
              <table:table-cell office:value-type="float" office:value="1040.03894">
                <text:p>1040.0389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3031.03125">
                <text:p>23031.03125</text:p>
              </table:table-cell>
              <table:table-cell office:value-type="float" office:value="1052.74279">
                <text:p>1052.742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3063.0625">
                <text:p>23063.0625</text:p>
              </table:table-cell>
              <table:table-cell office:value-type="float" office:value="1030.81018">
                <text:p>1030.8101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3095.0957">
                <text:p>23095.0957</text:p>
              </table:table-cell>
              <table:table-cell office:value-type="float" office:value="996.7741">
                <text:p>996.774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3127.12695">
                <text:p>23127.12695</text:p>
              </table:table-cell>
              <table:table-cell office:value-type="float" office:value="1016.94702">
                <text:p>1016.9470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3159.1582">
                <text:p>23159.1582</text:p>
              </table:table-cell>
              <table:table-cell office:value-type="float" office:value="993.05163">
                <text:p>993.0516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3191.1914">
                <text:p>23191.1914</text:p>
              </table:table-cell>
              <table:table-cell office:value-type="float" office:value="991.2052">
                <text:p>991.20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3223.22265">
                <text:p>23223.22265</text:p>
              </table:table-cell>
              <table:table-cell office:value-type="float" office:value="997.53839">
                <text:p>997.5383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3255.25585">
                <text:p>23255.25585</text:p>
              </table:table-cell>
              <table:table-cell office:value-type="float" office:value="980.94805">
                <text:p>980.9480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3287.2871">
                <text:p>23287.2871</text:p>
              </table:table-cell>
              <table:table-cell office:value-type="float" office:value="1000.43939">
                <text:p>1000.4393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3319.31835">
                <text:p>23319.31835</text:p>
              </table:table-cell>
              <table:table-cell office:value-type="float" office:value="980.43487">
                <text:p>980.4348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3351.35156">
                <text:p>23351.35156</text:p>
              </table:table-cell>
              <table:table-cell office:value-type="float" office:value="988.58465">
                <text:p>988.5846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3383.38281">
                <text:p>23383.38281</text:p>
              </table:table-cell>
              <table:table-cell office:value-type="float" office:value="998.25366">
                <text:p>998.2536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3415.41601">
                <text:p>23415.41601</text:p>
              </table:table-cell>
              <table:table-cell office:value-type="float" office:value="1022.69671">
                <text:p>1022.6967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3447.44726">
                <text:p>23447.44726</text:p>
              </table:table-cell>
              <table:table-cell office:value-type="float" office:value="1044.02587">
                <text:p>1044.0258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3479.47851">
                <text:p>23479.47851</text:p>
              </table:table-cell>
              <table:table-cell office:value-type="float" office:value="1045.45983">
                <text:p>1045.4598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3511.51171">
                <text:p>23511.51171</text:p>
              </table:table-cell>
              <table:table-cell office:value-type="float" office:value="1007.38476">
                <text:p>1007.3847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3543.54296">
                <text:p>23543.54296</text:p>
              </table:table-cell>
              <table:table-cell office:value-type="float" office:value="1022.96429">
                <text:p>1022.9642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3575.57617">
                <text:p>23575.57617</text:p>
              </table:table-cell>
              <table:table-cell office:value-type="float" office:value="1041.29589">
                <text:p>1041.2958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3607.60742">
                <text:p>23607.60742</text:p>
              </table:table-cell>
              <table:table-cell office:value-type="float" office:value="978.17993">
                <text:p>978.1799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3639.63867">
                <text:p>23639.63867</text:p>
              </table:table-cell>
              <table:table-cell office:value-type="float" office:value="982.61743">
                <text:p>982.6174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3671.67187">
                <text:p>23671.67187</text:p>
              </table:table-cell>
              <table:table-cell office:value-type="float" office:value="981.28808">
                <text:p>981.2880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3703.70312">
                <text:p>23703.70312</text:p>
              </table:table-cell>
              <table:table-cell office:value-type="float" office:value="963.12011">
                <text:p>963.1201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3735.73632">
                <text:p>23735.73632</text:p>
              </table:table-cell>
              <table:table-cell office:value-type="float" office:value="988.99737">
                <text:p>988.9973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3767.76757">
                <text:p>23767.76757</text:p>
              </table:table-cell>
              <table:table-cell office:value-type="float" office:value="929.19769">
                <text:p>929.1976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3799.79882">
                <text:p>23799.79882</text:p>
              </table:table-cell>
              <table:table-cell office:value-type="float" office:value="984.81677">
                <text:p>984.8167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3831.83203">
                <text:p>23831.83203</text:p>
              </table:table-cell>
              <table:table-cell office:value-type="float" office:value="1009.58227">
                <text:p>1009.5822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3863.86328">
                <text:p>23863.86328</text:p>
              </table:table-cell>
              <table:table-cell office:value-type="float" office:value="1051.10107">
                <text:p>1051.101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3895.89648">
                <text:p>23895.89648</text:p>
              </table:table-cell>
              <table:table-cell office:value-type="float" office:value="1059.55212">
                <text:p>1059.552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3927.92773">
                <text:p>23927.92773</text:p>
              </table:table-cell>
              <table:table-cell office:value-type="float" office:value="1032.24047">
                <text:p>1032.2404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3959.95898">
                <text:p>23959.95898</text:p>
              </table:table-cell>
              <table:table-cell office:value-type="float" office:value="1035.2351">
                <text:p>1035.235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3991.99218">
                <text:p>23991.99218</text:p>
              </table:table-cell>
              <table:table-cell office:value-type="float" office:value="1019.24133">
                <text:p>1019.2413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4024.02343">
                <text:p>24024.02343</text:p>
              </table:table-cell>
              <table:table-cell office:value-type="float" office:value="1007.32965">
                <text:p>1007.3296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4056.05664">
                <text:p>24056.05664</text:p>
              </table:table-cell>
              <table:table-cell office:value-type="float" office:value="973.33483">
                <text:p>973.3348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4088.08789">
                <text:p>24088.08789</text:p>
              </table:table-cell>
              <table:table-cell office:value-type="float" office:value="977.79248">
                <text:p>977.7924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4120.12109">
                <text:p>24120.12109</text:p>
              </table:table-cell>
              <table:table-cell office:value-type="float" office:value="974.80517">
                <text:p>974.8051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4152.15234">
                <text:p>24152.15234</text:p>
              </table:table-cell>
              <table:table-cell office:value-type="float" office:value="946.37463">
                <text:p>946.3746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4184.18359">
                <text:p>24184.18359</text:p>
              </table:table-cell>
              <table:table-cell office:value-type="float" office:value="947.52227">
                <text:p>947.5222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4216.21679">
                <text:p>24216.21679</text:p>
              </table:table-cell>
              <table:table-cell office:value-type="float" office:value="1010.64953">
                <text:p>1010.6495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248.24804">
                <text:p>24248.24804</text:p>
              </table:table-cell>
              <table:table-cell office:value-type="float" office:value="990.44512">
                <text:p>990.445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4280.28125">
                <text:p>24280.28125</text:p>
              </table:table-cell>
              <table:table-cell office:value-type="float" office:value="1013.70593">
                <text:p>1013.7059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4312.3125">
                <text:p>24312.3125</text:p>
              </table:table-cell>
              <table:table-cell office:value-type="float" office:value="1006.17321">
                <text:p>1006.1732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4344.34375">
                <text:p>24344.34375</text:p>
              </table:table-cell>
              <table:table-cell office:value-type="float" office:value="1030.3999">
                <text:p>1030.399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4376.37695">
                <text:p>24376.37695</text:p>
              </table:table-cell>
              <table:table-cell office:value-type="float" office:value="1012.00964">
                <text:p>1012.0096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4408.4082">
                <text:p>24408.4082</text:p>
              </table:table-cell>
              <table:table-cell office:value-type="float" office:value="1014.89465">
                <text:p>1014.8946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4440.4414">
                <text:p>24440.4414</text:p>
              </table:table-cell>
              <table:table-cell office:value-type="float" office:value="1017.40649">
                <text:p>1017.4064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4472.47265">
                <text:p>24472.47265</text:p>
              </table:table-cell>
              <table:table-cell office:value-type="float" office:value="1038.27575">
                <text:p>1038.275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4504.5039">
                <text:p>24504.5039</text:p>
              </table:table-cell>
              <table:table-cell office:value-type="float" office:value="989.31292">
                <text:p>989.312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4536.5371">
                <text:p>24536.5371</text:p>
              </table:table-cell>
              <table:table-cell office:value-type="float" office:value="974.57623">
                <text:p>974.576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4568.56835">
                <text:p>24568.56835</text:p>
              </table:table-cell>
              <table:table-cell office:value-type="float" office:value="991.27197">
                <text:p>991.271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4600.60156">
                <text:p>24600.60156</text:p>
              </table:table-cell>
              <table:table-cell office:value-type="float" office:value="999.9793">
                <text:p>999.979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4632.63281">
                <text:p>24632.63281</text:p>
              </table:table-cell>
              <table:table-cell office:value-type="float" office:value="994.50646">
                <text:p>994.5064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4664.66406">
                <text:p>24664.66406</text:p>
              </table:table-cell>
              <table:table-cell office:value-type="float" office:value="966.02111">
                <text:p>966.021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4696.69726">
                <text:p>24696.69726</text:p>
              </table:table-cell>
              <table:table-cell office:value-type="float" office:value="975.79071">
                <text:p>975.7907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4728.72851">
                <text:p>24728.72851</text:p>
              </table:table-cell>
              <table:table-cell office:value-type="float" office:value="981.13574">
                <text:p>981.1357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4760.76171">
                <text:p>24760.76171</text:p>
              </table:table-cell>
              <table:table-cell office:value-type="float" office:value="1017.05566">
                <text:p>1017.0556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4792.79296">
                <text:p>24792.79296</text:p>
              </table:table-cell>
              <table:table-cell office:value-type="float" office:value="1039.82629">
                <text:p>1039.8262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4824.82421">
                <text:p>24824.82421</text:p>
              </table:table-cell>
              <table:table-cell office:value-type="float" office:value="1008.92095">
                <text:p>1008.9209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4856.85742">
                <text:p>24856.85742</text:p>
              </table:table-cell>
              <table:table-cell office:value-type="float" office:value="1035.06701">
                <text:p>1035.0670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4888.88867">
                <text:p>24888.88867</text:p>
              </table:table-cell>
              <table:table-cell office:value-type="float" office:value="1029.75659">
                <text:p>1029.7565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4920.92187">
                <text:p>24920.92187</text:p>
              </table:table-cell>
              <table:table-cell office:value-type="float" office:value="1028.10168">
                <text:p>1028.1016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4952.95312">
                <text:p>24952.95312</text:p>
              </table:table-cell>
              <table:table-cell office:value-type="float" office:value="1004.43139">
                <text:p>1004.4313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4984.98437">
                <text:p>24984.98437</text:p>
              </table:table-cell>
              <table:table-cell office:value-type="float" office:value="1008.53466">
                <text:p>1008.5346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5017.01757">
                <text:p>25017.01757</text:p>
              </table:table-cell>
              <table:table-cell office:value-type="float" office:value="986.99188">
                <text:p>986.9918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5049.04882">
                <text:p>25049.04882</text:p>
              </table:table-cell>
              <table:table-cell office:value-type="float" office:value="972.9013">
                <text:p>972.901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5081.08203">
                <text:p>25081.08203</text:p>
              </table:table-cell>
              <table:table-cell office:value-type="float" office:value="953.16577">
                <text:p>953.1657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5113.11328">
                <text:p>25113.11328</text:p>
              </table:table-cell>
              <table:table-cell office:value-type="float" office:value="955.14935">
                <text:p>955.1493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5145.14453">
                <text:p>25145.14453</text:p>
              </table:table-cell>
              <table:table-cell office:value-type="float" office:value="978.80938">
                <text:p>978.8093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5177.17773">
                <text:p>25177.17773</text:p>
              </table:table-cell>
              <table:table-cell office:value-type="float" office:value="982.17285">
                <text:p>982.1728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5209.20898">
                <text:p>25209.20898</text:p>
              </table:table-cell>
              <table:table-cell office:value-type="float" office:value="1023.54205">
                <text:p>1023.542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5241.24218">
                <text:p>25241.24218</text:p>
              </table:table-cell>
              <table:table-cell office:value-type="float" office:value="1028.15039">
                <text:p>1028.1503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5273.27343">
                <text:p>25273.27343</text:p>
              </table:table-cell>
              <table:table-cell office:value-type="float" office:value="1032.61962">
                <text:p>1032.6196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5305.30468">
                <text:p>25305.30468</text:p>
              </table:table-cell>
              <table:table-cell office:value-type="float" office:value="1016.62982">
                <text:p>1016.6298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5337.33789">
                <text:p>25337.33789</text:p>
              </table:table-cell>
              <table:table-cell office:value-type="float" office:value="1012.05255">
                <text:p>1012.052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5369.36914">
                <text:p>25369.36914</text:p>
              </table:table-cell>
              <table:table-cell office:value-type="float" office:value="1011.75762">
                <text:p>1011.7576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5401.40234">
                <text:p>25401.40234</text:p>
              </table:table-cell>
              <table:table-cell office:value-type="float" office:value="991.96862">
                <text:p>991.9686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5433.43359">
                <text:p>25433.43359</text:p>
              </table:table-cell>
              <table:table-cell office:value-type="float" office:value="1007.86303">
                <text:p>1007.8630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5465.46484">
                <text:p>25465.46484</text:p>
              </table:table-cell>
              <table:table-cell office:value-type="float" office:value="981.80407">
                <text:p>981.8040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5497.49804">
                <text:p>25497.49804</text:p>
              </table:table-cell>
              <table:table-cell office:value-type="float" office:value="938.87908">
                <text:p>938.8790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5529.52929">
                <text:p>25529.52929</text:p>
              </table:table-cell>
              <table:table-cell office:value-type="float" office:value="1014.89752">
                <text:p>1014.8975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5561.5625">
                <text:p>25561.5625</text:p>
              </table:table-cell>
              <table:table-cell office:value-type="float" office:value="977.18908">
                <text:p>977.1890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5593.59375">
                <text:p>25593.59375</text:p>
              </table:table-cell>
              <table:table-cell office:value-type="float" office:value="985.47155">
                <text:p>985.4715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5625.625">
                <text:p>25625.625</text:p>
              </table:table-cell>
              <table:table-cell office:value-type="float" office:value="996.95074">
                <text:p>996.9507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5657.6582">
                <text:p>25657.6582</text:p>
              </table:table-cell>
              <table:table-cell office:value-type="float" office:value="1002.78851">
                <text:p>1002.788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5689.68945">
                <text:p>25689.68945</text:p>
              </table:table-cell>
              <table:table-cell office:value-type="float" office:value="1004.82714">
                <text:p>1004.8271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5721.72265">
                <text:p>25721.72265</text:p>
              </table:table-cell>
              <table:table-cell office:value-type="float" office:value="1024.46057">
                <text:p>1024.4605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5753.7539">
                <text:p>25753.7539</text:p>
              </table:table-cell>
              <table:table-cell office:value-type="float" office:value="1036.49462">
                <text:p>1036.4946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5785.78515">
                <text:p>25785.78515</text:p>
              </table:table-cell>
              <table:table-cell office:value-type="float" office:value="1035.30541">
                <text:p>1035.3054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5817.81835">
                <text:p>25817.81835</text:p>
              </table:table-cell>
              <table:table-cell office:value-type="float" office:value="1058.59875">
                <text:p>1058.598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5849.8496">
                <text:p>25849.8496</text:p>
              </table:table-cell>
              <table:table-cell office:value-type="float" office:value="1014.34466">
                <text:p>1014.3446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5881.88281">
                <text:p>25881.88281</text:p>
              </table:table-cell>
              <table:table-cell office:value-type="float" office:value="972.98974">
                <text:p>972.9897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5913.91406">
                <text:p>25913.91406</text:p>
              </table:table-cell>
              <table:table-cell office:value-type="float" office:value="1015.43597">
                <text:p>1015.4359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5945.94531">
                <text:p>25945.94531</text:p>
              </table:table-cell>
              <table:table-cell office:value-type="float" office:value="995.83819">
                <text:p>995.8381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5977.97851">
                <text:p>25977.97851</text:p>
              </table:table-cell>
              <table:table-cell office:value-type="float" office:value="982.18157">
                <text:p>982.1815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6010.00976">
                <text:p>26010.00976</text:p>
              </table:table-cell>
              <table:table-cell office:value-type="float" office:value="986.72753">
                <text:p>986.727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6042.04296">
                <text:p>26042.04296</text:p>
              </table:table-cell>
              <table:table-cell office:value-type="float" office:value="994.18499">
                <text:p>994.1849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6074.07421">
                <text:p>26074.07421</text:p>
              </table:table-cell>
              <table:table-cell office:value-type="float" office:value="986.60534">
                <text:p>986.605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6106.10546">
                <text:p>26106.10546</text:p>
              </table:table-cell>
              <table:table-cell office:value-type="float" office:value="1003.66461">
                <text:p>1003.6646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6138.13867">
                <text:p>26138.13867</text:p>
              </table:table-cell>
              <table:table-cell office:value-type="float" office:value="1034.60034">
                <text:p>1034.6003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6170.16992">
                <text:p>26170.16992</text:p>
              </table:table-cell>
              <table:table-cell office:value-type="float" office:value="1037.51416">
                <text:p>1037.514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6202.20312">
                <text:p>26202.20312</text:p>
              </table:table-cell>
              <table:table-cell office:value-type="float" office:value="1045.42541">
                <text:p>1045.4254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6234.23437">
                <text:p>26234.23437</text:p>
              </table:table-cell>
              <table:table-cell office:value-type="float" office:value="1047.31652">
                <text:p>1047.316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6266.26562">
                <text:p>26266.26562</text:p>
              </table:table-cell>
              <table:table-cell office:value-type="float" office:value="990.65234">
                <text:p>990.6523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6298.29882">
                <text:p>26298.29882</text:p>
              </table:table-cell>
              <table:table-cell office:value-type="float" office:value="1019.50091">
                <text:p>1019.5009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6330.33007">
                <text:p>26330.33007</text:p>
              </table:table-cell>
              <table:table-cell office:value-type="float" office:value="1045.20837">
                <text:p>1045.2083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6362.36328">
                <text:p>26362.36328</text:p>
              </table:table-cell>
              <table:table-cell office:value-type="float" office:value="1035.81787">
                <text:p>1035.8178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6394.39453">
                <text:p>26394.39453</text:p>
              </table:table-cell>
              <table:table-cell office:value-type="float" office:value="994.25701">
                <text:p>994.2570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6426.42578">
                <text:p>26426.42578</text:p>
              </table:table-cell>
              <table:table-cell office:value-type="float" office:value="963.9602">
                <text:p>963.960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6458.45898">
                <text:p>26458.45898</text:p>
              </table:table-cell>
              <table:table-cell office:value-type="float" office:value="983.50781">
                <text:p>983.5078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6490.49023">
                <text:p>26490.49023</text:p>
              </table:table-cell>
              <table:table-cell office:value-type="float" office:value="1014.46252">
                <text:p>1014.4625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6522.52343">
                <text:p>26522.52343</text:p>
              </table:table-cell>
              <table:table-cell office:value-type="float" office:value="996.85925">
                <text:p>996.859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6554.55468">
                <text:p>26554.55468</text:p>
              </table:table-cell>
              <table:table-cell office:value-type="float" office:value="1028.49523">
                <text:p>1028.4952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6586.58593">
                <text:p>26586.58593</text:p>
              </table:table-cell>
              <table:table-cell office:value-type="float" office:value="1050.13916">
                <text:p>1050.139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6618.61914">
                <text:p>26618.61914</text:p>
              </table:table-cell>
              <table:table-cell office:value-type="float" office:value="1043.01623">
                <text:p>1043.0162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6650.65039">
                <text:p>26650.65039</text:p>
              </table:table-cell>
              <table:table-cell office:value-type="float" office:value="1047.62292">
                <text:p>1047.622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6682.68359">
                <text:p>26682.68359</text:p>
              </table:table-cell>
              <table:table-cell office:value-type="float" office:value="1036.75561">
                <text:p>1036.7556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6714.71484">
                <text:p>26714.71484</text:p>
              </table:table-cell>
              <table:table-cell office:value-type="float" office:value="992.34625">
                <text:p>992.3462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6746.74609">
                <text:p>26746.74609</text:p>
              </table:table-cell>
              <table:table-cell office:value-type="float" office:value="1046.16516">
                <text:p>1046.165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6778.77929">
                <text:p>26778.77929</text:p>
              </table:table-cell>
              <table:table-cell office:value-type="float" office:value="979.57415">
                <text:p>979.5741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6810.81054">
                <text:p>26810.81054</text:p>
              </table:table-cell>
              <table:table-cell office:value-type="float" office:value="937.40197">
                <text:p>937.4019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6842.84375">
                <text:p>26842.84375</text:p>
              </table:table-cell>
              <table:table-cell office:value-type="float" office:value="971.51409">
                <text:p>971.5140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6874.875">
                <text:p>26874.875</text:p>
              </table:table-cell>
              <table:table-cell office:value-type="float" office:value="961.36389">
                <text:p>961.3638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6906.90625">
                <text:p>26906.90625</text:p>
              </table:table-cell>
              <table:table-cell office:value-type="float" office:value="990.60302">
                <text:p>990.603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6938.93945">
                <text:p>26938.93945</text:p>
              </table:table-cell>
              <table:table-cell office:value-type="float" office:value="1031.50915">
                <text:p>1031.5091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6970.9707">
                <text:p>26970.9707</text:p>
              </table:table-cell>
              <table:table-cell office:value-type="float" office:value="1015.20483">
                <text:p>1015.2048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7003.0039">
                <text:p>27003.0039</text:p>
              </table:table-cell>
              <table:table-cell office:value-type="float" office:value="1051.46789">
                <text:p>1051.4678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7035.03515">
                <text:p>27035.03515</text:p>
              </table:table-cell>
              <table:table-cell office:value-type="float" office:value="1122.48376">
                <text:p>1122.4837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7067.0664">
                <text:p>27067.0664</text:p>
              </table:table-cell>
              <table:table-cell office:value-type="float" office:value="1090.20202">
                <text:p>1090.2020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7099.0996">
                <text:p>27099.0996</text:p>
              </table:table-cell>
              <table:table-cell office:value-type="float" office:value="1099.73498">
                <text:p>1099.7349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7131.13085">
                <text:p>27131.13085</text:p>
              </table:table-cell>
              <table:table-cell office:value-type="float" office:value="1139.10498">
                <text:p>1139.1049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7163.16406">
                <text:p>27163.16406</text:p>
              </table:table-cell>
              <table:table-cell office:value-type="float" office:value="1152.14355">
                <text:p>1152.143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7195.19531">
                <text:p>27195.19531</text:p>
              </table:table-cell>
              <table:table-cell office:value-type="float" office:value="1017.7987">
                <text:p>1017.798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7227.22656">
                <text:p>27227.22656</text:p>
              </table:table-cell>
              <table:table-cell office:value-type="float" office:value="958.03961">
                <text:p>958.0396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7259.25976">
                <text:p>27259.25976</text:p>
              </table:table-cell>
              <table:table-cell office:value-type="float" office:value="1030.54394">
                <text:p>1030.5439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7291.29101">
                <text:p>27291.29101</text:p>
              </table:table-cell>
              <table:table-cell office:value-type="float" office:value="973.03509">
                <text:p>973.0350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7323.32421">
                <text:p>27323.32421</text:p>
              </table:table-cell>
              <table:table-cell office:value-type="float" office:value="976.63085">
                <text:p>976.6308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7355.35546">
                <text:p>27355.35546</text:p>
              </table:table-cell>
              <table:table-cell office:value-type="float" office:value="960.38989">
                <text:p>960.3898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7387.38671">
                <text:p>27387.38671</text:p>
              </table:table-cell>
              <table:table-cell office:value-type="float" office:value="961.85766">
                <text:p>961.8576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7419.41992">
                <text:p>27419.41992</text:p>
              </table:table-cell>
              <table:table-cell office:value-type="float" office:value="969.88189">
                <text:p>969.8818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7451.45117">
                <text:p>27451.45117</text:p>
              </table:table-cell>
              <table:table-cell office:value-type="float" office:value="1037.13708">
                <text:p>1037.1370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7483.48437">
                <text:p>27483.48437</text:p>
              </table:table-cell>
              <table:table-cell office:value-type="float" office:value="1056.84082">
                <text:p>1056.8408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7515.51562">
                <text:p>27515.51562</text:p>
              </table:table-cell>
              <table:table-cell office:value-type="float" office:value="987.27862">
                <text:p>987.2786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7547.54687">
                <text:p>27547.54687</text:p>
              </table:table-cell>
              <table:table-cell office:value-type="float" office:value="992.77227">
                <text:p>992.7722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7579.58007">
                <text:p>27579.58007</text:p>
              </table:table-cell>
              <table:table-cell office:value-type="float" office:value="1120.12939">
                <text:p>1120.1293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7611.61132">
                <text:p>27611.61132</text:p>
              </table:table-cell>
              <table:table-cell office:value-type="float" office:value="1044.65832">
                <text:p>1044.658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7643.64453">
                <text:p>27643.64453</text:p>
              </table:table-cell>
              <table:table-cell office:value-type="float" office:value="996.34729">
                <text:p>996.3472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7675.67578">
                <text:p>27675.67578</text:p>
              </table:table-cell>
              <table:table-cell office:value-type="float" office:value="1106.8684">
                <text:p>1106.868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7707.70703">
                <text:p>27707.70703</text:p>
              </table:table-cell>
              <table:table-cell office:value-type="float" office:value="990.14703">
                <text:p>990.1470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7739.74023">
                <text:p>27739.74023</text:p>
              </table:table-cell>
              <table:table-cell office:value-type="float" office:value="954.65405">
                <text:p>954.6540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7771.77148">
                <text:p>27771.77148</text:p>
              </table:table-cell>
              <table:table-cell office:value-type="float" office:value="948.91094">
                <text:p>948.9109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7803.80468">
                <text:p>27803.80468</text:p>
              </table:table-cell>
              <table:table-cell office:value-type="float" office:value="946.82592">
                <text:p>946.8259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7835.83593">
                <text:p>27835.83593</text:p>
              </table:table-cell>
              <table:table-cell office:value-type="float" office:value="941.7293">
                <text:p>941.729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7867.86718">
                <text:p>27867.86718</text:p>
              </table:table-cell>
              <table:table-cell office:value-type="float" office:value="990.1098">
                <text:p>990.109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7899.90039">
                <text:p>27899.90039</text:p>
              </table:table-cell>
              <table:table-cell office:value-type="float" office:value="1003.97412">
                <text:p>1003.9741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7931.93164">
                <text:p>27931.93164</text:p>
              </table:table-cell>
              <table:table-cell office:value-type="float" office:value="985.02893">
                <text:p>985.0289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7963.96484">
                <text:p>27963.96484</text:p>
              </table:table-cell>
              <table:table-cell office:value-type="float" office:value="1043.50781">
                <text:p>1043.5078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7995.99609">
                <text:p>27995.99609</text:p>
              </table:table-cell>
              <table:table-cell office:value-type="float" office:value="994.92358">
                <text:p>994.9235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8028.02734">
                <text:p>28028.02734</text:p>
              </table:table-cell>
              <table:table-cell office:value-type="float" office:value="1152.65588">
                <text:p>1152.6558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8060.06054">
                <text:p>28060.06054</text:p>
              </table:table-cell>
              <table:table-cell office:value-type="float" office:value="1005.53564">
                <text:p>1005.5356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8092.09179">
                <text:p>28092.09179</text:p>
              </table:table-cell>
              <table:table-cell office:value-type="float" office:value="1090.29528">
                <text:p>1090.295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8124.125">
                <text:p>28124.125</text:p>
              </table:table-cell>
              <table:table-cell office:value-type="float" office:value="988.89508">
                <text:p>988.8950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8156.15625">
                <text:p>28156.15625</text:p>
              </table:table-cell>
              <table:table-cell office:value-type="float" office:value="1031.69201">
                <text:p>1031.6920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8188.1875">
                <text:p>28188.1875</text:p>
              </table:table-cell>
              <table:table-cell office:value-type="float" office:value="969.78607">
                <text:p>969.7860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8220.2207">
                <text:p>28220.2207</text:p>
              </table:table-cell>
              <table:table-cell office:value-type="float" office:value="904.56146">
                <text:p>904.5614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8252.25195">
                <text:p>28252.25195</text:p>
              </table:table-cell>
              <table:table-cell office:value-type="float" office:value="938.4544">
                <text:p>938.454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8284.28515">
                <text:p>28284.28515</text:p>
              </table:table-cell>
              <table:table-cell office:value-type="float" office:value="961.4793">
                <text:p>961.479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8316.3164">
                <text:p>28316.3164</text:p>
              </table:table-cell>
              <table:table-cell office:value-type="float" office:value="951.86175">
                <text:p>951.8617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8348.34765">
                <text:p>28348.34765</text:p>
              </table:table-cell>
              <table:table-cell office:value-type="float" office:value="986.64801">
                <text:p>986.6480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8380.38085">
                <text:p>28380.38085</text:p>
              </table:table-cell>
              <table:table-cell office:value-type="float" office:value="1029.39086">
                <text:p>1029.3908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8412.4121">
                <text:p>28412.4121</text:p>
              </table:table-cell>
              <table:table-cell office:value-type="float" office:value="1025.42932">
                <text:p>1025.4293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8444.44531">
                <text:p>28444.44531</text:p>
              </table:table-cell>
              <table:table-cell office:value-type="float" office:value="954.94976">
                <text:p>954.949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8476.47656">
                <text:p>28476.47656</text:p>
              </table:table-cell>
              <table:table-cell office:value-type="float" office:value="1114.8081">
                <text:p>1114.808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8508.50781">
                <text:p>28508.50781</text:p>
              </table:table-cell>
              <table:table-cell office:value-type="float" office:value="1070.14526">
                <text:p>1070.1452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8540.54101">
                <text:p>28540.54101</text:p>
              </table:table-cell>
              <table:table-cell office:value-type="float" office:value="979.90039">
                <text:p>979.9003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8572.57226">
                <text:p>28572.57226</text:p>
              </table:table-cell>
              <table:table-cell office:value-type="float" office:value="1046.27526">
                <text:p>1046.275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8604.60546">
                <text:p>28604.60546</text:p>
              </table:table-cell>
              <table:table-cell office:value-type="float" office:value="1002.27929">
                <text:p>1002.2792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8636.63671">
                <text:p>28636.63671</text:p>
              </table:table-cell>
              <table:table-cell office:value-type="float" office:value="969.79254">
                <text:p>969.7925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8668.66796">
                <text:p>28668.66796</text:p>
              </table:table-cell>
              <table:table-cell office:value-type="float" office:value="927.23077">
                <text:p>927.2307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8700.70117">
                <text:p>28700.70117</text:p>
              </table:table-cell>
              <table:table-cell office:value-type="float" office:value="911.42407">
                <text:p>911.4240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8732.73242">
                <text:p>28732.73242</text:p>
              </table:table-cell>
              <table:table-cell office:value-type="float" office:value="922.63751">
                <text:p>922.6375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8764.76562">
                <text:p>28764.76562</text:p>
              </table:table-cell>
              <table:table-cell office:value-type="float" office:value="906.17248">
                <text:p>906.1724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8796.79687">
                <text:p>28796.79687</text:p>
              </table:table-cell>
              <table:table-cell office:value-type="float" office:value="1019.09826">
                <text:p>1019.0982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8828.82812">
                <text:p>28828.82812</text:p>
              </table:table-cell>
              <table:table-cell office:value-type="float" office:value="1018.04315">
                <text:p>1018.043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8860.86132">
                <text:p>28860.86132</text:p>
              </table:table-cell>
              <table:table-cell office:value-type="float" office:value="1105.83581">
                <text:p>1105.8358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8892.89257">
                <text:p>28892.89257</text:p>
              </table:table-cell>
              <table:table-cell office:value-type="float" office:value="1031.30883">
                <text:p>1031.3088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8924.92578">
                <text:p>28924.92578</text:p>
              </table:table-cell>
              <table:table-cell office:value-type="float" office:value="1550.55603">
                <text:p>1550.5560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8956.95703">
                <text:p>28956.95703</text:p>
              </table:table-cell>
              <table:table-cell office:value-type="float" office:value="820.89038">
                <text:p>820.8903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8988.98828">
                <text:p>28988.98828</text:p>
              </table:table-cell>
              <table:table-cell office:value-type="float" office:value="980.66052">
                <text:p>980.660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9021.02148">
                <text:p>29021.02148</text:p>
              </table:table-cell>
              <table:table-cell office:value-type="float" office:value="1050.11413">
                <text:p>1050.1141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9053.05273">
                <text:p>29053.05273</text:p>
              </table:table-cell>
              <table:table-cell office:value-type="float" office:value="1020.92462">
                <text:p>1020.9246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9085.08593">
                <text:p>29085.08593</text:p>
              </table:table-cell>
              <table:table-cell office:value-type="float" office:value="998.29095">
                <text:p>998.2909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117.11718">
                <text:p>29117.11718</text:p>
              </table:table-cell>
              <table:table-cell office:value-type="float" office:value="862.36517">
                <text:p>862.3651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9149.14843">
                <text:p>29149.14843</text:p>
              </table:table-cell>
              <table:table-cell office:value-type="float" office:value="810.40966">
                <text:p>810.4096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9181.18164">
                <text:p>29181.18164</text:p>
              </table:table-cell>
              <table:table-cell office:value-type="float" office:value="974.93713">
                <text:p>974.9371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213.21289">
                <text:p>29213.21289</text:p>
              </table:table-cell>
              <table:table-cell office:value-type="float" office:value="898.95892">
                <text:p>898.958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9245.24609">
                <text:p>29245.24609</text:p>
              </table:table-cell>
              <table:table-cell office:value-type="float" office:value="1040.0238">
                <text:p>1040.023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9277.27734">
                <text:p>29277.27734</text:p>
              </table:table-cell>
              <table:table-cell office:value-type="float" office:value="1071.90258">
                <text:p>1071.9025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9309.30859">
                <text:p>29309.30859</text:p>
              </table:table-cell>
              <table:table-cell office:value-type="float" office:value="1187.26269">
                <text:p>1187.2626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9341.34179">
                <text:p>29341.34179</text:p>
              </table:table-cell>
              <table:table-cell office:value-type="float" office:value="889.25579">
                <text:p>889.2557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9373.37304">
                <text:p>29373.37304</text:p>
              </table:table-cell>
              <table:table-cell office:value-type="float" office:value="1135.9519">
                <text:p>1135.95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9405.40625">
                <text:p>29405.40625</text:p>
              </table:table-cell>
              <table:table-cell office:value-type="float" office:value="1242.81604">
                <text:p>1242.8160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9437.4375">
                <text:p>29437.4375</text:p>
              </table:table-cell>
              <table:table-cell office:value-type="float" office:value="1039.73767">
                <text:p>1039.7376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9469.46875">
                <text:p>29469.46875</text:p>
              </table:table-cell>
              <table:table-cell office:value-type="float" office:value="1074.00305">
                <text:p>1074.0030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9501.50195">
                <text:p>29501.50195</text:p>
              </table:table-cell>
              <table:table-cell office:value-type="float" office:value="1011.67974">
                <text:p>1011.6797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9533.5332">
                <text:p>29533.5332</text:p>
              </table:table-cell>
              <table:table-cell office:value-type="float" office:value="946.42523">
                <text:p>946.4252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9565.5664">
                <text:p>29565.5664</text:p>
              </table:table-cell>
              <table:table-cell office:value-type="float" office:value="945.94213">
                <text:p>945.942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9597.59765">
                <text:p>29597.59765</text:p>
              </table:table-cell>
              <table:table-cell office:value-type="float" office:value="948.19158">
                <text:p>948.1915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9629.6289">
                <text:p>29629.6289</text:p>
              </table:table-cell>
              <table:table-cell office:value-type="float" office:value="893.38958">
                <text:p>893.3895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9661.6621">
                <text:p>29661.6621</text:p>
              </table:table-cell>
              <table:table-cell office:value-type="float" office:value="911.6784">
                <text:p>911.678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9693.69335">
                <text:p>29693.69335</text:p>
              </table:table-cell>
              <table:table-cell office:value-type="float" office:value="1007.95288">
                <text:p>1007.9528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9725.72656">
                <text:p>29725.72656</text:p>
              </table:table-cell>
              <table:table-cell office:value-type="float" office:value="1046.13073">
                <text:p>1046.1307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9757.75781">
                <text:p>29757.75781</text:p>
              </table:table-cell>
              <table:table-cell office:value-type="float" office:value="1077.77172">
                <text:p>1077.7717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9789.78906">
                <text:p>29789.78906</text:p>
              </table:table-cell>
              <table:table-cell office:value-type="float" office:value="981.89312">
                <text:p>981.8931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9821.82226">
                <text:p>29821.82226</text:p>
              </table:table-cell>
              <table:table-cell office:value-type="float" office:value="1175.8673">
                <text:p>1175.867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9853.85351">
                <text:p>29853.85351</text:p>
              </table:table-cell>
              <table:table-cell office:value-type="float" office:value="1051.54174">
                <text:p>1051.5417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9885.88671">
                <text:p>29885.88671</text:p>
              </table:table-cell>
              <table:table-cell office:value-type="float" office:value="1094.95983">
                <text:p>1094.9598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9917.91796">
                <text:p>29917.91796</text:p>
              </table:table-cell>
              <table:table-cell office:value-type="float" office:value="1055.05676">
                <text:p>1055.0567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9949.94921">
                <text:p>29949.94921</text:p>
              </table:table-cell>
              <table:table-cell office:value-type="float" office:value="1040.12915">
                <text:p>1040.129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9981.98242">
                <text:p>29981.98242</text:p>
              </table:table-cell>
              <table:table-cell office:value-type="float" office:value="1061.92639">
                <text:p>1061.9263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0014.01367">
                <text:p>30014.01367</text:p>
              </table:table-cell>
              <table:table-cell office:value-type="float" office:value="981.81298">
                <text:p>981.8129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0046.04687">
                <text:p>30046.04687</text:p>
              </table:table-cell>
              <table:table-cell office:value-type="float" office:value="913.76959">
                <text:p>913.7695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0078.07812">
                <text:p>30078.07812</text:p>
              </table:table-cell>
              <table:table-cell office:value-type="float" office:value="861.10601">
                <text:p>861.1060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0110.10937">
                <text:p>30110.10937</text:p>
              </table:table-cell>
              <table:table-cell office:value-type="float" office:value="910.09222">
                <text:p>910.092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0142.14257">
                <text:p>30142.14257</text:p>
              </table:table-cell>
              <table:table-cell office:value-type="float" office:value="959.86596">
                <text:p>959.8659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0174.17382">
                <text:p>30174.17382</text:p>
              </table:table-cell>
              <table:table-cell office:value-type="float" office:value="1044.14746">
                <text:p>1044.147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0206.20703">
                <text:p>30206.20703</text:p>
              </table:table-cell>
              <table:table-cell office:value-type="float" office:value="1142.61755">
                <text:p>1142.6175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0238.23828">
                <text:p>30238.23828</text:p>
              </table:table-cell>
              <table:table-cell office:value-type="float" office:value="989.29846">
                <text:p>989.2984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0270.26953">
                <text:p>30270.26953</text:p>
              </table:table-cell>
              <table:table-cell office:value-type="float" office:value="1051.58825">
                <text:p>1051.588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0302.30273">
                <text:p>30302.30273</text:p>
              </table:table-cell>
              <table:table-cell office:value-type="float" office:value="1098.49389">
                <text:p>1098.4938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0334.33398">
                <text:p>30334.33398</text:p>
              </table:table-cell>
              <table:table-cell office:value-type="float" office:value="1074.9049">
                <text:p>1074.904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0366.36718">
                <text:p>30366.36718</text:p>
              </table:table-cell>
              <table:table-cell office:value-type="float" office:value="1068.53417">
                <text:p>1068.5341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0398.39843">
                <text:p>30398.39843</text:p>
              </table:table-cell>
              <table:table-cell office:value-type="float" office:value="1067.32055">
                <text:p>1067.3205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0430.42968">
                <text:p>30430.42968</text:p>
              </table:table-cell>
              <table:table-cell office:value-type="float" office:value="1022.17871">
                <text:p>1022.1787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0462.46289">
                <text:p>30462.46289</text:p>
              </table:table-cell>
              <table:table-cell office:value-type="float" office:value="937.2052">
                <text:p>937.205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0494.49414">
                <text:p>30494.49414</text:p>
              </table:table-cell>
              <table:table-cell office:value-type="float" office:value="884.27233">
                <text:p>884.272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0526.52734">
                <text:p>30526.52734</text:p>
              </table:table-cell>
              <table:table-cell office:value-type="float" office:value="873.88854">
                <text:p>873.8885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0558.55859">
                <text:p>30558.55859</text:p>
              </table:table-cell>
              <table:table-cell office:value-type="float" office:value="849.09942">
                <text:p>849.0994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0590.58984">
                <text:p>30590.58984</text:p>
              </table:table-cell>
              <table:table-cell office:value-type="float" office:value="923.73059">
                <text:p>923.7305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0622.62304">
                <text:p>30622.62304</text:p>
              </table:table-cell>
              <table:table-cell office:value-type="float" office:value="1015.68029">
                <text:p>1015.6802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0654.65429">
                <text:p>30654.65429</text:p>
              </table:table-cell>
              <table:table-cell office:value-type="float" office:value="1187.58557">
                <text:p>1187.5855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0686.6875">
                <text:p>30686.6875</text:p>
              </table:table-cell>
              <table:table-cell office:value-type="float" office:value="1106.20385">
                <text:p>1106.2038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0718.71875">
                <text:p>30718.71875</text:p>
              </table:table-cell>
              <table:table-cell office:value-type="float" office:value="1142.88134">
                <text:p>1142.881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0750.75">
                <text:p>30750.75</text:p>
              </table:table-cell>
              <table:table-cell office:value-type="float" office:value="1199.03173">
                <text:p>1199.0317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0782.7832">
                <text:p>30782.7832</text:p>
              </table:table-cell>
              <table:table-cell office:value-type="float" office:value="1206.04968">
                <text:p>1206.0496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0814.81445">
                <text:p>30814.81445</text:p>
              </table:table-cell>
              <table:table-cell office:value-type="float" office:value="1177.1538">
                <text:p>1177.153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0846.84765">
                <text:p>30846.84765</text:p>
              </table:table-cell>
              <table:table-cell office:value-type="float" office:value="1079.5382">
                <text:p>1079.538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0878.8789">
                <text:p>30878.8789</text:p>
              </table:table-cell>
              <table:table-cell office:value-type="float" office:value="1015.48858">
                <text:p>1015.4885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0910.91015">
                <text:p>30910.91015</text:p>
              </table:table-cell>
              <table:table-cell office:value-type="float" office:value="924.12536">
                <text:p>924.1253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0942.94335">
                <text:p>30942.94335</text:p>
              </table:table-cell>
              <table:table-cell office:value-type="float" office:value="812.4978">
                <text:p>812.497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0974.9746">
                <text:p>30974.9746</text:p>
              </table:table-cell>
              <table:table-cell office:value-type="float" office:value="726.59344">
                <text:p>726.5934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1007.00781">
                <text:p>31007.00781</text:p>
              </table:table-cell>
              <table:table-cell office:value-type="float" office:value="709.203">
                <text:p>709.20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1039.03906">
                <text:p>31039.03906</text:p>
              </table:table-cell>
              <table:table-cell office:value-type="float" office:value="914.37835">
                <text:p>914.3783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1071.07031">
                <text:p>31071.07031</text:p>
              </table:table-cell>
              <table:table-cell office:value-type="float" office:value="1095.56042">
                <text:p>1095.5604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1103.10351">
                <text:p>31103.10351</text:p>
              </table:table-cell>
              <table:table-cell office:value-type="float" office:value="1474.1383">
                <text:p>1474.138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1135.13476">
                <text:p>31135.13476</text:p>
              </table:table-cell>
              <table:table-cell office:value-type="float" office:value="1264.80957">
                <text:p>1264.8095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1167.16796">
                <text:p>31167.16796</text:p>
              </table:table-cell>
              <table:table-cell office:value-type="float" office:value="1524.30493">
                <text:p>1524.3049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1199.19921">
                <text:p>31199.19921</text:p>
              </table:table-cell>
              <table:table-cell office:value-type="float" office:value="1597.24194">
                <text:p>1597.2419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1231.23046">
                <text:p>31231.23046</text:p>
              </table:table-cell>
              <table:table-cell office:value-type="float" office:value="1568.7799">
                <text:p>1568.779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1263.26367">
                <text:p>31263.26367</text:p>
              </table:table-cell>
              <table:table-cell office:value-type="float" office:value="1605.25439">
                <text:p>1605.2543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1295.29492">
                <text:p>31295.29492</text:p>
              </table:table-cell>
              <table:table-cell office:value-type="float" office:value="1518.80065">
                <text:p>1518.8006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1327.32812">
                <text:p>31327.32812</text:p>
              </table:table-cell>
              <table:table-cell office:value-type="float" office:value="1413.62487">
                <text:p>1413.6248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1359.35937">
                <text:p>31359.35937</text:p>
              </table:table-cell>
              <table:table-cell office:value-type="float" office:value="1106.93798">
                <text:p>1106.9379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1391.39062">
                <text:p>31391.39062</text:p>
              </table:table-cell>
              <table:table-cell office:value-type="float" office:value="836.51666">
                <text:p>836.5166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1423.42382">
                <text:p>31423.42382</text:p>
              </table:table-cell>
              <table:table-cell office:value-type="float" office:value="829.75671">
                <text:p>829.7567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1455.45507">
                <text:p>31455.45507</text:p>
              </table:table-cell>
              <table:table-cell office:value-type="float" office:value="1524.03173">
                <text:p>1524.0317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1487.48828">
                <text:p>31487.48828</text:p>
              </table:table-cell>
              <table:table-cell office:value-type="float" office:value="2927.73632">
                <text:p>2927.7363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1519.51953">
                <text:p>31519.51953</text:p>
              </table:table-cell>
              <table:table-cell office:value-type="float" office:value="6289.18505">
                <text:p>6289.1850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1551.55078">
                <text:p>31551.55078</text:p>
              </table:table-cell>
              <table:table-cell office:value-type="float" office:value="27937.24218">
                <text:p>27937.2421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1583.58398">
                <text:p>31583.58398</text:p>
              </table:table-cell>
              <table:table-cell office:value-type="float" office:value="13681.5791">
                <text:p>13681.579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1615.61523">
                <text:p>31615.61523</text:p>
              </table:table-cell>
              <table:table-cell office:value-type="float" office:value="5260.72656">
                <text:p>5260.7265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1647.64843">
                <text:p>31647.64843</text:p>
              </table:table-cell>
              <table:table-cell office:value-type="float" office:value="2608.46044">
                <text:p>2608.4604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1679.67968">
                <text:p>31679.67968</text:p>
              </table:table-cell>
              <table:table-cell office:value-type="float" office:value="2142.80126">
                <text:p>2142.8012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1711.71093">
                <text:p>31711.71093</text:p>
              </table:table-cell>
              <table:table-cell office:value-type="float" office:value="2060.08642">
                <text:p>2060.0864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1743.74414">
                <text:p>31743.74414</text:p>
              </table:table-cell>
              <table:table-cell office:value-type="float" office:value="2456.01831">
                <text:p>2456.0183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1775.77539">
                <text:p>31775.77539</text:p>
              </table:table-cell>
              <table:table-cell office:value-type="float" office:value="2940.90795">
                <text:p>2940.9079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1807.80859">
                <text:p>31807.80859</text:p>
              </table:table-cell>
              <table:table-cell office:value-type="float" office:value="4655.15527">
                <text:p>4655.1552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1839.83984">
                <text:p>31839.83984</text:p>
              </table:table-cell>
              <table:table-cell office:value-type="float" office:value="3366.28149">
                <text:p>3366.2814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1871.87109">
                <text:p>31871.87109</text:p>
              </table:table-cell>
              <table:table-cell office:value-type="float" office:value="4051.34667">
                <text:p>4051.3466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1903.90429">
                <text:p>31903.90429</text:p>
              </table:table-cell>
              <table:table-cell office:value-type="float" office:value="5129.46289">
                <text:p>5129.4628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1935.93554">
                <text:p>31935.93554</text:p>
              </table:table-cell>
              <table:table-cell office:value-type="float" office:value="6494.3208">
                <text:p>6494.320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1967.96875">
                <text:p>31967.96875</text:p>
              </table:table-cell>
              <table:table-cell office:value-type="float" office:value="11631.32128">
                <text:p>11631.3212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2000">
                <text:p>32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